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Textkörper)" svg:font-family="&quot;Calibri (Textkörper)&quot;"/>
  </office:font-face-decls>
  <office:automatic-styles>
    <style:style style:name="ce1" style:family="table-cell" style:parent-style-name="Default" style:data-style-name="N0"/>
    <style:style style:name="ce2" style:family="table-cell" style:parent-style-name="Default" style:data-style-name="N30">
      <style:table-cell-properties style:vertical-align="top" fo:wrap-option="wrap" style:repeat-content="false"/>
      <style:paragraph-properties fo:text-align="start" fo:margin-left="0cm"/>
    </style:style>
    <style:style style:name="ce3" style:family="table-cell" style:parent-style-name="Default" style:data-style-name="N30">
      <style:table-cell-properties style:vertical-align="top" style:repeat-content="false"/>
      <style:paragraph-properties fo:text-align="start" fo:margin-left="0cm"/>
    </style:style>
    <style:style style:name="ce4" style:family="table-cell" style:parent-style-name="Default" style:data-style-name="N0">
      <style:table-cell-properties style:vertical-align="top" style:repeat-content="false"/>
      <style:paragraph-properties fo:text-align="start" fo:margin-left="0cm"/>
    </style:style>
    <style:style style:name="ce5" style:family="table-cell" style:parent-style-name="Default" style:data-style-name="N30">
      <style:table-cell-properties style:vertical-align="top" fo:wrap-option="wrap" fo:background-color="#FFFFD7" style:repeat-content="false"/>
      <style:paragraph-properties fo:text-align="start" fo:margin-left="0cm"/>
      <style:text-properties fo:color="#808080"/>
    </style:style>
    <style:style style:name="ce6" style:family="table-cell" style:parent-style-name="Default" style:data-style-name="N30">
      <style:table-cell-properties style:vertical-align="top" fo:background-color="#FFFFD7" style:repeat-content="false"/>
      <style:paragraph-properties fo:text-align="start" fo:margin-left="0cm"/>
      <style:text-properties fo:color="#808080"/>
    </style:style>
    <style:style style:name="ce7" style:family="table-cell" style:parent-style-name="Default" style:data-style-name="N0">
      <style:table-cell-properties style:vertical-align="top" fo:background-color="#FFFFD7" style:repeat-content="false"/>
      <style:paragraph-properties fo:text-align="start" fo:margin-left="0cm"/>
      <style:text-properties fo:color="#808080"/>
    </style:style>
    <style:style style:name="ce8" style:family="table-cell" style:parent-style-name="Default" style:data-style-name="N30">
      <style:table-cell-properties fo:border-top="thin solid #000000" fo:border-bottom="none" fo:border-left="none" fo:border-right="none" style:vertical-align="top" fo:wrap-option="wrap" fo:background-color="#EEEEEE" style:repeat-content="false"/>
      <style:paragraph-properties fo:text-align="start" fo:margin-left="0cm"/>
    </style:style>
    <style:style style:name="ce9" style:family="table-cell" style:parent-style-name="Excel_BuiltIn_Hyperlink" style:data-style-name="N30">
      <style:table-cell-properties fo:border-top="thin solid #000000" fo:border-bottom="none" fo:border-left="none" fo:border-right="none" style:vertical-align="top" fo:background-color="#EEEEEE" style:cell-protect="protected" style:repeat-content="false"/>
      <style:paragraph-properties fo:text-align="start" fo:margin-left="0cm"/>
      <style:text-properties fo:color="#0066CC" style:text-underline-style="solid" style:text-underline-type="single"/>
    </style:style>
    <style:style style:name="ce10" style:family="table-cell" style:parent-style-name="Default" style:data-style-name="N30">
      <style:table-cell-properties fo:border-top="thin solid #000000" fo:border-bottom="none" fo:border-left="none" fo:border-right="none" style:vertical-align="top" fo:background-color="#EEEEEE" style:repeat-content="false"/>
      <style:paragraph-properties fo:text-align="start" fo:margin-left="0cm"/>
    </style:style>
    <style:style style:name="ce11" style:family="table-cell" style:parent-style-name="Default" style:data-style-name="N0">
      <style:table-cell-properties fo:border-top="thin solid #000000" fo:border-bottom="none" fo:border-left="none" fo:border-right="none" style:vertical-align="top" fo:background-color="#EEEEEE" style:repeat-content="false"/>
      <style:paragraph-properties fo:text-align="start" fo:margin-left="0cm"/>
    </style:style>
    <style:style style:name="ce12" style:family="table-cell" style:parent-style-name="Default" style:data-style-name="N30">
      <style:table-cell-properties style:vertical-align="top" fo:wrap-option="wrap" fo:background-color="#EEEEEE" style:repeat-content="false"/>
      <style:paragraph-properties fo:text-align="start" fo:margin-left="0cm"/>
    </style:style>
    <style:style style:name="ce13" style:family="table-cell" style:parent-style-name="Excel_BuiltIn_Hyperlink" style:data-style-name="N30">
      <style:table-cell-properties style:vertical-align="top" fo:background-color="#EEEEEE" style:cell-protect="protected" style:repeat-content="false"/>
      <style:paragraph-properties fo:text-align="start" fo:margin-left="0cm"/>
      <style:text-properties fo:color="#0066CC" style:text-underline-style="solid" style:text-underline-type="single"/>
    </style:style>
    <style:style style:name="ce14" style:family="table-cell" style:parent-style-name="Default" style:data-style-name="N30">
      <style:table-cell-properties style:vertical-align="top" fo:background-color="#EEEEEE" style:repeat-content="false"/>
      <style:paragraph-properties fo:text-align="start" fo:margin-left="0cm"/>
    </style:style>
    <style:style style:name="ce15" style:family="table-cell" style:parent-style-name="Default" style:data-style-name="N0">
      <style:table-cell-properties style:vertical-align="top" fo:background-color="#EEEEEE" style:repeat-content="false"/>
      <style:paragraph-properties fo:text-align="start" fo:margin-left="0cm"/>
    </style:style>
    <style:style style:name="ce16" style:family="table-cell" style:parent-style-name="Default" style:data-style-name="N30">
      <style:table-cell-properties fo:border-top="none" fo:border-bottom="thin solid #000000" fo:border-left="none" fo:border-right="none" style:vertical-align="top" fo:wrap-option="wrap" fo:background-color="#EEEEEE" style:repeat-content="false"/>
      <style:paragraph-properties fo:text-align="start" fo:margin-left="0cm"/>
    </style:style>
    <style:style style:name="ce17" style:family="table-cell" style:parent-style-name="Excel_BuiltIn_Hyperlink" style:data-style-name="N30">
      <style:table-cell-properties fo:border-top="none" fo:border-bottom="thin solid #000000" fo:border-left="none" fo:border-right="none" style:vertical-align="top" fo:background-color="#EEEEEE" style:cell-protect="protected" style:repeat-content="false"/>
      <style:paragraph-properties fo:text-align="start" fo:margin-left="0cm"/>
      <style:text-properties fo:color="#0066CC" style:text-underline-style="solid" style:text-underline-type="single"/>
    </style:style>
    <style:style style:name="ce18" style:family="table-cell" style:parent-style-name="Default" style:data-style-name="N30">
      <style:table-cell-properties fo:border-top="none" fo:border-bottom="thin solid #000000" fo:border-left="none" fo:border-right="none" style:vertical-align="top" fo:background-color="#EEEEEE" style:repeat-content="false"/>
      <style:paragraph-properties fo:text-align="start" fo:margin-left="0cm"/>
    </style:style>
    <style:style style:name="ce19" style:family="table-cell" style:parent-style-name="Default" style:data-style-name="N0">
      <style:table-cell-properties fo:border-top="none" fo:border-bottom="thin solid #000000" fo:border-left="none" fo:border-right="none" style:vertical-align="top" fo:background-color="#EEEEEE" style:repeat-content="false"/>
      <style:paragraph-properties fo:text-align="start" fo:margin-left="0cm"/>
    </style:style>
    <style:style style:name="ce20" style:family="table-cell" style:parent-style-name="Default" style:data-style-name="N30">
      <style:table-cell-properties fo:border-top="thin solid #000000" fo:border-bottom="thin solid #000000" fo:border-left="none" fo:border-right="none" style:vertical-align="top" fo:wrap-option="wrap" fo:background-color="#EEEEEE" style:repeat-content="false"/>
      <style:paragraph-properties fo:text-align="start" fo:margin-left="0cm"/>
    </style:style>
    <style:style style:name="ce21" style:family="table-cell" style:parent-style-name="Excel_BuiltIn_Hyperlink" style:data-style-name="N30">
      <style:table-cell-properties fo:border-top="thin solid #000000" fo:border-bottom="thin solid #000000" fo:border-left="none" fo:border-right="none" style:vertical-align="top" fo:background-color="#EEEEEE" style:cell-protect="protected" style:repeat-content="false"/>
      <style:paragraph-properties fo:text-align="start" fo:margin-left="0cm"/>
      <style:text-properties fo:color="#0066CC" style:text-underline-style="solid" style:text-underline-type="single"/>
    </style:style>
    <style:style style:name="ce22" style:family="table-cell" style:parent-style-name="Default" style:data-style-name="N30">
      <style:table-cell-properties fo:border-top="thin solid #000000" fo:border-bottom="thin solid #000000" fo:border-left="none" fo:border-right="none" style:vertical-align="top" fo:background-color="#EEEEEE" style:repeat-content="false"/>
      <style:paragraph-properties fo:text-align="start" fo:margin-left="0cm"/>
    </style:style>
    <style:style style:name="ce23" style:family="table-cell" style:parent-style-name="Default" style:data-style-name="N0">
      <style:table-cell-properties fo:border-top="thin solid #000000" fo:border-bottom="thin solid #000000" fo:border-left="none" fo:border-right="none" style:vertical-align="top" fo:background-color="#EEEEEE" style:repeat-content="false"/>
      <style:paragraph-properties fo:text-align="start" fo:margin-left="0cm"/>
    </style:style>
    <style:style style:name="ce24" style:family="table-cell" style:parent-style-name="Default" style:data-style-name="N30">
      <style:table-cell-properties fo:border-top="thin solid #000000" fo:border-bottom="none" fo:border-left="none" fo:border-right="none" style:vertical-align="top" fo:wrap-option="wrap" fo:background-color="#FFFFD7" style:repeat-content="false"/>
      <style:paragraph-properties fo:text-align="start" fo:margin-left="0cm"/>
      <style:text-properties fo:color="#808080"/>
    </style:style>
    <style:style style:name="ce25" style:family="table-cell" style:parent-style-name="Default" style:data-style-name="N30">
      <style:table-cell-properties fo:border-top="thin solid #000000" fo:border-bottom="none" fo:border-left="none" fo:border-right="none" style:vertical-align="top" fo:background-color="#FFFFD7" style:repeat-content="false"/>
      <style:paragraph-properties fo:text-align="start" fo:margin-left="0cm"/>
      <style:text-properties fo:color="#808080"/>
    </style:style>
    <style:style style:name="ce26" style:family="table-cell" style:parent-style-name="Excel_BuiltIn_Hyperlink" style:data-style-name="N30">
      <style:table-cell-properties fo:border-top="thin solid #000000" fo:border-bottom="none" fo:border-left="none" fo:border-right="none" style:vertical-align="top" fo:background-color="#FFFFD7" style:cell-protect="protected" style:repeat-content="false"/>
      <style:paragraph-properties fo:text-align="start" fo:margin-left="0cm"/>
      <style:text-properties fo:color="#808080" style:text-underline-style="solid" style:text-underline-type="single"/>
    </style:style>
    <style:style style:name="ce27" style:family="table-cell" style:parent-style-name="Default" style:data-style-name="N0">
      <style:table-cell-properties fo:border-top="thin solid #000000" fo:border-bottom="none" fo:border-left="none" fo:border-right="none" style:vertical-align="top" fo:background-color="#FFFFD7" style:repeat-content="false"/>
      <style:paragraph-properties fo:text-align="start" fo:margin-left="0cm"/>
      <style:text-properties fo:color="#808080"/>
    </style:style>
    <style:style style:name="ce28"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cm"/>
    </style:style>
    <style:style style:name="ce29" style:family="table-cell" style:parent-style-name="Default" style:data-style-name="N30">
      <style:table-cell-properties fo:border-top="thin solid #000000" fo:border-bottom="none" fo:border-left="none" fo:border-right="none" style:vertical-align="top" fo:wrap-option="wrap" fo:background-color="#EEEEEE" style:repeat-content="false"/>
      <style:paragraph-properties fo:text-align="start" fo:margin-left="0cm"/>
    </style:style>
    <style:style style:name="ce30" style:family="table-cell" style:parent-style-name="Default" style:data-style-name="N30">
      <style:table-cell-properties fo:border-top="thin solid #000000" fo:border-bottom="none" fo:border-left="none" fo:border-right="none" style:vertical-align="top" fo:background-color="#EEEEEE" style:repeat-content="false"/>
      <style:paragraph-properties fo:text-align="start" fo:margin-left="0cm"/>
    </style:style>
    <style:style style:name="ce31" style:family="table-cell" style:parent-style-name="Default" style:data-style-name="N0">
      <style:table-cell-properties fo:border-top="thin solid #000000" fo:border-bottom="none" fo:border-left="none" fo:border-right="none" style:vertical-align="top" fo:background-color="#EEEEEE" style:repeat-content="false"/>
      <style:paragraph-properties fo:text-align="start" fo:margin-left="0cm"/>
    </style:style>
    <style:style style:name="ce32" style:family="table-cell" style:parent-style-name="Default" style:data-style-name="N30">
      <style:table-cell-properties style:vertical-align="top" fo:wrap-option="wrap" fo:background-color="#EEEEEE" style:repeat-content="false"/>
      <style:paragraph-properties fo:text-align="start" fo:margin-left="0cm"/>
    </style:style>
    <style:style style:name="ce33" style:family="table-cell" style:parent-style-name="Default" style:data-style-name="N30">
      <style:table-cell-properties style:vertical-align="top" fo:background-color="#EEEEEE" style:repeat-content="false"/>
      <style:paragraph-properties fo:text-align="start" fo:margin-left="0cm"/>
    </style:style>
    <style:style style:name="ce34" style:family="table-cell" style:parent-style-name="Default" style:data-style-name="N0">
      <style:table-cell-properties style:vertical-align="top" fo:background-color="#EEEEEE" style:repeat-content="false"/>
      <style:paragraph-properties fo:text-align="start" fo:margin-left="0cm"/>
    </style:style>
    <style:style style:name="ce35" style:family="table-cell" style:parent-style-name="Default" style:data-style-name="N30">
      <style:table-cell-properties fo:border-top="none" fo:border-bottom="thin solid #000000" fo:border-left="none" fo:border-right="none" style:vertical-align="top" fo:wrap-option="wrap" fo:background-color="#EEEEEE" style:repeat-content="false"/>
      <style:paragraph-properties fo:text-align="start" fo:margin-left="0cm"/>
    </style:style>
    <style:style style:name="ce36" style:family="table-cell" style:parent-style-name="Default" style:data-style-name="N30">
      <style:table-cell-properties fo:border-top="none" fo:border-bottom="thin solid #000000" fo:border-left="none" fo:border-right="none" style:vertical-align="top" fo:background-color="#EEEEEE" style:repeat-content="false"/>
      <style:paragraph-properties fo:text-align="start" fo:margin-left="0cm"/>
    </style:style>
    <style:style style:name="ce37" style:family="table-cell" style:parent-style-name="Default" style:data-style-name="N0">
      <style:table-cell-properties fo:border-top="none" fo:border-bottom="thin solid #000000" fo:border-left="none" fo:border-right="none" style:vertical-align="top" fo:background-color="#EEEEEE" style:repeat-content="false"/>
      <style:paragraph-properties fo:text-align="start" fo:margin-left="0cm"/>
    </style:style>
    <style:style style:name="ce38" style:family="table-cell" style:parent-style-name="Excel_BuiltIn_Hyperlink" style:data-style-name="N0">
      <style:table-cell-properties fo:border-top="thin solid #000000" fo:border-bottom="none" fo:border-left="none" fo:border-right="none" style:vertical-align="top" fo:wrap-option="wrap" fo:background-color="#EEEEEE" style:cell-protect="protected" style:repeat-content="false"/>
      <style:paragraph-properties fo:text-align="start" fo:margin-left="0cm"/>
      <style:text-properties fo:color="#0066CC" style:text-underline-style="solid" style:text-underline-type="single"/>
    </style:style>
    <style:style style:name="ce39" style:family="table-cell" style:parent-style-name="Default" style:data-style-name="N0">
      <style:table-cell-properties fo:border-top="thin solid #000000" fo:border-bottom="none" fo:border-left="none" fo:border-right="none" style:vertical-align="top" fo:wrap-option="wrap" fo:background-color="#EEEEEE"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none" style:vertical-align="top" fo:wrap-option="wrap" fo:background-color="#FFFFD7" style:repeat-content="false"/>
      <style:paragraph-properties fo:text-align="start" fo:margin-left="0cm"/>
    </style:style>
    <style:style style:name="ce41" style:family="table-cell" style:parent-style-name="Default" style:data-style-name="N30">
      <style:table-cell-properties fo:border-top="thin solid #000000" fo:border-bottom="none" fo:border-left="none" fo:border-right="none" style:vertical-align="top" fo:background-color="#FFFFD7" style:repeat-content="false"/>
      <style:paragraph-properties fo:text-align="start" fo:margin-left="0cm"/>
    </style:style>
    <style:style style:name="ce42" style:family="table-cell" style:parent-style-name="Excel_BuiltIn_Hyperlink" style:data-style-name="N0">
      <style:table-cell-properties fo:border-top="thin solid #000000" fo:border-bottom="none" fo:border-left="none" fo:border-right="none" style:vertical-align="top" fo:wrap-option="wrap" fo:background-color="#FFFFD7" style:cell-protect="protected" style:repeat-content="false"/>
      <style:paragraph-properties fo:text-align="start" fo:margin-left="0cm"/>
      <style:text-properties fo:color="#0066CC" style:text-underline-style="solid" style:text-underline-type="single"/>
    </style:style>
    <style:style style:name="ce43" style:family="table-cell" style:parent-style-name="Default" style:data-style-name="N0">
      <style:table-cell-properties fo:border-top="thin solid #000000" fo:border-bottom="none" fo:border-left="none" fo:border-right="none" style:vertical-align="top" fo:background-color="#FFFFD7"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top" fo:wrap-option="wrap" fo:background-color="#FFFFD7" style:repeat-content="false"/>
      <style:paragraph-properties fo:text-align="start" fo:margin-left="0cm"/>
    </style:style>
    <style:style style:name="ce45" style:family="table-cell" style:parent-style-name="Default" style:data-style-name="N30">
      <style:table-cell-properties fo:border-top="none" fo:border-bottom="thin solid #000000" fo:border-left="none" fo:border-right="none" style:vertical-align="top" fo:background-color="#FFFFD7" style:repeat-content="false"/>
      <style:paragraph-properties fo:text-align="start" fo:margin-left="0cm"/>
    </style:style>
    <style:style style:name="ce46" style:family="table-cell" style:parent-style-name="Excel_BuiltIn_Hyperlink" style:data-style-name="N0">
      <style:table-cell-properties fo:border-top="none" fo:border-bottom="thin solid #000000" fo:border-left="none" fo:border-right="none" style:vertical-align="top" fo:wrap-option="wrap" fo:background-color="#FFFFD7" style:cell-protect="protected" style:repeat-content="false"/>
      <style:paragraph-properties fo:text-align="start" fo:margin-left="0cm"/>
      <style:text-properties fo:color="#0066CC" style:text-underline-style="solid" style:text-underline-type="single"/>
    </style:style>
    <style:style style:name="ce47" style:family="table-cell" style:parent-style-name="Default" style:data-style-name="N0">
      <style:table-cell-properties fo:border-top="none" fo:border-bottom="thin solid #000000" fo:border-left="none" fo:border-right="none" style:vertical-align="top" fo:background-color="#FFFFD7" style:repeat-content="false"/>
      <style:paragraph-properties fo:text-align="start" fo:margin-left="0cm"/>
    </style:style>
    <style:style style:name="ce48"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style>
    <style:style style:name="ce49" style:family="table-cell" style:parent-style-name="Link" style:data-style-name="N30">
      <style:table-cell-properties style:vertical-align="top" fo:background-color="#EEEEEE" style:cell-protect="protected" style:repeat-content="false"/>
      <style:paragraph-properties fo:text-align="start" fo:margin-left="0cm"/>
      <style:text-properties fo:color="#0563C1" style:text-underline-style="solid" style:text-underline-type="single"/>
    </style:style>
    <style:style style:name="ce50" style:family="table-cell" style:parent-style-name="Default" style:data-style-name="N30">
      <style:table-cell-properties fo:border-top="none" fo:border-bottom="thin double #000000" fo:border-left="none" fo:border-right="none" style:vertical-align="top" fo:wrap-option="wrap" fo:background-color="#EEEEEE" style:repeat-content="false"/>
      <style:paragraph-properties fo:text-align="start" fo:margin-left="0cm"/>
    </style:style>
    <style:style style:name="ce51" style:family="table-cell" style:parent-style-name="Default" style:data-style-name="N30">
      <style:table-cell-properties fo:border-top="none" fo:border-bottom="thin double #000000" fo:border-left="none" fo:border-right="none" style:vertical-align="top" fo:background-color="#EEEEEE" style:repeat-content="false"/>
      <style:paragraph-properties fo:text-align="start" fo:margin-left="0cm"/>
    </style:style>
    <style:style style:name="ce52" style:family="table-cell" style:parent-style-name="Excel_BuiltIn_Hyperlink" style:data-style-name="N30">
      <style:table-cell-properties fo:border-top="none" fo:border-bottom="thin double #000000" fo:border-left="none" fo:border-right="none" style:vertical-align="top" fo:background-color="#EEEEEE" style:cell-protect="protected" style:repeat-content="false"/>
      <style:paragraph-properties fo:text-align="start" fo:margin-left="0cm"/>
      <style:text-properties fo:color="#0066CC" style:text-underline-style="solid" style:text-underline-type="single"/>
    </style:style>
    <style:style style:name="ce53" style:family="table-cell" style:parent-style-name="Default" style:data-style-name="N0">
      <style:table-cell-properties fo:border-top="none" fo:border-bottom="thin double #000000" fo:border-left="none" fo:border-right="none" style:vertical-align="top" fo:background-color="#EEEEEE" style:repeat-content="false"/>
      <style:paragraph-properties fo:text-align="start" fo:margin-left="0cm"/>
    </style:style>
    <style:style style:name="ce54" style:family="table-cell" style:parent-style-name="Excel_BuiltIn_Hyperlink" style:data-style-name="N30">
      <style:table-cell-properties fo:border-top="thin solid #000000" fo:border-bottom="none" fo:border-left="none" fo:border-right="none"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55" style:family="table-cell" style:parent-style-name="Default" style:data-style-name="N30">
      <style:table-cell-properties style:vertical-align="top" fo:wrap-option="wrap" fo:background-color="#FFFFD7" style:repeat-content="false"/>
      <style:paragraph-properties fo:text-align="start" fo:margin-left="0cm"/>
    </style:style>
    <style:style style:name="ce56" style:family="table-cell" style:parent-style-name="Excel_BuiltIn_Hyperlink" style:data-style-name="N30">
      <style:table-cell-properties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57" style:family="table-cell" style:parent-style-name="Default" style:data-style-name="N30">
      <style:table-cell-properties style:vertical-align="top" fo:background-color="#FFFFD7" style:repeat-content="false"/>
      <style:paragraph-properties fo:text-align="start" fo:margin-left="0cm"/>
    </style:style>
    <style:style style:name="ce58" style:family="table-cell" style:parent-style-name="Default" style:data-style-name="N0">
      <style:table-cell-properties style:vertical-align="top" fo:background-color="#FFFFD7" style:repeat-content="false"/>
      <style:paragraph-properties fo:text-align="start" fo:margin-left="0cm"/>
    </style:style>
    <style:style style:name="ce59" style:family="table-cell" style:parent-style-name="Default" style:data-style-name="N30">
      <style:table-cell-properties fo:border-top="none" fo:border-bottom="thin solid #000000" fo:border-left="none" fo:border-right="none" style:vertical-align="top" fo:wrap-option="wrap" fo:background-color="#FFFFD7" style:repeat-content="false"/>
      <style:paragraph-properties fo:text-align="start" fo:margin-left="0cm"/>
    </style:style>
    <style:style style:name="ce60" style:family="table-cell" style:parent-style-name="Excel_BuiltIn_Hyperlink" style:data-style-name="N30">
      <style:table-cell-properties fo:border-top="none" fo:border-bottom="thin solid #000000" fo:border-left="none" fo:border-right="none"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61"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cm"/>
    </style:style>
    <style:style style:name="ce62" style:family="table-cell" style:parent-style-name="Default" style:data-style-name="N0">
      <style:table-cell-properties fo:border-top="thin solid #000000" fo:border-bottom="thin solid #000000" fo:border-left="none" fo:border-right="none" style:vertical-align="top" fo:wrap-option="wrap" fo:background-color="#EEEEEE" style:repeat-content="false"/>
      <style:paragraph-properties fo:text-align="start" fo:margin-left="0cm"/>
    </style:style>
    <style:style style:name="ce63" style:family="table-cell" style:parent-style-name="Default" style:data-style-name="N30">
      <style:table-cell-properties fo:border-top="thin solid #000000" fo:border-bottom="thin solid #000000" fo:border-left="none" fo:border-right="none" style:vertical-align="top" fo:wrap-option="wrap" fo:background-color="#FFFFD7" style:repeat-content="false"/>
      <style:paragraph-properties fo:text-align="start" fo:margin-left="0cm"/>
      <style:text-properties fo:color="#999999"/>
    </style:style>
    <style:style style:name="ce64"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style>
    <style:style style:name="ce65"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style>
    <style:style style:name="ce66" style:family="table-cell" style:parent-style-name="Default" style:data-style-name="N0">
      <style:table-cell-properties fo:border-top="thin solid #000000" fo:border-bottom="thin solid #000000" fo:border-left="none" fo:border-right="none" style:vertical-align="top" style:repeat-content="false"/>
      <style:paragraph-properties fo:text-align="start" fo:margin-left="0cm"/>
    </style:style>
    <style:style style:name="ce67" style:family="table-cell" style:parent-style-name="Excel_BuiltIn_Hyperlink" style:data-style-name="N3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999999" style:text-underline-style="solid" style:text-underline-type="single"/>
    </style:style>
    <style:style style:name="ce68" style:family="table-cell" style:parent-style-name="Excel_BuiltIn_Hyperlink" style:data-style-name="N0">
      <style:table-cell-properties fo:border-top="thin solid #000000" fo:border-bottom="none" fo:border-left="none" fo:border-right="none" style:vertical-align="top" fo:background-color="#FFFFD7" style:cell-protect="protected" style:repeat-content="false"/>
      <style:paragraph-properties fo:text-align="start" fo:margin-left="0cm"/>
      <style:text-properties fo:color="#000000" style:text-underline-style="solid" style:text-underline-type="single"/>
    </style:style>
    <style:style style:name="ce69" style:family="table-cell" style:parent-style-name="Excel_BuiltIn_Hyperlink" style:data-style-name="N0">
      <style:table-cell-properties fo:border-top="none" fo:border-bottom="thin solid #000000" fo:border-left="none" fo:border-right="none" style:vertical-align="top" fo:background-color="#FFFFD7" style:cell-protect="protected" style:repeat-content="false"/>
      <style:paragraph-properties fo:text-align="start" fo:margin-left="0cm"/>
      <style:text-properties fo:color="#000000" style:text-underline-style="solid" style:text-underline-type="single"/>
    </style:style>
    <style:style style:name="ce70" style:family="table-cell" style:parent-style-name="Default" style:data-style-name="N30">
      <style:table-cell-properties fo:border-top="thin solid #000000" fo:border-bottom="none" fo:border-left="none" fo:border-right="none" style:vertical-align="top" fo:wrap-option="wrap" fo:background-color="#FFFFD7" style:repeat-content="false"/>
      <style:paragraph-properties fo:text-align="start" fo:margin-left="0cm"/>
    </style:style>
    <style:style style:name="ce71" style:family="table-cell" style:parent-style-name="Default" style:data-style-name="N0">
      <style:table-cell-properties style:vertical-align="top" fo:wrap-option="wrap" style:repeat-content="false"/>
      <style:paragraph-properties fo:text-align="start" fo:margin-left="0cm"/>
    </style:style>
    <style:style style:name="ce72" style:family="table-cell" style:parent-style-name="Default" style:data-style-name="N0">
      <style:table-cell-properties fo:border-top="thin solid #000000" fo:border-bottom="thin solid #000000" fo:border-left="none" fo:border-right="none" style:vertical-align="top" fo:wrap-option="wrap" fo:background-color="#FFFFD7" style:repeat-content="false"/>
      <style:paragraph-properties fo:text-align="start" fo:margin-left="0cm"/>
    </style:style>
    <style:style style:name="ce73"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style>
    <style:style style:name="ce74" style:family="table-cell" style:parent-style-name="Excel_BuiltIn_Hyperlink" style:data-style-name="N3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000000" style:text-underline-style="solid" style:text-underline-type="single"/>
    </style:style>
    <style:style style:name="ce75"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style>
    <style:style style:name="ce76" style:family="table-cell" style:parent-style-name="Default" style:data-style-name="N0">
      <style:table-cell-properties fo:border-top="thin solid #000000" fo:border-bottom="thin solid #000000" fo:border-left="none" fo:border-right="none" style:vertical-align="top" style:repeat-content="false"/>
      <style:paragraph-properties fo:text-align="start" fo:margin-left="0cm"/>
    </style:style>
    <style:style style:name="ce77" style:family="table-cell" style:parent-style-name="Default" style:data-style-name="N30">
      <style:table-cell-properties fo:border-top="thin solid #000000" fo:border-bottom="thin solid #000000" fo:border-left="none" fo:border-right="none" style:vertical-align="top" fo:wrap-option="wrap" fo:background-color="#FFFFD7" style:repeat-content="false"/>
      <style:paragraph-properties fo:text-align="start" fo:margin-left="0cm"/>
    </style:style>
    <style:style style:name="ce78"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style>
    <style:style style:name="ce79" style:family="table-cell" style:parent-style-name="Excel_BuiltIn_Hyperlink" style:data-style-name="N3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80"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style>
    <style:style style:name="ce81" style:family="table-cell" style:parent-style-name="Excel_BuiltIn_Hyperlink" style:data-style-name="N0">
      <style:table-cell-properties fo:border-top="thin solid #000000" fo:border-bottom="thin solid #000000" fo:border-left="none" fo:border-right="none" style:vertical-align="top" fo:background-color="#FFFFD7" style:cell-protect="protected" style:repeat-content="false"/>
      <style:paragraph-properties fo:text-align="start" fo:margin-left="0cm"/>
      <style:text-properties fo:color="#999999" style:text-underline-style="solid" style:text-underline-type="single"/>
    </style:style>
    <style:style style:name="ce82" style:family="table-cell" style:parent-style-name="Excel_BuiltIn_Hyperlink" style:data-style-name="N0">
      <style:table-cell-properties fo:border-top="thin solid #000000" fo:border-bottom="none" fo:border-left="none" fo:border-right="none"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83" style:family="table-cell" style:parent-style-name="Default" style:data-style-name="N0">
      <style:table-cell-properties style:vertical-align="top" fo:wrap-option="wrap" fo:background-color="#FFFFD7" style:repeat-content="false"/>
      <style:paragraph-properties fo:text-align="start" fo:margin-left="0cm"/>
    </style:style>
    <style:style style:name="ce84" style:family="table-cell" style:parent-style-name="Excel_BuiltIn_Hyperlink" style:data-style-name="N0">
      <style:table-cell-properties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85" style:family="table-cell" style:parent-style-name="Excel_BuiltIn_Hyperlink" style:data-style-name="N0">
      <style:table-cell-properties fo:border-top="none" fo:border-bottom="thin solid #000000" fo:border-left="none" fo:border-right="none"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86" style:family="table-cell" style:parent-style-name="Default" style:data-style-name="N0">
      <style:table-cell-properties fo:border-top="thin solid #000000" fo:border-bottom="thin solid #000000" fo:border-left="none" fo:border-right="none" style:vertical-align="top" fo:wrap-option="wrap" fo:background-color="#FFFFD7" style:repeat-content="false"/>
      <style:paragraph-properties fo:text-align="start" fo:margin-left="0cm"/>
      <style:text-properties fo:color="#999999"/>
    </style:style>
    <style:style style:name="ce87" style:family="table-cell" style:parent-style-name="Excel_BuiltIn_Hyperlink" style:data-style-name="N30">
      <style:table-cell-properties fo:border-top="thin solid #000000" fo:border-bottom="none" fo:border-left="none" fo:border-right="none" style:vertical-align="top" fo:background-color="#FFFFD7" style:cell-protect="protected" style:repeat-content="false"/>
      <style:paragraph-properties fo:text-align="start" fo:margin-left="0cm"/>
      <style:text-properties fo:color="#0066CC" style:text-underline-style="none" style:text-underline-type="none"/>
    </style:style>
    <style:style style:name="ce88" style:family="table-cell" style:parent-style-name="Excel_BuiltIn_Hyperlink" style:data-style-name="N30">
      <style:table-cell-properties style:vertical-align="top" fo:background-color="#FFFFD7" style:cell-protect="protected" style:repeat-content="false"/>
      <style:paragraph-properties fo:text-align="start" fo:margin-left="0cm"/>
      <style:text-properties fo:color="#0066CC" style:text-underline-style="none" style:text-underline-type="none"/>
    </style:style>
    <style:style style:name="ce89" style:family="table-cell" style:parent-style-name="Default" style:data-style-name="N30">
      <style:table-cell-properties style:vertical-align="top" fo:background-color="#FFFFD7" style:repeat-content="false"/>
      <style:paragraph-properties fo:text-align="start" fo:margin-left="0cm"/>
    </style:style>
    <style:style style:name="ce90" style:family="table-cell" style:parent-style-name="Default" style:data-style-name="N0">
      <style:table-cell-properties style:vertical-align="top" fo:wrap-option="wrap" fo:background-color="#FFFFD7" style:repeat-content="false"/>
      <style:paragraph-properties fo:text-align="start" fo:margin-left="0cm"/>
    </style:style>
    <style:style style:name="ce91" style:family="table-cell" style:parent-style-name="Default" style:data-style-name="N30">
      <style:table-cell-properties fo:border-top="none" fo:border-bottom="thin solid #000000" fo:border-left="none" fo:border-right="none" style:vertical-align="top" fo:background-color="#FFFFD7" style:repeat-content="false"/>
      <style:paragraph-properties fo:text-align="start" fo:margin-left="0cm"/>
    </style:style>
    <style:style style:name="ce92" style:family="table-cell" style:parent-style-name="Default" style:data-style-name="N0">
      <style:table-cell-properties fo:border-top="none" fo:border-bottom="thin solid #000000" fo:border-left="none" fo:border-right="none" style:vertical-align="top" fo:wrap-option="wrap" fo:background-color="#FFFFD7" style:repeat-content="false"/>
      <style:paragraph-properties fo:text-align="start" fo:margin-left="0cm"/>
    </style:style>
    <style:style style:name="ce93" style:family="table-cell" style:parent-style-name="Default" style:data-style-name="N30">
      <style:table-cell-properties style:vertical-align="top" fo:wrap-option="wrap" fo:background-color="#FFFFD7" style:repeat-content="false"/>
      <style:paragraph-properties fo:text-align="start" fo:margin-left="0cm"/>
    </style:style>
    <style:style style:name="ce94" style:family="table-cell" style:parent-style-name="Default" style:data-style-name="N30">
      <style:table-cell-properties style:vertical-align="top" fo:background-color="#FFFFD7" style:repeat-content="false"/>
      <style:paragraph-properties fo:text-align="start" fo:margin-left="0cm"/>
    </style:style>
    <style:style style:name="ce95" style:family="table-cell" style:parent-style-name="Excel_BuiltIn_Hyperlink" style:data-style-name="N30">
      <style:table-cell-properties style:vertical-align="top" fo:background-color="#FFFFD7" style:cell-protect="protected" style:repeat-content="false"/>
      <style:paragraph-properties fo:text-align="start" fo:margin-left="0cm"/>
      <style:text-properties fo:color="#0066CC" style:text-underline-style="solid" style:text-underline-type="single"/>
    </style:style>
    <style:style style:name="ce96" style:family="table-cell" style:parent-style-name="Default" style:data-style-name="N0">
      <style:table-cell-properties style:vertical-align="top" fo:background-color="#FFFFD7" style:repeat-content="false"/>
      <style:paragraph-properties fo:text-align="start" fo:margin-left="0cm"/>
    </style:style>
    <style:style style:name="ce97"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98"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99" style:family="table-cell" style:parent-style-name="Default" style:data-style-name="N2">
      <style:table-cell-properties style:vertical-align="top" style:repeat-content="false"/>
      <style:paragraph-properties fo:text-align="start" fo:margin-left="0cm"/>
      <style:text-properties fo:font-size="12pt" style:font-size-asian="12pt" style:font-size-complex="12pt"/>
    </style:style>
    <style:style style:name="ce100" style:family="table-cell" style:parent-style-name="Excel_BuiltIn_Hyperlink" style:data-style-name="N0">
      <style:table-cell-properties style:vertical-align="top" fo:background-color="transparent" style:cell-protect="protected" style:repeat-content="false"/>
      <style:paragraph-properties fo:text-align="start" fo:margin-left="0cm"/>
      <style:text-properties fo:color="#0066CC" style:text-underline-style="solid" style:text-underline-type="single"/>
    </style:style>
    <style:style style:name="ce101" style:family="table-cell" style:parent-style-name="Excel_BuiltIn_Hyperlink" style:data-style-name="N0">
      <style:table-cell-properties style:vertical-align="top" fo:background-color="transparent"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102" style:family="table-cell" style:parent-style-name="Default" style:data-style-name="N0">
      <style:table-cell-properties style:vertical-align="top" fo:background-color="#FFFF99" style:repeat-content="false"/>
      <style:paragraph-properties fo:text-align="start" fo:margin-left="0cm"/>
      <style:text-properties fo:font-size="12pt" style:font-size-asian="12pt" style:font-size-complex="12pt"/>
    </style:style>
    <style:style style:name="ce103" style:family="table-cell" style:parent-style-name="Default" style:data-style-name="N0">
      <style:table-cell-properties fo:border-top="thin solid #000000" fo:border-bottom="none" fo:border-left="none" fo:border-right="none" style:vertical-align="top" fo:wrap-option="wrap" fo:background-color="#FF0000" style:repeat-content="false"/>
      <style:paragraph-properties fo:text-align="start" fo:margin-left="0cm"/>
      <style:text-properties fo:font-size="12pt" style:font-size-asian="12pt" style:font-size-complex="12pt"/>
    </style:style>
    <style:style style:name="ce104" style:family="table-cell" style:parent-style-name="Default" style:data-style-name="N0">
      <style:table-cell-properties fo:border-top="thin solid #000000" fo:border-bottom="none" fo:border-left="none" fo:border-right="none" style:vertical-align="top" fo:background-color="#FF0000" style:repeat-content="false"/>
      <style:paragraph-properties fo:text-align="start" fo:margin-left="0cm"/>
      <style:text-properties fo:font-size="12pt" style:font-size-asian="12pt" style:font-size-complex="12pt"/>
    </style:style>
    <style:style style:name="ce105" style:family="table-cell" style:parent-style-name="Default" style:data-style-name="N0">
      <style:table-cell-properties fo:border-top="thin solid #000000" fo:border-bottom="none" fo:border-left="none" fo:border-right="none" style:vertical-align="top" fo:background-color="#FF0000" style:repeat-content="false"/>
      <style:paragraph-properties fo:text-align="start" fo:margin-left="0cm"/>
      <style:text-properties fo:color="#0066CC" fo:font-size="12pt" style:font-size-asian="12pt" style:font-size-complex="12pt" style:text-underline-style="solid" style:text-underline-type="single"/>
    </style:style>
    <style:style style:name="ce106" style:family="table-cell" style:parent-style-name="Default" style:data-style-name="N0">
      <style:table-cell-properties fo:border-top="thin solid #000000" fo:border-bottom="none" fo:border-left="none" fo:border-right="none" fo:background-color="#FF0000"/>
    </style:style>
    <style:style style:name="ce107" style:family="table-cell" style:parent-style-name="Default" style:data-style-name="N0">
      <style:table-cell-properties style:vertical-align="top" style:repeat-content="false"/>
      <style:paragraph-properties fo:text-align="start" fo:margin-left="0cm"/>
      <style:text-properties fo:color="#0066CC" fo:font-size="12pt" style:font-size-asian="12pt" style:font-size-complex="12pt" style:text-underline-style="solid" style:text-underline-type="single"/>
    </style:style>
    <style:style style:name="ce108"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cm"/>
      <style:text-properties fo:font-size="12pt" style:font-size-asian="12pt" style:font-size-complex="12pt"/>
    </style:style>
    <style:style style:name="ce109"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font-size="12pt" style:font-size-asian="12pt" style:font-size-complex="12pt"/>
    </style:style>
    <style:style style:name="ce110"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color="#0066CC" fo:font-size="12pt" style:font-size-asian="12pt" style:font-size-complex="12pt" style:text-underline-style="solid" style:text-underline-type="single"/>
    </style:style>
    <style:style style:name="ce111" style:family="table-cell" style:parent-style-name="Default" style:data-style-name="N0">
      <style:table-cell-properties fo:border-top="none" fo:border-bottom="thin solid #000000" fo:border-left="none" fo:border-right="none"/>
    </style:style>
    <style:style style:name="ce112"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fo:font-size="12pt" style:font-size-asian="12pt" style:font-size-complex="12pt"/>
    </style:style>
    <style:style style:name="ce113"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cm"/>
      <style:text-properties fo:font-size="12pt" style:font-size-asian="12pt" style:font-size-complex="12pt"/>
    </style:style>
    <style:style style:name="ce114" style:family="table-cell" style:parent-style-name="Excel_BuiltIn_Hyperlink" style:data-style-name="N0">
      <style:table-cell-properties fo:border-top="thin solid #000000" fo:border-bottom="none" fo:border-left="none" fo:border-right="none" style:vertical-align="top" fo:background-color="transparent" style:cell-protect="protected" style:repeat-content="false"/>
      <style:paragraph-properties fo:text-align="start" fo:margin-left="0cm"/>
      <style:text-properties fo:color="#0066CC" style:text-underline-style="solid" style:text-underline-type="single"/>
    </style:style>
    <style:style style:name="ce115" style:family="table-cell" style:parent-style-name="Default" style:data-style-name="N0">
      <style:table-cell-properties fo:border-top="thin solid #000000" fo:border-bottom="none" fo:border-left="none" fo:border-right="none"/>
    </style:style>
    <style:style style:name="ce116" style:family="table-cell" style:parent-style-name="Excel_BuiltIn_Hyperlink" style:data-style-name="N0">
      <style:table-cell-properties fo:border-top="none" fo:border-bottom="thin solid #000000" fo:border-left="none" fo:border-right="none" style:vertical-align="top" fo:background-color="transparent" style:cell-protect="protected" style:repeat-content="false"/>
      <style:paragraph-properties fo:text-align="start" fo:margin-left="0cm"/>
      <style:text-properties fo:color="#0066CC" style:text-underline-style="solid" style:text-underline-type="single"/>
    </style:style>
    <style:style style:name="ce117" style:family="table-cell" style:parent-style-name="Default" style:data-style-name="N0">
      <style:table-cell-properties style:vertical-align="top" fo:wrap-option="wrap" fo:background-color="#FFFF99" style:repeat-content="false"/>
      <style:paragraph-properties fo:text-align="start" fo:margin-left="0cm"/>
      <style:text-properties fo:font-size="12pt" style:font-size-asian="12pt" style:font-size-complex="12pt"/>
    </style:style>
    <style:style style:name="ce118" style:family="table-cell" style:parent-style-name="Excel_BuiltIn_Hyperlink" style:data-style-name="N0">
      <style:table-cell-properties style:vertical-align="top" fo:background-color="#FFFF99" style:cell-protect="protected" style:repeat-content="false"/>
      <style:paragraph-properties fo:text-align="start" fo:margin-left="0cm"/>
      <style:text-properties fo:color="#0066CC" style:text-underline-style="solid" style:text-underline-type="single"/>
    </style:style>
    <style:style style:name="ce119" style:family="table-cell" style:parent-style-name="Default" style:data-style-name="N0">
      <style:table-cell-properties fo:border-top="none" fo:border-bottom="thin solid #000000" fo:border-left="none" fo:border-right="none" style:vertical-align="middle"/>
      <style:text-properties style:font-name="Calibri (Textkörper)" style:font-name-asian="Calibri (Textkörper)" style:font-name-complex="Calibri (Textkörper)" fo:font-size="12pt" style:font-size-asian="12pt" style:font-size-complex="12pt"/>
    </style:style>
    <style:style style:name="ce120" style:family="table-cell" style:parent-style-name="Default" style:data-style-name="N0">
      <style:table-cell-properties fo:border-top="none" fo:border-bottom="thin solid #000000" fo:border-left="none" fo:border-right="none" style:vertical-align="top" fo:background-color="#FFFF99" style:repeat-content="false"/>
      <style:paragraph-properties fo:text-align="start" fo:margin-left="0cm"/>
      <style:text-properties fo:font-size="12pt" style:font-size-asian="12pt" style:font-size-complex="12pt"/>
    </style:style>
    <style:style style:name="ce121" style:family="table-cell" style:parent-style-name="Excel_BuiltIn_Hyperlink" style:data-style-name="N0">
      <style:table-cell-properties fo:border-top="none" fo:border-bottom="thin solid #000000" fo:border-left="none" fo:border-right="none" style:vertical-align="top" fo:background-color="#FFFF99" style:cell-protect="protected" style:repeat-content="false"/>
      <style:paragraph-properties fo:text-align="start" fo:margin-left="0cm"/>
      <style:text-properties fo:color="#0066CC" style:text-underline-style="solid" style:text-underline-type="single"/>
    </style:style>
    <style:style style:name="ce122" style:family="table-cell" style:parent-style-name="Default" style:data-style-name="N0">
      <style:table-cell-properties style:vertical-align="middle"/>
      <style:text-properties style:font-name="Calibri (Textkörper)" style:font-name-asian="Calibri (Textkörper)" style:font-name-complex="Calibri (Textkörper)" fo:font-size="12pt" style:font-size-asian="12pt" style:font-size-complex="12pt"/>
    </style:style>
    <style:style style:name="ce123" style:family="table-cell" style:parent-style-name="Excel_BuiltIn_Hyperlink" style:data-style-name="N0">
      <style:table-cell-properties fo:border-top="thin solid #000000" fo:border-bottom="none" fo:border-left="none" fo:border-right="none" style:vertical-align="top" fo:background-color="transparent"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124" style:family="table-cell" style:parent-style-name="Excel_BuiltIn_Hyperlink" style:data-style-name="N0">
      <style:table-cell-properties fo:border-top="none" fo:border-bottom="thin solid #000000" fo:border-left="none" fo:border-right="none" style:vertical-align="top" fo:background-color="transparent"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125" style:family="table-cell" style:parent-style-name="Default" style:data-style-name="N2">
      <style:table-cell-properties fo:border-top="none" fo:border-bottom="thin solid #000000" fo:border-left="none" fo:border-right="none" style:vertical-align="top" style:repeat-content="false"/>
      <style:paragraph-properties fo:text-align="start" fo:margin-left="0cm"/>
      <style:text-properties fo:font-size="12pt" style:font-size-asian="12pt" style:font-size-complex="12pt"/>
    </style:style>
    <style:style style:name="ce126" style:family="table-cell" style:parent-style-name="Default" style:data-style-name="N0">
      <style:table-cell-properties style:vertical-align="top" fo:background-color="#FF0000" style:repeat-content="false"/>
      <style:paragraph-properties fo:text-align="start" fo:margin-left="0cm"/>
      <style:text-properties fo:font-size="12pt" style:font-size-asian="12pt" style:font-size-complex="12pt"/>
    </style:style>
    <style:style style:name="ce127" style:family="table-cell" style:parent-style-name="Excel_BuiltIn_Hyperlink" style:data-style-name="N0">
      <style:table-cell-properties style:vertical-align="top" fo:background-color="#FF0000"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128" style:family="table-cell" style:parent-style-name="Default" style:data-style-name="N0">
      <style:table-cell-properties fo:background-color="#FF0000"/>
    </style:style>
    <style:style style:name="ce129" style:family="table-cell" style:parent-style-name="Default" style:data-style-name="N0">
      <style:table-cell-properties style:vertical-align="middle"/>
      <style:text-properties fo:font-size="24pt" style:font-size-asian="24pt" style:font-size-complex="24pt" fo:font-weight="bold" style:font-weight-asian="bold" style:font-weight-complex="bold"/>
    </style:style>
    <style:style style:name="ce130" style:family="table-cell" style:parent-style-name="Excel_BuiltIn_Hyperlink" style:data-style-name="N0">
      <style:table-cell-properties style:vertical-align="top" fo:background-color="#FFFF99"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131" style:family="table-cell" style:parent-style-name="Default" style:data-style-name="N0">
      <style:table-cell-properties style:vertical-align="automatic" fo:wrap-option="wrap"/>
    </style:style>
    <style:style style:name="ce132" style:family="table-cell" style:parent-style-name="Default" style:data-style-name="N0">
      <style:table-cell-properties style:vertical-align="top" fo:wrap-option="wrap" fo:background-color="#FFCC00" style:repeat-content="false"/>
      <style:paragraph-properties fo:text-align="start" fo:margin-left="0cm"/>
      <style:text-properties fo:font-size="12pt" style:font-size-asian="12pt" style:font-size-complex="12pt"/>
    </style:style>
    <style:style style:name="ce133" style:family="table-cell" style:parent-style-name="Default" style:data-style-name="N0">
      <style:table-cell-properties style:vertical-align="top" fo:background-color="#FFCC00" style:repeat-content="false"/>
      <style:paragraph-properties fo:text-align="start" fo:margin-left="0cm"/>
      <style:text-properties fo:font-size="12pt" style:font-size-asian="12pt" style:font-size-complex="12pt"/>
    </style:style>
    <style:style style:name="ce134" style:family="table-cell" style:parent-style-name="Excel_BuiltIn_Hyperlink" style:data-style-name="N0">
      <style:table-cell-properties style:vertical-align="automatic" fo:background-color="#FFCC00" style:cell-protect="protected"/>
      <style:text-properties fo:color="#0066CC" style:text-underline-style="solid" style:text-underline-type="single"/>
    </style:style>
    <style:style style:name="ce135" style:family="table-cell" style:parent-style-name="Excel_BuiltIn_Hyperlink" style:data-style-name="N0">
      <style:table-cell-properties style:vertical-align="top" fo:background-color="#FFCC00"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ce136" style:family="table-cell" style:parent-style-name="Excel_BuiltIn_Hyperlink" style:data-style-name="N0">
      <style:table-cell-properties style:vertical-align="automatic" fo:background-color="transparent" style:cell-protect="protected"/>
      <style:text-properties fo:color="#0066CC" style:text-underline-style="solid" style:text-underline-type="single"/>
    </style:style>
    <style:style style:name="ce137" style:family="table-cell" style:parent-style-name="Default" style:data-style-name="N0">
      <style:table-cell-properties style:vertical-align="top" fo:wrap-option="wrap" fo:background-color="#FF0000" style:repeat-content="false"/>
      <style:paragraph-properties fo:text-align="start" fo:margin-left="0cm"/>
      <style:text-properties fo:font-size="12pt" style:font-size-asian="12pt" style:font-size-complex="12pt"/>
    </style:style>
    <style:style style:name="ce138" style:family="table-cell" style:parent-style-name="Excel_BuiltIn_Hyperlink" style:data-style-name="N0">
      <style:table-cell-properties style:vertical-align="automatic" fo:background-color="#FF0000" style:cell-protect="protected"/>
      <style:text-properties fo:color="#0066CC" style:text-underline-style="solid" style:text-underline-type="single"/>
    </style:style>
    <style:style style:name="ce139" style:family="table-cell" style:parent-style-name="Excel_BuiltIn_Hyperlink" style:data-style-name="N0">
      <style:table-cell-properties style:vertical-align="top" fo:background-color="#FF0000" style:cell-protect="protected" style:repeat-content="false"/>
      <style:paragraph-properties fo:text-align="start" fo:margin-left="0cm"/>
      <style:text-properties fo:color="#0066CC" style:text-underline-style="solid" style:text-underline-type="single"/>
    </style:style>
    <style:style style:name="ce140" style:family="table-cell" style:parent-style-name="Default" style:data-style-name="N0">
      <style:text-properties fo:font-weight="bold" style:font-weight-asian="bold" style:font-weight-complex="bold"/>
    </style:style>
    <style:style style:name="ce141" style:family="table-cell" style:parent-style-name="Default"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142" style:family="table-cell" style:parent-style-name="Default"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43" style:family="table-cell" style:parent-style-name="Default" style:data-style-name="N0">
      <style:table-cell-properties style:vertical-align="top" fo:background-color="#FFFFFF" style:repeat-content="false"/>
      <style:paragraph-properties fo:text-align="start" fo:margin-left="0cm"/>
      <style:text-properties fo:font-size="12pt" style:font-size-asian="12pt" style:font-size-complex="12pt"/>
    </style:style>
    <style:style style:name="ce144" style:family="table-cell" style:parent-style-name="Default" style:data-style-name="N0">
      <style:table-cell-properties style:vertical-align="top" fo:wrap-option="wrap" fo:background-color="#FFFFFF" style:repeat-content="false"/>
      <style:paragraph-properties fo:text-align="start" fo:margin-left="0cm"/>
      <style:text-properties fo:font-size="12pt" style:font-size-asian="12pt" style:font-size-complex="12pt"/>
    </style:style>
    <style:style style:name="ce145" style:family="table-cell" style:parent-style-name="Excel_BuiltIn_Hyperlink" style:data-style-name="N0">
      <style:table-cell-properties style:vertical-align="top" fo:background-color="#FFFFFF" style:cell-protect="protected" style:repeat-content="false"/>
      <style:paragraph-properties fo:text-align="start" fo:margin-left="0cm"/>
      <style:text-properties fo:color="#0066CC" fo:font-size="12pt" style:font-size-asian="12pt" style:font-size-complex="12pt"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24pt" style:font-size-asian="24pt" style:font-size-complex="2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Calibri" style:font-name-asian="Calibri" style:font-name-complex="Calibri" fo:font-size="24pt" style:font-size-asian="24pt" style:font-size-complex="24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3.730625cm"/>
    </style:style>
    <style:style style:name="co3" style:family="table-column">
      <style:table-column-properties fo:break-before="auto" style:column-width="2.24895833333333cm"/>
    </style:style>
    <style:style style:name="co4" style:family="table-column">
      <style:table-column-properties fo:break-before="auto" style:column-width="1.53458333333333cm"/>
    </style:style>
    <style:style style:name="co5" style:family="table-column">
      <style:table-column-properties fo:break-before="auto" style:column-width="9.97479166666667cm"/>
    </style:style>
    <style:style style:name="co6" style:family="table-column">
      <style:table-column-properties fo:break-before="auto" style:column-width="2.11666666666667cm"/>
    </style:style>
    <style:style style:name="co7" style:family="table-column">
      <style:table-column-properties fo:break-before="auto" style:column-width="6.905625cm"/>
    </style:style>
    <style:style style:name="ro1" style:family="table-row">
      <style:table-row-properties style:row-height="15pt" style:use-optimal-row-height="true" fo:break-before="auto"/>
    </style:style>
    <style:style style:name="ro2" style:family="table-row">
      <style:table-row-properties style:row-height="12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05pt" style:use-optimal-row-height="true" fo:break-before="auto"/>
    </style:style>
    <style:style style:name="ro8" style:family="table-row">
      <style:table-row-properties style:row-height="105.75pt" style:use-optimal-row-height="true" fo:break-before="auto"/>
    </style:style>
    <style:style style:name="ro9" style:family="table-row">
      <style:table-row-properties style:row-height="60.75pt" style:use-optimal-row-height="true" fo:break-before="auto"/>
    </style:style>
    <style:style style:name="ro10" style:family="table-row">
      <style:table-row-properties style:row-height="15.75pt" style:use-optimal-row-height="true" fo:break-before="auto"/>
    </style:style>
    <style:style style:name="ro11" style:family="table-row">
      <style:table-row-properties style:row-height="180pt" style:use-optimal-row-height="true" fo:break-before="auto"/>
    </style:style>
    <style:style style:name="ro12" style:family="table-row">
      <style:table-row-properties style:row-height="31.5pt" style:use-optimal-row-height="true" fo:break-before="auto"/>
    </style:style>
    <style:style style:name="ro13" style:family="table-row">
      <style:table-row-properties style:row-height="30pt" style:use-optimal-row-height="true" fo:break-before="auto"/>
    </style:style>
    <style:style style:name="ro14" style:family="table-row">
      <style:table-row-properties style:row-height="13.9pt" style:use-optimal-row-height="true" fo:break-before="auto"/>
    </style:style>
    <style:style style:name="ro15" style:family="table-row">
      <style:table-row-properties style:row-height="236.25pt" style:use-optimal-row-height="true" fo:break-before="auto"/>
    </style:style>
    <style:style style:name="ro16" style:family="table-row">
      <style:table-row-properties style:row-height="283.5pt" style:use-optimal-row-height="true" fo:break-before="auto"/>
    </style:style>
    <style:style style:name="ro17" style:family="table-row">
      <style:table-row-properties style:row-height="220.5pt" style:use-optimal-row-height="true" fo:break-before="auto"/>
    </style:style>
    <style:style style:name="ro18" style:family="table-row">
      <style:table-row-properties style:row-height="173.25pt" style:use-optimal-row-height="true" fo:break-before="auto"/>
    </style:style>
    <style:style style:name="ro19" style:family="table-row">
      <style:table-row-properties style:row-height="110.25pt" style:use-optimal-row-height="true" fo:break-before="auto"/>
    </style:style>
    <style:style style:name="ro20" style:family="table-row">
      <style:table-row-properties style:row-height="204.75pt" style:use-optimal-row-height="true" fo:break-before="auto"/>
    </style:style>
    <style:style style:name="ro21" style:family="table-row">
      <style:table-row-properties style:row-height="63pt" style:use-optimal-row-height="true" fo:break-before="auto"/>
    </style:style>
    <style:style style:name="ro22" style:family="table-row">
      <style:table-row-properties style:row-height="252pt" style:use-optimal-row-height="true" fo:break-before="auto"/>
    </style:style>
    <style:style style:name="ro23" style:family="table-row">
      <style:table-row-properties style:row-height="126pt" style:use-optimal-row-height="true" fo:break-before="auto"/>
    </style:style>
    <style:style style:name="ro24" style:family="table-row">
      <style:table-row-properties style:row-height="315pt" style:use-optimal-row-height="true" fo:break-before="auto"/>
    </style:style>
    <style:style style:name="ro25" style:family="table-row">
      <style:table-row-properties style:row-height="141.75pt" style:use-optimal-row-height="true" fo:break-before="auto"/>
    </style:style>
    <style:style style:name="ro26" style:family="table-row">
      <style:table-row-properties style:row-height="210pt" style:use-optimal-row-height="true" fo:break-before="auto"/>
    </style:style>
    <style:style style:name="ro27" style:family="table-row">
      <style:table-row-properties style:row-height="189pt" style:use-optimal-row-height="true" fo:break-before="auto"/>
    </style:style>
    <style:style style:name="ro28" style:family="table-row">
      <style:table-row-properties style:row-height="330.75pt" style:use-optimal-row-height="true" fo:break-before="auto"/>
    </style:style>
    <style:style style:name="ro29" style:family="table-row">
      <style:table-row-properties style:row-height="362.25pt" style:use-optimal-row-height="true" fo:break-before="auto"/>
    </style:style>
    <style:style style:name="ro30" style:family="table-row">
      <style:table-row-properties style:row-height="267.75pt" style:use-optimal-row-height="true" fo:break-before="auto"/>
    </style:style>
    <style:style style:name="ro31" style:family="table-row">
      <style:table-row-properties style:row-height="409.5pt" style:use-optimal-row-height="true" fo:break-before="auto"/>
    </style:style>
    <style:style style:name="ro32" style:family="table-row">
      <style:table-row-properties style:row-height="4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unctions" table:style-name="ta1">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1011" table:default-cell-style-name="ce4"/>
        <table:table-column table:style-name="co6" table:default-cell-style-name="ce4"/>
        <table:table-column table:style-name="co6" table:number-columns-repeated="15360" table:default-cell-style-name="ce1"/>
        <table:table-row table:style-name="ro1">
          <table:table-cell office:value-type="string" table:style-name="ce2">
            <text:p>title</text:p>
          </table:table-cell>
          <table:table-cell office:value-type="string" table:style-name="ce3">
            <text:p>author</text:p>
          </table:table-cell>
          <table:table-cell office:value-type="string" table:style-name="ce3">
            <text:p>year</text:p>
          </table:table-cell>
          <table:table-cell office:value-type="string" table:style-name="ce3">
            <text:p>country</text:p>
          </table:table-cell>
          <table:table-cell office:value-type="string" table:style-name="ce3">
            <text:p>species</text:p>
          </table:table-cell>
          <table:table-cell office:value-type="string" table:style-name="ce3">
            <text:p>DOI</text:p>
          </table:table-cell>
          <table:table-cell office:value-type="string" table:style-name="ce3">
            <text:p>arguments</text:p>
          </table:table-cell>
          <table:table-cell office:value-type="string" table:style-name="ce3">
            <text:p>variables</text:p>
          </table:table-cell>
          <table:table-cell office:value-type="string" table:style-name="ce3">
            <text:p>compartiment</text:p>
          </table:table-cell>
          <table:table-cell office:value-type="string" table:style-name="ce3">
            <text:p>unit_B</text:p>
          </table:table-cell>
          <table:table-cell office:value-type="string" table:style-name="ce3">
            <text:p>logarithm_B</text:p>
          </table:table-cell>
          <table:table-cell office:value-type="string" table:style-name="ce3">
            <text:p>function</text:p>
          </table:table-cell>
          <table:table-cell office:value-type="string" table:style-name="ce4">
            <text:p>a</text:p>
          </table:table-cell>
          <table:table-cell office:value-type="string" table:style-name="ce4">
            <text:p>b</text:p>
          </table:table-cell>
          <table:table-cell office:value-type="string" table:style-name="ce4">
            <text:p>c</text:p>
          </table:table-cell>
          <table:table-cell office:value-type="string" table:style-name="ce4">
            <text:p>d</text:p>
          </table:table-cell>
          <table:table-cell office:value-type="string" table:style-name="ce4">
            <text:p>e</text:p>
          </table:table-cell>
          <table:table-cell office:value-type="string" table:style-name="ce4">
            <text:p>f</text:p>
          </table:table-cell>
          <table:table-cell office:value-type="string" table:style-name="ce4">
            <text:p>g</text:p>
          </table:table-cell>
          <table:table-cell office:value-type="string" table:style-name="ce4">
            <text:p>h</text:p>
          </table:table-cell>
          <table:table-cell office:value-type="string" table:style-name="ce4">
            <text:p>I</text:p>
          </table:table-cell>
          <table:table-cell office:value-type="string" table:style-name="ce4">
            <text:p>j</text:p>
          </table:table-cell>
          <table:table-cell office:value-type="string" table:style-name="ce4">
            <text:p>k</text:p>
          </table:table-cell>
          <table:table-cell office:value-type="string" table:style-name="ce4">
            <text:p>m</text:p>
          </table:table-cell>
          <table:table-cell office:value-type="string" table:style-name="ce4">
            <text:p>TSL</text:p>
          </table:table-cell>
          <table:table-cell office:value-type="string" table:style-name="ce4">
            <text:p>u_k</text:p>
          </table:table-cell>
          <table:table-cell office:value-type="string" table:style-name="ce4">
            <text:p>e_ki</text:p>
          </table:table-cell>
          <table:table-cell office:value-type="string" table:style-name="ce4">
            <text:p>r2</text:p>
          </table:table-cell>
          <table:table-cell office:value-type="string" table:style-name="ce3">
            <text:p>note</text:p>
          </table:table-cell>
          <table:table-cell office:value-type="string" table:style-name="ce4">
            <text:p>leafes_inkl</text:p>
          </table:table-cell>
          <table:table-cell table:number-columns-repeated="16354"/>
        </table:table-row>
        <table:table-row table:style-name="ro2">
          <table:table-cell office:value-type="string" table:style-name="ce5">
            <text:p>Biomass Production of Common Alder (Alnus glutinosa /L./ Gaertn.) in PurePlantations and Mixed Plantations with Plantations and Mixed Plantations with Willow Clones (Salix sp.) in Croatia</text:p>
          </table:table-cell>
          <table:table-cell office:value-type="string" table:style-name="ce6">
            <text:p>Bogdan Sasa, Sporcic Mario, <text:s/>Seletkovic Ante, <text:s/>Ivankovic Mladen</text:p>
          </table:table-cell>
          <table:table-cell office:value-type="float" office:value="2009" table:style-name="ce6">
            <text:p>2009</text:p>
          </table:table-cell>
          <table:table-cell office:value-type="string" table:style-name="ce6">
            <text:p>Croatia</text:p>
          </table:table-cell>
          <table:table-cell office:value-type="string" table:style-name="ce6">
            <text:p>Alnus glutinosa</text:p>
          </table:table-cell>
          <table:table-cell office:value-type="string" table:style-name="ce6">
            <text:p>https://crojfe.com/archive/volume-30-no-2/biomass-production-of-common-alder-alnus-glutinosa-l-gaertn-in-pure-plantations-and-mixed-plantations-with-willow-clones/ <text:s text:c="2"/>; https://crojfe.com/site/assets/files/3852/02bogdan.pdf</text:p>
          </table:table-cell>
          <table:table-cell table:number-columns-repeated="5" table:style-name="ce6"/>
          <table:table-cell office:value-type="string" table:style-name="ce6">
            <text:p>this is about productivity and explaining why its different between treatments and families. Its no tsuitable for us</text:p>
          </table:table-cell>
          <table:table-cell table:number-columns-repeated="4" table:style-name="ce7"/>
          <table:table-cell table:number-columns-repeated="6" table:style-name="ce4"/>
          <table:table-cell table:number-columns-repeated="6" table:style-name="ce7"/>
          <table:table-cell table:style-name="ce6"/>
          <table:table-cell table:number-columns-repeated="995" table:style-name="ce4"/>
          <table:table-cell table:number-columns-repeated="15360"/>
        </table:table-row>
        <table:table-row table:style-name="ro3">
          <table:table-cell office:value-type="string" table:style-name="ce8">
            <text:p>Weight equations for determining biomass fractions of young hardwoods from natural regenerated stands</text:p>
          </table:table-cell>
          <table:table-cell office:value-type="string" table:style-name="ce9">
            <text:p>Harald Korsmo</text:p>
          </table:table-cell>
          <table:table-cell office:value-type="float" office:value="1994" table:style-name="ce10">
            <text:p>1994</text:p>
          </table:table-cell>
          <table:table-cell office:value-type="string" table:style-name="ce10">
            <text:p>Norway</text:p>
          </table:table-cell>
          <table:table-cell office:value-type="string" table:style-name="ce10">
            <text:p>Alnus glutinosa</text:p>
          </table:table-cell>
          <table:table-cell office:value-type="string" table:style-name="ce9">
            <text:p><text:a xlink:href="https://doi.org/10.1080/02827589509382900">https://doi.org/10.1080/02827589509382900</text:a></text:p>
          </table:table-cell>
          <table:table-cell office:value-type="string" table:style-name="ce10">
            <text:p>DBH_cm, a, b,c,e_ki</text:p>
          </table:table-cell>
          <table:table-cell office:value-type="string" table:style-name="ce10">
            <text:p>DBH_cm</text:p>
          </table:table-cell>
          <table:table-cell office:value-type="string" table:style-name="ce10">
            <text:p>ndl</text:p>
          </table:table-cell>
          <table:table-cell office:value-type="string" table:style-name="ce10">
            <text:p>g</text:p>
          </table:table-cell>
          <table:table-cell office:value-type="string" table:style-name="ce10">
            <text:p>ln</text:p>
          </table:table-cell>
          <table:table-cell office:value-type="string" table:style-name="ce10">
            <text:p>ln(Bf_g) = a + b * ln(DBH_cm) + c*(ln(DBH_cm))^2</text:p>
          </table:table-cell>
          <table:table-cell office:value-type="float" office:value="3.2181000000000002" table:style-name="ce11">
            <text:p>3,2181</text:p>
          </table:table-cell>
          <table:table-cell office:value-type="float" office:value="2.3555999999999999" table:style-name="ce11">
            <text:p>2,3556</text:p>
          </table:table-cell>
          <table:table-cell office:value-type="float" office:value="-0.29120000000000001" table:style-name="ce11">
            <text:p>-0,2912</text:p>
          </table:table-cell>
          <table:table-cell table:number-columns-repeated="11" table:style-name="ce11"/>
          <table:table-cell office:value-type="float" office:value="8.4" table:style-name="ce11">
            <text:p>8,4</text:p>
          </table:table-cell>
          <table:table-cell office:value-type="float" office:value="0.76900000000000002" table:style-name="ce11">
            <text:p>0,769</text:p>
          </table:table-cell>
          <table:table-cell office:value-type="string" table:style-name="ce10">
            <text:p>Bf = dry weight foliage in g, dbh = diameter in cm, a , b are coeffcients, e_ki is the error</text:p>
          </table:table-cell>
          <table:table-cell office:value-type="string" table:style-name="ce11">
            <text:p>possible</text:p>
          </table:table-cell>
          <table:table-cell table:number-columns-repeated="16354" table:style-name="ce11"/>
        </table:table-row>
        <table:table-row table:style-name="ro3">
          <table:table-cell office:value-type="string" table:style-name="ce12">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14">
            <text:p>1994</text:p>
          </table:table-cell>
          <table:table-cell office:value-type="string" table:style-name="ce14">
            <text:p>Norway</text:p>
          </table:table-cell>
          <table:table-cell office:value-type="string" table:style-name="ce14">
            <text:p>Alnus glutinosa</text:p>
          </table:table-cell>
          <table:table-cell office:value-type="string" table:style-name="ce13">
            <text:p><text:a xlink:href="https://doi.org/10.1080/02827589509382900">https://doi.org/10.1080/02827589509382900</text:a></text:p>
          </table:table-cell>
          <table:table-cell office:value-type="string" table:style-name="ce14">
            <text:p>a, <text:s/>b, DBH_cm, c</text:p>
          </table:table-cell>
          <table:table-cell office:value-type="string" table:style-name="ce14">
            <text:p>DBH_cm</text:p>
          </table:table-cell>
          <table:table-cell office:value-type="string" table:style-name="ce14">
            <text:p>fwb</text:p>
          </table:table-cell>
          <table:table-cell office:value-type="string" table:style-name="ce14">
            <text:p>g</text:p>
          </table:table-cell>
          <table:table-cell office:value-type="string" table:style-name="ce14">
            <text:p>ln</text:p>
          </table:table-cell>
          <table:table-cell office:value-type="string" table:style-name="ce14">
            <text:p>ln(Bb_g) = a + b * ln(DBH_cm) + c*(ln(DBH_cm))^2</text:p>
          </table:table-cell>
          <table:table-cell office:value-type="float" office:value="3.0924" table:style-name="ce15">
            <text:p>3,0924</text:p>
          </table:table-cell>
          <table:table-cell office:value-type="float" office:value="2.5836999999999999" table:style-name="ce15">
            <text:p>2,5837</text:p>
          </table:table-cell>
          <table:table-cell office:value-type="float" office:value="-0.2296" table:style-name="ce15">
            <text:p>-0,2296</text:p>
          </table:table-cell>
          <table:table-cell table:number-columns-repeated="11" table:style-name="ce15"/>
          <table:table-cell office:value-type="float" office:value="7.25" table:style-name="ce15">
            <text:p>7,25</text:p>
          </table:table-cell>
          <table:table-cell office:value-type="float" office:value="0.86199999999999999" table:style-name="ce15">
            <text:p>0,862</text:p>
          </table:table-cell>
          <table:table-cell office:value-type="string" table:style-name="ce14">
            <text:p>Bb = dry weight branches in g, dbh = diameter in cm, a , b are coeffcients, e_ki is the error</text:p>
          </table:table-cell>
          <table:table-cell office:value-type="string" table:style-name="ce15">
            <text:p>possible</text:p>
          </table:table-cell>
          <table:table-cell table:number-columns-repeated="16354" table:style-name="ce15"/>
        </table:table-row>
        <table:table-row table:style-name="ro3">
          <table:table-cell office:value-type="string" table:style-name="ce16">
            <text:p>Weight equations for determining biomass fractions of young hardwoods from natural regenerated stands</text:p>
          </table:table-cell>
          <table:table-cell office:value-type="string" table:style-name="ce17">
            <text:p>Harald Korsmo</text:p>
          </table:table-cell>
          <table:table-cell office:value-type="float" office:value="1994" table:style-name="ce18">
            <text:p>1994</text:p>
          </table:table-cell>
          <table:table-cell office:value-type="string" table:style-name="ce18">
            <text:p>Norway</text:p>
          </table:table-cell>
          <table:table-cell office:value-type="string" table:style-name="ce18">
            <text:p>Alnus glutinosa</text:p>
          </table:table-cell>
          <table:table-cell office:value-type="string" table:style-name="ce17">
            <text:p><text:a xlink:href="https://doi.org/10.1080/02827589509382900">https://doi.org/10.1080/02827589509382900</text:a></text:p>
          </table:table-cell>
          <table:table-cell office:value-type="string" table:style-name="ce18">
            <text:p>a, <text:s/>b, DBH_cm, c</text:p>
          </table:table-cell>
          <table:table-cell office:value-type="string" table:style-name="ce18">
            <text:p>DBH_cm</text:p>
          </table:table-cell>
          <table:table-cell office:value-type="string" table:style-name="ce18">
            <text:p>sw</text:p>
          </table:table-cell>
          <table:table-cell office:value-type="string" table:style-name="ce18">
            <text:p>g</text:p>
          </table:table-cell>
          <table:table-cell office:value-type="string" table:style-name="ce18">
            <text:p>ln</text:p>
          </table:table-cell>
          <table:table-cell office:value-type="string" table:style-name="ce18">
            <text:p>ln(Bs_g) = a + b * ln(DBH_cm) + c*(ln(DBH_cm))^2</text:p>
          </table:table-cell>
          <table:table-cell office:value-type="float" office:value="4.5879000000000003" table:style-name="ce19">
            <text:p>4,5879</text:p>
          </table:table-cell>
          <table:table-cell office:value-type="float" office:value="1.7177" table:style-name="ce19">
            <text:p>1,7177</text:p>
          </table:table-cell>
          <table:table-cell office:value-type="float" office:value="0.29039999999999999" table:style-name="ce19">
            <text:p>0,2904</text:p>
          </table:table-cell>
          <table:table-cell table:number-columns-repeated="11" table:style-name="ce19"/>
          <table:table-cell office:value-type="float" office:value="1.6" table:style-name="ce19">
            <text:p>1,6</text:p>
          </table:table-cell>
          <table:table-cell office:value-type="float" office:value="0.98099999999999998" table:style-name="ce19">
            <text:p>0,981</text:p>
          </table:table-cell>
          <table:table-cell office:value-type="string" table:style-name="ce18">
            <text:p>Bs = dry weight stem in g, dbh = diameter in cm, a , b are coeffcients, e_ki is the error</text:p>
          </table:table-cell>
          <table:table-cell office:value-type="string" table:style-name="ce19">
            <text:p>possible</text:p>
          </table:table-cell>
          <table:table-cell table:number-columns-repeated="16354" table:style-name="ce19"/>
        </table:table-row>
        <table:table-row table:style-name="ro4">
          <table:table-cell office:value-type="string" table:style-name="ce20">
            <text:p>Biomass equations for determining fractions of common and grey alders growing on abandoned farmland and some practical implications</text:p>
          </table:table-cell>
          <table:table-cell office:value-type="string" table:style-name="ce21">
            <text:p>Tord Johansson</text:p>
          </table:table-cell>
          <table:table-cell office:value-type="float" office:value="2000" table:style-name="ce22">
            <text:p>2000</text:p>
          </table:table-cell>
          <table:table-cell office:value-type="string" table:style-name="ce22">
            <text:p>Sweden</text:p>
          </table:table-cell>
          <table:table-cell office:value-type="string" table:style-name="ce22">
            <text:p>Alnus glutinosa (L.) Gaertn.), grey alders (Alnus incana (L.) Moench.)</text:p>
          </table:table-cell>
          <table:table-cell office:value-type="string" table:style-name="ce21">
            <text:p>DOI:10.1016/S0961-9534(99)00078-1</text:p>
          </table:table-cell>
          <table:table-cell office:value-type="string" table:style-name="ce22">
            <text:p>a, b, DBH_cm</text:p>
          </table:table-cell>
          <table:table-cell office:value-type="string" table:style-name="ce22">
            <text:p>DBH_cm</text:p>
          </table:table-cell>
          <table:table-cell office:value-type="string" table:style-name="ce22">
            <text:p>agb</text:p>
          </table:table-cell>
          <table:table-cell office:value-type="string" table:style-name="ce22">
            <text:p>kg</text:p>
          </table:table-cell>
          <table:table-cell table:style-name="ce22"/>
          <table:table-cell office:value-type="string" table:style-name="ce22">
            <text:p>B_kg = a*(DBH_cm*10)^b</text:p>
          </table:table-cell>
          <table:table-cell office:value-type="float" office:value="7.9000000000000001E-4" table:style-name="ce23">
            <text:p>0,00079</text:p>
          </table:table-cell>
          <table:table-cell office:value-type="float" office:value="2.28546" table:style-name="ce23">
            <text:p>2,28546</text:p>
          </table:table-cell>
          <table:table-cell table:number-columns-repeated="13" table:style-name="ce23"/>
          <table:table-cell office:value-type="float" office:value="0.98699999999999999" table:style-name="ce23">
            <text:p>0,987</text:p>
          </table:table-cell>
          <table:table-cell office:value-type="string" table:style-name="ce23">
            <text:p>where<text:s/><text:span text:style-name="T4">B</text:span><text:s/>is the biomass production (kg d.w. tree<text:span text:style-name="T5">−1</text:span>),<text:s/><text:span text:style-name="T4">D</text:span><text:s/>is the diameter at breast height (on bark (ob)), mm, and<text:s/><text:span text:style-name="T4">b</text:span><text:span text:style-name="T6">0</text:span>,<text:s/><text:span text:style-name="T4">b</text:span><text:span text:style-name="T6">1</text:span><text:s/>are parameters.</text:p>
          </table:table-cell>
          <table:table-cell office:value-type="string" table:style-name="ce23">
            <text:p>included</text:p>
          </table:table-cell>
          <table:table-cell table:number-columns-repeated="16354" table:style-name="ce23"/>
        </table:table-row>
        <table:table-row table:style-name="ro5">
          <table:table-cell office:value-type="string" table:style-name="ce8">
            <text:p>The above-ground biomass of trees in young black alder (Alnus glutinosa (L.) Gaertn.) stands</text:p>
          </table:table-cell>
          <table:table-cell office:value-type="string" table:style-name="ce9">
            <text:p>Wojciech Ochał</text:p>
          </table:table-cell>
          <table:table-cell office:value-type="float" office:value="2013" table:style-name="ce10">
            <text:p>2013</text:p>
          </table:table-cell>
          <table:table-cell office:value-type="string" table:style-name="ce10">
            <text:p>Poland</text:p>
          </table:table-cell>
          <table:table-cell office:value-type="string" table:style-name="ce10">
            <text:p>Alnus Glutinosa (l.) Geartn.</text:p>
          </table:table-cell>
          <table:table-cell office:value-type="string" table:style-name="ce10">
            <text:p>https://www.researchgate.net/publication/261362534_The_above-ground_biomass_of_trees_in_young_black_alder_Alnus_glutinosa_L_Gaertn_stands</text:p>
          </table:table-cell>
          <table:table-cell office:value-type="string" table:style-name="ce10">
            <text:p>a, b, c, DBH_cm, TSL</text:p>
          </table:table-cell>
          <table:table-cell office:value-type="string" table:style-name="ce10">
            <text:p>DBH_cm</text:p>
          </table:table-cell>
          <table:table-cell office:value-type="string" table:style-name="ce10">
            <text:p>agb</text:p>
          </table:table-cell>
          <table:table-cell office:value-type="string" table:style-name="ce10">
            <text:p>kg</text:p>
          </table:table-cell>
          <table:table-cell office:value-type="string" table:style-name="ce10">
            <text:p>ln</text:p>
          </table:table-cell>
          <table:table-cell office:value-type="string" table:style-name="ce10">
            <text:p>ln(B_kg_mix) = a+b*ln(DBH_cm)+c*TSL</text:p>
          </table:table-cell>
          <table:table-cell office:value-type="float" office:value="-2.3245900000000002" table:style-name="ce11">
            <text:p>-2,32459</text:p>
          </table:table-cell>
          <table:table-cell office:value-type="float" office:value="2.4166599999999998" table:style-name="ce11">
            <text:p>2,41666</text:p>
          </table:table-cell>
          <table:table-cell office:value-type="float" office:value="1.643E-2" table:style-name="ce11">
            <text:p>0,01643</text:p>
          </table:table-cell>
          <table:table-cell table:number-columns-repeated="9" table:style-name="ce11"/>
          <table:table-cell office:value-type="float" office:value="0" table:style-name="ce11">
            <text:p>0</text:p>
          </table:table-cell>
          <table:table-cell table:style-name="ce11"/>
          <table:table-cell office:value-type="float" office:value="0.124" table:style-name="ce11">
            <text:p>0,124</text:p>
          </table:table-cell>
          <table:table-cell office:value-type="float" office:value="0.98199999999999998" table:style-name="ce11">
            <text:p>0,982</text:p>
          </table:table-cell>
          <table:table-cell office:value-type="string" table:style-name="ce10">
            <text:p>Function or mixed stands, TSL — an artificial variable that takes the value 1 for trees growing on alder swamp habitat and 0 for trees growing on mixed moist forest habitat,, DBH the diameter in cm, B biomass per tree in kg</text:p>
          </table:table-cell>
          <table:table-cell office:value-type="string" table:style-name="ce11">
            <text:p>unkown</text:p>
          </table:table-cell>
          <table:table-cell table:number-columns-repeated="16354" table:style-name="ce11"/>
        </table:table-row>
        <table:table-row table:style-name="ro5">
          <table:table-cell office:value-type="string" table:style-name="ce12">
            <text:p>The above-ground biomass of trees in young black alder (Alnus glutinosa (L.) Gaertn.) stands</text:p>
          </table:table-cell>
          <table:table-cell office:value-type="string" table:style-name="ce13">
            <text:p>Wojciech Ochał</text:p>
          </table:table-cell>
          <table:table-cell office:value-type="float" office:value="2013" table:style-name="ce14">
            <text:p>2013</text:p>
          </table:table-cell>
          <table:table-cell office:value-type="string" table:style-name="ce14">
            <text:p>Poland</text:p>
          </table:table-cell>
          <table:table-cell office:value-type="string" table:style-name="ce14">
            <text:p>Alnus Glutinosa (l.) Geartn.</text:p>
          </table:table-cell>
          <table:table-cell office:value-type="string" table:style-name="ce14">
            <text:p>https://www.researchgate.net/publication/261362534_The_above-ground_biomass_of_trees_in_young_black_alder_Alnus_glutinosa_L_Gaertn_stands</text:p>
          </table:table-cell>
          <table:table-cell office:value-type="string" table:style-name="ce14">
            <text:p>a, b, c, DBH_cm, TSL</text:p>
          </table:table-cell>
          <table:table-cell office:value-type="string" table:style-name="ce14">
            <text:p>DBH_cm</text:p>
          </table:table-cell>
          <table:table-cell office:value-type="string" table:style-name="ce14">
            <text:p>ndl</text:p>
          </table:table-cell>
          <table:table-cell office:value-type="string" table:style-name="ce14">
            <text:p>kg</text:p>
          </table:table-cell>
          <table:table-cell office:value-type="string" table:style-name="ce14">
            <text:p>ln</text:p>
          </table:table-cell>
          <table:table-cell office:value-type="string" table:style-name="ce14">
            <text:p>ln(Bf_kg_mix) = a+b*ln(DBH_cm)+c*TSL</text:p>
          </table:table-cell>
          <table:table-cell office:value-type="float" office:value="-3.1540300000000001" table:style-name="ce15">
            <text:p>-3,15403</text:p>
          </table:table-cell>
          <table:table-cell office:value-type="float" office:value="1.5650999999999999" table:style-name="ce15">
            <text:p>1,5651</text:p>
          </table:table-cell>
          <table:table-cell office:value-type="float" office:value="2.5729999999999999E-2" table:style-name="ce15">
            <text:p>0,02573</text:p>
          </table:table-cell>
          <table:table-cell table:number-columns-repeated="9" table:style-name="ce15"/>
          <table:table-cell office:value-type="float" office:value="0" table:style-name="ce15">
            <text:p>0</text:p>
          </table:table-cell>
          <table:table-cell table:style-name="ce15"/>
          <table:table-cell office:value-type="float" office:value="0.28199999999999997" table:style-name="ce15">
            <text:p>0,282</text:p>
          </table:table-cell>
          <table:table-cell office:value-type="float" office:value="0.81599999999999995" table:style-name="ce15">
            <text:p>0,816</text:p>
          </table:table-cell>
          <table:table-cell office:value-type="string" table:style-name="ce14">
            <text:p>Function for mixed stands, foliage, TSL — an artificial variable that takes the value 1 for trees growing on alder swamp habitat and 0 for trees growing on mixed moist forest habitat,, DBH the diameter in cm, B biomass per tree in kg</text:p>
          </table:table-cell>
          <table:table-cell office:value-type="string" table:style-name="ce15">
            <text:p>possible</text:p>
          </table:table-cell>
          <table:table-cell table:number-columns-repeated="16354" table:style-name="ce15"/>
        </table:table-row>
        <table:table-row table:style-name="ro5">
          <table:table-cell office:value-type="string" table:style-name="ce12">
            <text:p>The above-ground biomass of trees in young black alder (Alnus glutinosa (L.) Gaertn.) stands</text:p>
          </table:table-cell>
          <table:table-cell office:value-type="string" table:style-name="ce13">
            <text:p>Wojciech Ochał</text:p>
          </table:table-cell>
          <table:table-cell office:value-type="float" office:value="2013" table:style-name="ce14">
            <text:p>2013</text:p>
          </table:table-cell>
          <table:table-cell office:value-type="string" table:style-name="ce14">
            <text:p>Poland</text:p>
          </table:table-cell>
          <table:table-cell office:value-type="string" table:style-name="ce14">
            <text:p>Alnus Glutinosa (l.) Geartn.</text:p>
          </table:table-cell>
          <table:table-cell office:value-type="string" table:style-name="ce14">
            <text:p>https://www.researchgate.net/publication/261362534_The_above-ground_biomass_of_trees_in_young_black_alder_Alnus_glutinosa_L_Gaertn_stands</text:p>
          </table:table-cell>
          <table:table-cell office:value-type="string" table:style-name="ce14">
            <text:p>a, b, c, DBH_cm, TSL</text:p>
          </table:table-cell>
          <table:table-cell office:value-type="string" table:style-name="ce14">
            <text:p>DBH_cm</text:p>
          </table:table-cell>
          <table:table-cell office:value-type="string" table:style-name="ce14">
            <text:p>fwb</text:p>
          </table:table-cell>
          <table:table-cell office:value-type="string" table:style-name="ce14">
            <text:p>kg</text:p>
          </table:table-cell>
          <table:table-cell office:value-type="string" table:style-name="ce14">
            <text:p>ln</text:p>
          </table:table-cell>
          <table:table-cell office:value-type="string" table:style-name="ce14">
            <text:p>ln(Bb_kg_mix) = a+b*ln(DBH_cm)+c*TSL</text:p>
          </table:table-cell>
          <table:table-cell office:value-type="float" office:value="-3.0810200000000001" table:style-name="ce15">
            <text:p>-3,08102</text:p>
          </table:table-cell>
          <table:table-cell office:value-type="float" office:value="1.9412199999999999" table:style-name="ce15">
            <text:p>1,94122</text:p>
          </table:table-cell>
          <table:table-cell office:value-type="float" office:value="-6.4799999999999996E-3" table:style-name="ce15">
            <text:p>-0,00648</text:p>
          </table:table-cell>
          <table:table-cell table:number-columns-repeated="9" table:style-name="ce15"/>
          <table:table-cell office:value-type="float" office:value="0" table:style-name="ce15">
            <text:p>0</text:p>
          </table:table-cell>
          <table:table-cell table:style-name="ce15"/>
          <table:table-cell office:value-type="float" office:value="0.3" table:style-name="ce15">
            <text:p>0,3</text:p>
          </table:table-cell>
          <table:table-cell office:value-type="float" office:value="0.85899999999999999" table:style-name="ce15">
            <text:p>0,859</text:p>
          </table:table-cell>
          <table:table-cell office:value-type="string" table:style-name="ce14">
            <text:p>Function for mixed stands, branches, TSL — an artificial variable that takes the value 1 for trees growing on alder swamp habitat and 0 for trees growing on mixed moist forest habitat,, DBH the diameter in cm, B biomass per tree in kg</text:p>
          </table:table-cell>
          <table:table-cell office:value-type="string" table:style-name="ce15">
            <text:p>possible</text:p>
          </table:table-cell>
          <table:table-cell table:number-columns-repeated="16354" table:style-name="ce15"/>
        </table:table-row>
        <table:table-row table:style-name="ro5">
          <table:table-cell office:value-type="string" table:style-name="ce12">
            <text:p>The above-ground biomass of trees in young black alder (Alnus glutinosa (L.) Gaertn.) stands</text:p>
          </table:table-cell>
          <table:table-cell office:value-type="string" table:style-name="ce13">
            <text:p>Wojciech Ochał</text:p>
          </table:table-cell>
          <table:table-cell office:value-type="float" office:value="2013" table:style-name="ce14">
            <text:p>2013</text:p>
          </table:table-cell>
          <table:table-cell office:value-type="string" table:style-name="ce14">
            <text:p>Poland</text:p>
          </table:table-cell>
          <table:table-cell office:value-type="string" table:style-name="ce14">
            <text:p>Alnus Glutinosa (l.) Geartn.</text:p>
          </table:table-cell>
          <table:table-cell office:value-type="string" table:style-name="ce14">
            <text:p>https://www.researchgate.net/publication/261362534_The_above-ground_biomass_of_trees_in_young_black_alder_Alnus_glutinosa_L_Gaertn_stands</text:p>
          </table:table-cell>
          <table:table-cell office:value-type="string" table:style-name="ce14">
            <text:p>a, b, c, DBH_cm, TSL</text:p>
          </table:table-cell>
          <table:table-cell office:value-type="string" table:style-name="ce14">
            <text:p>DBH_cm</text:p>
          </table:table-cell>
          <table:table-cell office:value-type="string" table:style-name="ce14">
            <text:p>sw</text:p>
          </table:table-cell>
          <table:table-cell office:value-type="string" table:style-name="ce14">
            <text:p>kg</text:p>
          </table:table-cell>
          <table:table-cell office:value-type="string" table:style-name="ce14">
            <text:p>ln</text:p>
          </table:table-cell>
          <table:table-cell office:value-type="string" table:style-name="ce14">
            <text:p>ln(Bs_kg_mix) = a+b*ln(DBH_cm)+c*TSL</text:p>
          </table:table-cell>
          <table:table-cell office:value-type="float" office:value="-3.3852899999999999" table:style-name="ce15">
            <text:p>-3,38529</text:p>
          </table:table-cell>
          <table:table-cell office:value-type="float" office:value="2.6951100000000001" table:style-name="ce15">
            <text:p>2,69511</text:p>
          </table:table-cell>
          <table:table-cell office:value-type="float" office:value="2.2749999999999999E-2" table:style-name="ce15">
            <text:p>0,02275</text:p>
          </table:table-cell>
          <table:table-cell table:number-columns-repeated="9" table:style-name="ce15"/>
          <table:table-cell office:value-type="float" office:value="0" table:style-name="ce15">
            <text:p>0</text:p>
          </table:table-cell>
          <table:table-cell table:style-name="ce15"/>
          <table:table-cell office:value-type="float" office:value="0.14099999999999999" table:style-name="ce15">
            <text:p>0,141</text:p>
          </table:table-cell>
          <table:table-cell office:value-type="float" office:value="0.98199999999999998" table:style-name="ce15">
            <text:p>0,982</text:p>
          </table:table-cell>
          <table:table-cell office:value-type="string" table:style-name="ce14">
            <text:p>Function for mixed stands, stem, TSL — an artificial variable that takes the value 1 for trees growing on alder swamp habitat and 0 for trees growing on mixed moist forest habitat,, DBH the diameter in cm, B biomass per tree in kg</text:p>
          </table:table-cell>
          <table:table-cell office:value-type="string" table:style-name="ce15">
            <text:p>possible</text:p>
          </table:table-cell>
          <table:table-cell table:number-columns-repeated="16354" table:style-name="ce15"/>
        </table:table-row>
        <table:table-row table:style-name="ro5">
          <table:table-cell office:value-type="string" table:style-name="ce16">
            <text:p>The above-ground biomass of trees in young black alder (Alnus glutinosa (L.) Gaertn.) stands</text:p>
          </table:table-cell>
          <table:table-cell office:value-type="string" table:style-name="ce17">
            <text:p>Wojciech Ochał</text:p>
          </table:table-cell>
          <table:table-cell office:value-type="float" office:value="2013" table:style-name="ce18">
            <text:p>2013</text:p>
          </table:table-cell>
          <table:table-cell office:value-type="string" table:style-name="ce18">
            <text:p>Poland</text:p>
          </table:table-cell>
          <table:table-cell office:value-type="string" table:style-name="ce18">
            <text:p>Alnus Glutinosa (l.) Geartn.</text:p>
          </table:table-cell>
          <table:table-cell office:value-type="string" table:style-name="ce18">
            <text:p>https://www.researchgate.net/publication/261362534_The_above-ground_biomass_of_trees_in_young_black_alder_Alnus_glutinosa_L_Gaertn_stands</text:p>
          </table:table-cell>
          <table:table-cell office:value-type="string" table:style-name="ce18">
            <text:p>a, b, c, DBH_cm, TSL</text:p>
          </table:table-cell>
          <table:table-cell office:value-type="string" table:style-name="ce18">
            <text:p>DBH_cm</text:p>
          </table:table-cell>
          <table:table-cell office:value-type="string" table:style-name="ce18">
            <text:p>swb</text:p>
          </table:table-cell>
          <table:table-cell office:value-type="string" table:style-name="ce18">
            <text:p>kg</text:p>
          </table:table-cell>
          <table:table-cell office:value-type="string" table:style-name="ce18">
            <text:p>ln</text:p>
          </table:table-cell>
          <table:table-cell office:value-type="string" table:style-name="ce18">
            <text:p>ln(Bsb_kg_mix) = a+b*ln(DBH_cm)+c*TSL</text:p>
          </table:table-cell>
          <table:table-cell office:value-type="float" office:value="-4.5240200000000002" table:style-name="ce19">
            <text:p>-4,52402</text:p>
          </table:table-cell>
          <table:table-cell office:value-type="float" office:value="2.4210699999999998" table:style-name="ce19">
            <text:p>2,42107</text:p>
          </table:table-cell>
          <table:table-cell office:value-type="float" office:value="2.349E-2" table:style-name="ce19">
            <text:p>0,02349</text:p>
          </table:table-cell>
          <table:table-cell table:number-columns-repeated="9" table:style-name="ce19"/>
          <table:table-cell office:value-type="float" office:value="0" table:style-name="ce19">
            <text:p>0</text:p>
          </table:table-cell>
          <table:table-cell table:style-name="ce19"/>
          <table:table-cell office:value-type="float" office:value="0.153" table:style-name="ce19">
            <text:p>0,153</text:p>
          </table:table-cell>
          <table:table-cell office:value-type="float" office:value="0.97299999999999998" table:style-name="ce19">
            <text:p>0,973</text:p>
          </table:table-cell>
          <table:table-cell office:value-type="string" table:style-name="ce18">
            <text:p>Function for mixed stands, stem bark, TSL — an artificial variable that takes the value 1 for trees growing on alder swamp habitat and 0 for trees growing on mixed moist forest habitat,, DBH the diameter in cm, B biomass per tree in kg</text:p>
          </table:table-cell>
          <table:table-cell office:value-type="string" table:style-name="ce19">
            <text:p>possible</text:p>
          </table:table-cell>
          <table:table-cell table:number-columns-repeated="16354" table:style-name="ce19"/>
        </table:table-row>
        <table:table-row table:style-name="ro5">
          <table:table-cell office:value-type="string" table:style-name="ce8">
            <text:p>The above-ground biomass of trees in young black alder (Alnus glutinosa (L.) Gaertn.) stands</text:p>
          </table:table-cell>
          <table:table-cell office:value-type="string" table:style-name="ce9">
            <text:p>Wojciech Ochał</text:p>
          </table:table-cell>
          <table:table-cell office:value-type="float" office:value="2013" table:style-name="ce10">
            <text:p>2013</text:p>
          </table:table-cell>
          <table:table-cell office:value-type="string" table:style-name="ce10">
            <text:p>Poland</text:p>
          </table:table-cell>
          <table:table-cell office:value-type="string" table:style-name="ce10">
            <text:p>Alnus Glutinosa (l.) Geartn.</text:p>
          </table:table-cell>
          <table:table-cell office:value-type="string" table:style-name="ce10">
            <text:p>https://www.researchgate.net/publication/261362534_The_above-ground_biomass_of_trees_in_young_black_alder_Alnus_glutinosa_L_Gaertn_stands</text:p>
          </table:table-cell>
          <table:table-cell office:value-type="string" table:style-name="ce10">
            <text:p>a, b, c, DBH_cm, TSL</text:p>
          </table:table-cell>
          <table:table-cell office:value-type="string" table:style-name="ce10">
            <text:p>DBH_cm</text:p>
          </table:table-cell>
          <table:table-cell office:value-type="string" table:style-name="ce10">
            <text:p>agb</text:p>
          </table:table-cell>
          <table:table-cell office:value-type="string" table:style-name="ce10">
            <text:p>kg</text:p>
          </table:table-cell>
          <table:table-cell office:value-type="string" table:style-name="ce10">
            <text:p>ln</text:p>
          </table:table-cell>
          <table:table-cell office:value-type="string" table:style-name="ce10">
            <text:p>ln(B_kg_mix) = a+b*ln(DBH_cm)+c*TSL</text:p>
          </table:table-cell>
          <table:table-cell office:value-type="float" office:value="-2.3245900000000002" table:style-name="ce11">
            <text:p>-2,32459</text:p>
          </table:table-cell>
          <table:table-cell office:value-type="float" office:value="2.4166599999999998" table:style-name="ce11">
            <text:p>2,41666</text:p>
          </table:table-cell>
          <table:table-cell office:value-type="float" office:value="1.643E-2" table:style-name="ce11">
            <text:p>0,01643</text:p>
          </table:table-cell>
          <table:table-cell table:number-columns-repeated="9" table:style-name="ce11"/>
          <table:table-cell office:value-type="float" office:value="1" table:style-name="ce11">
            <text:p>1</text:p>
          </table:table-cell>
          <table:table-cell table:style-name="ce11"/>
          <table:table-cell office:value-type="float" office:value="0.124" table:style-name="ce11">
            <text:p>0,124</text:p>
          </table:table-cell>
          <table:table-cell office:value-type="float" office:value="0.98199999999999998" table:style-name="ce11">
            <text:p>0,982</text:p>
          </table:table-cell>
          <table:table-cell office:value-type="string" table:style-name="ce10">
            <text:p>Function or Alnus habitats, total bio, TSL — an artificial variable that takes the value 1 for trees growing on alder swamp habitat and 0 for trees growing on mixed moist forest habitat,, DBH the diameter in cm, B biomass per tree in kg</text:p>
          </table:table-cell>
          <table:table-cell office:value-type="string" table:style-name="ce11">
            <text:p>possible</text:p>
          </table:table-cell>
          <table:table-cell table:number-columns-repeated="16354" table:style-name="ce11"/>
        </table:table-row>
        <table:table-row table:style-name="ro5">
          <table:table-cell office:value-type="string" table:style-name="ce12">
            <text:p>The above-ground biomass of trees in young black alder (Alnus glutinosa (L.) Gaertn.) stands</text:p>
          </table:table-cell>
          <table:table-cell office:value-type="string" table:style-name="ce13">
            <text:p>Wojciech Ochał</text:p>
          </table:table-cell>
          <table:table-cell office:value-type="float" office:value="2013" table:style-name="ce14">
            <text:p>2013</text:p>
          </table:table-cell>
          <table:table-cell office:value-type="string" table:style-name="ce14">
            <text:p>Poland</text:p>
          </table:table-cell>
          <table:table-cell office:value-type="string" table:style-name="ce14">
            <text:p>Alnus Glutinosa (l.) Geartn.</text:p>
          </table:table-cell>
          <table:table-cell office:value-type="string" table:style-name="ce14">
            <text:p>https://www.researchgate.net/publication/261362534_The_above-ground_biomass_of_trees_in_young_black_alder_Alnus_glutinosa_L_Gaertn_stands</text:p>
          </table:table-cell>
          <table:table-cell office:value-type="string" table:style-name="ce14">
            <text:p>a, b, c, DBH_cm, TSL</text:p>
          </table:table-cell>
          <table:table-cell office:value-type="string" table:style-name="ce14">
            <text:p>DBH_cm</text:p>
          </table:table-cell>
          <table:table-cell office:value-type="string" table:style-name="ce14">
            <text:p>ndl</text:p>
          </table:table-cell>
          <table:table-cell office:value-type="string" table:style-name="ce14">
            <text:p>kg</text:p>
          </table:table-cell>
          <table:table-cell office:value-type="string" table:style-name="ce14">
            <text:p>ln</text:p>
          </table:table-cell>
          <table:table-cell office:value-type="string" table:style-name="ce14">
            <text:p>ln(Bf_kg_al) = a+b*ln(DBH_cm)+c*TSL</text:p>
          </table:table-cell>
          <table:table-cell office:value-type="float" office:value="-3.1540300000000001" table:style-name="ce15">
            <text:p>-3,15403</text:p>
          </table:table-cell>
          <table:table-cell office:value-type="float" office:value="1.5650999999999999" table:style-name="ce15">
            <text:p>1,5651</text:p>
          </table:table-cell>
          <table:table-cell office:value-type="float" office:value="2.5729999999999999E-2" table:style-name="ce15">
            <text:p>0,02573</text:p>
          </table:table-cell>
          <table:table-cell table:number-columns-repeated="9" table:style-name="ce15"/>
          <table:table-cell office:value-type="float" office:value="1" table:style-name="ce15">
            <text:p>1</text:p>
          </table:table-cell>
          <table:table-cell table:style-name="ce15"/>
          <table:table-cell office:value-type="float" office:value="0.28199999999999997" table:style-name="ce15">
            <text:p>0,282</text:p>
          </table:table-cell>
          <table:table-cell office:value-type="float" office:value="0.81599999999999995" table:style-name="ce15">
            <text:p>0,816</text:p>
          </table:table-cell>
          <table:table-cell office:value-type="string" table:style-name="ce14">
            <text:p>Function for alnus stands, foliage, TSL — an artificial variable that takes the value 1 for trees growing on alder swamp habitat and 0 for trees growing on mixed moist forest habitat,, DBH the diameter in cm, B biomass per tree in kg</text:p>
          </table:table-cell>
          <table:table-cell office:value-type="string" table:style-name="ce15">
            <text:p>possible</text:p>
          </table:table-cell>
          <table:table-cell table:number-columns-repeated="16354" table:style-name="ce15"/>
        </table:table-row>
        <table:table-row table:style-name="ro5">
          <table:table-cell office:value-type="string" table:style-name="ce12">
            <text:p>The above-ground biomass of trees in young black alder (Alnus glutinosa (L.) Gaertn.) stands</text:p>
          </table:table-cell>
          <table:table-cell office:value-type="string" table:style-name="ce13">
            <text:p>Wojciech Ochał</text:p>
          </table:table-cell>
          <table:table-cell office:value-type="float" office:value="2013" table:style-name="ce14">
            <text:p>2013</text:p>
          </table:table-cell>
          <table:table-cell office:value-type="string" table:style-name="ce14">
            <text:p>Poland</text:p>
          </table:table-cell>
          <table:table-cell office:value-type="string" table:style-name="ce14">
            <text:p>Alnus Glutinosa (l.) Geartn.</text:p>
          </table:table-cell>
          <table:table-cell office:value-type="string" table:style-name="ce14">
            <text:p>https://www.researchgate.net/publication/261362534_The_above-ground_biomass_of_trees_in_young_black_alder_Alnus_glutinosa_L_Gaertn_stands</text:p>
          </table:table-cell>
          <table:table-cell office:value-type="string" table:style-name="ce14">
            <text:p>a, b, c, DBH_cm, TSL</text:p>
          </table:table-cell>
          <table:table-cell office:value-type="string" table:style-name="ce14">
            <text:p>DBH_cm</text:p>
          </table:table-cell>
          <table:table-cell office:value-type="string" table:style-name="ce14">
            <text:p>fwb</text:p>
          </table:table-cell>
          <table:table-cell office:value-type="string" table:style-name="ce14">
            <text:p>kg</text:p>
          </table:table-cell>
          <table:table-cell office:value-type="string" table:style-name="ce14">
            <text:p>ln</text:p>
          </table:table-cell>
          <table:table-cell office:value-type="string" table:style-name="ce14">
            <text:p>ln(Bb_kg_al) = a+b*ln(DBH_cm)+c*TSL</text:p>
          </table:table-cell>
          <table:table-cell office:value-type="float" office:value="-3.0810200000000001" table:style-name="ce15">
            <text:p>-3,08102</text:p>
          </table:table-cell>
          <table:table-cell office:value-type="float" office:value="1.9412199999999999" table:style-name="ce15">
            <text:p>1,94122</text:p>
          </table:table-cell>
          <table:table-cell office:value-type="float" office:value="-6.4799999999999996E-3" table:style-name="ce15">
            <text:p>-0,00648</text:p>
          </table:table-cell>
          <table:table-cell table:number-columns-repeated="9" table:style-name="ce15"/>
          <table:table-cell office:value-type="float" office:value="1" table:style-name="ce15">
            <text:p>1</text:p>
          </table:table-cell>
          <table:table-cell table:style-name="ce15"/>
          <table:table-cell office:value-type="float" office:value="0.3" table:style-name="ce15">
            <text:p>0,3</text:p>
          </table:table-cell>
          <table:table-cell office:value-type="float" office:value="0.85899999999999999" table:style-name="ce15">
            <text:p>0,859</text:p>
          </table:table-cell>
          <table:table-cell office:value-type="string" table:style-name="ce14">
            <text:p>Function for alnus stands, branches, TSL — an artificial variable that takes the value 1 for trees growing on alder swamp habitat and 0 for trees growing on mixed moist forest habitat,, DBH the diameter in cm, B biomass per tree in kg</text:p>
          </table:table-cell>
          <table:table-cell office:value-type="string" table:style-name="ce15">
            <text:p>possible</text:p>
          </table:table-cell>
          <table:table-cell table:number-columns-repeated="16354" table:style-name="ce15"/>
        </table:table-row>
        <table:table-row table:style-name="ro5">
          <table:table-cell office:value-type="string" table:style-name="ce12">
            <text:p>The above-ground biomass of trees in young black alder (Alnus glutinosa (L.) Gaertn.) stands</text:p>
          </table:table-cell>
          <table:table-cell office:value-type="string" table:style-name="ce13">
            <text:p>Wojciech Ochał</text:p>
          </table:table-cell>
          <table:table-cell office:value-type="float" office:value="2013" table:style-name="ce14">
            <text:p>2013</text:p>
          </table:table-cell>
          <table:table-cell office:value-type="string" table:style-name="ce14">
            <text:p>Poland</text:p>
          </table:table-cell>
          <table:table-cell office:value-type="string" table:style-name="ce14">
            <text:p>Alnus Glutinosa (l.) Geartn.</text:p>
          </table:table-cell>
          <table:table-cell office:value-type="string" table:style-name="ce14">
            <text:p>https://www.researchgate.net/publication/261362534_The_above-ground_biomass_of_trees_in_young_black_alder_Alnus_glutinosa_L_Gaertn_stands</text:p>
          </table:table-cell>
          <table:table-cell office:value-type="string" table:style-name="ce14">
            <text:p>a, b, c, DBH_cm, TSL</text:p>
          </table:table-cell>
          <table:table-cell office:value-type="string" table:style-name="ce14">
            <text:p>DBH_cm</text:p>
          </table:table-cell>
          <table:table-cell office:value-type="string" table:style-name="ce14">
            <text:p>sw</text:p>
          </table:table-cell>
          <table:table-cell office:value-type="string" table:style-name="ce14">
            <text:p>kg</text:p>
          </table:table-cell>
          <table:table-cell office:value-type="string" table:style-name="ce14">
            <text:p>ln</text:p>
          </table:table-cell>
          <table:table-cell office:value-type="string" table:style-name="ce14">
            <text:p>ln(Bs_kg_al) = a+b*ln(DBH_cm)+c*TSL</text:p>
          </table:table-cell>
          <table:table-cell office:value-type="float" office:value="-3.3852899999999999" table:style-name="ce15">
            <text:p>-3,38529</text:p>
          </table:table-cell>
          <table:table-cell office:value-type="float" office:value="2.6951100000000001" table:style-name="ce15">
            <text:p>2,69511</text:p>
          </table:table-cell>
          <table:table-cell office:value-type="float" office:value="2.2749999999999999E-2" table:style-name="ce15">
            <text:p>0,02275</text:p>
          </table:table-cell>
          <table:table-cell table:number-columns-repeated="9" table:style-name="ce15"/>
          <table:table-cell office:value-type="float" office:value="1" table:style-name="ce15">
            <text:p>1</text:p>
          </table:table-cell>
          <table:table-cell table:style-name="ce15"/>
          <table:table-cell office:value-type="float" office:value="0.14099999999999999" table:style-name="ce15">
            <text:p>0,141</text:p>
          </table:table-cell>
          <table:table-cell office:value-type="float" office:value="0.98199999999999998" table:style-name="ce15">
            <text:p>0,982</text:p>
          </table:table-cell>
          <table:table-cell office:value-type="string" table:style-name="ce14">
            <text:p>Function for alnus stands, stem, TSL — an artificial variable that takes the value 1 for trees growing on alder swamp habitat and 0 for trees growing on mixed moist forest habitat,, DBH the diameter in cm, B biomass per tree in kg</text:p>
          </table:table-cell>
          <table:table-cell office:value-type="string" table:style-name="ce15">
            <text:p>possible</text:p>
          </table:table-cell>
          <table:table-cell table:number-columns-repeated="16354" table:style-name="ce15"/>
        </table:table-row>
        <table:table-row table:style-name="ro5">
          <table:table-cell office:value-type="string" table:style-name="ce16">
            <text:p>The above-ground biomass of trees in young black alder (Alnus glutinosa (L.) Gaertn.) stands</text:p>
          </table:table-cell>
          <table:table-cell office:value-type="string" table:style-name="ce17">
            <text:p>Wojciech Ochał</text:p>
          </table:table-cell>
          <table:table-cell office:value-type="float" office:value="2013" table:style-name="ce18">
            <text:p>2013</text:p>
          </table:table-cell>
          <table:table-cell office:value-type="string" table:style-name="ce18">
            <text:p>Poland</text:p>
          </table:table-cell>
          <table:table-cell office:value-type="string" table:style-name="ce18">
            <text:p>Alnus Glutinosa (l.) Geartn.</text:p>
          </table:table-cell>
          <table:table-cell office:value-type="string" table:style-name="ce18">
            <text:p>https://www.researchgate.net/publication/261362534_The_above-ground_biomass_of_trees_in_young_black_alder_Alnus_glutinosa_L_Gaertn_stands</text:p>
          </table:table-cell>
          <table:table-cell office:value-type="string" table:style-name="ce18">
            <text:p>a, b, c, DBH_cm, TSL</text:p>
          </table:table-cell>
          <table:table-cell office:value-type="string" table:style-name="ce18">
            <text:p>DBH_cm</text:p>
          </table:table-cell>
          <table:table-cell office:value-type="string" table:style-name="ce18">
            <text:p>swb</text:p>
          </table:table-cell>
          <table:table-cell office:value-type="string" table:style-name="ce18">
            <text:p>kg</text:p>
          </table:table-cell>
          <table:table-cell office:value-type="string" table:style-name="ce18">
            <text:p>ln</text:p>
          </table:table-cell>
          <table:table-cell office:value-type="string" table:style-name="ce18">
            <text:p>ln(Bsb_kg_al) = a+b*ln(DBH_cm)+c*TSL</text:p>
          </table:table-cell>
          <table:table-cell office:value-type="float" office:value="-4.5240200000000002" table:style-name="ce19">
            <text:p>-4,52402</text:p>
          </table:table-cell>
          <table:table-cell office:value-type="float" office:value="2.4210699999999998" table:style-name="ce19">
            <text:p>2,42107</text:p>
          </table:table-cell>
          <table:table-cell office:value-type="float" office:value="2.349E-2" table:style-name="ce19">
            <text:p>0,02349</text:p>
          </table:table-cell>
          <table:table-cell table:number-columns-repeated="9" table:style-name="ce19"/>
          <table:table-cell office:value-type="float" office:value="1" table:style-name="ce19">
            <text:p>1</text:p>
          </table:table-cell>
          <table:table-cell table:style-name="ce19"/>
          <table:table-cell office:value-type="float" office:value="0.153" table:style-name="ce19">
            <text:p>0,153</text:p>
          </table:table-cell>
          <table:table-cell office:value-type="float" office:value="0.97299999999999998" table:style-name="ce19">
            <text:p>0,973</text:p>
          </table:table-cell>
          <table:table-cell office:value-type="string" table:style-name="ce18">
            <text:p>Function for alnus stands, stem bark, TSL — an artificial variable that takes the value 1 for trees growing on alder swamp habitat and 0 for trees growing on mixed moist forest habitat,, DBH the diameter in cm, B biomass per tree in kg</text:p>
          </table:table-cell>
          <table:table-cell office:value-type="string" table:style-name="ce19">
            <text:p>possible</text:p>
          </table:table-cell>
          <table:table-cell table:number-columns-repeated="16354" table:style-name="ce19"/>
        </table:table-row>
        <table:table-row table:style-name="ro6">
          <table:table-cell office:value-type="string" table:style-name="ce24">
            <text:p>Biomass and stem volume equations for tree species in Europe</text:p>
          </table:table-cell>
          <table:table-cell office:value-type="string" table:style-name="ce25">
            <text:p>Zianis, D., Muukkonen, P., Mäkipää, R. &amp; Mencuccini, M.</text:p>
          </table:table-cell>
          <table:table-cell office:value-type="float" office:value="2005" table:style-name="ce25">
            <text:p>2005</text:p>
          </table:table-cell>
          <table:table-cell office:value-type="string" table:style-name="ce25">
            <text:p>Europe</text:p>
          </table:table-cell>
          <table:table-cell office:value-type="string" table:style-name="ce25">
            <text:p>Alnus glutinosa, Alnus incana, Betula spp, Betula pubescens, Betula pubescens ssp. czerepanovii</text:p>
          </table:table-cell>
          <table:table-cell office:value-type="string" table:style-name="ce26">
            <text:p><text:a xlink:href="https://www.researchgate.net/publication/232304857_Biomass_and_stem_volume_equations_of_tree_species_in_Europe">https://www.researchgate.net/publication/232304857_Biomass_and_stem_volume_equations_of_tree_species_in_Europe</text:a></text:p>
          </table:table-cell>
          <table:table-cell table:number-columns-repeated="5" table:style-name="ce25"/>
          <table:table-cell office:value-type="string" table:style-name="ce25">
            <text:p>see Hughes 1971, Johnasson 1999, Johnasson 2000</text:p>
          </table:table-cell>
          <table:table-cell table:number-columns-repeated="4" table:style-name="ce27"/>
          <table:table-cell table:number-columns-repeated="6" table:style-name="ce28"/>
          <table:table-cell table:number-columns-repeated="6" table:style-name="ce27"/>
          <table:table-cell table:style-name="ce25"/>
          <table:table-cell table:number-columns-repeated="16355" table:style-name="ce28"/>
        </table:table-row>
        <table:table-row table:style-name="ro6">
          <table:table-cell office:value-type="string" table:style-name="ce8">
            <text:p>Biomass models to estimate carbon stocks for hardwood tree species</text:p>
          </table:table-cell>
          <table:table-cell office:value-type="string" table:style-name="ce10">
            <text:p>Ruiz-Peinado Gertrudix, R., Montero, G., &amp; del Rio, M</text:p>
          </table:table-cell>
          <table:table-cell office:value-type="float" office:value="2012" table:style-name="ce10">
            <text:p>2012</text:p>
          </table:table-cell>
          <table:table-cell office:value-type="string" table:style-name="ce10">
            <text:p>Spain</text:p>
          </table:table-cell>
          <table:table-cell office:value-type="string" table:style-name="ce10">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9">
            <text:p><text:a xlink:href="http://dx.doi.org/10.5424/fs/2112211-02193">http://dx.doi.org/10.5424/fs/2112211-02193</text:a></text:p>
          </table:table-cell>
          <table:table-cell office:value-type="string" table:style-name="ce10">
            <text:p>a, DBH_cm, H_m</text:p>
          </table:table-cell>
          <table:table-cell office:value-type="string" table:style-name="ce10">
            <text:p>DBH_cm, H_m</text:p>
          </table:table-cell>
          <table:table-cell office:value-type="string" table:style-name="ce10">
            <text:p>sw</text:p>
          </table:table-cell>
          <table:table-cell office:value-type="string" table:style-name="ce10">
            <text:p>kg</text:p>
          </table:table-cell>
          <table:table-cell table:style-name="ce10"/>
          <table:table-cell office:value-type="string" table:style-name="ce10">
            <text:p>Bs_kg = a*(DBH_cm^2)*H_m</text:p>
          </table:table-cell>
          <table:table-cell office:value-type="float" office:value="1.9099999999999999E-2" table:style-name="ce11">
            <text:p>0,0191</text:p>
          </table:table-cell>
          <table:table-cell table:number-columns-repeated="14" table:style-name="ce11"/>
          <table:table-cell office:value-type="float" office:value="0.87" table:style-name="ce11">
            <text:p>0,87</text:p>
          </table:table-cell>
          <table:table-cell office:value-type="string" table:style-name="ce10">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11">
            <text:p>possible</text:p>
          </table:table-cell>
          <table:table-cell table:number-columns-repeated="16354" table:style-name="ce11"/>
        </table:table-row>
        <table:table-row table:style-name="ro6">
          <table:table-cell office:value-type="string" table:style-name="ce12">
            <text:p>Biomass models to estimate carbon stocks for hardwood tree species</text:p>
          </table:table-cell>
          <table:table-cell office:value-type="string" table:style-name="ce14">
            <text:p>Ruiz-Peinado Gertrudix, R., Montero, G., &amp; del Rio, M</text:p>
          </table:table-cell>
          <table:table-cell office:value-type="float" office:value="2012" table:style-name="ce14">
            <text:p>2012</text:p>
          </table:table-cell>
          <table:table-cell office:value-type="string" table:style-name="ce14">
            <text:p>Spain</text:p>
          </table:table-cell>
          <table:table-cell office:value-type="string" table:style-name="ce14">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3">
            <text:p><text:a xlink:href="http://dx.doi.org/10.5424/fs/2112211-02193">http://dx.doi.org/10.5424/fs/2112211-02193</text:a></text:p>
          </table:table-cell>
          <table:table-cell office:value-type="string" table:style-name="ce14">
            <text:p>a, DBH_cm</text:p>
          </table:table-cell>
          <table:table-cell office:value-type="string" table:style-name="ce14">
            <text:p>DBH_cm</text:p>
          </table:table-cell>
          <table:table-cell office:value-type="string" table:style-name="ce14">
            <text:p>fwb</text:p>
          </table:table-cell>
          <table:table-cell office:value-type="string" table:style-name="ce14">
            <text:p>kg</text:p>
          </table:table-cell>
          <table:table-cell table:style-name="ce14"/>
          <table:table-cell office:value-type="string" table:style-name="ce14">
            <text:p>Bb_kg= a*(DBH_cm^2)</text:p>
          </table:table-cell>
          <table:table-cell office:value-type="float" office:value="5.1200000000000002E-2" table:style-name="ce15">
            <text:p>0,0512</text:p>
          </table:table-cell>
          <table:table-cell table:number-columns-repeated="14" table:style-name="ce15"/>
          <table:table-cell office:value-type="float" office:value="0.78" table:style-name="ce15">
            <text:p>0,78</text:p>
          </table:table-cell>
          <table:table-cell office:value-type="string" table:style-name="ce14">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15">
            <text:p>possible</text:p>
          </table:table-cell>
          <table:table-cell table:number-columns-repeated="16354" table:style-name="ce15"/>
        </table:table-row>
        <table:table-row table:style-name="ro6">
          <table:table-cell office:value-type="string" table:style-name="ce16">
            <text:p>Biomass models to estimate carbon stocks for hardwood tree species</text:p>
          </table:table-cell>
          <table:table-cell office:value-type="string" table:style-name="ce18">
            <text:p>Ruiz-Peinado Gertrudix, R., Montero, G., &amp; del Rio, M</text:p>
          </table:table-cell>
          <table:table-cell office:value-type="float" office:value="2012" table:style-name="ce18">
            <text:p>2012</text:p>
          </table:table-cell>
          <table:table-cell office:value-type="string" table:style-name="ce18">
            <text:p>Spain</text:p>
          </table:table-cell>
          <table:table-cell office:value-type="string" table:style-name="ce1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7">
            <text:p><text:a xlink:href="http://dx.doi.org/10.5424/fs/2112211-02193">http://dx.doi.org/10.5424/fs/2112211-02193</text:a></text:p>
          </table:table-cell>
          <table:table-cell office:value-type="string" table:style-name="ce18">
            <text:p>a, DBH_cm, H_m</text:p>
          </table:table-cell>
          <table:table-cell office:value-type="string" table:style-name="ce18">
            <text:p>DBH_cm, H_m</text:p>
          </table:table-cell>
          <table:table-cell office:value-type="string" table:style-name="ce18">
            <text:p>ndl</text:p>
          </table:table-cell>
          <table:table-cell office:value-type="string" table:style-name="ce18">
            <text:p>kg</text:p>
          </table:table-cell>
          <table:table-cell table:style-name="ce18"/>
          <table:table-cell office:value-type="string" table:style-name="ce18">
            <text:p>Bf_kg = a*DBH_cm*H_m</text:p>
          </table:table-cell>
          <table:table-cell office:value-type="float" office:value="5.67E-2" table:style-name="ce19">
            <text:p>0,0567</text:p>
          </table:table-cell>
          <table:table-cell table:number-columns-repeated="14" table:style-name="ce19"/>
          <table:table-cell office:value-type="float" office:value="0.72" table:style-name="ce19">
            <text:p>0,72</text:p>
          </table:table-cell>
          <table:table-cell office:value-type="string" table:style-name="ce18">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19">
            <text:p>possible</text:p>
          </table:table-cell>
          <table:table-cell table:number-columns-repeated="16354" table:style-name="ce19"/>
        </table:table-row>
        <table:table-row table:style-name="ro3">
          <table:table-cell office:value-type="string" table:style-name="ce8">
            <text:p>Dry matter amounts and increment in 21- to</text:p>
            <text:p>91-year-old common alder and grey alder and</text:p>
            <text:p>some practical implications</text:p>
          </table:table-cell>
          <table:table-cell office:value-type="string" table:style-name="ce10">
            <text:p>Tord Johansson</text:p>
          </table:table-cell>
          <table:table-cell office:value-type="float" office:value="1999" table:style-name="ce10">
            <text:p>1999</text:p>
          </table:table-cell>
          <table:table-cell office:value-type="string" table:style-name="ce10">
            <text:p>Sweden</text:p>
          </table:table-cell>
          <table:table-cell office:value-type="string" table:style-name="ce10">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0">
            <text:p>DOI: 10.1139/x99-126, https://www.researchgate.net/publication/237870983_Dry_matter_amounts_and_increment_in_21-_to_91-year-old_common_alder_and_grey_alder_and_some_practical_implications</text:p>
          </table:table-cell>
          <table:table-cell office:value-type="string" table:style-name="ce10">
            <text:p>a, b, DBH_cm</text:p>
          </table:table-cell>
          <table:table-cell office:value-type="string" table:style-name="ce10">
            <text:p>DBH_cm</text:p>
          </table:table-cell>
          <table:table-cell office:value-type="string" table:style-name="ce10">
            <text:p>agb</text:p>
          </table:table-cell>
          <table:table-cell office:value-type="string" table:style-name="ce10">
            <text:p>kg</text:p>
          </table:table-cell>
          <table:table-cell table:style-name="ce10"/>
          <table:table-cell office:value-type="string" table:style-name="ce10">
            <text:p>B_kg = a*(DBH_cm*10)^b</text:p>
          </table:table-cell>
          <table:table-cell office:value-type="float" office:value="3.0899999999999999E-3" table:style-name="ce11">
            <text:p>0,00309</text:p>
          </table:table-cell>
          <table:table-cell office:value-type="float" office:value="2.0221260000000001" table:style-name="ce11">
            <text:p>2,022126</text:p>
          </table:table-cell>
          <table:table-cell table:number-columns-repeated="13" table:style-name="ce11"/>
          <table:table-cell office:value-type="float" office:value="0.98" table:style-name="ce11">
            <text:p>0,98</text:p>
          </table:table-cell>
          <table:table-cell office:value-type="string" table:style-name="ce10">
            <text:p>where M is dry mass (kg/tree); D is diameter at breast height (out-side bark (ob); mm); and b0 , b1 , and b2 are parameters</text:p>
          </table:table-cell>
          <table:table-cell office:value-type="string" table:style-name="ce11">
            <text:p>included</text:p>
          </table:table-cell>
          <table:table-cell table:number-columns-repeated="16354" table:style-name="ce11"/>
        </table:table-row>
        <table:table-row table:style-name="ro5">
          <table:table-cell office:value-type="string" table:style-name="ce29">
            <text:p>Biomass Tables of Black Alder ( Alnus glutinosaGaertn. subsp. barbata(C.A. Mey.) Yalt.)</text:p>
          </table:table-cell>
          <table:table-cell office:value-type="string" table:style-name="ce30">
            <text:p>SARAÇOĞLU, NEDİM</text:p>
          </table:table-cell>
          <table:table-cell office:value-type="float" office:value="2000" table:style-name="ce30">
            <text:p>2000</text:p>
          </table:table-cell>
          <table:table-cell office:value-type="string" table:style-name="ce30">
            <text:p>Turkya</text:p>
          </table:table-cell>
          <table:table-cell office:value-type="string" table:style-name="ce30">
            <text:p>Alnus glutinosaGaertn. subsp. barbata</text:p>
          </table:table-cell>
          <table:table-cell office:value-type="string" table:style-name="ce30">
            <text:p>https://journals.tubitak.gov.tr/agriculture/vol24/iss2/3/</text:p>
          </table:table-cell>
          <table:table-cell office:value-type="string" table:style-name="ce30">
            <text:p>a, b, DBH_cm, c, H_m</text:p>
          </table:table-cell>
          <table:table-cell office:value-type="string" table:style-name="ce30">
            <text:p>DBH_cm, H_m</text:p>
          </table:table-cell>
          <table:table-cell office:value-type="string" table:style-name="ce30">
            <text:p>agb</text:p>
          </table:table-cell>
          <table:table-cell office:value-type="string" table:style-name="ce30">
            <text:p>kg</text:p>
          </table:table-cell>
          <table:table-cell table:style-name="ce30"/>
          <table:table-cell office:value-type="string" table:style-name="ce30">
            <text:p>B_kg = a+b*DBH_cm^2+c*H_m</text:p>
          </table:table-cell>
          <table:table-cell office:value-type="float" office:value="-27.076000000000001" table:style-name="ce31">
            <text:p>-27,076</text:p>
          </table:table-cell>
          <table:table-cell office:value-type="float" office:value="0.26100000000000001" table:style-name="ce31">
            <text:p>0,261</text:p>
          </table:table-cell>
          <table:table-cell office:value-type="float" office:value="3.234" table:style-name="ce31">
            <text:p>3,234</text:p>
          </table:table-cell>
          <table:table-cell table:number-columns-repeated="12" table:style-name="ce31"/>
          <table:table-cell office:value-type="float" office:value="0.91100000000000003" table:style-name="ce31">
            <text:p>0,911</text:p>
          </table:table-cell>
          <table:table-cell office:value-type="string" table:style-name="ce30">
            <text:p>where B is the biomass in kg per tree, DBH is the diameter at breast height in cm, H ist the tree height in m, a, b and c are coefficients</text:p>
          </table:table-cell>
          <table:table-cell office:value-type="string" table:style-name="ce11">
            <text:p>possible</text:p>
          </table:table-cell>
          <table:table-cell table:number-columns-repeated="16354" table:style-name="ce31"/>
        </table:table-row>
        <table:table-row table:style-name="ro5">
          <table:table-cell office:value-type="string" table:style-name="ce32">
            <text:p>Biomass Tables of Black Alder ( Alnus glutinosaGaertn. subsp. barbata(C.A. Mey.) Yalt.)</text:p>
          </table:table-cell>
          <table:table-cell office:value-type="string" table:style-name="ce33">
            <text:p>SARAÇOĞLU, NEDİM</text:p>
          </table:table-cell>
          <table:table-cell office:value-type="float" office:value="2000" table:style-name="ce33">
            <text:p>2000</text:p>
          </table:table-cell>
          <table:table-cell office:value-type="string" table:style-name="ce33">
            <text:p>Turkya</text:p>
          </table:table-cell>
          <table:table-cell office:value-type="string" table:style-name="ce33">
            <text:p>Alnus glutinosaGaertn. subsp. barbata</text:p>
          </table:table-cell>
          <table:table-cell office:value-type="string" table:style-name="ce33">
            <text:p>https://journals.tubitak.gov.tr/agriculture/vol24/iss2/3/</text:p>
          </table:table-cell>
          <table:table-cell office:value-type="string" table:style-name="ce33">
            <text:p>a, b, DBH_cm, c, H_m</text:p>
          </table:table-cell>
          <table:table-cell office:value-type="string" table:style-name="ce33">
            <text:p>DBH_cm, H_m</text:p>
          </table:table-cell>
          <table:table-cell office:value-type="string" table:style-name="ce33">
            <text:p>sw</text:p>
          </table:table-cell>
          <table:table-cell office:value-type="string" table:style-name="ce33">
            <text:p>kg</text:p>
          </table:table-cell>
          <table:table-cell table:style-name="ce33"/>
          <table:table-cell office:value-type="string" table:style-name="ce33">
            <text:p>Bs_kg = a+b*DBH_cm^2+c*H_m</text:p>
          </table:table-cell>
          <table:table-cell office:value-type="float" office:value="-30.817" table:style-name="ce34">
            <text:p>-30,817</text:p>
          </table:table-cell>
          <table:table-cell office:value-type="float" office:value="0.22500000000000001" table:style-name="ce34">
            <text:p>0,225</text:p>
          </table:table-cell>
          <table:table-cell office:value-type="float" office:value="3.0339999999999998" table:style-name="ce34">
            <text:p>3,034</text:p>
          </table:table-cell>
          <table:table-cell table:number-columns-repeated="12" table:style-name="ce34"/>
          <table:table-cell office:value-type="float" office:value="0.89600000000000002" table:style-name="ce34">
            <text:p>0,896</text:p>
          </table:table-cell>
          <table:table-cell office:value-type="string" table:style-name="ce33">
            <text:p>Stem, where B is the biomass in kg per tree, DBH is the diameter at breast height in cm, H ist the tree height in m, a, b and c are coefficients</text:p>
          </table:table-cell>
          <table:table-cell office:value-type="string" table:style-name="ce15">
            <text:p>possible</text:p>
          </table:table-cell>
          <table:table-cell table:number-columns-repeated="16354" table:style-name="ce34"/>
        </table:table-row>
        <table:table-row table:style-name="ro5">
          <table:table-cell office:value-type="string" table:style-name="ce32">
            <text:p>Biomass Tables of Black Alder ( Alnus glutinosaGaertn. subsp. barbata(C.A. Mey.) Yalt.)</text:p>
          </table:table-cell>
          <table:table-cell office:value-type="string" table:style-name="ce33">
            <text:p>SARAÇOĞLU, NEDİM</text:p>
          </table:table-cell>
          <table:table-cell office:value-type="float" office:value="2000" table:style-name="ce33">
            <text:p>2000</text:p>
          </table:table-cell>
          <table:table-cell office:value-type="string" table:style-name="ce33">
            <text:p>Turkya</text:p>
          </table:table-cell>
          <table:table-cell office:value-type="string" table:style-name="ce33">
            <text:p>Alnus glutinosaGaertn. subsp. barbata</text:p>
          </table:table-cell>
          <table:table-cell office:value-type="string" table:style-name="ce33">
            <text:p>https://journals.tubitak.gov.tr/agriculture/vol24/iss2/3/</text:p>
          </table:table-cell>
          <table:table-cell office:value-type="string" table:style-name="ce33">
            <text:p>a, b, DBH_cm, c, H_m</text:p>
          </table:table-cell>
          <table:table-cell office:value-type="string" table:style-name="ce33">
            <text:p>DBH_cm, H_m</text:p>
          </table:table-cell>
          <table:table-cell office:value-type="string" table:style-name="ce33">
            <text:p>swb</text:p>
          </table:table-cell>
          <table:table-cell office:value-type="string" table:style-name="ce33">
            <text:p>kg</text:p>
          </table:table-cell>
          <table:table-cell table:style-name="ce33"/>
          <table:table-cell office:value-type="string" table:style-name="ce33">
            <text:p>Bsb_kg = a+b*DBH_cm^2+c*H_m</text:p>
          </table:table-cell>
          <table:table-cell office:value-type="float" office:value="1.429" table:style-name="ce34">
            <text:p>1,429</text:p>
          </table:table-cell>
          <table:table-cell office:value-type="float" office:value="0.02" table:style-name="ce34">
            <text:p>0,02</text:p>
          </table:table-cell>
          <table:table-cell office:value-type="float" office:value="0.11899999999999999" table:style-name="ce34">
            <text:p>0,119</text:p>
          </table:table-cell>
          <table:table-cell table:number-columns-repeated="12" table:style-name="ce34"/>
          <table:table-cell office:value-type="float" office:value="0.77300000000000002" table:style-name="ce34">
            <text:p>0,773</text:p>
          </table:table-cell>
          <table:table-cell office:value-type="string" table:style-name="ce33">
            <text:p>Stembark, where B is the biomass in kg per tree, DBH is the diameter at breast height in cm, H ist the tree height in m, a, b and c are coefficients</text:p>
          </table:table-cell>
          <table:table-cell office:value-type="string" table:style-name="ce15">
            <text:p>possible</text:p>
          </table:table-cell>
          <table:table-cell table:number-columns-repeated="16354" table:style-name="ce34"/>
        </table:table-row>
        <table:table-row table:style-name="ro5">
          <table:table-cell office:value-type="string" table:style-name="ce32">
            <text:p>Biomass Tables of Black Alder ( Alnus glutinosaGaertn. subsp. barbata(C.A. Mey.) Yalt.)</text:p>
          </table:table-cell>
          <table:table-cell office:value-type="string" table:style-name="ce33">
            <text:p>SARAÇOĞLU, NEDİM</text:p>
          </table:table-cell>
          <table:table-cell office:value-type="float" office:value="2000" table:style-name="ce33">
            <text:p>2000</text:p>
          </table:table-cell>
          <table:table-cell office:value-type="string" table:style-name="ce33">
            <text:p>Turkya</text:p>
          </table:table-cell>
          <table:table-cell office:value-type="string" table:style-name="ce33">
            <text:p>Alnus glutinosaGaertn. subsp. barbata</text:p>
          </table:table-cell>
          <table:table-cell office:value-type="string" table:style-name="ce33">
            <text:p>https://journals.tubitak.gov.tr/agriculture/vol24/iss2/3/</text:p>
          </table:table-cell>
          <table:table-cell office:value-type="string" table:style-name="ce33">
            <text:p>a, b, DBH_cm, c, H_m</text:p>
          </table:table-cell>
          <table:table-cell office:value-type="string" table:style-name="ce33">
            <text:p>DBH_cm, H_m</text:p>
          </table:table-cell>
          <table:table-cell office:value-type="string" table:style-name="ce33">
            <text:p>fwb</text:p>
          </table:table-cell>
          <table:table-cell office:value-type="string" table:style-name="ce33">
            <text:p>kg</text:p>
          </table:table-cell>
          <table:table-cell table:style-name="ce33"/>
          <table:table-cell office:value-type="string" table:style-name="ce33">
            <text:p>Bb_kg = a+b*DBH_cm^2+c*H_m</text:p>
          </table:table-cell>
          <table:table-cell office:value-type="float" office:value="0.64300000000000002" table:style-name="ce34">
            <text:p>0,643</text:p>
          </table:table-cell>
          <table:table-cell office:value-type="float" office:value="1.0999999999999999E-2" table:style-name="ce34">
            <text:p>0,011</text:p>
          </table:table-cell>
          <table:table-cell office:value-type="float" office:value="0.13500000000000001" table:style-name="ce34">
            <text:p>0,135</text:p>
          </table:table-cell>
          <table:table-cell table:number-columns-repeated="12" table:style-name="ce34"/>
          <table:table-cell office:value-type="float" office:value="0.314" table:style-name="ce34">
            <text:p>0,314</text:p>
          </table:table-cell>
          <table:table-cell office:value-type="string" table:style-name="ce33">
            <text:p>Living branches, where B is the biomass in kg per tree, DBH is the diameter at breast height in cm, H ist the tree height in m, a, b and c are coefficients</text:p>
          </table:table-cell>
          <table:table-cell office:value-type="string" table:style-name="ce15">
            <text:p>possible</text:p>
          </table:table-cell>
          <table:table-cell table:number-columns-repeated="16354" table:style-name="ce34"/>
        </table:table-row>
        <table:table-row table:style-name="ro5">
          <table:table-cell office:value-type="string" table:style-name="ce35">
            <text:p>Biomass Tables of Black Alder ( Alnus glutinosaGaertn. subsp. barbata(C.A. Mey.) Yalt.)</text:p>
          </table:table-cell>
          <table:table-cell office:value-type="string" table:style-name="ce36">
            <text:p>SARAÇOĞLU, NEDİM</text:p>
          </table:table-cell>
          <table:table-cell office:value-type="float" office:value="2000" table:style-name="ce36">
            <text:p>2000</text:p>
          </table:table-cell>
          <table:table-cell office:value-type="string" table:style-name="ce36">
            <text:p>Turkya</text:p>
          </table:table-cell>
          <table:table-cell office:value-type="string" table:style-name="ce36">
            <text:p>Alnus glutinosaGaertn. subsp. barbata</text:p>
          </table:table-cell>
          <table:table-cell office:value-type="string" table:style-name="ce36">
            <text:p>https://journals.tubitak.gov.tr/agriculture/vol24/iss2/3/</text:p>
          </table:table-cell>
          <table:table-cell office:value-type="string" table:style-name="ce36">
            <text:p>a, b, DBH_cm, c, H_m</text:p>
          </table:table-cell>
          <table:table-cell office:value-type="string" table:style-name="ce36">
            <text:p>DBH_cm, H_m</text:p>
          </table:table-cell>
          <table:table-cell office:value-type="string" table:style-name="ce36">
            <text:p>ndl</text:p>
          </table:table-cell>
          <table:table-cell office:value-type="string" table:style-name="ce36">
            <text:p>kg</text:p>
          </table:table-cell>
          <table:table-cell table:style-name="ce36"/>
          <table:table-cell office:value-type="string" table:style-name="ce36">
            <text:p>Bf_kg = a+b*DBH_cm^2+c*H_m</text:p>
          </table:table-cell>
          <table:table-cell office:value-type="float" office:value="1.669" table:style-name="ce37">
            <text:p>1,669</text:p>
          </table:table-cell>
          <table:table-cell office:value-type="float" office:value="5.0000000000000001E-3" table:style-name="ce37">
            <text:p>0,005</text:p>
          </table:table-cell>
          <table:table-cell office:value-type="float" office:value="-5.3999999999999999E-2" table:style-name="ce37">
            <text:p>-0,054</text:p>
          </table:table-cell>
          <table:table-cell table:number-columns-repeated="12" table:style-name="ce37"/>
          <table:table-cell office:value-type="float" office:value="0.26700000000000002" table:style-name="ce37">
            <text:p>0,267</text:p>
          </table:table-cell>
          <table:table-cell office:value-type="string" table:style-name="ce36">
            <text:p>Twigs &amp; leaefes, where B is the biomass in kg per tree, DBH is the diameter at breast height in cm, H ist the tree height in m, a, b and c are coefficients</text:p>
          </table:table-cell>
          <table:table-cell office:value-type="string" table:style-name="ce19">
            <text:p>possible</text:p>
          </table:table-cell>
          <table:table-cell table:number-columns-repeated="16354" table:style-name="ce37"/>
        </table:table-row>
        <table:table-row table:style-name="ro6">
          <table:table-cell office:value-type="string" table:style-name="ce8">
            <text:p>Tree Biocontent, Net Production and Litter Fall in a Deciduous Woodland</text:p>
          </table:table-cell>
          <table:table-cell office:value-type="string" table:style-name="ce10">
            <text:p>Malcolm K. Hughes</text:p>
          </table:table-cell>
          <table:table-cell office:value-type="float" office:value="1971" table:style-name="ce10">
            <text:p>1971</text:p>
          </table:table-cell>
          <table:table-cell office:value-type="string" table:style-name="ce10">
            <text:p>UK</text:p>
          </table:table-cell>
          <table:table-cell office:value-type="string" table:style-name="ce10">
            <text:p>Alnus gutinosa</text:p>
          </table:table-cell>
          <table:table-cell office:value-type="string" table:style-name="ce9">
            <text:p><text:a xlink:href="https://doi.org/10.2307/3543363">https://doi.org/10.2307/3543363</text:a></text:p>
          </table:table-cell>
          <table:table-cell office:value-type="string" table:style-name="ce10">
            <text:p>a, DBH_cm, b</text:p>
          </table:table-cell>
          <table:table-cell office:value-type="string" table:style-name="ce10">
            <text:p>DBH_cm</text:p>
          </table:table-cell>
          <table:table-cell office:value-type="string" table:style-name="ce10">
            <text:p>agb</text:p>
          </table:table-cell>
          <table:table-cell office:value-type="string" table:style-name="ce10">
            <text:p>kg</text:p>
          </table:table-cell>
          <table:table-cell table:style-name="ce10"/>
          <table:table-cell office:value-type="string" table:style-name="ce10">
            <text:p>B_kg = a*DBH_cm^b</text:p>
          </table:table-cell>
          <table:table-cell office:value-type="float" office:value="8.5980000000000001E-2" table:style-name="ce11">
            <text:p>0,08598</text:p>
          </table:table-cell>
          <table:table-cell office:value-type="float" office:value="2.35371" table:style-name="ce11">
            <text:p>2,35371</text:p>
          </table:table-cell>
          <table:table-cell table:number-columns-repeated="12" table:style-name="ce11"/>
          <table:table-cell office:value-type="float" office:value="1.28" table:style-name="ce11">
            <text:p>1,28</text:p>
          </table:table-cell>
          <table:table-cell office:value-type="float" office:value="0.98499999999999999" table:style-name="ce11">
            <text:p>0,985</text:p>
          </table:table-cell>
          <table:table-cell office:value-type="string" table:style-name="ce10">
            <text:p>Equation without eki, B = dry weight in kg , a , b are coeffcients, e_ki is the error which can be either * or /, <text:s/>original paper for function: https://doi.org/10.18960/seitai.17.2_70</text:p>
          </table:table-cell>
          <table:table-cell office:value-type="string" table:style-name="ce11">
            <text:p>not included</text:p>
          </table:table-cell>
          <table:table-cell table:number-columns-repeated="16354" table:style-name="ce11"/>
        </table:table-row>
        <table:table-row table:style-name="ro6">
          <table:table-cell office:value-type="string" table:style-name="ce12">
            <text:p>Tree Biocontent, Net Production and Litter Fall in a Deciduous Woodland</text:p>
          </table:table-cell>
          <table:table-cell office:value-type="string" table:style-name="ce14">
            <text:p>Malcolm K. Hughes</text:p>
          </table:table-cell>
          <table:table-cell office:value-type="float" office:value="1971" table:style-name="ce14">
            <text:p>1971</text:p>
          </table:table-cell>
          <table:table-cell office:value-type="string" table:style-name="ce14">
            <text:p>UK</text:p>
          </table:table-cell>
          <table:table-cell office:value-type="string" table:style-name="ce14">
            <text:p>Alnus gutinosa</text:p>
          </table:table-cell>
          <table:table-cell office:value-type="string" table:style-name="ce13">
            <text:p><text:a xlink:href="https://doi.org/10.2307/3543363">https://doi.org/10.2307/3543363</text:a></text:p>
          </table:table-cell>
          <table:table-cell office:value-type="string" table:style-name="ce14">
            <text:p>a, DBH_cm, b</text:p>
          </table:table-cell>
          <table:table-cell office:value-type="string" table:style-name="ce14">
            <text:p>DBH_cm</text:p>
          </table:table-cell>
          <table:table-cell office:value-type="string" table:style-name="ce14">
            <text:p>sw</text:p>
          </table:table-cell>
          <table:table-cell office:value-type="string" table:style-name="ce14">
            <text:p>kg</text:p>
          </table:table-cell>
          <table:table-cell table:style-name="ce14"/>
          <table:table-cell office:value-type="string" table:style-name="ce14">
            <text:p>Bs_kg = a*DBH_cm^b</text:p>
          </table:table-cell>
          <table:table-cell office:value-type="float" office:value="8.4190000000000001E-2" table:style-name="ce15">
            <text:p>0,08419</text:p>
          </table:table-cell>
          <table:table-cell office:value-type="float" office:value="2.4501400000000002" table:style-name="ce15">
            <text:p>2,45014</text:p>
          </table:table-cell>
          <table:table-cell table:number-columns-repeated="12" table:style-name="ce15"/>
          <table:table-cell office:value-type="float" office:value="1.21" table:style-name="ce15">
            <text:p>1,21</text:p>
          </table:table-cell>
          <table:table-cell office:value-type="float" office:value="0.99099999999999999" table:style-name="ce15">
            <text:p>0,991</text:p>
          </table:table-cell>
          <table:table-cell office:value-type="string" table:style-name="ce14">
            <text:p>Stemwood Equation without eki, B = dry weight in kg , a , b are coeffcients, e_ki is the error which can be either * or /, <text:s/>original paper for function: https://doi.org/10.18960/seitai.17.2_71</text:p>
          </table:table-cell>
          <table:table-cell office:value-type="string" table:style-name="ce15">
            <text:p>not included</text:p>
          </table:table-cell>
          <table:table-cell table:number-columns-repeated="16354" table:style-name="ce15"/>
        </table:table-row>
        <table:table-row table:style-name="ro6">
          <table:table-cell office:value-type="string" table:style-name="ce16">
            <text:p>Tree Biocontent, Net Production and Litter Fall in a Deciduous Woodland</text:p>
          </table:table-cell>
          <table:table-cell office:value-type="string" table:style-name="ce18">
            <text:p>Malcolm K. Hughes</text:p>
          </table:table-cell>
          <table:table-cell office:value-type="float" office:value="1971" table:style-name="ce18">
            <text:p>1971</text:p>
          </table:table-cell>
          <table:table-cell office:value-type="string" table:style-name="ce18">
            <text:p>UK</text:p>
          </table:table-cell>
          <table:table-cell office:value-type="string" table:style-name="ce18">
            <text:p>Alnus gutinosa</text:p>
          </table:table-cell>
          <table:table-cell office:value-type="string" table:style-name="ce17">
            <text:p><text:a xlink:href="https://doi.org/10.2307/3543363">https://doi.org/10.2307/3543363</text:a></text:p>
          </table:table-cell>
          <table:table-cell office:value-type="string" table:style-name="ce18">
            <text:p>a, DBH_cm, b</text:p>
          </table:table-cell>
          <table:table-cell office:value-type="string" table:style-name="ce18">
            <text:p>DBH_cm</text:p>
          </table:table-cell>
          <table:table-cell office:value-type="string" table:style-name="ce18">
            <text:p>fwb</text:p>
          </table:table-cell>
          <table:table-cell office:value-type="string" table:style-name="ce18">
            <text:p>kg</text:p>
          </table:table-cell>
          <table:table-cell table:style-name="ce18"/>
          <table:table-cell office:value-type="string" table:style-name="ce18">
            <text:p>Bb_kg = a*DBH_cm^b</text:p>
          </table:table-cell>
          <table:table-cell office:value-type="float" office:value="1.465E-2" table:style-name="ce19">
            <text:p>0,01465</text:p>
          </table:table-cell>
          <table:table-cell office:value-type="float" office:value="2.51919" table:style-name="ce19">
            <text:p>2,51919</text:p>
          </table:table-cell>
          <table:table-cell table:number-columns-repeated="12" table:style-name="ce19"/>
          <table:table-cell office:value-type="float" office:value="1.379" table:style-name="ce19">
            <text:p>1,379</text:p>
          </table:table-cell>
          <table:table-cell office:value-type="float" office:value="0.92400000000000004" table:style-name="ce19">
            <text:p>0,924</text:p>
          </table:table-cell>
          <table:table-cell office:value-type="string" table:style-name="ce18">
            <text:p>branches Equation without eki, B = dry weight in kg , a , b are coeffcients, e_ki is the error which can be either * or /, <text:s/>original paper for function: https://doi.org/10.18960/seitai.17.2_72</text:p>
          </table:table-cell>
          <table:table-cell office:value-type="string" table:style-name="ce19">
            <text:p>not included</text:p>
          </table:table-cell>
          <table:table-cell table:number-columns-repeated="16354" table:style-name="ce19"/>
        </table:table-row>
        <table:table-row table:style-name="ro4">
          <table:table-cell office:value-type="string" table:style-name="ce8">
            <text:p>Long-term biomass production and nutrient uptake of birch, alder and willow plantations on cut-away peatland, Biomass and Bioenergy</text:p>
          </table:table-cell>
          <table:table-cell office:value-type="string" table:style-name="ce9">
            <text:p><text:s/>Hytönen Jyrki, <text:s/>Saarsalmi Anna</text:p>
          </table:table-cell>
          <table:table-cell office:value-type="float" office:value="2009" table:style-name="ce10">
            <text:p>2009</text:p>
          </table:table-cell>
          <table:table-cell office:value-type="string" table:style-name="ce10">
            <text:p>Finnland</text:p>
          </table:table-cell>
          <table:table-cell office:value-type="string" table:style-name="ce10">
            <text:p>Alnus incana</text:p>
          </table:table-cell>
          <table:table-cell office:value-type="string" table:style-name="ce38">
            <text:p><text:a xlink:href="https://doi.org/10.1016/j.biombioe.2009.05.014">https://doi.org/10.1016/j.biombioe.2009.05.014</text:a></text:p>
          </table:table-cell>
          <table:table-cell office:value-type="string" table:style-name="ce10">
            <text:p>a, DBH_cm, b</text:p>
          </table:table-cell>
          <table:table-cell office:value-type="string" table:style-name="ce10">
            <text:p>DBH_cm</text:p>
          </table:table-cell>
          <table:table-cell office:value-type="string" table:style-name="ce10">
            <text:p>agb</text:p>
          </table:table-cell>
          <table:table-cell office:value-type="string" table:style-name="ce10">
            <text:p>g</text:p>
          </table:table-cell>
          <table:table-cell table:style-name="ce10"/>
          <table:table-cell office:value-type="string" table:style-name="ce10">
            <text:p>B_g = a*(DBH_cm*10)^b</text:p>
          </table:table-cell>
          <table:table-cell office:value-type="float" office:value="0.91500000000000004" table:style-name="ce39">
            <text:p>0,915</text:p>
          </table:table-cell>
          <table:table-cell office:value-type="float" office:value="2.12" table:style-name="ce39">
            <text:p>2,12</text:p>
          </table:table-cell>
          <table:table-cell table:number-columns-repeated="13" table:style-name="ce11"/>
          <table:table-cell office:value-type="float" office:value="97.9" table:style-name="ce39">
            <text:p>97,9</text:p>
          </table:table-cell>
          <table:table-cell office:value-type="string" table:style-name="ce11">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office:value-type="string" table:style-name="ce11">
            <text:p>not included</text:p>
          </table:table-cell>
          <table:table-cell table:number-columns-repeated="16354" table:style-name="ce11"/>
        </table:table-row>
        <table:table-row table:style-name="ro2">
          <table:table-cell office:value-type="string" table:style-name="ce24">
            <text:p>Long-term study of above- and below-ground biomass production in relation to nitrogen and carbon accumulation dynamics in a grey alder (Alnus incana (L.) Moench) plantation on former agricultural land</text:p>
          </table:table-cell>
          <table:table-cell office:value-type="string" table:style-name="ce25">
            <text:p>Aosaar, J., Varik, M., Lõhmus, K. et al.</text:p>
          </table:table-cell>
          <table:table-cell office:value-type="float" office:value="2013" table:style-name="ce25">
            <text:p>2013</text:p>
          </table:table-cell>
          <table:table-cell office:value-type="string" table:style-name="ce25">
            <text:p>Estonia</text:p>
          </table:table-cell>
          <table:table-cell office:value-type="string" table:style-name="ce25">
            <text:p>Alnus incana</text:p>
          </table:table-cell>
          <table:table-cell office:value-type="string" table:style-name="ce26">
            <text:p>https://link.springer.com/article/10.1007/s10342-013-0706-1</text:p>
          </table:table-cell>
          <table:table-cell table:number-columns-repeated="6" table:style-name="ce25"/>
          <table:table-cell table:number-columns-repeated="4" table:style-name="ce27"/>
          <table:table-cell table:number-columns-repeated="6" table:style-name="ce28"/>
          <table:table-cell table:number-columns-repeated="6" table:style-name="ce27"/>
          <table:table-cell office:value-type="string" table:style-name="ce25">
            <text:p>this one reffers othp older papers in term of biomaass function parameters so we cannot use ti. For coefficients check uri</text:p>
          </table:table-cell>
          <table:table-cell table:number-columns-repeated="16355" table:style-name="ce28"/>
        </table:table-row>
        <table:table-row table:style-name="ro3">
          <table:table-cell office:value-type="string" table:style-name="ce40">
            <text:p>Nutrient Allocation, Accumulation and Above-Ground Biomass in Grey Alder and Hybrid Alder Plantations</text:p>
          </table:table-cell>
          <table:table-cell office:value-type="string" table:style-name="ce40">
            <text:p>Veiko Uri, Hardi Tullus, Krista Lõhmus</text:p>
          </table:table-cell>
          <table:table-cell office:value-type="string" table:style-name="ce41">
            <text:p>2003</text:p>
          </table:table-cell>
          <table:table-cell office:value-type="string" table:style-name="ce41">
            <text:p>Estonia</text:p>
          </table:table-cell>
          <table:table-cell office:value-type="string" table:style-name="ce40">
            <text:p>Alnus incana</text:p>
          </table:table-cell>
          <table:table-cell office:value-type="string" table:style-name="ce42">
            <text:p><text:a xlink:href="https://doi.org/10.14214/sf.490">https://doi.org/10.14214/sf.490</text:a></text:p>
          </table:table-cell>
          <table:table-cell office:value-type="string" table:style-name="ce41">
            <text:p>a, DBH_cm, H_m, b</text:p>
          </table:table-cell>
          <table:table-cell office:value-type="string" table:style-name="ce41">
            <text:p>DBH_cm, H_m</text:p>
          </table:table-cell>
          <table:table-cell office:value-type="string" table:style-name="ce41">
            <text:p>agb</text:p>
          </table:table-cell>
          <table:table-cell office:value-type="string" table:style-name="ce41">
            <text:p>g</text:p>
          </table:table-cell>
          <table:table-cell table:style-name="ce41"/>
          <table:table-cell office:value-type="string" table:style-name="ce41">
            <text:p>B_g = a*(DBH_cm*H_m)^b</text:p>
          </table:table-cell>
          <table:table-cell office:value-type="float" office:value="2.5030000000000001" table:style-name="ce43">
            <text:p>2,503</text:p>
          </table:table-cell>
          <table:table-cell office:value-type="float" office:value="1.655" table:style-name="ce43">
            <text:p>1,655</text:p>
          </table:table-cell>
          <table:table-cell table:number-columns-repeated="2" table:style-name="ce43"/>
          <table:table-cell table:number-columns-repeated="6" table:style-name="ce28"/>
          <table:table-cell table:number-columns-repeated="4" table:style-name="ce43"/>
          <table:table-cell office:value-type="float" office:value="0.06" table:style-name="ce43">
            <text:p>0,06</text:p>
          </table:table-cell>
          <table:table-cell office:value-type="float" office:value="0.996" table:style-name="ce43">
            <text:p>0,996</text:p>
          </table:table-cell>
          <table:table-cell office:value-type="string" table:style-name="ce43">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office:value-type="string" table:style-name="ce28">
            <text:p>included</text:p>
          </table:table-cell>
          <table:table-cell table:number-columns-repeated="16354" table:style-name="ce28"/>
        </table:table-row>
        <table:table-row table:style-name="ro3">
          <table:table-cell office:value-type="string" table:style-name="ce44">
            <text:p>Nutrient Allocation, Accumulation and Above-Ground Biomass in Grey Alder and Hybrid Alder Plantations</text:p>
          </table:table-cell>
          <table:table-cell office:value-type="string" table:style-name="ce44">
            <text:p>Veiko Uri, Hardi Tullus, Krista Lõhmus</text:p>
          </table:table-cell>
          <table:table-cell office:value-type="string" table:style-name="ce45">
            <text:p>2003</text:p>
          </table:table-cell>
          <table:table-cell office:value-type="string" table:style-name="ce45">
            <text:p>Estonia</text:p>
          </table:table-cell>
          <table:table-cell office:value-type="string" table:style-name="ce44">
            <text:p>Alnus incana (L.) <text:s/>Moench × Alnus glutinosa (L.) Gaertn.</text:p>
          </table:table-cell>
          <table:table-cell office:value-type="string" table:style-name="ce46">
            <text:p>DOI:10.14214/sf.490</text:p>
          </table:table-cell>
          <table:table-cell office:value-type="string" table:style-name="ce45">
            <text:p>a, DBH_cm, H_m, b</text:p>
          </table:table-cell>
          <table:table-cell office:value-type="string" table:style-name="ce45">
            <text:p>DBH_cm, H_m</text:p>
          </table:table-cell>
          <table:table-cell office:value-type="string" table:style-name="ce45">
            <text:p>agb</text:p>
          </table:table-cell>
          <table:table-cell office:value-type="string" table:style-name="ce45">
            <text:p>g</text:p>
          </table:table-cell>
          <table:table-cell table:style-name="ce45"/>
          <table:table-cell office:value-type="string" table:style-name="ce45">
            <text:p>B_g = a*( (DBH_cm^2)*H_m )^b</text:p>
          </table:table-cell>
          <table:table-cell office:value-type="float" office:value="4.3360000000000003" table:style-name="ce47">
            <text:p>4,336</text:p>
          </table:table-cell>
          <table:table-cell office:value-type="float" office:value="1.212" table:style-name="ce47">
            <text:p>1,212</text:p>
          </table:table-cell>
          <table:table-cell table:number-columns-repeated="2" table:style-name="ce47"/>
          <table:table-cell table:number-columns-repeated="6" table:style-name="ce48"/>
          <table:table-cell table:number-columns-repeated="4" table:style-name="ce47"/>
          <table:table-cell office:value-type="float" office:value="0.24" table:style-name="ce47">
            <text:p>0,24</text:p>
          </table:table-cell>
          <table:table-cell office:value-type="float" office:value="0.97399999999999998" table:style-name="ce47">
            <text:p>0,974</text:p>
          </table:table-cell>
          <table:table-cell office:value-type="string" table:style-name="ce47">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office:value-type="string" table:style-name="ce48">
            <text:p>included</text:p>
          </table:table-cell>
          <table:table-cell table:number-columns-repeated="16354" table:style-name="ce48"/>
        </table:table-row>
        <table:table-row table:style-name="ro7">
          <table:table-cell office:value-type="string" table:style-name="ce20">
            <text:p>The dynamics of biomass production, carbon and nitrogen accumulation in grey alder (Alnus incana (L.) Moench) chronosequence stands in Estonia</text:p>
          </table:table-cell>
          <table:table-cell office:value-type="string" table:style-name="ce22">
            <text:p>Veiko Uri, Jürgen Aosaar, Mats Varik, Hardo Becker, Karli Ligi, Allar Padari, Arno Kanal, Krista Lõhmus</text:p>
          </table:table-cell>
          <table:table-cell office:value-type="float" office:value="2014" table:style-name="ce22">
            <text:p>2014</text:p>
          </table:table-cell>
          <table:table-cell office:value-type="string" table:style-name="ce22">
            <text:p>Estonia</text:p>
          </table:table-cell>
          <table:table-cell office:value-type="string" table:style-name="ce22">
            <text:p>Alnus incana</text:p>
          </table:table-cell>
          <table:table-cell office:value-type="string" table:style-name="ce22">
            <text:p>https://doi.org/10.1016/j.foreco.2014.04.040</text:p>
          </table:table-cell>
          <table:table-cell office:value-type="string" table:style-name="ce22">
            <text:p>a, DBH_cm, c, b</text:p>
          </table:table-cell>
          <table:table-cell office:value-type="string" table:style-name="ce22">
            <text:p>DBH_cm</text:p>
          </table:table-cell>
          <table:table-cell office:value-type="string" table:style-name="ce22">
            <text:p>agb</text:p>
          </table:table-cell>
          <table:table-cell office:value-type="string" table:style-name="ce22">
            <text:p>kg</text:p>
          </table:table-cell>
          <table:table-cell table:style-name="ce22"/>
          <table:table-cell office:value-type="string" table:style-name="ce22">
            <text:p>B_kg = a*(DBH_cm+c)^b</text:p>
          </table:table-cell>
          <table:table-cell office:value-type="float" office:value="0.5887" table:style-name="ce23">
            <text:p>0,5887</text:p>
          </table:table-cell>
          <table:table-cell office:value-type="float" office:value="2.5089999999999999" table:style-name="ce23">
            <text:p>2,509</text:p>
          </table:table-cell>
          <table:table-cell office:value-type="float" office:value="0.3" table:style-name="ce23">
            <text:p>0,3</text:p>
          </table:table-cell>
          <table:table-cell table:number-columns-repeated="12" table:style-name="ce23"/>
          <table:table-cell office:value-type="float" office:value="0.98" table:style-name="ce23">
            <text:p>0,98</text:p>
          </table:table-cell>
          <table:table-cell office:value-type="string" table:style-name="ce23">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office:value-type="string" table:style-name="ce23">
            <text:p>not included</text:p>
          </table:table-cell>
          <table:table-cell table:number-columns-repeated="16354" table:style-name="ce23"/>
        </table:table-row>
        <table:table-row table:style-name="ro3">
          <table:table-cell office:value-type="string" table:style-name="ce24">
            <text:p>Biomass production potential of grey alder (Alnus incana (L.) Moench.) in Scandinavia and Eastern Europe: A review</text:p>
          </table:table-cell>
          <table:table-cell office:value-type="string" table:style-name="ce25">
            <text:p><text:s/>Aosaar Jürgen, <text:s/>Varik Mats, <text:s/>Uri Veiko</text:p>
          </table:table-cell>
          <table:table-cell office:value-type="float" office:value="2012" table:style-name="ce25">
            <text:p>2012</text:p>
          </table:table-cell>
          <table:table-cell office:value-type="string" table:style-name="ce25">
            <text:p>Scandinavia, Eastern Europe</text:p>
          </table:table-cell>
          <table:table-cell office:value-type="string" table:style-name="ce25">
            <text:p>Alnus incana (L.) Moench</text:p>
          </table:table-cell>
          <table:table-cell office:value-type="string" table:style-name="ce25">
            <text:p>https://doi.org/10.1016/j.biombioe.2012.05.013</text:p>
          </table:table-cell>
          <table:table-cell table:number-columns-repeated="6" table:style-name="ce25"/>
          <table:table-cell table:number-columns-repeated="4" table:style-name="ce27"/>
          <table:table-cell table:number-columns-repeated="6" table:style-name="ce28"/>
          <table:table-cell table:number-columns-repeated="6" table:style-name="ce27"/>
          <table:table-cell office:value-type="string" table:style-name="ce25">
            <text:p>this one only has yield tables</text:p>
          </table:table-cell>
          <table:table-cell table:number-columns-repeated="16355" table:style-name="ce28"/>
        </table:table-row>
        <table:table-row table:style-name="ro7">
          <table:table-cell office:value-type="string" table:style-name="ce20">
            <text:p>The dynamics of biomass production in relation to foliar and root traits in a grey alder (Alnus incana (L.) Moench) plantation on abandoned agricultural land</text:p>
          </table:table-cell>
          <table:table-cell office:value-type="string" table:style-name="ce22">
            <text:p>Veiko Uri, Krista Lõhmus, Andres Kiviste, Jürgen Aosaar</text:p>
          </table:table-cell>
          <table:table-cell office:value-type="float" office:value="2009" table:style-name="ce22">
            <text:p>2009</text:p>
          </table:table-cell>
          <table:table-cell office:value-type="string" table:style-name="ce22">
            <text:p>Estonia</text:p>
          </table:table-cell>
          <table:table-cell office:value-type="string" table:style-name="ce22">
            <text:p>Alnus incana (L.) Moench</text:p>
          </table:table-cell>
          <table:table-cell office:value-type="string" table:style-name="ce21">
            <text:p>https://doi.org/10.1093/forestry/cpn040</text:p>
          </table:table-cell>
          <table:table-cell office:value-type="string" table:style-name="ce22">
            <text:p>a, DBH_cm, b</text:p>
          </table:table-cell>
          <table:table-cell office:value-type="string" table:style-name="ce22">
            <text:p>DBH_cm</text:p>
          </table:table-cell>
          <table:table-cell office:value-type="string" table:style-name="ce22">
            <text:p>agb</text:p>
          </table:table-cell>
          <table:table-cell office:value-type="string" table:style-name="ce22">
            <text:p>g</text:p>
          </table:table-cell>
          <table:table-cell table:style-name="ce22"/>
          <table:table-cell office:value-type="string" table:style-name="ce22">
            <text:p>B_g = a*DBH_cm^b</text:p>
          </table:table-cell>
          <table:table-cell office:value-type="float" office:value="50.24" table:style-name="ce23">
            <text:p>50,24</text:p>
          </table:table-cell>
          <table:table-cell office:value-type="float" office:value="2.7069999999999999" table:style-name="ce23">
            <text:p>2,707</text:p>
          </table:table-cell>
          <table:table-cell table:number-columns-repeated="13" table:style-name="ce23"/>
          <table:table-cell office:value-type="float" office:value="0.998" table:style-name="ce23">
            <text:p>0,998</text:p>
          </table:table-cell>
          <table:table-cell office:value-type="string" table:style-name="ce23">
            <text:p>where, y is the dependent variable (above-ground biomass of a model tree (g) or leaf area (m2)),D1.3 is the breast height diameter (cm),a and b are parameters (Table 1).</text:p>
          </table:table-cell>
          <table:table-cell office:value-type="string" table:style-name="ce23">
            <text:p>included</text:p>
          </table:table-cell>
          <table:table-cell table:number-columns-repeated="16354" table:style-name="ce23"/>
        </table:table-row>
        <table:table-row table:style-name="ro7">
          <table:table-cell office:value-type="string" table:style-name="ce12">
            <text:p>Equations for estimating the above- and belowground biomass of grey alder (Alnus incana (L.) Moench.) and common alder (Alnus glutinosa L.) in Latvia</text:p>
          </table:table-cell>
          <table:table-cell office:value-type="string" table:style-name="ce14">
            <text:p>Liepiņš, J., Liepiņš, K., &amp; Lazdiņš, A</text:p>
          </table:table-cell>
          <table:table-cell office:value-type="float" office:value="2021" table:style-name="ce14">
            <text:p>2021</text:p>
          </table:table-cell>
          <table:table-cell office:value-type="string" table:style-name="ce14">
            <text:p>Latvia</text:p>
          </table:table-cell>
          <table:table-cell office:value-type="string" table:style-name="ce14">
            <text:p>Alnus incana, Alnus glutinosa</text:p>
          </table:table-cell>
          <table:table-cell office:value-type="string" table:style-name="ce49">
            <text:p><text:a xlink:href="https://doi.org/10.1080/02827581.2021.1937696">https://doi.org/10.1080/02827581.2021.1937696</text:a></text:p>
          </table:table-cell>
          <table:table-cell office:value-type="string" table:style-name="ce14">
            <text:p>a, b, DBH_cm, c, H_m</text:p>
          </table:table-cell>
          <table:table-cell office:value-type="string" table:style-name="ce14">
            <text:p>DBH_cm, H_m</text:p>
          </table:table-cell>
          <table:table-cell office:value-type="string" table:style-name="ce14">
            <text:p>ln_agb_1</text:p>
          </table:table-cell>
          <table:table-cell office:value-type="string" table:style-name="ce14">
            <text:p>kg</text:p>
          </table:table-cell>
          <table:table-cell office:value-type="string" table:style-name="ce14">
            <text:p>ln</text:p>
          </table:table-cell>
          <table:table-cell office:value-type="string" table:style-name="ce14">
            <text:p>ln(B_kg) = a + b*ln(DBH_cm) + c*ln(H_m)</text:p>
          </table:table-cell>
          <table:table-cell office:value-type="float" office:value="-2.8698999999999999" table:style-name="ce15">
            <text:p>-2,8699</text:p>
          </table:table-cell>
          <table:table-cell office:value-type="float" office:value="2.1095999999999999" table:style-name="ce15">
            <text:p>2,1096</text:p>
          </table:table-cell>
          <table:table-cell office:value-type="float" office:value="0.50729999999999997" table:style-name="ce15">
            <text:p>0,5073</text:p>
          </table:table-cell>
          <table:table-cell table:number-columns-repeated="7" table:style-name="ce15"/>
          <table:table-cell office:value-type="float" office:value="1.048" table:style-name="ce15">
            <text:p>1,048</text:p>
          </table:table-cell>
          <table:table-cell table:number-columns-repeated="2" table:style-name="ce15"/>
          <table:table-cell office:value-type="float" office:value="2.9000000000000001E-2" table:style-name="ce15">
            <text:p>0,029</text:p>
          </table:table-cell>
          <table:table-cell office:value-type="float" office:value="7.0000000000000001E-3" table:style-name="ce15">
            <text:p>0,007</text:p>
          </table:table-cell>
          <table:table-cell office:value-type="float" office:value="0.99" table:style-name="ce15">
            <text:p>0,99</text:p>
          </table:table-cell>
          <table:table-cell office:value-type="string" table:style-name="ce14">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office:value-type="string" table:style-name="ce15">
            <text:p>not included</text:p>
          </table:table-cell>
          <table:table-cell table:number-columns-repeated="16354" table:style-name="ce15"/>
        </table:table-row>
        <table:table-row table:style-name="ro7">
          <table:table-cell office:value-type="string" table:style-name="ce12">
            <text:p>Equations for estimating the above- and belowground biomass of grey alder (Alnus incana (L.) Moench.) and common alder (Alnus glutinosa L.) in Latvia</text:p>
          </table:table-cell>
          <table:table-cell office:value-type="string" table:style-name="ce14">
            <text:p>Liepiņš, J., Liepiņš, K., &amp; Lazdiņš, A</text:p>
          </table:table-cell>
          <table:table-cell office:value-type="float" office:value="2021" table:style-name="ce14">
            <text:p>2021</text:p>
          </table:table-cell>
          <table:table-cell office:value-type="string" table:style-name="ce14">
            <text:p>Latvia</text:p>
          </table:table-cell>
          <table:table-cell office:value-type="string" table:style-name="ce14">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14">
            <text:p>a, b, DBH_cm, m, c, H_m, d</text:p>
          </table:table-cell>
          <table:table-cell office:value-type="string" table:style-name="ce14">
            <text:p>DBH_cm, H_m</text:p>
          </table:table-cell>
          <table:table-cell office:value-type="string" table:style-name="ce14">
            <text:p>ln_agb_2</text:p>
          </table:table-cell>
          <table:table-cell office:value-type="string" table:style-name="ce14">
            <text:p>kg</text:p>
          </table:table-cell>
          <table:table-cell office:value-type="string" table:style-name="ce14">
            <text:p>ln</text:p>
          </table:table-cell>
          <table:table-cell office:value-type="string" table:style-name="ce14">
            <text:p>ln(B_kg) = a + b*( DBH_cm/(DBH_cm+m) ) + c*H_m + d*ln(H_m)</text:p>
          </table:table-cell>
          <table:table-cell office:value-type="float" office:value="-1.6846000000000001" table:style-name="ce15">
            <text:p>-1,6846</text:p>
          </table:table-cell>
          <table:table-cell office:value-type="float" office:value="9.3412000000000006" table:style-name="ce15">
            <text:p>9,3412</text:p>
          </table:table-cell>
          <table:table-cell office:value-type="float" office:value="2.2100000000000002E-2" table:style-name="ce15">
            <text:p>0,0221</text:p>
          </table:table-cell>
          <table:table-cell office:value-type="float" office:value="0.24890000000000001" table:style-name="ce15">
            <text:p>0,2489</text:p>
          </table:table-cell>
          <table:table-cell table:number-columns-repeated="6" table:style-name="ce15"/>
          <table:table-cell office:value-type="float" office:value="0.996" table:style-name="ce15">
            <text:p>0,996</text:p>
          </table:table-cell>
          <table:table-cell office:value-type="float" office:value="14" table:style-name="ce15">
            <text:p>14</text:p>
          </table:table-cell>
          <table:table-cell table:style-name="ce15"/>
          <table:table-cell office:value-type="float" office:value="5.0000000000000001E-3" table:style-name="ce15">
            <text:p>0,005</text:p>
          </table:table-cell>
          <table:table-cell office:value-type="float" office:value="6.0000000000000001E-3" table:style-name="ce15">
            <text:p>0,006</text:p>
          </table:table-cell>
          <table:table-cell office:value-type="float" office:value="0.99399999999999999" table:style-name="ce15">
            <text:p>0,994</text:p>
          </table:table-cell>
          <table:table-cell office:value-type="string" table:style-name="ce14">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15">
            <text:p>not included</text:p>
          </table:table-cell>
          <table:table-cell table:number-columns-repeated="16354" table:style-name="ce15"/>
        </table:table-row>
        <table:table-row table:style-name="ro7">
          <table:table-cell office:value-type="string" table:style-name="ce12">
            <text:p>Equations for estimating the above- and belowground biomass of grey alder (Alnus incana (L.) Moench.) and common alder (Alnus glutinosa L.) in Latvia</text:p>
          </table:table-cell>
          <table:table-cell office:value-type="string" table:style-name="ce14">
            <text:p>Liepiņš, J., Liepiņš, K., &amp; Lazdiņš, A</text:p>
          </table:table-cell>
          <table:table-cell office:value-type="float" office:value="2021" table:style-name="ce14">
            <text:p>2021</text:p>
          </table:table-cell>
          <table:table-cell office:value-type="string" table:style-name="ce14">
            <text:p>Latvia</text:p>
          </table:table-cell>
          <table:table-cell office:value-type="string" table:style-name="ce14">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14">
            <text:p>DBH, H</text:p>
          </table:table-cell>
          <table:table-cell office:value-type="string" table:style-name="ce14">
            <text:p>DBH_cm, H_m</text:p>
          </table:table-cell>
          <table:table-cell office:value-type="string" table:style-name="ce14">
            <text:p>agb_transformed</text:p>
          </table:table-cell>
          <table:table-cell office:value-type="string" table:style-name="ce14">
            <text:p>kg</text:p>
          </table:table-cell>
          <table:table-cell table:style-name="ce14"/>
          <table:table-cell office:value-type="string" table:style-name="ce14">
            <text:p>B_kg = k * exp(ln(B_kg))</text:p>
          </table:table-cell>
          <table:table-cell table:number-columns-repeated="10" table:style-name="ce15"/>
          <table:table-cell office:value-type="float" office:value="0.996" table:style-name="ce15">
            <text:p>0,996</text:p>
          </table:table-cell>
          <table:table-cell table:number-columns-repeated="5" table:style-name="ce15"/>
          <table:table-cell office:value-type="string" table:style-name="ce14">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15">
            <text:p>not included</text:p>
          </table:table-cell>
          <table:table-cell table:number-columns-repeated="16354" table:style-name="ce15"/>
        </table:table-row>
        <table:table-row table:style-name="ro7">
          <table:table-cell office:value-type="string" table:style-name="ce12">
            <text:p>Equations for estimating the above- and belowground biomass of grey alder (Alnus incana (L.) Moench.) and common alder (Alnus glutinosa L.) in Latvia</text:p>
          </table:table-cell>
          <table:table-cell office:value-type="string" table:style-name="ce14">
            <text:p>Liepiņš, J., Liepiņš, K., &amp; Lazdiņš, A</text:p>
          </table:table-cell>
          <table:table-cell office:value-type="float" office:value="2021" table:style-name="ce14">
            <text:p>2021</text:p>
          </table:table-cell>
          <table:table-cell office:value-type="string" table:style-name="ce14">
            <text:p>Latvia</text:p>
          </table:table-cell>
          <table:table-cell office:value-type="string" table:style-name="ce14">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14">
            <text:p>k, a, b, DBH_cm, c, H_m</text:p>
          </table:table-cell>
          <table:table-cell office:value-type="string" table:style-name="ce14">
            <text:p>DBH_cm, H_m</text:p>
          </table:table-cell>
          <table:table-cell office:value-type="string" table:style-name="ce14">
            <text:p>agb</text:p>
          </table:table-cell>
          <table:table-cell office:value-type="string" table:style-name="ce14">
            <text:p>kg</text:p>
          </table:table-cell>
          <table:table-cell table:style-name="ce14"/>
          <table:table-cell office:value-type="string" table:style-name="ce14">
            <text:p>B_kg = k * exp( ( a + b*ln(DBH_cm) + c*ln(H_m) ) )</text:p>
          </table:table-cell>
          <table:table-cell office:value-type="float" office:value="-2.8698999999999999" table:style-name="ce15">
            <text:p>-2,8699</text:p>
          </table:table-cell>
          <table:table-cell office:value-type="float" office:value="2.1095999999999999" table:style-name="ce15">
            <text:p>2,1096</text:p>
          </table:table-cell>
          <table:table-cell office:value-type="float" office:value="0.50729999999999997" table:style-name="ce15">
            <text:p>0,5073</text:p>
          </table:table-cell>
          <table:table-cell table:number-columns-repeated="7" table:style-name="ce15"/>
          <table:table-cell office:value-type="float" office:value="1.048" table:style-name="ce15">
            <text:p>1,048</text:p>
          </table:table-cell>
          <table:table-cell table:number-columns-repeated="2" table:style-name="ce15"/>
          <table:table-cell office:value-type="float" office:value="2.9000000000000001E-2" table:style-name="ce15">
            <text:p>0,029</text:p>
          </table:table-cell>
          <table:table-cell office:value-type="float" office:value="7.0000000000000001E-3" table:style-name="ce15">
            <text:p>0,007</text:p>
          </table:table-cell>
          <table:table-cell office:value-type="float" office:value="0.99" table:style-name="ce15">
            <text:p>0,99</text:p>
          </table:table-cell>
          <table:table-cell office:value-type="string" table:style-name="ce14">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15">
            <text:p>not included</text:p>
          </table:table-cell>
          <table:table-cell table:number-columns-repeated="16354" table:style-name="ce15"/>
        </table:table-row>
        <table:table-row table:style-name="ro8">
          <table:table-cell office:value-type="string" table:style-name="ce50">
            <text:p>Equations for estimating the above- and belowground biomass of grey alder (Alnus incana (L.) Moench.) and common alder (Alnus glutinosa L.) in Latvia</text:p>
          </table:table-cell>
          <table:table-cell office:value-type="string" table:style-name="ce51">
            <text:p>Liepiņš, J., Liepiņš, K., &amp; Lazdiņš, A</text:p>
          </table:table-cell>
          <table:table-cell office:value-type="float" office:value="2021" table:style-name="ce51">
            <text:p>2021</text:p>
          </table:table-cell>
          <table:table-cell office:value-type="string" table:style-name="ce51">
            <text:p>Latvia</text:p>
          </table:table-cell>
          <table:table-cell office:value-type="string" table:style-name="ce51">
            <text:p>Alnus incana, Alnus glutinosa</text:p>
          </table:table-cell>
          <table:table-cell office:value-type="string" table:style-name="ce52">
            <text:p><text:a xlink:href="https://doi.org/10.1080/02827581.2021.1937696">https://doi.org/10.1080/02827581.2021.1937696</text:a></text:p>
          </table:table-cell>
          <table:table-cell office:value-type="string" table:style-name="ce51">
            <text:p>k, a, b, DBH_cm, m, c, H_m, d</text:p>
          </table:table-cell>
          <table:table-cell office:value-type="string" table:style-name="ce51">
            <text:p>DBH_cm, H_m</text:p>
          </table:table-cell>
          <table:table-cell office:value-type="string" table:style-name="ce51">
            <text:p>agb</text:p>
          </table:table-cell>
          <table:table-cell office:value-type="string" table:style-name="ce51">
            <text:p>kg</text:p>
          </table:table-cell>
          <table:table-cell table:style-name="ce51"/>
          <table:table-cell office:value-type="string" table:style-name="ce51">
            <text:p>B_kg = k * exp( a + b*(DBH_cm/(DBH_cm+m)) + c*H_m + d*ln(H_m) )</text:p>
          </table:table-cell>
          <table:table-cell office:value-type="float" office:value="-1.6846000000000001" table:style-name="ce53">
            <text:p>-1,6846</text:p>
          </table:table-cell>
          <table:table-cell office:value-type="float" office:value="9.3412000000000006" table:style-name="ce53">
            <text:p>9,3412</text:p>
          </table:table-cell>
          <table:table-cell office:value-type="float" office:value="2.2100000000000002E-2" table:style-name="ce53">
            <text:p>0,0221</text:p>
          </table:table-cell>
          <table:table-cell office:value-type="float" office:value="0.24890000000000001" table:style-name="ce53">
            <text:p>0,2489</text:p>
          </table:table-cell>
          <table:table-cell table:number-columns-repeated="6" table:style-name="ce53"/>
          <table:table-cell office:value-type="float" office:value="0.996" table:style-name="ce53">
            <text:p>0,996</text:p>
          </table:table-cell>
          <table:table-cell office:value-type="float" office:value="14" table:style-name="ce53">
            <text:p>14</text:p>
          </table:table-cell>
          <table:table-cell table:style-name="ce53"/>
          <table:table-cell office:value-type="float" office:value="5.0000000000000001E-3" table:style-name="ce53">
            <text:p>0,005</text:p>
          </table:table-cell>
          <table:table-cell office:value-type="float" office:value="6.0000000000000001E-3" table:style-name="ce53">
            <text:p>0,006</text:p>
          </table:table-cell>
          <table:table-cell office:value-type="float" office:value="0.99399999999999999" table:style-name="ce53">
            <text:p>0,994</text:p>
          </table:table-cell>
          <table:table-cell office:value-type="string" table:style-name="ce51">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53">
            <text:p>not included</text:p>
          </table:table-cell>
          <table:table-cell table:number-columns-repeated="16354" table:style-name="ce53"/>
        </table:table-row>
        <table:table-row table:style-name="ro9">
          <table:table-cell office:value-type="string" table:style-name="ce40">
            <text:p>Aboveground biomass and nitrogen allocation of ten deciduous southern Appalachian tree species</text:p>
          </table:table-cell>
          <table:table-cell office:value-type="string" table:style-name="ce41">
            <text:p>Jonathan G. Martin, Brian D. Kloeppel, Tara L. Schaefer, Darrin L. Kimbler, Steven G. McNulty</text:p>
          </table:table-cell>
          <table:table-cell office:value-type="string" table:style-name="ce41">
            <text:p>1998</text:p>
          </table:table-cell>
          <table:table-cell office:value-type="string" table:style-name="ce41">
            <text:p>USA</text:p>
          </table:table-cell>
          <table:table-cell office:value-type="string" table:style-name="ce41">
            <text:p>Betula lenta</text:p>
          </table:table-cell>
          <table:table-cell office:value-type="string" table:style-name="ce54">
            <text:p>https://www.srs.fs.usda.gov/pubs/ja/ja_martin003.pdf</text:p>
          </table:table-cell>
          <table:table-cell office:value-type="string" table:style-name="ce41">
            <text:p>a, DBH_cm, b</text:p>
          </table:table-cell>
          <table:table-cell office:value-type="string" table:style-name="ce41">
            <text:p>DBH_c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a*DBH_cm^b</text:p>
          </table:table-cell>
          <table:table-cell office:value-type="float" office:value="5.6493700000000001E-2" table:style-name="ce43">
            <text:p>0,0564937</text:p>
          </table:table-cell>
          <table:table-cell office:value-type="float" office:value="2.726" table:style-name="ce43">
            <text:p>2,726</text:p>
          </table:table-cell>
          <table:table-cell table:number-columns-repeated="2" table:style-name="ce43"/>
          <table:table-cell table:number-columns-repeated="6" table:style-name="ce28"/>
          <table:table-cell table:number-columns-repeated="6" table:style-name="ce43"/>
          <table:table-cell office:value-type="string" table:style-name="ce41">
            <text:p>where B is the total dry biomass in kg per ptree, DBH is the diameter at breast height, and a and b are the function coeffcients</text:p>
          </table:table-cell>
          <table:table-cell office:value-type="string" table:style-name="ce28">
            <text:p>possible</text:p>
          </table:table-cell>
          <table:table-cell table:number-columns-repeated="16354" table:style-name="ce28"/>
        </table:table-row>
        <table:table-row table:style-name="ro3">
          <table:table-cell office:value-type="string" table:style-name="ce55">
            <text:p>Weight equations for determining biomass fractions of young hardwoods from natural regenerated stands</text:p>
          </table:table-cell>
          <table:table-cell office:value-type="string" table:style-name="ce56">
            <text:p>Harald Korsmo</text:p>
          </table:table-cell>
          <table:table-cell office:value-type="float" office:value="1994" table:style-name="ce57">
            <text:p>1994</text:p>
          </table:table-cell>
          <table:table-cell office:value-type="string" table:style-name="ce57">
            <text:p>Norway</text:p>
          </table:table-cell>
          <table:table-cell office:value-type="string" table:style-name="ce57">
            <text:p>Betula pendula</text:p>
          </table:table-cell>
          <table:table-cell office:value-type="string" table:style-name="ce56">
            <text:p><text:a xlink:href="https://doi.org/10.1080/02827589509382900">https://doi.org/10.1080/02827589509382900</text:a></text:p>
          </table:table-cell>
          <table:table-cell office:value-type="string" table:style-name="ce57">
            <text:p>a, b, DBH_cm, c</text:p>
          </table:table-cell>
          <table:table-cell office:value-type="string" table:style-name="ce57">
            <text:p>DBH_cm</text:p>
          </table:table-cell>
          <table:table-cell office:value-type="string" table:style-name="ce57">
            <text:p>ndl</text:p>
          </table:table-cell>
          <table:table-cell office:value-type="string" table:style-name="ce57">
            <text:p>g</text:p>
          </table:table-cell>
          <table:table-cell office:value-type="string" table:style-name="ce57">
            <text:p>ln</text:p>
          </table:table-cell>
          <table:table-cell office:value-type="string" table:style-name="ce57">
            <text:p>ln(Bf_g) = ln(a) + b * ln(DBH_cm) + c*(ln(DBH_cm))^2</text:p>
          </table:table-cell>
          <table:table-cell office:value-type="float" office:value="2.8271999999999999" table:style-name="ce58">
            <text:p>2,8272</text:p>
          </table:table-cell>
          <table:table-cell office:value-type="float" office:value="0.89990000000000003" table:style-name="ce58">
            <text:p>0,8999</text:p>
          </table:table-cell>
          <table:table-cell office:value-type="float" office:value="0.39340000000000003" table:style-name="ce58">
            <text:p>0,3934</text:p>
          </table:table-cell>
          <table:table-cell table:style-name="ce58"/>
          <table:table-cell table:number-columns-repeated="6" table:style-name="ce4"/>
          <table:table-cell table:number-columns-repeated="4" table:style-name="ce58"/>
          <table:table-cell office:value-type="float" office:value="32.71" table:style-name="ce58">
            <text:p>32,71</text:p>
          </table:table-cell>
          <table:table-cell office:value-type="float" office:value="0.746" table:style-name="ce58">
            <text:p>0,746</text:p>
          </table:table-cell>
          <table:table-cell office:value-type="string" table:style-name="ce57">
            <text:p>Bf = dry weight foliage in g, dbh = diameter in cm, a , b are coeffcients, e_ki is the error</text:p>
          </table:table-cell>
          <table:table-cell office:value-type="string" table:style-name="ce4">
            <text:p>possible</text:p>
          </table:table-cell>
          <table:table-cell table:number-columns-repeated="16354"/>
        </table:table-row>
        <table:table-row table:style-name="ro3">
          <table:table-cell office:value-type="string" table:style-name="ce55">
            <text:p>Weight equations for determining biomass fractions of young hardwoods from natural regenerated stands</text:p>
          </table:table-cell>
          <table:table-cell office:value-type="string" table:style-name="ce56">
            <text:p>Harald Korsmo</text:p>
          </table:table-cell>
          <table:table-cell office:value-type="float" office:value="1994" table:style-name="ce57">
            <text:p>1994</text:p>
          </table:table-cell>
          <table:table-cell office:value-type="string" table:style-name="ce57">
            <text:p>Norway</text:p>
          </table:table-cell>
          <table:table-cell office:value-type="string" table:style-name="ce57">
            <text:p>Betula pendula</text:p>
          </table:table-cell>
          <table:table-cell office:value-type="string" table:style-name="ce56">
            <text:p><text:a xlink:href="https://doi.org/10.1080/02827589509382900">https://doi.org/10.1080/02827589509382900</text:a></text:p>
          </table:table-cell>
          <table:table-cell office:value-type="string" table:style-name="ce57">
            <text:p>a, b, DBH_cm, c</text:p>
          </table:table-cell>
          <table:table-cell office:value-type="string" table:style-name="ce57">
            <text:p>DBH_cm</text:p>
          </table:table-cell>
          <table:table-cell office:value-type="string" table:style-name="ce57">
            <text:p>fwb</text:p>
          </table:table-cell>
          <table:table-cell office:value-type="string" table:style-name="ce57">
            <text:p>g</text:p>
          </table:table-cell>
          <table:table-cell office:value-type="string" table:style-name="ce57">
            <text:p>ln</text:p>
          </table:table-cell>
          <table:table-cell office:value-type="string" table:style-name="ce57">
            <text:p>ln(Bb_g) = ln(a) + b * ln(DBH_cm) + c*(ln(DBH_cm))^2</text:p>
          </table:table-cell>
          <table:table-cell office:value-type="float" office:value="3.5489000000000002" table:style-name="ce58">
            <text:p>3,5489</text:p>
          </table:table-cell>
          <table:table-cell office:value-type="float" office:value="1.286" table:style-name="ce58">
            <text:p>1,286</text:p>
          </table:table-cell>
          <table:table-cell office:value-type="float" office:value="0.2959" table:style-name="ce58">
            <text:p>0,2959</text:p>
          </table:table-cell>
          <table:table-cell table:style-name="ce58"/>
          <table:table-cell table:number-columns-repeated="6" table:style-name="ce4"/>
          <table:table-cell table:number-columns-repeated="4" table:style-name="ce58"/>
          <table:table-cell office:value-type="float" office:value="11.23" table:style-name="ce58">
            <text:p>11,23</text:p>
          </table:table-cell>
          <table:table-cell office:value-type="float" office:value="0.92200000000000004" table:style-name="ce58">
            <text:p>0,922</text:p>
          </table:table-cell>
          <table:table-cell office:value-type="string" table:style-name="ce57">
            <text:p>Bb = dry weight branches in g, dbh = diameter in cm, a , b are coeffcients, e_ki is the error</text:p>
          </table:table-cell>
          <table:table-cell office:value-type="string" table:style-name="ce4">
            <text:p>possible</text:p>
          </table:table-cell>
          <table:table-cell table:number-columns-repeated="16354"/>
        </table:table-row>
        <table:table-row table:style-name="ro3">
          <table:table-cell office:value-type="string" table:style-name="ce59">
            <text:p>Weight equations for determining biomass fractions of young hardwoods from natural regenerated stands</text:p>
          </table:table-cell>
          <table:table-cell office:value-type="string" table:style-name="ce60">
            <text:p>Harald Korsmo</text:p>
          </table:table-cell>
          <table:table-cell office:value-type="float" office:value="1994" table:style-name="ce45">
            <text:p>1994</text:p>
          </table:table-cell>
          <table:table-cell office:value-type="string" table:style-name="ce45">
            <text:p>Norway</text:p>
          </table:table-cell>
          <table:table-cell office:value-type="string" table:style-name="ce45">
            <text:p>Betula pendula</text:p>
          </table:table-cell>
          <table:table-cell office:value-type="string" table:style-name="ce60">
            <text:p><text:a xlink:href="https://doi.org/10.1080/02827589509382900">https://doi.org/10.1080/02827589509382900</text:a></text:p>
          </table:table-cell>
          <table:table-cell office:value-type="string" table:style-name="ce45">
            <text:p>a, b, DBH_cm, c</text:p>
          </table:table-cell>
          <table:table-cell office:value-type="string" table:style-name="ce45">
            <text:p>DBH_cm</text:p>
          </table:table-cell>
          <table:table-cell office:value-type="string" table:style-name="ce45">
            <text:p>sw</text:p>
          </table:table-cell>
          <table:table-cell office:value-type="string" table:style-name="ce45">
            <text:p>g</text:p>
          </table:table-cell>
          <table:table-cell office:value-type="string" table:style-name="ce45">
            <text:p>ln</text:p>
          </table:table-cell>
          <table:table-cell office:value-type="string" table:style-name="ce45">
            <text:p>ln(Bs_g) = ln(a) + b * ln(DBH_cm) + c*(ln(DBH_cm))^2</text:p>
          </table:table-cell>
          <table:table-cell office:value-type="float" office:value="3.5489000000000002" table:style-name="ce47">
            <text:p>3,5489</text:p>
          </table:table-cell>
          <table:table-cell office:value-type="float" office:value="1.5712999999999999" table:style-name="ce47">
            <text:p>1,5713</text:p>
          </table:table-cell>
          <table:table-cell office:value-type="float" office:value="0.3271" table:style-name="ce47">
            <text:p>0,3271</text:p>
          </table:table-cell>
          <table:table-cell table:style-name="ce47"/>
          <table:table-cell table:number-columns-repeated="6" table:style-name="ce48"/>
          <table:table-cell table:number-columns-repeated="4" table:style-name="ce47"/>
          <table:table-cell office:value-type="float" office:value="1.82" table:style-name="ce47">
            <text:p>1,82</text:p>
          </table:table-cell>
          <table:table-cell office:value-type="float" office:value="0.98499999999999999" table:style-name="ce47">
            <text:p>0,985</text:p>
          </table:table-cell>
          <table:table-cell office:value-type="string" table:style-name="ce45">
            <text:p>Bs = dry weight stem in g, dbh = diameter in cm, a , b are coeffcients, e_ki is the error</text:p>
          </table:table-cell>
          <table:table-cell office:value-type="string" table:style-name="ce48">
            <text:p>possible</text:p>
          </table:table-cell>
          <table:table-cell table:number-columns-repeated="16354" table:style-name="ce48"/>
        </table:table-row>
        <table:table-row table:style-name="ro6">
          <table:table-cell office:value-type="string" table:style-name="ce8">
            <text:p>Tree Biocontent, Net Production and Litter Fall in a Deciduous Woodland</text:p>
          </table:table-cell>
          <table:table-cell office:value-type="string" table:style-name="ce10">
            <text:p>Malcolm K. Hughes</text:p>
          </table:table-cell>
          <table:table-cell office:value-type="float" office:value="1971" table:style-name="ce10">
            <text:p>1971</text:p>
          </table:table-cell>
          <table:table-cell office:value-type="string" table:style-name="ce10">
            <text:p>UK</text:p>
          </table:table-cell>
          <table:table-cell office:value-type="string" table:style-name="ce10">
            <text:p>Betula pendula</text:p>
          </table:table-cell>
          <table:table-cell office:value-type="string" table:style-name="ce9">
            <text:p><text:a xlink:href="https://doi.org/10.2307/3543363">https://doi.org/10.2307/3543363</text:a></text:p>
          </table:table-cell>
          <table:table-cell office:value-type="string" table:style-name="ce10">
            <text:p>a, DBH_cm, b, e_ki</text:p>
          </table:table-cell>
          <table:table-cell office:value-type="string" table:style-name="ce10">
            <text:p>DBH_cm</text:p>
          </table:table-cell>
          <table:table-cell office:value-type="string" table:style-name="ce10">
            <text:p>agb</text:p>
          </table:table-cell>
          <table:table-cell office:value-type="string" table:style-name="ce10">
            <text:p>kg</text:p>
          </table:table-cell>
          <table:table-cell table:style-name="ce10"/>
          <table:table-cell office:value-type="string" table:style-name="ce10">
            <text:p>B_kg = (a*DBH_cm^b)*e_ki</text:p>
          </table:table-cell>
          <table:table-cell office:value-type="float" office:value="0.25113000000000002" table:style-name="ce11">
            <text:p>0,25113</text:p>
          </table:table-cell>
          <table:table-cell office:value-type="float" office:value="2.28654" table:style-name="ce11">
            <text:p>2,28654</text:p>
          </table:table-cell>
          <table:table-cell table:number-columns-repeated="12" table:style-name="ce11"/>
          <table:table-cell office:value-type="float" office:value="1.2150000000000001" table:style-name="ce11">
            <text:p>1,215</text:p>
          </table:table-cell>
          <table:table-cell office:value-type="float" office:value="0.99199999999999999" table:style-name="ce11">
            <text:p>0,992</text:p>
          </table:table-cell>
          <table:table-cell office:value-type="string" table:style-name="ce10">
            <text:p>Total, Equation 1, B = dry weight in kg , a , b are coeffcients, e_ki is the error which can be either * or /, original paper for function: https://doi.org/10.18960/seitai.17.2_70</text:p>
          </table:table-cell>
          <table:table-cell office:value-type="string" table:style-name="ce11">
            <text:p>not included</text:p>
          </table:table-cell>
          <table:table-cell table:number-columns-repeated="16354" table:style-name="ce11"/>
        </table:table-row>
        <table:table-row table:style-name="ro6">
          <table:table-cell office:value-type="string" table:style-name="ce12">
            <text:p>Tree Biocontent, Net Production and Litter Fall in a Deciduous Woodland</text:p>
          </table:table-cell>
          <table:table-cell office:value-type="string" table:style-name="ce14">
            <text:p>Malcolm K. Hughes</text:p>
          </table:table-cell>
          <table:table-cell office:value-type="float" office:value="1971" table:style-name="ce14">
            <text:p>1971</text:p>
          </table:table-cell>
          <table:table-cell office:value-type="string" table:style-name="ce14">
            <text:p>UK</text:p>
          </table:table-cell>
          <table:table-cell office:value-type="string" table:style-name="ce14">
            <text:p>Betula pendula</text:p>
          </table:table-cell>
          <table:table-cell office:value-type="string" table:style-name="ce13">
            <text:p><text:a xlink:href="https://doi.org/10.2307/3543363">https://doi.org/10.2307/3543363</text:a></text:p>
          </table:table-cell>
          <table:table-cell office:value-type="string" table:style-name="ce14">
            <text:p>a, DBH_cm, b, e_ki</text:p>
          </table:table-cell>
          <table:table-cell office:value-type="string" table:style-name="ce14">
            <text:p>DBH_cm</text:p>
          </table:table-cell>
          <table:table-cell office:value-type="string" table:style-name="ce14">
            <text:p>sw</text:p>
          </table:table-cell>
          <table:table-cell office:value-type="string" table:style-name="ce14">
            <text:p>kg</text:p>
          </table:table-cell>
          <table:table-cell table:style-name="ce14"/>
          <table:table-cell office:value-type="string" table:style-name="ce14">
            <text:p>Bs_kg = (a*DBH_cm^b)*e_ki</text:p>
          </table:table-cell>
          <table:table-cell office:value-type="float" office:value="0.1993" table:style-name="ce15">
            <text:p>0,1993</text:p>
          </table:table-cell>
          <table:table-cell office:value-type="float" office:value="0.24909999999999999" table:style-name="ce15">
            <text:p>0,2491</text:p>
          </table:table-cell>
          <table:table-cell table:number-columns-repeated="12" table:style-name="ce15"/>
          <table:table-cell office:value-type="float" office:value="1.17" table:style-name="ce15">
            <text:p>1,17</text:p>
          </table:table-cell>
          <table:table-cell office:value-type="float" office:value="0.99399999999999999" table:style-name="ce15">
            <text:p>0,994</text:p>
          </table:table-cell>
          <table:table-cell office:value-type="string" table:style-name="ce14">
            <text:p>Stem, Equation 1, B = dry weight in kg , a , b are coeffcients, e_ki is the error which can be either * or /, original paper for function: https://doi.org/10.18960/seitai.17.2_70</text:p>
          </table:table-cell>
          <table:table-cell office:value-type="string" table:style-name="ce15">
            <text:p>not included</text:p>
          </table:table-cell>
          <table:table-cell table:number-columns-repeated="16354" table:style-name="ce15"/>
        </table:table-row>
        <table:table-row table:style-name="ro6">
          <table:table-cell office:value-type="string" table:style-name="ce12">
            <text:p>Tree Biocontent, Net Production and Litter Fall in a Deciduous Woodland</text:p>
          </table:table-cell>
          <table:table-cell office:value-type="string" table:style-name="ce14">
            <text:p>Malcolm K. Hughes</text:p>
          </table:table-cell>
          <table:table-cell office:value-type="float" office:value="1971" table:style-name="ce14">
            <text:p>1971</text:p>
          </table:table-cell>
          <table:table-cell office:value-type="string" table:style-name="ce14">
            <text:p>UK</text:p>
          </table:table-cell>
          <table:table-cell office:value-type="string" table:style-name="ce14">
            <text:p>Betula pendula</text:p>
          </table:table-cell>
          <table:table-cell office:value-type="string" table:style-name="ce13">
            <text:p><text:a xlink:href="https://doi.org/10.2307/3543363">https://doi.org/10.2307/3543363</text:a></text:p>
          </table:table-cell>
          <table:table-cell office:value-type="string" table:style-name="ce14">
            <text:p>a, DBH_cm, b, e_ki</text:p>
          </table:table-cell>
          <table:table-cell office:value-type="string" table:style-name="ce14">
            <text:p>DBH_cm</text:p>
          </table:table-cell>
          <table:table-cell office:value-type="string" table:style-name="ce14">
            <text:p>fwb</text:p>
          </table:table-cell>
          <table:table-cell office:value-type="string" table:style-name="ce14">
            <text:p>kg</text:p>
          </table:table-cell>
          <table:table-cell table:style-name="ce14"/>
          <table:table-cell office:value-type="string" table:style-name="ce14">
            <text:p>Bb_kg = (a*DBH_cm^b)*e_ki</text:p>
          </table:table-cell>
          <table:table-cell office:value-type="float" office:value="7.4219999999999994E-2" table:style-name="ce15">
            <text:p>0,07422</text:p>
          </table:table-cell>
          <table:table-cell office:value-type="float" office:value="2.2407900000000001" table:style-name="ce15">
            <text:p>2,24079</text:p>
          </table:table-cell>
          <table:table-cell table:number-columns-repeated="12" table:style-name="ce15"/>
          <table:table-cell office:value-type="float" office:value="1.222" table:style-name="ce15">
            <text:p>1,222</text:p>
          </table:table-cell>
          <table:table-cell office:value-type="float" office:value="0.98899999999999999" table:style-name="ce15">
            <text:p>0,989</text:p>
          </table:table-cell>
          <table:table-cell office:value-type="string" table:style-name="ce14">
            <text:p>Branches, Equation 1, B = dry weight in kg , a , b are coeffcients, e_ki is the error which can be either * or /, original paper for function: https://doi.org/10.18960/seitai.17.2_70</text:p>
          </table:table-cell>
          <table:table-cell office:value-type="string" table:style-name="ce15">
            <text:p>not included</text:p>
          </table:table-cell>
          <table:table-cell table:number-columns-repeated="16354" table:style-name="ce15"/>
        </table:table-row>
        <table:table-row table:style-name="ro6">
          <table:table-cell office:value-type="string" table:style-name="ce12">
            <text:p>Tree Biocontent, Net Production and Litter Fall in a Deciduous Woodland</text:p>
          </table:table-cell>
          <table:table-cell office:value-type="string" table:style-name="ce14">
            <text:p>Malcolm K. Hughes</text:p>
          </table:table-cell>
          <table:table-cell office:value-type="float" office:value="1971" table:style-name="ce14">
            <text:p>1971</text:p>
          </table:table-cell>
          <table:table-cell office:value-type="string" table:style-name="ce14">
            <text:p>UK</text:p>
          </table:table-cell>
          <table:table-cell office:value-type="string" table:style-name="ce14">
            <text:p>Betula pendula</text:p>
          </table:table-cell>
          <table:table-cell office:value-type="string" table:style-name="ce13">
            <text:p><text:a xlink:href="https://doi.org/10.2307/3543363">https://doi.org/10.2307/3543363</text:a></text:p>
          </table:table-cell>
          <table:table-cell office:value-type="string" table:style-name="ce14">
            <text:p>a, DBH_cm, b, e_ki</text:p>
          </table:table-cell>
          <table:table-cell office:value-type="string" table:style-name="ce14">
            <text:p>DBH_cm</text:p>
          </table:table-cell>
          <table:table-cell office:value-type="string" table:style-name="ce14">
            <text:p>agb</text:p>
          </table:table-cell>
          <table:table-cell office:value-type="string" table:style-name="ce14">
            <text:p>kg</text:p>
          </table:table-cell>
          <table:table-cell table:style-name="ce14"/>
          <table:table-cell office:value-type="string" table:style-name="ce14">
            <text:p>B_kg = (a*DBH_cm^b)/e_ki</text:p>
          </table:table-cell>
          <table:table-cell office:value-type="float" office:value="0.25113000000000002" table:style-name="ce15">
            <text:p>0,25113</text:p>
          </table:table-cell>
          <table:table-cell office:value-type="float" office:value="2.28654" table:style-name="ce15">
            <text:p>2,28654</text:p>
          </table:table-cell>
          <table:table-cell table:number-columns-repeated="12" table:style-name="ce15"/>
          <table:table-cell office:value-type="float" office:value="1.2150000000000001" table:style-name="ce15">
            <text:p>1,215</text:p>
          </table:table-cell>
          <table:table-cell office:value-type="float" office:value="0.99199999999999999" table:style-name="ce15">
            <text:p>0,992</text:p>
          </table:table-cell>
          <table:table-cell office:value-type="string" table:style-name="ce14">
            <text:p>Total, Equation 2, B = dry weight in kg , a , b are coeffcients, e_ki is the error which can be either * or /, original paper for function: https://doi.org/10.18960/seitai.17.2_70</text:p>
          </table:table-cell>
          <table:table-cell office:value-type="string" table:style-name="ce15">
            <text:p>not included</text:p>
          </table:table-cell>
          <table:table-cell table:number-columns-repeated="16354" table:style-name="ce15"/>
        </table:table-row>
        <table:table-row table:style-name="ro6">
          <table:table-cell office:value-type="string" table:style-name="ce12">
            <text:p>Tree Biocontent, Net Production and Litter Fall in a Deciduous Woodland</text:p>
          </table:table-cell>
          <table:table-cell office:value-type="string" table:style-name="ce14">
            <text:p>Malcolm K. Hughes</text:p>
          </table:table-cell>
          <table:table-cell office:value-type="float" office:value="1971" table:style-name="ce14">
            <text:p>1971</text:p>
          </table:table-cell>
          <table:table-cell office:value-type="string" table:style-name="ce14">
            <text:p>UK</text:p>
          </table:table-cell>
          <table:table-cell office:value-type="string" table:style-name="ce14">
            <text:p>Betula pendula</text:p>
          </table:table-cell>
          <table:table-cell office:value-type="string" table:style-name="ce13">
            <text:p><text:a xlink:href="https://doi.org/10.2307/3543363">https://doi.org/10.2307/3543363</text:a></text:p>
          </table:table-cell>
          <table:table-cell office:value-type="string" table:style-name="ce14">
            <text:p>a, DBH_cm, b, e_ki</text:p>
          </table:table-cell>
          <table:table-cell office:value-type="string" table:style-name="ce14">
            <text:p>DBH_cm</text:p>
          </table:table-cell>
          <table:table-cell office:value-type="string" table:style-name="ce14">
            <text:p>sw</text:p>
          </table:table-cell>
          <table:table-cell office:value-type="string" table:style-name="ce14">
            <text:p>kg</text:p>
          </table:table-cell>
          <table:table-cell table:style-name="ce14"/>
          <table:table-cell office:value-type="string" table:style-name="ce14">
            <text:p>Bs_kg = (a*DBH_cm^b)/e_ki</text:p>
          </table:table-cell>
          <table:table-cell office:value-type="float" office:value="0.1993" table:style-name="ce15">
            <text:p>0,1993</text:p>
          </table:table-cell>
          <table:table-cell office:value-type="float" office:value="0.24909999999999999" table:style-name="ce15">
            <text:p>0,2491</text:p>
          </table:table-cell>
          <table:table-cell table:number-columns-repeated="12" table:style-name="ce15"/>
          <table:table-cell office:value-type="float" office:value="1.17" table:style-name="ce15">
            <text:p>1,17</text:p>
          </table:table-cell>
          <table:table-cell office:value-type="float" office:value="0.99399999999999999" table:style-name="ce15">
            <text:p>0,994</text:p>
          </table:table-cell>
          <table:table-cell office:value-type="string" table:style-name="ce14">
            <text:p>Stem, Equation 2, B = dry weight in kg , a , b are coeffcients, e_ki is the error which can be either * or /, original paper for function: https://doi.org/10.18960/seitai.17.2_70</text:p>
          </table:table-cell>
          <table:table-cell office:value-type="string" table:style-name="ce15">
            <text:p>not included</text:p>
          </table:table-cell>
          <table:table-cell table:number-columns-repeated="16354" table:style-name="ce15"/>
        </table:table-row>
        <table:table-row table:style-name="ro6">
          <table:table-cell office:value-type="string" table:style-name="ce16">
            <text:p>Tree Biocontent, Net Production and Litter Fall in a Deciduous Woodland</text:p>
          </table:table-cell>
          <table:table-cell office:value-type="string" table:style-name="ce18">
            <text:p>Malcolm K. Hughes</text:p>
          </table:table-cell>
          <table:table-cell office:value-type="float" office:value="1971" table:style-name="ce18">
            <text:p>1971</text:p>
          </table:table-cell>
          <table:table-cell office:value-type="string" table:style-name="ce18">
            <text:p>UK</text:p>
          </table:table-cell>
          <table:table-cell office:value-type="string" table:style-name="ce18">
            <text:p>Betula pendula</text:p>
          </table:table-cell>
          <table:table-cell office:value-type="string" table:style-name="ce17">
            <text:p><text:a xlink:href="https://doi.org/10.2307/3543363">https://doi.org/10.2307/3543363</text:a></text:p>
          </table:table-cell>
          <table:table-cell office:value-type="string" table:style-name="ce18">
            <text:p>a, DBH_cm, b, e_ki</text:p>
          </table:table-cell>
          <table:table-cell office:value-type="string" table:style-name="ce18">
            <text:p>DBH_cm</text:p>
          </table:table-cell>
          <table:table-cell office:value-type="string" table:style-name="ce18">
            <text:p>fwb</text:p>
          </table:table-cell>
          <table:table-cell office:value-type="string" table:style-name="ce18">
            <text:p>kg</text:p>
          </table:table-cell>
          <table:table-cell table:style-name="ce18"/>
          <table:table-cell office:value-type="string" table:style-name="ce18">
            <text:p>Bb_kg = (a*DBH_cm^b)/e_ki</text:p>
          </table:table-cell>
          <table:table-cell office:value-type="float" office:value="7.4219999999999994E-2" table:style-name="ce19">
            <text:p>0,07422</text:p>
          </table:table-cell>
          <table:table-cell office:value-type="float" office:value="2.2407900000000001" table:style-name="ce19">
            <text:p>2,24079</text:p>
          </table:table-cell>
          <table:table-cell table:number-columns-repeated="12" table:style-name="ce19"/>
          <table:table-cell office:value-type="float" office:value="1.222" table:style-name="ce19">
            <text:p>1,222</text:p>
          </table:table-cell>
          <table:table-cell office:value-type="float" office:value="0.98899999999999999" table:style-name="ce19">
            <text:p>0,989</text:p>
          </table:table-cell>
          <table:table-cell office:value-type="string" table:style-name="ce18">
            <text:p>Branches, Equation 2, B = dry weight in kg , a , b are coeffcients, e_ki is the error which can be either * or /, original paper for function: https://doi.org/10.18960/seitai.17.2_70</text:p>
          </table:table-cell>
          <table:table-cell office:value-type="string" table:style-name="ce19">
            <text:p>not included</text:p>
          </table:table-cell>
          <table:table-cell table:number-columns-repeated="16354" table:style-name="ce19"/>
        </table:table-row>
        <table:table-row table:style-name="ro10">
          <table:table-cell office:value-type="string" table:style-name="ce41">
            <text:p>Biomass production and carbon sequestration in a fertile silver birch (<text:span text:style-name="T7">Betula pendula</text:span><text:span text:style-name="T3"><text:s/>Roth) forest chronosequence</text:span></text:p>
          </table:table-cell>
          <table:table-cell office:value-type="string" table:style-name="ce41">
            <text:p>V. Uri, M. Varik, J. Aosaar, A. Kanal, M. Kukumägi, K. Lõhmus</text:p>
          </table:table-cell>
          <table:table-cell office:value-type="float" office:value="2011" table:style-name="ce41">
            <text:p>2011</text:p>
          </table:table-cell>
          <table:table-cell office:value-type="string" table:style-name="ce41">
            <text:p>Estonia</text:p>
          </table:table-cell>
          <table:table-cell office:value-type="string" table:style-name="ce41">
            <text:p>Betula pendula</text:p>
          </table:table-cell>
          <table:table-cell office:value-type="string" table:style-name="ce54">
            <text:p><text:a xlink:href="https://www.sciencedirect.com/science/article/pii/S0378112711007183?via%3Dihub">https://www.sciencedirect.com/science/article/pii/S0378112711007183?via%3Dihub</text:a></text:p>
          </table:table-cell>
          <table:table-cell office:value-type="string" table:style-name="ce41">
            <text:p>a, DBH_cm, b</text:p>
          </table:table-cell>
          <table:table-cell office:value-type="string" table:style-name="ce41">
            <text:p>DBH_cm</text:p>
          </table:table-cell>
          <table:table-cell office:value-type="string" table:style-name="ce41">
            <text:p>agb</text:p>
          </table:table-cell>
          <table:table-cell office:value-type="string" table:style-name="ce41">
            <text:p>g</text:p>
          </table:table-cell>
          <table:table-cell table:style-name="ce41"/>
          <table:table-cell office:value-type="string" table:style-name="ce41">
            <text:p>B_g = a*DBH_cm^b</text:p>
          </table:table-cell>
          <table:table-cell office:value-type="float" office:value="138.43" table:style-name="ce40">
            <text:p>138,43</text:p>
          </table:table-cell>
          <table:table-cell office:value-type="float" office:value="2.3820000000000001" table:style-name="ce40">
            <text:p>2,382</text:p>
          </table:table-cell>
          <table:table-cell table:number-columns-repeated="2" table:style-name="ce43"/>
          <table:table-cell table:number-columns-repeated="6" table:style-name="ce28"/>
          <table:table-cell table:number-columns-repeated="4" table:style-name="ce43"/>
          <table:table-cell office:value-type="float" office:value="1.06" table:style-name="ce40">
            <text:p>1,06</text:p>
          </table:table-cell>
          <table:table-cell office:value-type="float" office:value="0.94599999999999995" table:style-name="ce40">
            <text:p>0,946</text:p>
          </table:table-cell>
          <table:table-cell office:value-type="string" table:style-name="ce41">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office:value-type="string" table:style-name="ce28">
            <text:p>possible</text:p>
          </table:table-cell>
          <table:table-cell table:number-columns-repeated="16354" table:style-name="ce28"/>
        </table:table-row>
        <table:table-row table:style-name="ro10">
          <table:table-cell office:value-type="string" table:style-name="ce45">
            <text:p>Biomass production and carbon sequestration in a fertile silver birch (<text:span text:style-name="T7">Betula pendula</text:span><text:span text:style-name="T3"><text:s/>Roth) forest chronosequence</text:span></text:p>
          </table:table-cell>
          <table:table-cell office:value-type="string" table:style-name="ce45">
            <text:p>V. Uri, M. Varik, J. Aosaar, A. Kanal, M. Kukumägi, K. Lõhmus</text:p>
          </table:table-cell>
          <table:table-cell office:value-type="float" office:value="2011" table:style-name="ce45">
            <text:p>2011</text:p>
          </table:table-cell>
          <table:table-cell office:value-type="string" table:style-name="ce45">
            <text:p>Estonia</text:p>
          </table:table-cell>
          <table:table-cell office:value-type="string" table:style-name="ce45">
            <text:p>Betula pendula</text:p>
          </table:table-cell>
          <table:table-cell office:value-type="string" table:style-name="ce60">
            <text:p><text:a xlink:href="https://www.sciencedirect.com/science/article/pii/S0378112711007183?via%3Dihub">https://www.sciencedirect.com/science/article/pii/S0378112711007183?via%3Dihub</text:a></text:p>
          </table:table-cell>
          <table:table-cell office:value-type="string" table:style-name="ce45">
            <text:p>a, DBH_cm, b</text:p>
          </table:table-cell>
          <table:table-cell office:value-type="string" table:style-name="ce45">
            <text:p>DBH_cm</text:p>
          </table:table-cell>
          <table:table-cell office:value-type="string" table:style-name="ce45">
            <text:p>sw</text:p>
          </table:table-cell>
          <table:table-cell office:value-type="string" table:style-name="ce45">
            <text:p>g</text:p>
          </table:table-cell>
          <table:table-cell table:style-name="ce45"/>
          <table:table-cell office:value-type="string" table:style-name="ce45">
            <text:p>Bs_g = a*DBH_cm^b</text:p>
          </table:table-cell>
          <table:table-cell office:value-type="float" office:value="2.42" table:style-name="ce61">
            <text:p>2,42</text:p>
          </table:table-cell>
          <table:table-cell office:value-type="float" office:value="2.8740000000000001" table:style-name="ce61">
            <text:p>2,874</text:p>
          </table:table-cell>
          <table:table-cell table:number-columns-repeated="2" table:style-name="ce47"/>
          <table:table-cell table:number-columns-repeated="6" table:style-name="ce48"/>
          <table:table-cell table:number-columns-repeated="4" table:style-name="ce47"/>
          <table:table-cell office:value-type="float" office:value="1.17" table:style-name="ce61">
            <text:p>1,17</text:p>
          </table:table-cell>
          <table:table-cell office:value-type="float" office:value="0.98699999999999999" table:style-name="ce61">
            <text:p>0,987</text:p>
          </table:table-cell>
          <table:table-cell office:value-type="string" table:style-name="ce45">
            <text:p>stem,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office:value-type="string" table:style-name="ce48">
            <text:p>possible</text:p>
          </table:table-cell>
          <table:table-cell table:number-columns-repeated="16354" table:style-name="ce48"/>
        </table:table-row>
        <table:table-row table:style-name="ro4">
          <table:table-cell office:value-type="string" table:style-name="ce20">
            <text:p>Long-term biomass production and nutrient uptake of birch, alder and willow plantations on cut-away peatland, Biomass and Bioenergy</text:p>
          </table:table-cell>
          <table:table-cell office:value-type="string" table:style-name="ce21">
            <text:p><text:s/>Hytönen Jyrki, <text:s/>Saarsalmi Anna</text:p>
          </table:table-cell>
          <table:table-cell office:value-type="float" office:value="2009" table:style-name="ce22">
            <text:p>2009</text:p>
          </table:table-cell>
          <table:table-cell office:value-type="string" table:style-name="ce22">
            <text:p>Finnland</text:p>
          </table:table-cell>
          <table:table-cell office:value-type="string" table:style-name="ce22">
            <text:p>Betula pubescens</text:p>
          </table:table-cell>
          <table:table-cell office:value-type="string" table:style-name="ce21">
            <text:p>10.1016/j.biombioe.2009.05.014</text:p>
          </table:table-cell>
          <table:table-cell office:value-type="string" table:style-name="ce22">
            <text:p>a, DBH_cm, b</text:p>
          </table:table-cell>
          <table:table-cell office:value-type="string" table:style-name="ce22">
            <text:p>DBH_cm</text:p>
          </table:table-cell>
          <table:table-cell office:value-type="string" table:style-name="ce22">
            <text:p>agb</text:p>
          </table:table-cell>
          <table:table-cell office:value-type="string" table:style-name="ce22">
            <text:p>g</text:p>
          </table:table-cell>
          <table:table-cell table:style-name="ce22"/>
          <table:table-cell office:value-type="string" table:style-name="ce22">
            <text:p>B_g = a*(DBH_cm*10)^b</text:p>
          </table:table-cell>
          <table:table-cell office:value-type="float" office:value="1.51" table:style-name="ce62">
            <text:p>1,51</text:p>
          </table:table-cell>
          <table:table-cell office:value-type="float" office:value="2.0609999999999999" table:style-name="ce62">
            <text:p>2,061</text:p>
          </table:table-cell>
          <table:table-cell table:number-columns-repeated="13" table:style-name="ce23"/>
          <table:table-cell office:value-type="float" office:value="96.8" table:style-name="ce62">
            <text:p>96,8</text:p>
          </table:table-cell>
          <table:table-cell office:value-type="string" table:style-name="ce23">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office:value-type="string" table:style-name="ce23">
            <text:p>not included</text:p>
          </table:table-cell>
          <table:table-cell table:number-columns-repeated="16354" table:style-name="ce23"/>
        </table:table-row>
        <table:table-row table:style-name="ro3">
          <table:table-cell office:value-type="string" table:style-name="ce63">
            <text:p>Above-ground biomass allocation in boreal drained Downy birch (Betula pubescens Ehrh.) dominated peatland sites</text:p>
          </table:table-cell>
          <table:table-cell office:value-type="string" table:style-name="ce64">
            <text:p><text:s/>Karim Rezaul, <text:s/>Laiho Raija, <text:s/>Rinne-Garmston Katja, <text:s/>Sarkkola Sakari</text:p>
          </table:table-cell>
          <table:table-cell office:value-type="float" office:value="2023" table:style-name="ce64">
            <text:p>2023</text:p>
          </table:table-cell>
          <table:table-cell office:value-type="string" table:style-name="ce64">
            <text:p>Finnland</text:p>
          </table:table-cell>
          <table:table-cell office:value-type="string" table:style-name="ce64">
            <text:p>Betula pubescens</text:p>
          </table:table-cell>
          <table:table-cell office:value-type="string" table:style-name="ce64">
            <text:p>https://researchportal.helsinki.fi/en/publications/above-ground-biomass-allocation-in-boreal-drained-downy-birch-bet</text:p>
          </table:table-cell>
          <table:table-cell table:number-columns-repeated="6" table:style-name="ce64"/>
          <table:table-cell table:number-columns-repeated="4" table:style-name="ce65"/>
          <table:table-cell table:number-columns-repeated="6" table:style-name="ce66"/>
          <table:table-cell table:number-columns-repeated="6" table:style-name="ce65"/>
          <table:table-cell office:value-type="string" table:style-name="ce64">
            <text:p>thisis a chapter in a book, which i dont have access to but the second Karim publication is the one about</text:p>
          </table:table-cell>
          <table:table-cell table:number-columns-repeated="16355" table:style-name="ce66"/>
        </table:table-row>
        <table:table-row table:style-name="ro4">
          <table:table-cell office:value-type="string" table:style-name="ce63">
            <text:p>Biomass Allocation, Foliar And Root Production in Boreal Drained Downy Birch (Betula pubescens Ehrh.) Dominated Peatland Sites</text:p>
          </table:table-cell>
          <table:table-cell office:value-type="string" table:style-name="ce64">
            <text:p><text:s/>Karim, M. R.; Rinne-Garmston, K. T.; Sarkkola, S.</text:p>
          </table:table-cell>
          <table:table-cell office:value-type="float" office:value="2023" table:style-name="ce64">
            <text:p>2023</text:p>
          </table:table-cell>
          <table:table-cell office:value-type="string" table:style-name="ce64">
            <text:p>Finnland</text:p>
          </table:table-cell>
          <table:table-cell office:value-type="string" table:style-name="ce64">
            <text:p>Betula pubescens</text:p>
          </table:table-cell>
          <table:table-cell office:value-type="string" table:style-name="ce67">
            <text:p><text:a xlink:href="https://www.preprints.org/manuscript/202307.1384/v1">https://www.preprints.org/manuscript/202307.1384/v1</text:a></text:p>
          </table:table-cell>
          <table:table-cell table:number-columns-repeated="6" table:style-name="ce64"/>
          <table:table-cell table:number-columns-repeated="4" table:style-name="ce65"/>
          <table:table-cell table:number-columns-repeated="6" table:style-name="ce66"/>
          <table:table-cell table:number-columns-repeated="6" table:style-name="ce65"/>
          <table:table-cell office:value-type="string" table:style-name="ce64">
            <text:p>doesn´t have functions just biomass and compartimetn ratios for stem, bark, living branches</text:p>
          </table:table-cell>
          <table:table-cell table:number-columns-repeated="16355" table:style-name="ce66"/>
        </table:table-row>
        <table:table-row table:style-name="ro1">
          <table:table-cell office:value-type="string" table:style-name="ce43">
            <text:p>Biomass equations for seven different tree species growing in coppice-with-standards forests in Central Germany</text:p>
          </table:table-cell>
          <table:table-cell office:value-type="string" table:style-name="ce43">
            <text:p>Albert, Katja, Peter Annighöfer, Jens Schumacher, <text:s text:c="2"/>Ammer, Christian</text:p>
          </table:table-cell>
          <table:table-cell office:value-type="float" office:value="2014" table:style-name="ce43">
            <text:p>2014</text:p>
          </table:table-cell>
          <table:table-cell office:value-type="string" table:style-name="ce43">
            <text:p>Germany</text:p>
          </table:table-cell>
          <table:table-cell office:value-type="string" table:style-name="ce43">
            <text:p>Betula pubescens</text:p>
          </table:table-cell>
          <table:table-cell office:value-type="string" table:style-name="ce68">
            <text:p><text:a xlink:href="https://doi.org/10.1080/02827581.2014.910267">https://doi.org/10.1080/02827581.2014.910267</text:a></text:p>
          </table:table-cell>
          <table:table-cell office:value-type="string" table:style-name="ce41">
            <text:p>a, DBH_cm, b</text:p>
          </table:table-cell>
          <table:table-cell office:value-type="string" table:style-name="ce41">
            <text:p>DBH_cm</text:p>
          </table:table-cell>
          <table:table-cell office:value-type="string" table:style-name="ce41">
            <text:p>abg</text:p>
          </table:table-cell>
          <table:table-cell office:value-type="string" table:style-name="ce41">
            <text:p>kg</text:p>
          </table:table-cell>
          <table:table-cell table:style-name="ce41"/>
          <table:table-cell office:value-type="string" table:style-name="ce41">
            <text:p>B_kg = a*DBH_cm^b</text:p>
          </table:table-cell>
          <table:table-cell office:value-type="float" office:value="0.15770000000000001" table:style-name="ce43">
            <text:p>0,1577</text:p>
          </table:table-cell>
          <table:table-cell office:value-type="float" office:value="2.2317999999999998" table:style-name="ce40">
            <text:p>2,2318</text:p>
          </table:table-cell>
          <table:table-cell table:number-columns-repeated="2" table:style-name="ce43"/>
          <table:table-cell table:number-columns-repeated="6" table:style-name="ce28"/>
          <table:table-cell table:number-columns-repeated="5" table:style-name="ce43"/>
          <table:table-cell office:value-type="float" office:value="0.95599999999999996" table:style-name="ce40">
            <text:p>0,956</text:p>
          </table:table-cell>
          <table:table-cell office:value-type="string" table:style-name="ce41">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office:value-type="string" table:style-name="ce28">
            <text:p>not included</text:p>
          </table:table-cell>
          <table:table-cell table:number-columns-repeated="16354" table:style-name="ce28"/>
        </table:table-row>
        <table:table-row table:style-name="ro1">
          <table:table-cell office:value-type="string" table:style-name="ce47">
            <text:p>Biomass equations for seven different tree species growing in coppice-with-standards forests in Central Germany</text:p>
          </table:table-cell>
          <table:table-cell office:value-type="string" table:style-name="ce47">
            <text:p>Albert, Katja, Peter Annighöfer, Jens Schumacher, <text:s text:c="2"/>Ammer, Christian</text:p>
          </table:table-cell>
          <table:table-cell office:value-type="float" office:value="2014" table:style-name="ce47">
            <text:p>2014</text:p>
          </table:table-cell>
          <table:table-cell office:value-type="string" table:style-name="ce47">
            <text:p>Germany</text:p>
          </table:table-cell>
          <table:table-cell office:value-type="string" table:style-name="ce47">
            <text:p>Betula pubescens</text:p>
          </table:table-cell>
          <table:table-cell office:value-type="string" table:style-name="ce69">
            <text:p><text:a xlink:href="https://doi.org/10.1080/02827581.2014.910267">https://doi.org/10.1080/02827581.2014.910267</text:a></text:p>
          </table:table-cell>
          <table:table-cell office:value-type="string" table:style-name="ce45">
            <text:p>a, DBH_cm, H_m, b</text:p>
          </table:table-cell>
          <table:table-cell office:value-type="string" table:style-name="ce45">
            <text:p>DBH_cm, H_m</text:p>
          </table:table-cell>
          <table:table-cell office:value-type="string" table:style-name="ce45">
            <text:p>abg</text:p>
          </table:table-cell>
          <table:table-cell office:value-type="string" table:style-name="ce45">
            <text:p>kg</text:p>
          </table:table-cell>
          <table:table-cell table:style-name="ce45"/>
          <table:table-cell office:value-type="string" table:style-name="ce45">
            <text:p>B_kg = a*DBH_cm^2 *H_m^b</text:p>
          </table:table-cell>
          <table:table-cell office:value-type="float" office:value="5.2499999999999998E-2" table:style-name="ce44">
            <text:p>0,0525</text:p>
          </table:table-cell>
          <table:table-cell office:value-type="float" office:value="0.65300000000000002" table:style-name="ce44">
            <text:p>0,653</text:p>
          </table:table-cell>
          <table:table-cell table:number-columns-repeated="2" table:style-name="ce47"/>
          <table:table-cell table:number-columns-repeated="6" table:style-name="ce48"/>
          <table:table-cell table:number-columns-repeated="5" table:style-name="ce47"/>
          <table:table-cell office:value-type="float" office:value="0.95150000000000001" table:style-name="ce44">
            <text:p>0,9515</text:p>
          </table:table-cell>
          <table:table-cell office:value-type="string" table:style-name="ce45">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office:value-type="string" table:style-name="ce48">
            <text:p>not included</text:p>
          </table:table-cell>
          <table:table-cell table:number-columns-repeated="16354" table:style-name="ce48"/>
        </table:table-row>
        <table:table-row table:style-name="ro10">
          <table:table-cell office:value-type="string" table:style-name="ce64">
            <text:p>Carbon concentration of living tree biomass of<text:s/><text:span text:style-name="T7">Pinus sylvestris</text:span><text:span text:style-name="T3">,<text:s/></text:span><text:span text:style-name="T7">Picea abies</text:span><text:span text:style-name="T3">,<text:s/></text:span><text:span text:style-name="T7">Betula pendula</text:span><text:span text:style-name="T3"><text:s/>and<text:s/></text:span><text:span text:style-name="T7">Betula pubescens</text:span><text:span text:style-name="T3"><text:s/>in Sweden</text:span></text:p>
          </table:table-cell>
          <table:table-cell office:value-type="string" table:style-name="ce67">
            <text:p><text:a xlink:href="https://www.tandfonline.com/author/Mensah%2C+Alex+Appiah">Alex Appiah Mensah, Hans Petersson</text:a></text:p>
          </table:table-cell>
          <table:table-cell office:value-type="float" office:value="2024" table:style-name="ce64">
            <text:p>2024</text:p>
          </table:table-cell>
          <table:table-cell office:value-type="string" table:style-name="ce64">
            <text:p>Sweden</text:p>
          </table:table-cell>
          <table:table-cell office:value-type="string" table:style-name="ce64">
            <text:p>Betula pubescens</text:p>
          </table:table-cell>
          <table:table-cell office:value-type="string" table:style-name="ce67">
            <text:p><text:a xlink:href="https://doi.org/10.1080/02827581.2024.2332439">https://doi.org/10.1080/02827581.2024.2332439</text:a></text:p>
          </table:table-cell>
          <table:table-cell table:number-columns-repeated="6" table:style-name="ce64"/>
          <table:table-cell table:number-columns-repeated="4" table:style-name="ce65"/>
          <table:table-cell table:number-columns-repeated="6" table:style-name="ce66"/>
          <table:table-cell table:number-columns-repeated="6" table:style-name="ce65"/>
          <table:table-cell office:value-type="string" table:style-name="ce64">
            <text:p>it´s about carbon concentration, not biomass</text:p>
          </table:table-cell>
          <table:table-cell table:number-columns-repeated="16355" table:style-name="ce66"/>
        </table:table-row>
        <table:table-row table:style-name="ro2">
          <table:table-cell office:value-type="string" table:style-name="ce70">
            <text:p>A study on above- and belowground biomass and carbon stocks as well as sequestration of mountain birch (Betula pubescens Ehrh.) along achronosequence in southern Iceland</text:p>
          </table:table-cell>
          <table:table-cell office:value-type="string" table:style-name="ce41">
            <text:p>Hunziker Matthias</text:p>
          </table:table-cell>
          <table:table-cell office:value-type="float" office:value="2011" table:style-name="ce41">
            <text:p>2011</text:p>
          </table:table-cell>
          <table:table-cell office:value-type="string" table:style-name="ce41">
            <text:p>Southern Iceland</text:p>
          </table:table-cell>
          <table:table-cell office:value-type="string" table:style-name="ce41">
            <text:p>Betula pubescens</text:p>
          </table:table-cell>
          <table:table-cell office:value-type="string" table:style-name="ce41">
            <text:p>https://skemman.is/bitstream/1946/7560/1/13261%20MScThesis_Hunziker_final.pdf</text:p>
          </table:table-cell>
          <table:table-cell office:value-type="string" table:style-name="ce41">
            <text:p>a, DBH_cm, b</text:p>
          </table:table-cell>
          <table:table-cell office:value-type="string" table:style-name="ce41">
            <text:p>DBH_c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a* DBH_cm^b</text:p>
          </table:table-cell>
          <table:table-cell office:value-type="float" office:value="0.747" table:style-name="ce43">
            <text:p>0,747</text:p>
          </table:table-cell>
          <table:table-cell office:value-type="float" office:value="1.5169999999999999" table:style-name="ce43">
            <text:p>1,517</text:p>
          </table:table-cell>
          <table:table-cell table:number-columns-repeated="2" table:style-name="ce43"/>
          <table:table-cell table:number-columns-repeated="6" table:style-name="ce28"/>
          <table:table-cell table:number-columns-repeated="4" table:style-name="ce43"/>
          <table:table-cell office:value-type="float" office:value="0.2165" table:style-name="ce43">
            <text:p>0,2165</text:p>
          </table:table-cell>
          <table:table-cell office:value-type="float" office:value="0.98799999999999999" table:style-name="ce43">
            <text:p>0,988</text:p>
          </table:table-cell>
          <table:table-cell office:value-type="string" table:style-name="ce41">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28">
            <text:p>possible</text:p>
          </table:table-cell>
          <table:table-cell table:number-columns-repeated="16354" table:style-name="ce28"/>
        </table:table-row>
        <table:table-row table:style-name="ro2">
          <table:table-cell office:value-type="string" table:style-name="ce55">
            <text:p>A study on above- and belowground biomass and carbon stocks as well as sequestration of mountain birch (Betula pubescens Ehrh.) along achronosequence in southern Iceland</text:p>
          </table:table-cell>
          <table:table-cell office:value-type="string" table:style-name="ce57">
            <text:p>Hunziker Matthias</text:p>
          </table:table-cell>
          <table:table-cell office:value-type="float" office:value="2011" table:style-name="ce57">
            <text:p>2011</text:p>
          </table:table-cell>
          <table:table-cell office:value-type="string" table:style-name="ce57">
            <text:p>Southern Iceland</text:p>
          </table:table-cell>
          <table:table-cell office:value-type="string" table:style-name="ce57">
            <text:p>Betula pubescens</text:p>
          </table:table-cell>
          <table:table-cell office:value-type="string" table:style-name="ce57">
            <text:p>https://skemman.is/bitstream/1946/7560/1/13261%20MScThesis_Hunziker_final.pdf</text:p>
          </table:table-cell>
          <table:table-cell office:value-type="string" table:style-name="ce57">
            <text:p>a, DBH_cm, b</text:p>
          </table:table-cell>
          <table:table-cell office:value-type="string" table:style-name="ce57">
            <text:p>DBH_cm</text:p>
          </table:table-cell>
          <table:table-cell office:value-type="string" table:style-name="ce57">
            <text:p>sw</text:p>
          </table:table-cell>
          <table:table-cell office:value-type="string" table:style-name="ce57">
            <text:p>kg</text:p>
          </table:table-cell>
          <table:table-cell table:style-name="ce57"/>
          <table:table-cell office:value-type="string" table:style-name="ce57">
            <text:p>Bs_kg = a* DBH_cm^b</text:p>
          </table:table-cell>
          <table:table-cell office:value-type="float" office:value="0.316" table:style-name="ce58">
            <text:p>0,316</text:p>
          </table:table-cell>
          <table:table-cell office:value-type="float" office:value="1.5920000000000001" table:style-name="ce58">
            <text:p>1,592</text:p>
          </table:table-cell>
          <table:table-cell table:number-columns-repeated="2" table:style-name="ce58"/>
          <table:table-cell table:number-columns-repeated="6" table:style-name="ce4"/>
          <table:table-cell table:number-columns-repeated="4" table:style-name="ce58"/>
          <table:table-cell office:value-type="float" office:value="0.2051" table:style-name="ce58">
            <text:p>0,2051</text:p>
          </table:table-cell>
          <table:table-cell office:value-type="float" office:value="0.99" table:style-name="ce58">
            <text:p>0,99</text:p>
          </table:table-cell>
          <table:table-cell office:value-type="string" table:style-name="ce57">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4">
            <text:p>possible</text:p>
          </table:table-cell>
          <table:table-cell table:number-columns-repeated="16354"/>
        </table:table-row>
        <table:table-row table:style-name="ro2">
          <table:table-cell office:value-type="string" table:style-name="ce55">
            <text:p>A study on above- and belowground biomass and carbon stocks as well as sequestration of mountain birch (Betula pubescens Ehrh.) along achronosequence in southern Iceland</text:p>
          </table:table-cell>
          <table:table-cell office:value-type="string" table:style-name="ce57">
            <text:p>Hunziker Matthias</text:p>
          </table:table-cell>
          <table:table-cell office:value-type="float" office:value="2011" table:style-name="ce57">
            <text:p>2011</text:p>
          </table:table-cell>
          <table:table-cell office:value-type="string" table:style-name="ce57">
            <text:p>Southern Iceland</text:p>
          </table:table-cell>
          <table:table-cell office:value-type="string" table:style-name="ce57">
            <text:p>Betula pubescens</text:p>
          </table:table-cell>
          <table:table-cell office:value-type="string" table:style-name="ce57">
            <text:p>https://skemman.is/bitstream/1946/7560/1/13261%20MScThesis_Hunziker_final.pdf</text:p>
          </table:table-cell>
          <table:table-cell office:value-type="string" table:style-name="ce57">
            <text:p>a, DBH_cm, b</text:p>
          </table:table-cell>
          <table:table-cell office:value-type="string" table:style-name="ce57">
            <text:p>DBH_cm</text:p>
          </table:table-cell>
          <table:table-cell office:value-type="string" table:style-name="ce57">
            <text:p>fwb</text:p>
          </table:table-cell>
          <table:table-cell office:value-type="string" table:style-name="ce57">
            <text:p>kg</text:p>
          </table:table-cell>
          <table:table-cell table:style-name="ce57"/>
          <table:table-cell office:value-type="string" table:style-name="ce57">
            <text:p>Bb_kg = a* DBH_cm^b</text:p>
          </table:table-cell>
          <table:table-cell office:value-type="float" office:value="0.23799999999999999" table:style-name="ce58">
            <text:p>0,238</text:p>
          </table:table-cell>
          <table:table-cell office:value-type="float" office:value="1.647" table:style-name="ce58">
            <text:p>1,647</text:p>
          </table:table-cell>
          <table:table-cell table:number-columns-repeated="2" table:style-name="ce58"/>
          <table:table-cell table:number-columns-repeated="6" table:style-name="ce4"/>
          <table:table-cell table:number-columns-repeated="4" table:style-name="ce58"/>
          <table:table-cell office:value-type="float" office:value="0.31330000000000002" table:style-name="ce58">
            <text:p>0,3133</text:p>
          </table:table-cell>
          <table:table-cell office:value-type="float" office:value="0.97899999999999998" table:style-name="ce58">
            <text:p>0,979</text:p>
          </table:table-cell>
          <table:table-cell office:value-type="string" table:style-name="ce57">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4">
            <text:p>possible</text:p>
          </table:table-cell>
          <table:table-cell table:number-columns-repeated="16354"/>
        </table:table-row>
        <table:table-row table:style-name="ro2">
          <table:table-cell office:value-type="string" table:style-name="ce59">
            <text:p>A study on above- and belowground biomass and carbon stocks as well as sequestration of mountain birch (Betula pubescens Ehrh.) along achronosequence in southern Iceland</text:p>
          </table:table-cell>
          <table:table-cell office:value-type="string" table:style-name="ce45">
            <text:p>Hunziker Matthias</text:p>
          </table:table-cell>
          <table:table-cell office:value-type="float" office:value="2011" table:style-name="ce45">
            <text:p>2011</text:p>
          </table:table-cell>
          <table:table-cell office:value-type="string" table:style-name="ce45">
            <text:p>Southern Iceland</text:p>
          </table:table-cell>
          <table:table-cell office:value-type="string" table:style-name="ce45">
            <text:p>Betula pubescens</text:p>
          </table:table-cell>
          <table:table-cell office:value-type="string" table:style-name="ce45">
            <text:p>https://skemman.is/bitstream/1946/7560/1/13261%20MScThesis_Hunziker_final.pdf</text:p>
          </table:table-cell>
          <table:table-cell office:value-type="string" table:style-name="ce45">
            <text:p>a, DBH_cm, b</text:p>
          </table:table-cell>
          <table:table-cell office:value-type="string" table:style-name="ce45">
            <text:p>DBH_cm</text:p>
          </table:table-cell>
          <table:table-cell office:value-type="string" table:style-name="ce45">
            <text:p>ndl</text:p>
          </table:table-cell>
          <table:table-cell office:value-type="string" table:style-name="ce45">
            <text:p>kg</text:p>
          </table:table-cell>
          <table:table-cell table:style-name="ce45"/>
          <table:table-cell office:value-type="string" table:style-name="ce45">
            <text:p>Bf_kg = a* DBH_cm^b</text:p>
          </table:table-cell>
          <table:table-cell office:value-type="float" office:value="0.189" table:style-name="ce47">
            <text:p>0,189</text:p>
          </table:table-cell>
          <table:table-cell office:value-type="float" office:value="0.91200000000000003" table:style-name="ce47">
            <text:p>0,912</text:p>
          </table:table-cell>
          <table:table-cell table:number-columns-repeated="2" table:style-name="ce47"/>
          <table:table-cell table:number-columns-repeated="6" table:style-name="ce48"/>
          <table:table-cell table:number-columns-repeated="4" table:style-name="ce47"/>
          <table:table-cell office:value-type="float" office:value="0.21959999999999999" table:style-name="ce47">
            <text:p>0,2196</text:p>
          </table:table-cell>
          <table:table-cell office:value-type="float" office:value="0.96599999999999997" table:style-name="ce47">
            <text:p>0,966</text:p>
          </table:table-cell>
          <table:table-cell office:value-type="string" table:style-name="ce45">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48">
            <text:p>possible</text:p>
          </table:table-cell>
          <table:table-cell table:number-columns-repeated="16354" table:style-name="ce48"/>
        </table:table-row>
        <table:table-row table:style-name="ro6">
          <table:table-cell office:value-type="string" table:style-name="ce63">
            <text:p>Allometric Relationships of selected European tree species</text:p>
          </table:table-cell>
          <table:table-cell office:value-type="string" table:style-name="ce64">
            <text:p>Jean-Luc Widlowski, Michel Verstraete, Bernard Pinty, Nadine Gobron</text:p>
          </table:table-cell>
          <table:table-cell office:value-type="float" office:value="2003" table:style-name="ce64">
            <text:p>2003</text:p>
          </table:table-cell>
          <table:table-cell office:value-type="string" table:style-name="ce64">
            <text:p>Europe</text:p>
          </table:table-cell>
          <table:table-cell office:value-type="string" table:style-name="ce64">
            <text:p>Betula pubescens</text:p>
          </table:table-cell>
          <table:table-cell office:value-type="string" table:style-name="ce67">
            <text:p><text:a xlink:href="https://publications.jrc.ec.europa.eu/repository/bitstream/JRC26286/EUR%2020855%20EN.pdf">https://publications.jrc.ec.europa.eu/repository/bitstream/JRC26286/EUR%2020855%20EN.pdf</text:a></text:p>
          </table:table-cell>
          <table:table-cell table:number-columns-repeated="6" table:style-name="ce64"/>
          <table:table-cell table:number-columns-repeated="4" table:style-name="ce65"/>
          <table:table-cell table:number-columns-repeated="6" table:style-name="ce66"/>
          <table:table-cell table:number-columns-repeated="6" table:style-name="ce65"/>
          <table:table-cell office:value-type="string" table:style-name="ce64">
            <text:p>meta study, for funtions see: Martins 1998, Jenkins 2003, Joosten &amp; Lehthonen 2002</text:p>
          </table:table-cell>
          <table:table-cell table:number-columns-repeated="16355" table:style-name="ce66"/>
        </table:table-row>
        <table:table-row table:style-name="ro4">
          <table:table-cell office:value-type="string" table:style-name="ce70">
            <text:p>Biomass equations for determining fractions of pendula and pubescent birches growing on abandoned farmland and some practical implications</text:p>
          </table:table-cell>
          <table:table-cell office:value-type="string" table:style-name="ce41">
            <text:p>Johnasson T.</text:p>
          </table:table-cell>
          <table:table-cell office:value-type="float" office:value="1998" table:style-name="ce41">
            <text:p>1998</text:p>
          </table:table-cell>
          <table:table-cell office:value-type="string" table:style-name="ce41">
            <text:p>Sweden</text:p>
          </table:table-cell>
          <table:table-cell office:value-type="string" table:style-name="ce41">
            <text:p>Betula pubescens</text:p>
          </table:table-cell>
          <table:table-cell office:value-type="string" table:style-name="ce54">
            <text:p><text:a xlink:href="https://doi.org/10.1016/S0961-9534(98)00075-0">https://doi.org/10.1016/S0961-9534(98)00075-0</text:a></text:p>
          </table:table-cell>
          <table:table-cell office:value-type="string" table:style-name="ce41">
            <text:p>DBH_cm, a, b</text:p>
          </table:table-cell>
          <table:table-cell office:value-type="string" table:style-name="ce41">
            <text:p>DBH_c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a*(DBH_cm*10)^b</text:p>
          </table:table-cell>
          <table:table-cell office:value-type="float" office:value="2.9E-4" table:style-name="ce43">
            <text:p>0,00029</text:p>
          </table:table-cell>
          <table:table-cell office:value-type="float" office:value="2.5003899999999999" table:style-name="ce43">
            <text:p>2,50039</text:p>
          </table:table-cell>
          <table:table-cell table:number-columns-repeated="2" table:style-name="ce43"/>
          <table:table-cell table:number-columns-repeated="6" table:style-name="ce28"/>
          <table:table-cell table:number-columns-repeated="5" table:style-name="ce43"/>
          <table:table-cell office:value-type="float" office:value="0.97699999999999998" table:style-name="ce43">
            <text:p>0,977</text:p>
          </table:table-cell>
          <table:table-cell office:value-type="string" table:style-name="ce41">
            <text:p>Aboveground, where<text:s/><text:span text:style-name="T4">B</text:span>, biomass production (kg d.w. ha<text:span text:style-name="T5">−1</text:span>);<text:s/><text:span text:style-name="T4">D</text:span>, diameter at breast height, ob (mm);<text:s/><text:span text:style-name="T4">b</text:span><text:span text:style-name="T6">0</text:span>,<text:s/><text:span text:style-name="T4">b</text:span><text:span text:style-name="T6">1</text:span>,<text:s/><text:span text:style-name="T4">b</text:span><text:span text:style-name="T6">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28">
            <text:p>possible</text:p>
          </table:table-cell>
          <table:table-cell table:number-columns-repeated="16354" table:style-name="ce28"/>
        </table:table-row>
        <table:table-row table:style-name="ro4">
          <table:table-cell office:value-type="string" table:style-name="ce55">
            <text:p>Biomass equations for determining fractions of pendula and pubescent birches growing on abandoned farmland and some practical implications</text:p>
          </table:table-cell>
          <table:table-cell office:value-type="string" table:style-name="ce57">
            <text:p>Johnasson T.</text:p>
          </table:table-cell>
          <table:table-cell office:value-type="float" office:value="1998" table:style-name="ce57">
            <text:p>1998</text:p>
          </table:table-cell>
          <table:table-cell office:value-type="string" table:style-name="ce57">
            <text:p>Sweden</text:p>
          </table:table-cell>
          <table:table-cell office:value-type="string" table:style-name="ce57">
            <text:p>Betula pubescens</text:p>
          </table:table-cell>
          <table:table-cell office:value-type="string" table:style-name="ce56">
            <text:p><text:a xlink:href="https://doi.org/10.1016/S0961-9534(98)00075-0">https://doi.org/10.1016/S0961-9534(98)00075-0</text:a></text:p>
          </table:table-cell>
          <table:table-cell office:value-type="string" table:style-name="ce57">
            <text:p>DBH_cm, a, b</text:p>
          </table:table-cell>
          <table:table-cell office:value-type="string" table:style-name="ce57">
            <text:p>DBH_cm</text:p>
          </table:table-cell>
          <table:table-cell office:value-type="string" table:style-name="ce57">
            <text:p>sw</text:p>
          </table:table-cell>
          <table:table-cell office:value-type="string" table:style-name="ce57">
            <text:p>kg</text:p>
          </table:table-cell>
          <table:table-cell table:style-name="ce57"/>
          <table:table-cell office:value-type="string" table:style-name="ce57">
            <text:p>Bs_kg = a*(DBH_cm*10)^b</text:p>
          </table:table-cell>
          <table:table-cell office:value-type="float" office:value="2.0000000000000001E-4" table:style-name="ce71">
            <text:p>0,0002</text:p>
          </table:table-cell>
          <table:table-cell office:value-type="float" office:value="2.5430199999999998" table:style-name="ce71">
            <text:p>2,54302</text:p>
          </table:table-cell>
          <table:table-cell table:number-columns-repeated="2" table:style-name="ce58"/>
          <table:table-cell table:number-columns-repeated="6" table:style-name="ce4"/>
          <table:table-cell table:number-columns-repeated="5" table:style-name="ce58"/>
          <table:table-cell office:value-type="float" office:value="0.96599999999999997" table:style-name="ce71">
            <text:p>0,966</text:p>
          </table:table-cell>
          <table:table-cell office:value-type="string" table:style-name="ce57">
            <text:p>Stem, where<text:s/><text:span text:style-name="T4">B</text:span>, biomass production (kg d.w. ha<text:span text:style-name="T5">−1</text:span>);<text:s/><text:span text:style-name="T4">D</text:span>, diameter at breast height, ob (mm);<text:s/><text:span text:style-name="T4">b</text:span><text:span text:style-name="T6">0</text:span>,<text:s/><text:span text:style-name="T4">b</text:span><text:span text:style-name="T6">1</text:span>,<text:s/><text:span text:style-name="T4">b</text:span><text:span text:style-name="T6">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4">
            <text:p>possible</text:p>
          </table:table-cell>
          <table:table-cell table:number-columns-repeated="16354"/>
        </table:table-row>
        <table:table-row table:style-name="ro4">
          <table:table-cell office:value-type="string" table:style-name="ce55">
            <text:p>Biomass equations for determining fractions of pendula and pubescent birches growing on abandoned farmland and some practical implications</text:p>
          </table:table-cell>
          <table:table-cell office:value-type="string" table:style-name="ce57">
            <text:p>Johnasson T.</text:p>
          </table:table-cell>
          <table:table-cell office:value-type="float" office:value="1998" table:style-name="ce57">
            <text:p>1998</text:p>
          </table:table-cell>
          <table:table-cell office:value-type="string" table:style-name="ce57">
            <text:p>Sweden</text:p>
          </table:table-cell>
          <table:table-cell office:value-type="string" table:style-name="ce57">
            <text:p>Betula pubescens</text:p>
          </table:table-cell>
          <table:table-cell office:value-type="string" table:style-name="ce56">
            <text:p><text:a xlink:href="https://doi.org/10.1016/S0961-9534(98)00075-0">https://doi.org/10.1016/S0961-9534(98)00075-0</text:a></text:p>
          </table:table-cell>
          <table:table-cell office:value-type="string" table:style-name="ce57">
            <text:p>DBH_cm, a, b</text:p>
          </table:table-cell>
          <table:table-cell office:value-type="string" table:style-name="ce57">
            <text:p>DBH_cm</text:p>
          </table:table-cell>
          <table:table-cell office:value-type="string" table:style-name="ce57">
            <text:p>fwb</text:p>
          </table:table-cell>
          <table:table-cell office:value-type="string" table:style-name="ce57">
            <text:p>kg</text:p>
          </table:table-cell>
          <table:table-cell table:style-name="ce57"/>
          <table:table-cell office:value-type="string" table:style-name="ce57">
            <text:p>Bb_kg = a*(DBH_cm*10)^b</text:p>
          </table:table-cell>
          <table:table-cell office:value-type="float" office:value="4.0000000000000003E-5" table:style-name="ce71">
            <text:p>0,00004</text:p>
          </table:table-cell>
          <table:table-cell office:value-type="float" office:value="2.5297800000000001" table:style-name="ce71">
            <text:p>2,52978</text:p>
          </table:table-cell>
          <table:table-cell table:number-columns-repeated="2" table:style-name="ce58"/>
          <table:table-cell table:number-columns-repeated="6" table:style-name="ce4"/>
          <table:table-cell table:number-columns-repeated="5" table:style-name="ce58"/>
          <table:table-cell office:value-type="float" office:value="0.91800000000000004" table:style-name="ce71">
            <text:p>0,918</text:p>
          </table:table-cell>
          <table:table-cell office:value-type="string" table:style-name="ce57">
            <text:p>Branches, where<text:s/><text:span text:style-name="T4">B</text:span>, biomass production (kg d.w. ha<text:span text:style-name="T5">−1</text:span>);<text:s/><text:span text:style-name="T4">D</text:span>, diameter at breast height, ob (mm);<text:s/><text:span text:style-name="T4">b</text:span><text:span text:style-name="T6">0</text:span>,<text:s/><text:span text:style-name="T4">b</text:span><text:span text:style-name="T6">1</text:span>,<text:s/><text:span text:style-name="T4">b</text:span><text:span text:style-name="T6">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4">
            <text:p>possible</text:p>
          </table:table-cell>
          <table:table-cell table:number-columns-repeated="16354"/>
        </table:table-row>
        <table:table-row table:style-name="ro4">
          <table:table-cell office:value-type="string" table:style-name="ce59">
            <text:p>Biomass equations for determining fractions of pendula and pubescent birches growing on abandoned farmland and some practical implications</text:p>
          </table:table-cell>
          <table:table-cell office:value-type="string" table:style-name="ce45">
            <text:p>Johnasson T.</text:p>
          </table:table-cell>
          <table:table-cell office:value-type="float" office:value="1998" table:style-name="ce45">
            <text:p>1998</text:p>
          </table:table-cell>
          <table:table-cell office:value-type="string" table:style-name="ce45">
            <text:p>Sweden</text:p>
          </table:table-cell>
          <table:table-cell office:value-type="string" table:style-name="ce45">
            <text:p>Betula pubescens</text:p>
          </table:table-cell>
          <table:table-cell office:value-type="string" table:style-name="ce60">
            <text:p><text:a xlink:href="https://doi.org/10.1016/S0961-9534(98)00075-0">https://doi.org/10.1016/S0961-9534(98)00075-0</text:a></text:p>
          </table:table-cell>
          <table:table-cell office:value-type="string" table:style-name="ce45">
            <text:p>DBH_cm, a, b</text:p>
          </table:table-cell>
          <table:table-cell office:value-type="string" table:style-name="ce45">
            <text:p>DBH_cm</text:p>
          </table:table-cell>
          <table:table-cell office:value-type="string" table:style-name="ce45">
            <text:p>ndl</text:p>
          </table:table-cell>
          <table:table-cell office:value-type="string" table:style-name="ce45">
            <text:p>kg</text:p>
          </table:table-cell>
          <table:table-cell table:style-name="ce45"/>
          <table:table-cell office:value-type="string" table:style-name="ce45">
            <text:p>Bf_kg = a*(DBH_cm*10)^b</text:p>
          </table:table-cell>
          <table:table-cell office:value-type="float" office:value="8.9999999999999998E-4" table:style-name="ce61">
            <text:p>0,0009</text:p>
          </table:table-cell>
          <table:table-cell office:value-type="float" office:value="1.4766300000000001" table:style-name="ce61">
            <text:p>1,47663</text:p>
          </table:table-cell>
          <table:table-cell table:number-columns-repeated="2" table:style-name="ce47"/>
          <table:table-cell table:number-columns-repeated="6" table:style-name="ce48"/>
          <table:table-cell table:number-columns-repeated="5" table:style-name="ce47"/>
          <table:table-cell office:value-type="float" office:value="0.875" table:style-name="ce47">
            <text:p>0,875</text:p>
          </table:table-cell>
          <table:table-cell office:value-type="string" table:style-name="ce45">
            <text:p>Leaves, where<text:s/><text:span text:style-name="T4">B</text:span>, biomass production (kg d.w. ha<text:span text:style-name="T5">−1</text:span>);<text:s/><text:span text:style-name="T4">D</text:span>, diameter at breast height, ob (mm);<text:s/><text:span text:style-name="T4">b</text:span><text:span text:style-name="T6">0</text:span>,<text:s/><text:span text:style-name="T4">b</text:span><text:span text:style-name="T6">1</text:span>,<text:s/><text:span text:style-name="T4">b</text:span><text:span text:style-name="T6">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48">
            <text:p>possible</text:p>
          </table:table-cell>
          <table:table-cell table:number-columns-repeated="16354" table:style-name="ce48"/>
        </table:table-row>
        <table:table-row table:style-name="ro11">
          <table:table-cell office:value-type="string" table:style-name="ce72">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office:value-type="string" table:style-name="ce73">
            <text:p>Joosten and Lehtonen</text:p>
          </table:table-cell>
          <table:table-cell office:value-type="string" table:style-name="ce73">
            <text:p>2002</text:p>
          </table:table-cell>
          <table:table-cell office:value-type="string" table:style-name="ce73">
            <text:p>Finnland</text:p>
          </table:table-cell>
          <table:table-cell office:value-type="string" table:style-name="ce73">
            <text:p>Betula pubescens</text:p>
          </table:table-cell>
          <table:table-cell table:style-name="ce74"/>
          <table:table-cell office:value-type="string" table:style-name="ce73">
            <text:p>a, DBH_cm, b</text:p>
          </table:table-cell>
          <table:table-cell office:value-type="string" table:style-name="ce73">
            <text:p>DBH_cm</text:p>
          </table:table-cell>
          <table:table-cell office:value-type="string" table:style-name="ce73">
            <text:p>agb</text:p>
          </table:table-cell>
          <table:table-cell office:value-type="string" table:style-name="ce73">
            <text:p>kg</text:p>
          </table:table-cell>
          <table:table-cell table:style-name="ce73"/>
          <table:table-cell office:value-type="string" table:style-name="ce73">
            <text:p>B_kg = a*DBH_cm^b</text:p>
          </table:table-cell>
          <table:table-cell office:value-type="float" office:value="0.3" table:style-name="ce75">
            <text:p>0,3</text:p>
          </table:table-cell>
          <table:table-cell office:value-type="float" office:value="2.2200000000000002" table:style-name="ce75">
            <text:p>2,22</text:p>
          </table:table-cell>
          <table:table-cell table:number-columns-repeated="2" table:style-name="ce75"/>
          <table:table-cell table:number-columns-repeated="6" table:style-name="ce76"/>
          <table:table-cell table:number-columns-repeated="6" table:style-name="ce75"/>
          <table:table-cell office:value-type="string" table:style-name="ce73">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office:value-type="string" table:style-name="ce76">
            <text:p>unknown</text:p>
          </table:table-cell>
          <table:table-cell table:number-columns-repeated="16354" table:style-name="ce76"/>
        </table:table-row>
        <table:table-row table:style-name="ro3">
          <table:table-cell office:value-type="string" table:style-name="ce77">
            <text:p>Coppicing ability and biomass production of downy birch (Betula pubescens Ehrh.) – 4-year results</text:p>
          </table:table-cell>
          <table:table-cell office:value-type="string" table:style-name="ce78">
            <text:p>Jyrki Hytönen</text:p>
          </table:table-cell>
          <table:table-cell office:value-type="float" office:value="2015" table:style-name="ce78">
            <text:p>2015</text:p>
          </table:table-cell>
          <table:table-cell office:value-type="string" table:style-name="ce78">
            <text:p>Finnland</text:p>
          </table:table-cell>
          <table:table-cell office:value-type="string" table:style-name="ce78">
            <text:p>Betula pubescens</text:p>
          </table:table-cell>
          <table:table-cell office:value-type="string" table:style-name="ce79">
            <text:p><text:a xlink:href="https://www.eurocoppice.uni-freiburg.de/intern/pdf/conf-coppice-brno/coppice-conf-brno-pres-hytonen">https://www.eurocoppice.uni-freiburg.de/intern/pdf/conf-coppice-brno/coppice-conf-brno-pres-hytonen</text:a></text:p>
          </table:table-cell>
          <table:table-cell office:value-type="string" table:style-name="ce78">
            <text:p>H_m, a, b</text:p>
          </table:table-cell>
          <table:table-cell office:value-type="string" table:style-name="ce78">
            <text:p>H_m</text:p>
          </table:table-cell>
          <table:table-cell office:value-type="string" table:style-name="ce78">
            <text:p>agb</text:p>
          </table:table-cell>
          <table:table-cell office:value-type="string" table:style-name="ce78">
            <text:p>g</text:p>
          </table:table-cell>
          <table:table-cell table:style-name="ce78"/>
          <table:table-cell office:value-type="string" table:style-name="ce78">
            <text:p>B_g = a*(H_m*100)^b</text:p>
          </table:table-cell>
          <table:table-cell office:value-type="float" office:value="7.2290000000000001E-5" table:style-name="ce80">
            <text:p>0,00007229</text:p>
          </table:table-cell>
          <table:table-cell office:value-type="float" office:value="2.6379999999999999" table:style-name="ce80">
            <text:p>2,638</text:p>
          </table:table-cell>
          <table:table-cell table:number-columns-repeated="13" table:style-name="ce80"/>
          <table:table-cell office:value-type="float" office:value="0.95099999999999996" table:style-name="ce80">
            <text:p>0,951</text:p>
          </table:table-cell>
          <table:table-cell office:value-type="string" table:style-name="ce78">
            <text:p>B_g leafless dry mass in grams, H = height in cm, a and b are coefficients, the function is for small trees / sprouts/ short rotation coppices</text:p>
          </table:table-cell>
          <table:table-cell office:value-type="string" table:style-name="ce80">
            <text:p>not included</text:p>
          </table:table-cell>
          <table:table-cell table:number-columns-repeated="16354" table:style-name="ce80"/>
        </table:table-row>
        <table:table-row table:style-name="ro1">
          <table:table-cell office:value-type="string" table:style-name="ce78">
            <text:p>Effect of fertilization on the biomass production of coppiced mixed birch and willow stands on a cut-away peatland</text:p>
          </table:table-cell>
          <table:table-cell office:value-type="string" table:style-name="ce78">
            <text:p>Jyrki Hytönen, Seppo Kaunisto</text:p>
          </table:table-cell>
          <table:table-cell office:value-type="float" office:value="1999" table:style-name="ce78">
            <text:p>1999</text:p>
          </table:table-cell>
          <table:table-cell office:value-type="string" table:style-name="ce78">
            <text:p>Finnland</text:p>
          </table:table-cell>
          <table:table-cell office:value-type="string" table:style-name="ce78">
            <text:p>Betula pubescens</text:p>
          </table:table-cell>
          <table:table-cell office:value-type="string" table:style-name="ce79">
            <text:p><text:a xlink:href="https://doi.org/10.1016/S0961-9534(99)00061-6">https://doi.org/10.1016/S0961-9534(99)00061-6</text:a></text:p>
          </table:table-cell>
          <table:table-cell office:value-type="string" table:style-name="ce78">
            <text:p>DBH_cm, a, b, c</text:p>
          </table:table-cell>
          <table:table-cell office:value-type="string" table:style-name="ce78">
            <text:p>DBH_cm</text:p>
          </table:table-cell>
          <table:table-cell office:value-type="string" table:style-name="ce78">
            <text:p>agb</text:p>
          </table:table-cell>
          <table:table-cell office:value-type="string" table:style-name="ce78">
            <text:p>g</text:p>
          </table:table-cell>
          <table:table-cell table:style-name="ce78"/>
          <table:table-cell office:value-type="string" table:style-name="ce78">
            <text:p>B_g = a + b*(DBH_cm*10)^2 + c*(DBH_cm*10)^2</text:p>
          </table:table-cell>
          <table:table-cell office:value-type="float" office:value="73.448999999999998" table:style-name="ce80">
            <text:p>73,449</text:p>
          </table:table-cell>
          <table:table-cell office:value-type="float" office:value="0.84899999999999998" table:style-name="ce80">
            <text:p>0,849</text:p>
          </table:table-cell>
          <table:table-cell office:value-type="float" office:value="1.9E-2" table:style-name="ce80">
            <text:p>0,019</text:p>
          </table:table-cell>
          <table:table-cell table:number-columns-repeated="12" table:style-name="ce80"/>
          <table:table-cell office:value-type="float" office:value="0.98" table:style-name="ce80">
            <text:p>0,98</text:p>
          </table:table-cell>
          <table:table-cell office:value-type="string" table:style-name="ce78">
            <text:p>where BM=Dry-mass (g), H=height (cm), D1.3=diameter at breast-height (mm).</text:p>
          </table:table-cell>
          <table:table-cell office:value-type="string" table:style-name="ce80">
            <text:p>not included</text:p>
          </table:table-cell>
          <table:table-cell table:number-columns-repeated="16354" table:style-name="ce80"/>
        </table:table-row>
        <table:table-row table:style-name="ro12">
          <table:table-cell office:value-type="string" table:style-name="ce65">
            <text:p>Functions for below-ground biomass of<text:s/><text:span text:style-name="T8">Pinus sylvestris</text:span><text:span text:style-name="T2">,<text:s/></text:span><text:span text:style-name="T8">Picea abies</text:span><text:span text:style-name="T2">,<text:s/></text:span><text:span text:style-name="T8">Betula pendula</text:span><text:span text:style-name="T2"><text:s/>and<text:s/></text:span><text:span text:style-name="T8">Betula pubescens</text:span><text:span text:style-name="T2"><text:s/>in Sweden</text:span></text:p>
          </table:table-cell>
          <table:table-cell office:value-type="string" table:style-name="ce81">
            <text:p>Petersson, Hans, <text:s/>Ståhl, Göran</text:p>
          </table:table-cell>
          <table:table-cell office:value-type="float" office:value="2006" table:style-name="ce65">
            <text:p>2006</text:p>
          </table:table-cell>
          <table:table-cell office:value-type="string" table:style-name="ce65">
            <text:p>Sweden</text:p>
          </table:table-cell>
          <table:table-cell office:value-type="string" table:style-name="ce65">
            <text:p>Betula pubescens</text:p>
          </table:table-cell>
          <table:table-cell office:value-type="string" table:style-name="ce81">
            <text:p><text:a xlink:href="https://doi.org/10.1080/14004080500486864">https://doi.org/10.1080/14004080500486864</text:a></text:p>
          </table:table-cell>
          <table:table-cell table:number-columns-repeated="6" table:style-name="ce64"/>
          <table:table-cell table:number-columns-repeated="16" table:style-name="ce65"/>
          <table:table-cell office:value-type="string" table:style-name="ce64">
            <text:p>its for belowground biomass</text:p>
          </table:table-cell>
          <table:table-cell table:number-columns-repeated="16355" table:style-name="ce65"/>
        </table:table-row>
        <table:table-row table:style-name="ro13">
          <table:table-cell office:value-type="string" table:style-name="ce40">
            <text:p>Biomass equations for birch in Finland</text:p>
          </table:table-cell>
          <table:table-cell office:value-type="string" table:style-name="ce43">
            <text:p>Repola, Jaakko</text:p>
          </table:table-cell>
          <table:table-cell office:value-type="float" office:value="2008" table:style-name="ce43">
            <text:p>2008</text:p>
          </table:table-cell>
          <table:table-cell office:value-type="string" table:style-name="ce43">
            <text:p>Finnland</text:p>
          </table:table-cell>
          <table:table-cell office:value-type="string" table:style-name="ce43">
            <text:p>Betula pubescens</text:p>
          </table:table-cell>
          <table:table-cell office:value-type="string" table:style-name="ce82">
            <text:p><text:a xlink:href="https://www.semanticscholar.org/paper/Biomass-equations-for-birch-in-Finland-Repola/40139e21ff7dc98caae1953cb5187df1e872a10e">https://doi.org/10.14214/sf.236</text:a></text:p>
          </table:table-cell>
          <table:table-cell office:value-type="string" table:style-name="ce41">
            <text:p>u_k, e_ki, a, b, c, DBH_cm, H_m</text:p>
          </table:table-cell>
          <table:table-cell office:value-type="string" table:style-name="ce41">
            <text:p>DBH_cm, H_m</text:p>
          </table:table-cell>
          <table:table-cell office:value-type="string" table:style-name="ce41">
            <text:p>abg</text:p>
          </table:table-cell>
          <table:table-cell office:value-type="string" table:style-name="ce41">
            <text:p>kg</text:p>
          </table:table-cell>
          <table:table-cell office:value-type="string" table:style-name="ce41">
            <text:p>ln</text:p>
          </table:table-cell>
          <table:table-cell office:value-type="string" table:style-name="ce41">
            <text:p>ln(B_kg) = a + b* ( <text:s/>(2+1.25*DBH_cm) / ( (2+1.25*DBH_cm) +12) <text:s/>)+ c*(H_m/(H_m + 22)) + u_k + e_ki</text:p>
          </table:table-cell>
          <table:table-cell office:value-type="float" office:value="-3.6539999999999999" table:style-name="ce43">
            <text:p>-3,654</text:p>
          </table:table-cell>
          <table:table-cell office:value-type="float" office:value="10.582000000000001" table:style-name="ce43">
            <text:p>10,582</text:p>
          </table:table-cell>
          <table:table-cell office:value-type="float" office:value="3.0179999999999998" table:style-name="ce43">
            <text:p>3,018</text:p>
          </table:table-cell>
          <table:table-cell table:number-columns-repeated="10" table:style-name="ce43"/>
          <table:table-cell office:value-type="float" office:value="6.8000000000000005E-4" table:style-name="ce43">
            <text:p>0,00068</text:p>
          </table:table-cell>
          <table:table-cell office:value-type="float" office:value="7.2700000000000004E-3" table:style-name="ce43">
            <text:p>0,00727</text:p>
          </table:table-cell>
          <table:table-cell table:style-name="ce43"/>
          <table:table-cell office:value-type="string" table:style-name="ce41">
            <text:p>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43">
            <text:p>possible</text:p>
          </table:table-cell>
          <table:table-cell table:number-columns-repeated="16354" table:style-name="ce43"/>
        </table:table-row>
        <table:table-row table:style-name="ro13">
          <table:table-cell office:value-type="string" table:style-name="ce83">
            <text:p>Biomass equations for birch in Finland</text:p>
          </table:table-cell>
          <table:table-cell office:value-type="string" table:style-name="ce58">
            <text:p>Repola, Jaakko</text:p>
          </table:table-cell>
          <table:table-cell office:value-type="float" office:value="2008" table:style-name="ce58">
            <text:p>2008</text:p>
          </table:table-cell>
          <table:table-cell office:value-type="string" table:style-name="ce58">
            <text:p>Finnland</text:p>
          </table:table-cell>
          <table:table-cell office:value-type="string" table:style-name="ce58">
            <text:p>Betula pubescens</text:p>
          </table:table-cell>
          <table:table-cell office:value-type="string" table:style-name="ce84">
            <text:p><text:a xlink:href="https://www.semanticscholar.org/paper/Biomass-equations-for-birch-in-Finland-Repola/40139e21ff7dc98caae1953cb5187df1e872a10e">https://doi.org/10.14214/sf.236</text:a></text:p>
          </table:table-cell>
          <table:table-cell office:value-type="string" table:style-name="ce57">
            <text:p>u_k, e_ki, a, b, c, DBH_cm, H_m</text:p>
          </table:table-cell>
          <table:table-cell office:value-type="string" table:style-name="ce57">
            <text:p>DBH_cm, H_m</text:p>
          </table:table-cell>
          <table:table-cell office:value-type="string" table:style-name="ce57">
            <text:p>sw</text:p>
          </table:table-cell>
          <table:table-cell office:value-type="string" table:style-name="ce57">
            <text:p>kg</text:p>
          </table:table-cell>
          <table:table-cell office:value-type="string" table:style-name="ce57">
            <text:p>ln</text:p>
          </table:table-cell>
          <table:table-cell office:value-type="string" table:style-name="ce57">
            <text:p>ln(Bs_kg) = a + b* ( <text:s/>(2+1.25*DBH_cm) / ( (2+1.25*DBH_cm) +12) <text:s/>)+ c*H_m + u_k + e_ki</text:p>
          </table:table-cell>
          <table:table-cell office:value-type="float" office:value="-4.8789999999999996" table:style-name="ce58">
            <text:p>-4,879</text:p>
          </table:table-cell>
          <table:table-cell office:value-type="float" office:value="9.6509999999999998" table:style-name="ce58">
            <text:p>9,651</text:p>
          </table:table-cell>
          <table:table-cell office:value-type="float" office:value="1.012" table:style-name="ce58">
            <text:p>1,012</text:p>
          </table:table-cell>
          <table:table-cell table:number-columns-repeated="10" table:style-name="ce58"/>
          <table:table-cell office:value-type="float" office:value="2.63E-3" table:style-name="ce58">
            <text:p>0,00263</text:p>
          </table:table-cell>
          <table:table-cell office:value-type="float" office:value="5.4400000000000004E-3" table:style-name="ce58">
            <text:p>0,00544</text:p>
          </table:table-cell>
          <table:table-cell table:style-name="ce58"/>
          <table:table-cell office:value-type="string" table:style-name="ce57">
            <text:p>Stem,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58">
            <text:p>possible</text:p>
          </table:table-cell>
          <table:table-cell table:number-columns-repeated="16354" table:style-name="ce58"/>
        </table:table-row>
        <table:table-row table:style-name="ro13">
          <table:table-cell office:value-type="string" table:style-name="ce83">
            <text:p>Biomass equations for birch in Finland</text:p>
          </table:table-cell>
          <table:table-cell office:value-type="string" table:style-name="ce58">
            <text:p>Repola, Jaakko</text:p>
          </table:table-cell>
          <table:table-cell office:value-type="float" office:value="2008" table:style-name="ce58">
            <text:p>2008</text:p>
          </table:table-cell>
          <table:table-cell office:value-type="string" table:style-name="ce58">
            <text:p>Finnland</text:p>
          </table:table-cell>
          <table:table-cell office:value-type="string" table:style-name="ce58">
            <text:p>Betula pubescens</text:p>
          </table:table-cell>
          <table:table-cell office:value-type="string" table:style-name="ce84">
            <text:p><text:a xlink:href="https://www.semanticscholar.org/paper/Biomass-equations-for-birch-in-Finland-Repola/40139e21ff7dc98caae1953cb5187df1e872a10e">https://doi.org/10.14214/sf.236</text:a></text:p>
          </table:table-cell>
          <table:table-cell office:value-type="string" table:style-name="ce57">
            <text:p>u_k, e_ki, a, b, c, DBH_cm, H_m</text:p>
          </table:table-cell>
          <table:table-cell office:value-type="string" table:style-name="ce57">
            <text:p>DBH_cm, H_m</text:p>
          </table:table-cell>
          <table:table-cell office:value-type="string" table:style-name="ce57">
            <text:p>swb</text:p>
          </table:table-cell>
          <table:table-cell office:value-type="string" table:style-name="ce57">
            <text:p>kg</text:p>
          </table:table-cell>
          <table:table-cell office:value-type="string" table:style-name="ce57">
            <text:p>ln</text:p>
          </table:table-cell>
          <table:table-cell office:value-type="string" table:style-name="ce57">
            <text:p>ln(Bsb_kg) = a + b* ( <text:s/>(2+1.25*DBH_cm) / ( (2+1.25*DBH_cm) +12) <text:s/>)+ c*(H_m/(H_m + 20)) + u_k + e_ki</text:p>
          </table:table-cell>
          <table:table-cell office:value-type="float" office:value="-5.4009999999999998" table:style-name="ce58">
            <text:p>-5,401</text:p>
          </table:table-cell>
          <table:table-cell office:value-type="float" office:value="10.061" table:style-name="ce58">
            <text:p>10,061</text:p>
          </table:table-cell>
          <table:table-cell office:value-type="float" office:value="2.657" table:style-name="ce58">
            <text:p>2,657</text:p>
          </table:table-cell>
          <table:table-cell table:number-columns-repeated="10" table:style-name="ce58"/>
          <table:table-cell office:value-type="float" office:value="1.043E-2" table:style-name="ce58">
            <text:p>0,01043</text:p>
          </table:table-cell>
          <table:table-cell office:value-type="float" office:value="4.4429999999999997E-2" table:style-name="ce58">
            <text:p>0,04443</text:p>
          </table:table-cell>
          <table:table-cell table:style-name="ce58"/>
          <table:table-cell office:value-type="string" table:style-name="ce57">
            <text:p>Stembark,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58">
            <text:p>possible</text:p>
          </table:table-cell>
          <table:table-cell table:number-columns-repeated="16354" table:style-name="ce58"/>
        </table:table-row>
        <table:table-row table:style-name="ro13">
          <table:table-cell office:value-type="string" table:style-name="ce83">
            <text:p>Biomass equations for birch in Finland</text:p>
          </table:table-cell>
          <table:table-cell office:value-type="string" table:style-name="ce58">
            <text:p>Repola, Jaakko</text:p>
          </table:table-cell>
          <table:table-cell office:value-type="float" office:value="2008" table:style-name="ce58">
            <text:p>2008</text:p>
          </table:table-cell>
          <table:table-cell office:value-type="string" table:style-name="ce58">
            <text:p>Finnland</text:p>
          </table:table-cell>
          <table:table-cell office:value-type="string" table:style-name="ce58">
            <text:p>Betula pubescens</text:p>
          </table:table-cell>
          <table:table-cell office:value-type="string" table:style-name="ce84">
            <text:p><text:a xlink:href="https://www.semanticscholar.org/paper/Biomass-equations-for-birch-in-Finland-Repola/40139e21ff7dc98caae1953cb5187df1e872a10e">https://doi.org/10.14214/sf.236</text:a></text:p>
          </table:table-cell>
          <table:table-cell office:value-type="string" table:style-name="ce57">
            <text:p>u_k, e_ki, a, b, c, DBH_cm, H_m</text:p>
          </table:table-cell>
          <table:table-cell office:value-type="string" table:style-name="ce57">
            <text:p>DBH_cm, H_m</text:p>
          </table:table-cell>
          <table:table-cell office:value-type="string" table:style-name="ce57">
            <text:p>fwb</text:p>
          </table:table-cell>
          <table:table-cell office:value-type="string" table:style-name="ce57">
            <text:p>kg</text:p>
          </table:table-cell>
          <table:table-cell office:value-type="string" table:style-name="ce57">
            <text:p>ln</text:p>
          </table:table-cell>
          <table:table-cell office:value-type="string" table:style-name="ce57">
            <text:p>ln(Bb_kg) = a + b* ( <text:s/>DBH_cm/ ( DBH_cm+16) <text:s/>)+ c*(H_m/(H_m + 10)) + u_k + e_ki</text:p>
          </table:table-cell>
          <table:table-cell office:value-type="float" office:value="-4.1520000000000001" table:style-name="ce58">
            <text:p>-4,152</text:p>
          </table:table-cell>
          <table:table-cell office:value-type="float" office:value="15.874000000000001" table:style-name="ce58">
            <text:p>15,874</text:p>
          </table:table-cell>
          <table:table-cell office:value-type="float" office:value="-4.407" table:style-name="ce58">
            <text:p>-4,407</text:p>
          </table:table-cell>
          <table:table-cell table:number-columns-repeated="10" table:style-name="ce58"/>
          <table:table-cell office:value-type="float" office:value="2.733E-2" table:style-name="ce58">
            <text:p>0,02733</text:p>
          </table:table-cell>
          <table:table-cell office:value-type="float" office:value="7.6619999999999994E-2" table:style-name="ce58">
            <text:p>0,07662</text:p>
          </table:table-cell>
          <table:table-cell table:style-name="ce58"/>
          <table:table-cell office:value-type="string" table:style-name="ce57">
            <text:p>Branch,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58">
            <text:p>possible</text:p>
          </table:table-cell>
          <table:table-cell table:number-columns-repeated="16354" table:style-name="ce58"/>
        </table:table-row>
        <table:table-row table:style-name="ro13">
          <table:table-cell office:value-type="string" table:style-name="ce83">
            <text:p>Biomass equations for birch in Finland</text:p>
          </table:table-cell>
          <table:table-cell office:value-type="string" table:style-name="ce58">
            <text:p>Repola, Jaakko</text:p>
          </table:table-cell>
          <table:table-cell office:value-type="float" office:value="2008" table:style-name="ce58">
            <text:p>2008</text:p>
          </table:table-cell>
          <table:table-cell office:value-type="string" table:style-name="ce58">
            <text:p>Finnland</text:p>
          </table:table-cell>
          <table:table-cell office:value-type="string" table:style-name="ce58">
            <text:p>Betula pubescens</text:p>
          </table:table-cell>
          <table:table-cell office:value-type="string" table:style-name="ce84">
            <text:p><text:a xlink:href="https://www.semanticscholar.org/paper/Biomass-equations-for-birch-in-Finland-Repola/40139e21ff7dc98caae1953cb5187df1e872a10e">https://doi.org/10.14214/sf.236</text:a></text:p>
          </table:table-cell>
          <table:table-cell office:value-type="string" table:style-name="ce57">
            <text:p>u_k, e_ki, a, b, c, DBH_cm, H_m</text:p>
          </table:table-cell>
          <table:table-cell office:value-type="string" table:style-name="ce57">
            <text:p>DBH_cm, H_m</text:p>
          </table:table-cell>
          <table:table-cell office:value-type="string" table:style-name="ce57">
            <text:p>ndl</text:p>
          </table:table-cell>
          <table:table-cell office:value-type="string" table:style-name="ce57">
            <text:p>kg</text:p>
          </table:table-cell>
          <table:table-cell office:value-type="string" table:style-name="ce57">
            <text:p>ln</text:p>
          </table:table-cell>
          <table:table-cell office:value-type="string" table:style-name="ce57">
            <text:p>ln(Bf_kg) = a + b* ( <text:s/>(2+1.25*DBH_cm) / ( (2+1.25*DBH_cm) +2) <text:s/>) + u_k + e_ki</text:p>
          </table:table-cell>
          <table:table-cell office:value-type="float" office:value="-29.565999999999999" table:style-name="ce58">
            <text:p>-29,566</text:p>
          </table:table-cell>
          <table:table-cell office:value-type="float" office:value="33.372" table:style-name="ce58">
            <text:p>33,372</text:p>
          </table:table-cell>
          <table:table-cell table:number-columns-repeated="11" table:style-name="ce58"/>
          <table:table-cell office:value-type="float" office:value="0" table:style-name="ce58">
            <text:p>0</text:p>
          </table:table-cell>
          <table:table-cell office:value-type="float" office:value="7.6999999999999999E-2" table:style-name="ce58">
            <text:p>0,077</text:p>
          </table:table-cell>
          <table:table-cell table:style-name="ce58"/>
          <table:table-cell office:value-type="string" table:style-name="ce57">
            <text:p>Leaves,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58">
            <text:p>possible</text:p>
          </table:table-cell>
          <table:table-cell table:number-columns-repeated="16354" table:style-name="ce58"/>
        </table:table-row>
        <table:table-row table:style-name="ro13">
          <table:table-cell office:value-type="string" table:style-name="ce44">
            <text:p>Biomass equations for birch in Finland</text:p>
          </table:table-cell>
          <table:table-cell office:value-type="string" table:style-name="ce47">
            <text:p>Repola, Jaakko</text:p>
          </table:table-cell>
          <table:table-cell office:value-type="float" office:value="2008" table:style-name="ce47">
            <text:p>2008</text:p>
          </table:table-cell>
          <table:table-cell office:value-type="string" table:style-name="ce47">
            <text:p>Finnland</text:p>
          </table:table-cell>
          <table:table-cell office:value-type="string" table:style-name="ce47">
            <text:p>Betula pubescens</text:p>
          </table:table-cell>
          <table:table-cell office:value-type="string" table:style-name="ce85">
            <text:p><text:a xlink:href="https://www.semanticscholar.org/paper/Biomass-equations-for-birch-in-Finland-Repola/40139e21ff7dc98caae1953cb5187df1e872a10e">https://doi.org/10.14214/sf.236</text:a></text:p>
          </table:table-cell>
          <table:table-cell office:value-type="string" table:style-name="ce45">
            <text:p>u_k, e_ki, a, b, c, DBH_cm, H_m</text:p>
          </table:table-cell>
          <table:table-cell office:value-type="string" table:style-name="ce45">
            <text:p>DBH_cm, H_m</text:p>
          </table:table-cell>
          <table:table-cell office:value-type="string" table:style-name="ce45">
            <text:p>stw</text:p>
          </table:table-cell>
          <table:table-cell office:value-type="string" table:style-name="ce45">
            <text:p>kg</text:p>
          </table:table-cell>
          <table:table-cell office:value-type="string" table:style-name="ce45">
            <text:p>ln</text:p>
          </table:table-cell>
          <table:table-cell office:value-type="string" table:style-name="ce45">
            <text:p>ln(Bst_kg) = a + b* ( <text:s/>(2+1.25*DBH_cm) / ( (2+1.25*DBH_cm) +26) <text:s/>) + u_k + e_ki</text:p>
          </table:table-cell>
          <table:table-cell office:value-type="float" office:value="-3.5739999999999998" table:style-name="ce47">
            <text:p>-3,574</text:p>
          </table:table-cell>
          <table:table-cell office:value-type="float" office:value="11.304" table:style-name="ce47">
            <text:p>11,304</text:p>
          </table:table-cell>
          <table:table-cell table:number-columns-repeated="11" table:style-name="ce47"/>
          <table:table-cell office:value-type="float" office:value="2.154E-2" table:style-name="ce47">
            <text:p>0,02154</text:p>
          </table:table-cell>
          <table:table-cell office:value-type="float" office:value="4.5420000000000002E-2" table:style-name="ce47">
            <text:p>0,04542</text:p>
          </table:table-cell>
          <table:table-cell table:style-name="ce47"/>
          <table:table-cell office:value-type="string" table:style-name="ce45">
            <text:p>stump,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47">
            <text:p>possible</text:p>
          </table:table-cell>
          <table:table-cell table:number-columns-repeated="16354" table:style-name="ce47"/>
        </table:table-row>
        <table:table-row table:style-name="ro1">
          <table:table-cell office:value-type="string" table:style-name="ce64">
            <text:p>Biomass and Primary Productivity of Birch (Betula Pubescens S. Lat.) in South-West Greenland</text:p>
          </table:table-cell>
          <table:table-cell office:value-type="string" table:style-name="ce64">
            <text:p>T. T. Elkington, B. M. G. Jones</text:p>
          </table:table-cell>
          <table:table-cell office:value-type="float" office:value="1974" table:style-name="ce64">
            <text:p>1974</text:p>
          </table:table-cell>
          <table:table-cell office:value-type="string" table:style-name="ce64">
            <text:p>South-West Greenland</text:p>
          </table:table-cell>
          <table:table-cell office:value-type="string" table:style-name="ce64">
            <text:p>Betula pubescens</text:p>
          </table:table-cell>
          <table:table-cell office:value-type="string" table:style-name="ce64">
            <text:p>https://doi.org/10.2307/2258957</text:p>
          </table:table-cell>
          <table:table-cell table:number-columns-repeated="6" table:style-name="ce64"/>
          <table:table-cell table:number-columns-repeated="16" table:style-name="ce65"/>
          <table:table-cell office:value-type="string" table:style-name="ce64">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number-columns-repeated="16355" table:style-name="ce65"/>
        </table:table-row>
        <table:table-row table:style-name="ro3">
          <table:table-cell office:value-type="string" table:style-name="ce43">
            <text:p>Models for predicting above-ground biomass of Betula pubescens spp. czerepan??vii in mountain areas of southern Norway. Scandinavian Journal of Forest Research. 24. 318-332. 10.1080/02827580903117412.</text:p>
          </table:table-cell>
          <table:table-cell office:value-type="string" table:style-name="ce43">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43">
            <text:p>2009</text:p>
          </table:table-cell>
          <table:table-cell office:value-type="string" table:style-name="ce43">
            <text:p>Norway</text:p>
          </table:table-cell>
          <table:table-cell office:value-type="string" table:style-name="ce40">
            <text:p>Betula pubescens spp. czerepan??vii</text:p>
          </table:table-cell>
          <table:table-cell office:value-type="string" table:style-name="ce40">
            <text:p><text:a xlink:href="http://dx.doi.org/10.1080/02827580903117412">10.1080/02827580903117412</text:a></text:p>
          </table:table-cell>
          <table:table-cell office:value-type="string" table:style-name="ce43">
            <text:p>a, b, DBH_cm</text:p>
          </table:table-cell>
          <table:table-cell office:value-type="string" table:style-name="ce43">
            <text:p>DBH_cm</text:p>
          </table:table-cell>
          <table:table-cell office:value-type="string" table:style-name="ce43">
            <text:p>agb</text:p>
          </table:table-cell>
          <table:table-cell office:value-type="string" table:style-name="ce43">
            <text:p>kg</text:p>
          </table:table-cell>
          <table:table-cell table:style-name="ce43"/>
          <table:table-cell office:value-type="string" table:style-name="ce43">
            <text:p>B_kg = <text:s/>a*(DBH_cm*10)^b</text:p>
          </table:table-cell>
          <table:table-cell office:value-type="float" office:value="2.735E-3" table:style-name="ce43">
            <text:p>0,002735</text:p>
          </table:table-cell>
          <table:table-cell office:value-type="float" office:value="1.9602999999999999" table:style-name="ce43">
            <text:p>1,9603</text:p>
          </table:table-cell>
          <table:table-cell table:number-columns-repeated="13" table:style-name="ce43"/>
          <table:table-cell office:value-type="float" office:value="0.85" table:style-name="ce43">
            <text:p>0,85</text:p>
          </table:table-cell>
          <table:table-cell office:value-type="string" table:style-name="ce43">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office:value-type="string" table:style-name="ce43">
            <text:p>possible</text:p>
          </table:table-cell>
          <table:table-cell table:number-columns-repeated="16354" table:style-name="ce43"/>
        </table:table-row>
        <table:table-row table:style-name="ro3">
          <table:table-cell office:value-type="string" table:style-name="ce58">
            <text:p>Models for predicting above-ground biomass of Betula pubescens spp. czerepan??vii in mountain areas of southern Norway. Scandinavian Journal of Forest Research. 24. 318-332. 10.1080/02827580903117412.</text:p>
          </table:table-cell>
          <table:table-cell office:value-type="string" table:style-name="ce58">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58">
            <text:p>2009</text:p>
          </table:table-cell>
          <table:table-cell office:value-type="string" table:style-name="ce58">
            <text:p>Norway</text:p>
          </table:table-cell>
          <table:table-cell office:value-type="string" table:style-name="ce83">
            <text:p>Betula pubescens spp. czerepan??vii</text:p>
          </table:table-cell>
          <table:table-cell office:value-type="string" table:style-name="ce83">
            <text:p><text:a xlink:href="http://dx.doi.org/10.1080/02827580903117412">10.1080/02827580903117412</text:a></text:p>
          </table:table-cell>
          <table:table-cell office:value-type="string" table:style-name="ce58">
            <text:p>a, b, DBH_cm</text:p>
          </table:table-cell>
          <table:table-cell office:value-type="string" table:style-name="ce58">
            <text:p>DBH_cm</text:p>
          </table:table-cell>
          <table:table-cell office:value-type="string" table:style-name="ce58">
            <text:p>sw</text:p>
          </table:table-cell>
          <table:table-cell office:value-type="string" table:style-name="ce58">
            <text:p>kg</text:p>
          </table:table-cell>
          <table:table-cell table:style-name="ce58"/>
          <table:table-cell office:value-type="string" table:style-name="ce58">
            <text:p>B_kg = <text:s/>a*(DBH_cm*10)^b</text:p>
          </table:table-cell>
          <table:table-cell office:value-type="float" office:value="1.1249999999999999E-3" table:style-name="ce58">
            <text:p>0,001125</text:p>
          </table:table-cell>
          <table:table-cell office:value-type="float" office:value="2.0842999999999998" table:style-name="ce58">
            <text:p>2,0843</text:p>
          </table:table-cell>
          <table:table-cell table:number-columns-repeated="13" table:style-name="ce58"/>
          <table:table-cell office:value-type="float" office:value="0.91" table:style-name="ce58">
            <text:p>0,91</text:p>
          </table:table-cell>
          <table:table-cell office:value-type="string" table:style-name="ce58">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office:value-type="string" table:style-name="ce58">
            <text:p>possible</text:p>
          </table:table-cell>
          <table:table-cell table:number-columns-repeated="16354" table:style-name="ce58"/>
        </table:table-row>
        <table:table-row table:style-name="ro3">
          <table:table-cell office:value-type="string" table:style-name="ce47">
            <text:p>Models for predicting above-ground biomass of Betula pubescens spp. czerepan??vii in mountain areas of southern Norway. Scandinavian Journal of Forest Research. 24. 318-332. 10.1080/02827580903117412.</text:p>
          </table:table-cell>
          <table:table-cell office:value-type="string" table:style-name="ce47">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47">
            <text:p>2009</text:p>
          </table:table-cell>
          <table:table-cell office:value-type="string" table:style-name="ce47">
            <text:p>Norway</text:p>
          </table:table-cell>
          <table:table-cell office:value-type="string" table:style-name="ce44">
            <text:p>Betula pubescens spp. czerepan??vii</text:p>
          </table:table-cell>
          <table:table-cell office:value-type="string" table:style-name="ce44">
            <text:p><text:a xlink:href="http://dx.doi.org/10.1080/02827580903117412">10.1080/02827580903117412</text:a></text:p>
          </table:table-cell>
          <table:table-cell office:value-type="string" table:style-name="ce47">
            <text:p>a, b, DBH_cm</text:p>
          </table:table-cell>
          <table:table-cell office:value-type="string" table:style-name="ce47">
            <text:p>DBH_cm</text:p>
          </table:table-cell>
          <table:table-cell office:value-type="string" table:style-name="ce47">
            <text:p>ndl</text:p>
          </table:table-cell>
          <table:table-cell office:value-type="string" table:style-name="ce47">
            <text:p>kg</text:p>
          </table:table-cell>
          <table:table-cell table:style-name="ce47"/>
          <table:table-cell office:value-type="string" table:style-name="ce47">
            <text:p>B_kg = <text:s/>a*(DBH_cm*10)^b</text:p>
          </table:table-cell>
          <table:table-cell office:value-type="float" office:value="1.5009999999999999E-3" table:style-name="ce47">
            <text:p>0,001501</text:p>
          </table:table-cell>
          <table:table-cell office:value-type="float" office:value="1.8246" table:style-name="ce47">
            <text:p>1,8246</text:p>
          </table:table-cell>
          <table:table-cell table:number-columns-repeated="13" table:style-name="ce47"/>
          <table:table-cell office:value-type="float" office:value="0.6" table:style-name="ce47">
            <text:p>0,6</text:p>
          </table:table-cell>
          <table:table-cell office:value-type="string" table:style-name="ce47">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office:value-type="string" table:style-name="ce47">
            <text:p>possible</text:p>
          </table:table-cell>
          <table:table-cell table:number-columns-repeated="16354" table:style-name="ce47"/>
        </table:table-row>
        <table:table-row table:style-name="ro3">
          <table:table-cell office:value-type="string" table:style-name="ce86">
            <text:p>Growth, stem quality and nutritional status of Betula pendula and Betula pubescens in pure stands and mixtures</text:p>
          </table:table-cell>
          <table:table-cell office:value-type="string" table:style-name="ce65">
            <text:p>Hytönen, Jyrki &amp; Saramäki, Jussi &amp; N Iemistö, Pentt</text:p>
          </table:table-cell>
          <table:table-cell office:value-type="float" office:value="2014" table:style-name="ce65">
            <text:p>2014</text:p>
          </table:table-cell>
          <table:table-cell office:value-type="string" table:style-name="ce65">
            <text:p>Finnland</text:p>
          </table:table-cell>
          <table:table-cell office:value-type="string" table:style-name="ce65">
            <text:p>Betula pubescens, , Betula pendula</text:p>
          </table:table-cell>
          <table:table-cell office:value-type="string" table:style-name="ce81">
            <text:p><text:a xlink:href="http://dx.doi.org/10.1080/02827581.2013.838300">10.1080/02827581.2013.838300</text:a></text:p>
          </table:table-cell>
          <table:table-cell table:number-columns-repeated="6" table:style-name="ce64"/>
          <table:table-cell table:number-columns-repeated="16" table:style-name="ce65"/>
          <table:table-cell office:value-type="string" table:style-name="ce64">
            <text:p>this once is not about biomass… or at at <text:s/>least it doesn´t have biomass functions</text:p>
          </table:table-cell>
          <table:table-cell table:number-columns-repeated="16355" table:style-name="ce65"/>
        </table:table-row>
        <table:table-row table:style-name="ro3">
          <table:table-cell office:value-type="string" table:style-name="ce70">
            <text:p>Biomass allocation and equations for silver birch ( Betula pendula ) and downy birch ( Betula pubescens ) in Estonia</text:p>
          </table:table-cell>
          <table:table-cell office:value-type="string" table:style-name="ce41">
            <text:p>Buht Mikko, Padari Allar, <text:s/>Aosaar J, Varik Mats,Aun Kristiina ,Uri Marek , Becker Hardo ,Kukumägi Mai, Sepaste Agnes, Uri Veiko</text:p>
          </table:table-cell>
          <table:table-cell office:value-type="float" office:value="2023" table:style-name="ce41">
            <text:p>2023</text:p>
          </table:table-cell>
          <table:table-cell office:value-type="string" table:style-name="ce41">
            <text:p>Estonia</text:p>
          </table:table-cell>
          <table:table-cell office:value-type="string" table:style-name="ce41">
            <text:p>Betula pubescens, Betula pendula</text:p>
          </table:table-cell>
          <table:table-cell office:value-type="string" table:style-name="ce54">
            <text:p><text:a xlink:href="https://doi.org/10.1080/02827581.2023.2273250">https://doi.org/10.1080/02827581.2023.2273250</text:a></text:p>
          </table:table-cell>
          <table:table-cell office:value-type="string" table:style-name="ce41">
            <text:p>H_mean, age, H_m, a, c, b</text:p>
          </table:table-cell>
          <table:table-cell office:value-type="string" table:style-name="ce41">
            <text:p>H_mean, age, H_m</text:p>
          </table:table-cell>
          <table:table-cell office:value-type="string" table:style-name="ce41">
            <text:p>H50</text:p>
          </table:table-cell>
          <table:table-cell office:value-type="string" table:style-name="ce41">
            <text:p>m</text:p>
          </table:table-cell>
          <table:table-cell table:style-name="ce41"/>
          <table:table-cell office:value-type="string" table:style-name="ce41">
            <text:p>H50 = (H_m* (1 + a* ((50/age)^c)-1 ) <text:s/>) / ( 1-b*H_m*((50/age)^c)-1) )</text:p>
          </table:table-cell>
          <table:table-cell office:value-type="float" office:value="0.7298" table:style-name="ce43">
            <text:p>0,7298</text:p>
          </table:table-cell>
          <table:table-cell office:value-type="float" office:value="-1.61E-2" table:style-name="ce43">
            <text:p>-0,0161</text:p>
          </table:table-cell>
          <table:table-cell office:value-type="float" office:value="1.3460000000000001" table:style-name="ce43">
            <text:p>1,346</text:p>
          </table:table-cell>
          <table:table-cell table:style-name="ce43"/>
          <table:table-cell table:number-columns-repeated="6" table:style-name="ce28"/>
          <table:table-cell table:number-columns-repeated="6" table:style-name="ce43"/>
          <table:table-cell office:value-type="string" table:style-name="ce87">
            <text:p><text:a xlink:href="https://www.tandfonline.com/doi/full/10.1080/02827581.2023.2273250">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table:style-name="ce28">
            <text:p>possible</text:p>
          </table:table-cell>
          <table:table-cell table:number-columns-repeated="16354" table:style-name="ce28"/>
        </table:table-row>
        <table:table-row table:style-name="ro3">
          <table:table-cell office:value-type="string" table:style-name="ce55">
            <text:p>Biomass allocation and equations for silver birch ( Betula pendula ) and downy birch ( Betula pubescens ) in Estonia</text:p>
          </table:table-cell>
          <table:table-cell office:value-type="string" table:style-name="ce57">
            <text:p>Buht Mikko, Padari Allar, <text:s/>Aosaar J, Varik Mats,Aun Kristiina ,Uri Marek , Becker Hardo ,Kukumägi Mai, Sepaste Agnes, Uri Veiko</text:p>
          </table:table-cell>
          <table:table-cell office:value-type="float" office:value="2023" table:style-name="ce57">
            <text:p>2023</text:p>
          </table:table-cell>
          <table:table-cell office:value-type="string" table:style-name="ce57">
            <text:p>Estonia</text:p>
          </table:table-cell>
          <table:table-cell office:value-type="string" table:style-name="ce57">
            <text:p>Betula pubescens, Betula pendula</text:p>
          </table:table-cell>
          <table:table-cell office:value-type="string" table:style-name="ce56">
            <text:p><text:a xlink:href="https://doi.org/10.1080/02827581.2023.2273250">https://doi.org/10.1080/02827581.2023.2273250</text:a></text:p>
          </table:table-cell>
          <table:table-cell office:value-type="string" table:style-name="ce57">
            <text:p>H50, a, b, c</text:p>
          </table:table-cell>
          <table:table-cell office:value-type="string" table:style-name="ce57">
            <text:p>H50</text:p>
          </table:table-cell>
          <table:table-cell office:value-type="string" table:style-name="ce57">
            <text:p>H100</text:p>
          </table:table-cell>
          <table:table-cell office:value-type="string" table:style-name="ce57">
            <text:p>m</text:p>
          </table:table-cell>
          <table:table-cell table:style-name="ce57"/>
          <table:table-cell office:value-type="string" table:style-name="ce57">
            <text:p>H100 = (H50) / ( <text:s/>1+(a+b*H50)*((0.5^c)-1 <text:s/>)</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table:style-name="ce58"/>
          <table:table-cell table:number-columns-repeated="6" table:style-name="ce4"/>
          <table:table-cell table:number-columns-repeated="6" table:style-name="ce58"/>
          <table:table-cell office:value-type="string" table:style-name="ce88">
            <text:p><text:a xlink:href="https://www.tandfonline.com/doi/full/10.1080/02827581.2023.2273250">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table:style-name="ce4">
            <text:p>possible</text:p>
          </table:table-cell>
          <table:table-cell table:number-columns-repeated="16354"/>
        </table:table-row>
        <table:table-row table:style-name="ro3">
          <table:table-cell office:value-type="string" table:style-name="ce55">
            <text:p>Biomass allocation and equations for silver birch ( Betula pendula ) and downy birch ( Betula pubescens ) in Estonia</text:p>
          </table:table-cell>
          <table:table-cell office:value-type="string" table:style-name="ce57">
            <text:p>Buht Mikko, Padari Allar, <text:s/>Aosaar J, Varik Mats,Aun Kristiina ,Uri Marek , Becker Hardo ,Kukumägi Mai, Sepaste Agnes, Uri Veiko</text:p>
          </table:table-cell>
          <table:table-cell office:value-type="float" office:value="2023" table:style-name="ce57">
            <text:p>2023</text:p>
          </table:table-cell>
          <table:table-cell office:value-type="string" table:style-name="ce57">
            <text:p>Estonia</text:p>
          </table:table-cell>
          <table:table-cell office:value-type="string" table:style-name="ce57">
            <text:p>Betula pubescens, Betula pendula</text:p>
          </table:table-cell>
          <table:table-cell office:value-type="string" table:style-name="ce56">
            <text:p><text:a xlink:href="https://doi.org/10.1080/02827581.2023.2273250">https://doi.org/10.1080/02827581.2023.2273250</text:a></text:p>
          </table:table-cell>
          <table:table-cell office:value-type="string" table:style-name="ce57">
            <text:p>DBH_cm, age, H100, a, b, c, d</text:p>
          </table:table-cell>
          <table:table-cell office:value-type="string" table:style-name="ce57">
            <text:p>DBH_cm, age, H100</text:p>
          </table:table-cell>
          <table:table-cell office:value-type="string" table:style-name="ce57">
            <text:p>agb_H100</text:p>
          </table:table-cell>
          <table:table-cell office:value-type="string" table:style-name="ce57">
            <text:p>g</text:p>
          </table:table-cell>
          <table:table-cell office:value-type="string" table:style-name="ce57">
            <text:p>ln</text:p>
          </table:table-cell>
          <table:table-cell office:value-type="string" table:style-name="ce57">
            <text:p>ln(B_g) = <text:s/>ln(a) + b* ln(DBH_cm) + c*(ln(H100)) + d*ln(age)</text:p>
          </table:table-cell>
          <table:table-cell table:style-name="ce58"/>
          <table:table-cell office:value-type="float" office:value="1.8367" table:style-name="ce58">
            <text:p>1,8367</text:p>
          </table:table-cell>
          <table:table-cell office:value-type="float" office:value="1.0183" table:style-name="ce58">
            <text:p>1,0183</text:p>
          </table:table-cell>
          <table:table-cell office:value-type="float" office:value="0.80959999999999999" table:style-name="ce58">
            <text:p>0,8096</text:p>
          </table:table-cell>
          <table:table-cell table:number-columns-repeated="6" table:style-name="ce4"/>
          <table:table-cell table:number-columns-repeated="5" table:style-name="ce58"/>
          <table:table-cell office:value-type="string" table:style-name="ce58">
            <text:p>1.00</text:p>
          </table:table-cell>
          <table:table-cell office:value-type="string" table:style-name="ce57">
            <text:p><text:s/>(4) where Y – biomass of the fraction (g); D1.3 – diameter of tree at breast height (cm); H100 – site index (m); A – tree age (yr); a, b, c, d – parameters of equation ().</text:p>
          </table:table-cell>
          <table:table-cell office:value-type="string" table:style-name="ce4">
            <text:p>possible</text:p>
          </table:table-cell>
          <table:table-cell table:number-columns-repeated="16354"/>
        </table:table-row>
        <table:table-row table:style-name="ro3">
          <table:table-cell office:value-type="string" table:style-name="ce55">
            <text:p>Biomass allocation and equations for silver birch ( Betula pendula ) and downy birch ( Betula pubescens ) in Estonia</text:p>
          </table:table-cell>
          <table:table-cell office:value-type="string" table:style-name="ce57">
            <text:p>Buht Mikko, Padari Allar, <text:s/>Aosaar J, Varik Mats,Aun Kristiina ,Uri Marek , Becker Hardo ,Kukumägi Mai, Sepaste Agnes, Uri Veiko</text:p>
          </table:table-cell>
          <table:table-cell office:value-type="float" office:value="2023" table:style-name="ce57">
            <text:p>2023</text:p>
          </table:table-cell>
          <table:table-cell office:value-type="string" table:style-name="ce57">
            <text:p>Estonia</text:p>
          </table:table-cell>
          <table:table-cell office:value-type="string" table:style-name="ce57">
            <text:p>Betula pubescens, Betula pendula</text:p>
          </table:table-cell>
          <table:table-cell office:value-type="string" table:style-name="ce56">
            <text:p><text:a xlink:href="https://doi.org/10.1080/02827581.2023.2273250">https://doi.org/10.1080/02827581.2023.2273250</text:a></text:p>
          </table:table-cell>
          <table:table-cell office:value-type="string" table:style-name="ce57">
            <text:p>DBH_cm, a, b, H_m, c, d, e, f, g, h,i,j</text:p>
          </table:table-cell>
          <table:table-cell office:value-type="string" table:style-name="ce57">
            <text:p>DBH_cm</text:p>
          </table:table-cell>
          <table:table-cell office:value-type="string" table:style-name="ce57">
            <text:p>agb</text:p>
          </table:table-cell>
          <table:table-cell office:value-type="string" table:style-name="ce57">
            <text:p>g</text:p>
          </table:table-cell>
          <table:table-cell office:value-type="string" table:style-name="ce57">
            <text:p>ln</text:p>
          </table:table-cell>
          <table:table-cell office:value-type="string" table:style-name="ce89">
            <text:p>ln(B_g) = <text:s/>ln(g) + h* ln(DBH_cm) + i*(ln( (( ((H_m* (1 + a* ((50/age)^c)-1 ) <text:s/>) / ( 1-b*H_m*((50/age)^c)-1) )) ) / ( <text:s/>1+(d+e*( (H_m* (1 + a* ((50/age)^c)-1 ) <text:s/>) / ( 1-b*H_m*((50/age)^c)-1) ) ) )*((0.5^f)-1 )) ) + j*ln(age)</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office:value-type="float" office:value="1" table:style-name="ce58">
            <text:p>1</text:p>
          </table:table-cell>
          <table:table-cell office:value-type="float" office:value="1.8367" table:style-name="ce58">
            <text:p>1,8367</text:p>
          </table:table-cell>
          <table:table-cell office:value-type="float" office:value="1.0183" table:style-name="ce58">
            <text:p>1,0183</text:p>
          </table:table-cell>
          <table:table-cell office:value-type="float" office:value="0.80959999999999999" table:style-name="ce58">
            <text:p>0,8096</text:p>
          </table:table-cell>
          <table:table-cell table:number-columns-repeated="5" table:style-name="ce58"/>
          <table:table-cell office:value-type="string" table:style-name="ce58">
            <text:p>1.00</text:p>
          </table:table-cell>
          <table:table-cell office:value-type="string" table:style-name="ce57">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taken from additional material table</text:p>
          </table:table-cell>
          <table:table-cell office:value-type="string" table:style-name="ce4">
            <text:p>possible</text:p>
          </table:table-cell>
          <table:table-cell table:number-columns-repeated="16354"/>
        </table:table-row>
        <table:table-row table:style-name="ro3">
          <table:table-cell office:value-type="string" table:style-name="ce55">
            <text:p>Biomass allocation and equations for silver birch ( Betula pendula ) and downy birch ( Betula pubescens ) in Estonia</text:p>
          </table:table-cell>
          <table:table-cell office:value-type="string" table:style-name="ce57">
            <text:p>Buht Mikko, Padari Allar, <text:s/>Aosaar J, Varik Mats,Aun Kristiina ,Uri Marek , Becker Hardo ,Kukumägi Mai, Sepaste Agnes, Uri Veiko</text:p>
          </table:table-cell>
          <table:table-cell office:value-type="float" office:value="2023" table:style-name="ce57">
            <text:p>2023</text:p>
          </table:table-cell>
          <table:table-cell office:value-type="string" table:style-name="ce57">
            <text:p>Estonia</text:p>
          </table:table-cell>
          <table:table-cell office:value-type="string" table:style-name="ce57">
            <text:p>Betula pubescens, Betula pendula</text:p>
          </table:table-cell>
          <table:table-cell office:value-type="string" table:style-name="ce56">
            <text:p><text:a xlink:href="https://doi.org/10.1080/02827581.2023.2273250">https://doi.org/10.1080/02827581.2023.2273250</text:a></text:p>
          </table:table-cell>
          <table:table-cell office:value-type="string" table:style-name="ce57">
            <text:p>DBH_cm, a, b, H_m, c, d, e, f, g, h,i,j</text:p>
          </table:table-cell>
          <table:table-cell office:value-type="string" table:style-name="ce57">
            <text:p>DBH_cm</text:p>
          </table:table-cell>
          <table:table-cell office:value-type="string" table:style-name="ce57">
            <text:p>sw</text:p>
          </table:table-cell>
          <table:table-cell office:value-type="string" table:style-name="ce57">
            <text:p>g</text:p>
          </table:table-cell>
          <table:table-cell office:value-type="string" table:style-name="ce57">
            <text:p>ln</text:p>
          </table:table-cell>
          <table:table-cell office:value-type="string" table:style-name="ce89">
            <text:p>ln(B_g) = <text:s/>ln(g) + h* ln(DBH_cm) + i*(ln( (( ((H_m* (1 + a* ((50/age)^c)-1 ) <text:s/>) / ( 1-b*H_m*((50/age)^c)-1) )) ) / ( <text:s/>1+(d+e*( (H_m* (1 + a* ((50/age)^c)-1 ) <text:s/>) / ( 1-b*H_m*((50/age)^c)-1) ) ) )*((0.5^f)-1 )) ) + j*ln(age)</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office:value-type="float" office:value="1" table:style-name="ce90">
            <text:p>1</text:p>
          </table:table-cell>
          <table:table-cell office:value-type="float" office:value="1.8708" table:style-name="ce58">
            <text:p>1,8708</text:p>
          </table:table-cell>
          <table:table-cell office:value-type="float" office:value="1.0659000000000001" table:style-name="ce58">
            <text:p>1,0659</text:p>
          </table:table-cell>
          <table:table-cell office:value-type="float" office:value="0.70850000000000002" table:style-name="ce58">
            <text:p>0,7085</text:p>
          </table:table-cell>
          <table:table-cell table:number-columns-repeated="5" table:style-name="ce58"/>
          <table:table-cell office:value-type="float" office:value="0.99199999999999999" table:style-name="ce58">
            <text:p>0,992</text:p>
          </table:table-cell>
          <table:table-cell office:value-type="string" table:style-name="ce57">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4">
            <text:p>possible</text:p>
          </table:table-cell>
          <table:table-cell table:number-columns-repeated="16354"/>
        </table:table-row>
        <table:table-row table:style-name="ro3">
          <table:table-cell office:value-type="string" table:style-name="ce55">
            <text:p>Biomass allocation and equations for silver birch ( Betula pendula ) and downy birch ( Betula pubescens ) in Estonia</text:p>
          </table:table-cell>
          <table:table-cell office:value-type="string" table:style-name="ce57">
            <text:p>Buht Mikko, Padari Allar, <text:s/>Aosaar J, Varik Mats,Aun Kristiina ,Uri Marek , Becker Hardo ,Kukumägi Mai, Sepaste Agnes, Uri Veiko</text:p>
          </table:table-cell>
          <table:table-cell office:value-type="float" office:value="2023" table:style-name="ce57">
            <text:p>2023</text:p>
          </table:table-cell>
          <table:table-cell office:value-type="string" table:style-name="ce57">
            <text:p>Estonia</text:p>
          </table:table-cell>
          <table:table-cell office:value-type="string" table:style-name="ce57">
            <text:p>Betula pubescens, Betula pendula</text:p>
          </table:table-cell>
          <table:table-cell office:value-type="string" table:style-name="ce56">
            <text:p><text:a xlink:href="https://doi.org/10.1080/02827581.2023.2273250">https://doi.org/10.1080/02827581.2023.2273250</text:a></text:p>
          </table:table-cell>
          <table:table-cell office:value-type="string" table:style-name="ce57">
            <text:p>DBH_cm, a, b, H_m, c, d, e, f, g, h,i,j</text:p>
          </table:table-cell>
          <table:table-cell office:value-type="string" table:style-name="ce57">
            <text:p>DBH_cm</text:p>
          </table:table-cell>
          <table:table-cell office:value-type="string" table:style-name="ce57">
            <text:p>ndl</text:p>
          </table:table-cell>
          <table:table-cell office:value-type="string" table:style-name="ce57">
            <text:p>g</text:p>
          </table:table-cell>
          <table:table-cell office:value-type="string" table:style-name="ce57">
            <text:p>ln</text:p>
          </table:table-cell>
          <table:table-cell office:value-type="string" table:style-name="ce89">
            <text:p>ln(B_g) = <text:s/>ln(g) + h* ln(DBH_cm) + i*(ln( (( ((H_m* (1 + a* ((50/age)^c)-1 ) <text:s/>) / ( 1-b*H_m*((50/age)^c)-1) )) ) / ( <text:s/>1+(d+e*( (H_m* (1 + a* ((50/age)^c)-1 ) <text:s/>) / ( 1-b*H_m*((50/age)^c)-1) ) ) )*((0.5^f)-1 )) ) + j*ln(age)</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office:value-type="float" office:value="0.7298" table:style-name="ce58">
            <text:p>0,7298</text:p>
          </table:table-cell>
          <table:table-cell office:value-type="float" office:value="-1.61E-2" table:style-name="ce58">
            <text:p>-0,0161</text:p>
          </table:table-cell>
          <table:table-cell office:value-type="float" office:value="1.3460000000000001" table:style-name="ce58">
            <text:p>1,346</text:p>
          </table:table-cell>
          <table:table-cell office:value-type="float" office:value="7717.4560000000001" table:style-name="ce58">
            <text:p>7717,456</text:p>
          </table:table-cell>
          <table:table-cell office:value-type="float" office:value="2.1711" table:style-name="ce58">
            <text:p>2,1711</text:p>
          </table:table-cell>
          <table:table-cell office:value-type="float" office:value="-2.2879" table:style-name="ce58">
            <text:p>-2,2879</text:p>
          </table:table-cell>
          <table:table-cell office:value-type="float" office:value="1" table:style-name="ce58">
            <text:p>1</text:p>
          </table:table-cell>
          <table:table-cell table:number-columns-repeated="5" table:style-name="ce58"/>
          <table:table-cell office:value-type="float" office:value="0.84399999999999997" table:style-name="ce90">
            <text:p>0,844</text:p>
          </table:table-cell>
          <table:table-cell office:value-type="string" table:style-name="ce57">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4">
            <text:p>possible</text:p>
          </table:table-cell>
          <table:table-cell table:number-columns-repeated="16354"/>
        </table:table-row>
        <table:table-row table:style-name="ro3">
          <table:table-cell office:value-type="string" table:style-name="ce59">
            <text:p>Biomass allocation and equations for silver birch ( Betula pendula ) and downy birch ( Betula pubescens ) in Estonia</text:p>
          </table:table-cell>
          <table:table-cell office:value-type="string" table:style-name="ce45">
            <text:p>Buht Mikko, Padari Allar, <text:s/>Aosaar J, Varik Mats,Aun Kristiina ,Uri Marek , Becker Hardo ,Kukumägi Mai, Sepaste Agnes, Uri Veiko</text:p>
          </table:table-cell>
          <table:table-cell office:value-type="float" office:value="2023" table:style-name="ce45">
            <text:p>2023</text:p>
          </table:table-cell>
          <table:table-cell office:value-type="string" table:style-name="ce45">
            <text:p>Estonia</text:p>
          </table:table-cell>
          <table:table-cell office:value-type="string" table:style-name="ce45">
            <text:p>Betula pubescens, Betula pendula</text:p>
          </table:table-cell>
          <table:table-cell office:value-type="string" table:style-name="ce60">
            <text:p><text:a xlink:href="https://doi.org/10.1080/02827581.2023.2273250">https://doi.org/10.1080/02827581.2023.2273250</text:a></text:p>
          </table:table-cell>
          <table:table-cell office:value-type="string" table:style-name="ce45">
            <text:p>DBH_cm, a, b, H_m, c, d, e, f, g, h,i,j</text:p>
          </table:table-cell>
          <table:table-cell office:value-type="string" table:style-name="ce45">
            <text:p>DBH_cm</text:p>
          </table:table-cell>
          <table:table-cell office:value-type="string" table:style-name="ce45">
            <text:p>fwb</text:p>
          </table:table-cell>
          <table:table-cell office:value-type="string" table:style-name="ce45">
            <text:p>g</text:p>
          </table:table-cell>
          <table:table-cell office:value-type="string" table:style-name="ce45">
            <text:p>ln</text:p>
          </table:table-cell>
          <table:table-cell office:value-type="string" table:style-name="ce91">
            <text:p>ln(B_g) = <text:s/>ln(g) + h* ln(DBH_cm) + i*(ln( (( ((H_m* (1 + a* ((50/age)^c)-1 ) <text:s/>) / ( 1-b*H_m*((50/age)^c)-1) )) ) / ( <text:s/>1+(d+e*( (H_m* (1 + a* ((50/age)^c)-1 ) <text:s/>) / ( 1-b*H_m*((50/age)^c)-1) ) ) )*((0.5^f)-1 )) ) + j*ln(age)</text:p>
          </table:table-cell>
          <table:table-cell office:value-type="float" office:value="0.7298" table:style-name="ce47">
            <text:p>0,7298</text:p>
          </table:table-cell>
          <table:table-cell office:value-type="float" office:value="-1.61E-2" table:style-name="ce47">
            <text:p>-0,0161</text:p>
          </table:table-cell>
          <table:table-cell office:value-type="float" office:value="1.3460000000000001" table:style-name="ce47">
            <text:p>1,346</text:p>
          </table:table-cell>
          <table:table-cell office:value-type="float" office:value="0.7298" table:style-name="ce47">
            <text:p>0,7298</text:p>
          </table:table-cell>
          <table:table-cell office:value-type="float" office:value="-1.61E-2" table:style-name="ce47">
            <text:p>-0,0161</text:p>
          </table:table-cell>
          <table:table-cell office:value-type="float" office:value="1.3460000000000001" table:style-name="ce47">
            <text:p>1,346</text:p>
          </table:table-cell>
          <table:table-cell office:value-type="float" office:value="207.60890000000001" table:style-name="ce92">
            <text:p>207,6089</text:p>
          </table:table-cell>
          <table:table-cell office:value-type="float" office:value="2.7913000000000001" table:style-name="ce47">
            <text:p>2,7913</text:p>
          </table:table-cell>
          <table:table-cell office:value-type="float" office:value="-1.1879999999999999" table:style-name="ce47">
            <text:p>-1,188</text:p>
          </table:table-cell>
          <table:table-cell office:value-type="float" office:value="1" table:style-name="ce47">
            <text:p>1</text:p>
          </table:table-cell>
          <table:table-cell table:number-columns-repeated="5" table:style-name="ce47"/>
          <table:table-cell office:value-type="float" office:value="0.96199999999999997" table:style-name="ce92">
            <text:p>0,962</text:p>
          </table:table-cell>
          <table:table-cell office:value-type="string" table:style-name="ce45">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48">
            <text:p>possible</text:p>
          </table:table-cell>
          <table:table-cell table:number-columns-repeated="16354" table:style-name="ce48"/>
        </table:table-row>
        <table:table-row table:style-name="ro3">
          <table:table-cell office:value-type="string" table:style-name="ce70">
            <text:p>Biomass allocation and equations for silver birch ( Betula pendula ) and downy birch ( Betula pubescens ) in Estonia</text:p>
          </table:table-cell>
          <table:table-cell office:value-type="string" table:style-name="ce41">
            <text:p>Buht Mikko, Padari Allar, <text:s/>Aosaar J, Varik Mats,Aun Kristiina ,Uri Marek , Becker Hardo ,Kukumägi Mai, Sepaste Agnes, Uri Veiko</text:p>
          </table:table-cell>
          <table:table-cell office:value-type="float" office:value="2023" table:style-name="ce41">
            <text:p>2023</text:p>
          </table:table-cell>
          <table:table-cell office:value-type="string" table:style-name="ce41">
            <text:p>Estonia</text:p>
          </table:table-cell>
          <table:table-cell office:value-type="string" table:style-name="ce41">
            <text:p>Betula pubescens</text:p>
          </table:table-cell>
          <table:table-cell office:value-type="string" table:style-name="ce54">
            <text:p><text:a xlink:href="https://doi.org/10.1080/02827581.2023.2273250">https://doi.org/10.1080/02827581.2023.2273250</text:a></text:p>
          </table:table-cell>
          <table:table-cell office:value-type="string" table:style-name="ce41">
            <text:p>a, DBH_cm, b</text:p>
          </table:table-cell>
          <table:table-cell office:value-type="string" table:style-name="ce41">
            <text:p>DBH_c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a*DBH_cm^b</text:p>
          </table:table-cell>
          <table:table-cell office:value-type="float" office:value="0.13070000000000001" table:style-name="ce43">
            <text:p>0,1307</text:p>
          </table:table-cell>
          <table:table-cell office:value-type="float" office:value="2.4089" table:style-name="ce43">
            <text:p>2,4089</text:p>
          </table:table-cell>
          <table:table-cell table:number-columns-repeated="2" table:style-name="ce43"/>
          <table:table-cell table:number-columns-repeated="6" table:style-name="ce28"/>
          <table:table-cell table:number-columns-repeated="5" table:style-name="ce43"/>
          <table:table-cell office:value-type="float" office:value="0.94" table:style-name="ce43">
            <text:p>0,94</text:p>
          </table:table-cell>
          <table:table-cell office:value-type="string" table:style-name="ce28">
            <text:p>total aboveground, (3) where y is the absolute value (kg) or relative share of different biomass fractions, x is D1.3 (cm) or age (yr) of tree, a and b are the parameters of the equation.</text:p>
          </table:table-cell>
          <table:table-cell office:value-type="string" table:style-name="ce28">
            <text:p>possible</text:p>
          </table:table-cell>
          <table:table-cell table:number-columns-repeated="16354" table:style-name="ce28"/>
        </table:table-row>
        <table:table-row table:style-name="ro3">
          <table:table-cell office:value-type="string" table:style-name="ce55">
            <text:p>Biomass allocation and equations for silver birch ( Betula pendula ) and downy birch ( Betula pubescens ) in Estonia</text:p>
          </table:table-cell>
          <table:table-cell office:value-type="string" table:style-name="ce57">
            <text:p>Buht Mikko, Padari Allar, <text:s/>Aosaar J, Varik Mats,Aun Kristiina ,Uri Marek , Becker Hardo ,Kukumägi Mai, Sepaste Agnes, Uri Veiko</text:p>
          </table:table-cell>
          <table:table-cell office:value-type="float" office:value="2023" table:style-name="ce57">
            <text:p>2023</text:p>
          </table:table-cell>
          <table:table-cell office:value-type="string" table:style-name="ce57">
            <text:p>Estonia</text:p>
          </table:table-cell>
          <table:table-cell office:value-type="string" table:style-name="ce57">
            <text:p>Betula pubescens</text:p>
          </table:table-cell>
          <table:table-cell office:value-type="string" table:style-name="ce56">
            <text:p><text:a xlink:href="https://doi.org/10.1080/02827581.2023.2273250">https://doi.org/10.1080/02827581.2023.2273250</text:a></text:p>
          </table:table-cell>
          <table:table-cell office:value-type="string" table:style-name="ce57">
            <text:p>a, DBH_cm, b</text:p>
          </table:table-cell>
          <table:table-cell office:value-type="string" table:style-name="ce57">
            <text:p>DBH_cm</text:p>
          </table:table-cell>
          <table:table-cell office:value-type="string" table:style-name="ce57">
            <text:p>sw</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0.111" table:style-name="ce58">
            <text:p>0,111</text:p>
          </table:table-cell>
          <table:table-cell office:value-type="float" office:value="2.4039999999999999" table:style-name="ce58">
            <text:p>2,404</text:p>
          </table:table-cell>
          <table:table-cell table:number-columns-repeated="2" table:style-name="ce58"/>
          <table:table-cell table:number-columns-repeated="6" table:style-name="ce4"/>
          <table:table-cell table:number-columns-repeated="5" table:style-name="ce58"/>
          <table:table-cell office:value-type="float" office:value="0.93" table:style-name="ce58">
            <text:p>0,93</text:p>
          </table:table-cell>
          <table:table-cell office:value-type="string" table:style-name="ce4">
            <text:p>Stem, (3) where y is the absolute value (kg) or relative share of different biomass fractions, x is D1.3 (cm) or age (yr) of tree, a and b are the parameters of the equation.</text:p>
          </table:table-cell>
          <table:table-cell office:value-type="string" table:style-name="ce4">
            <text:p>possible</text:p>
          </table:table-cell>
          <table:table-cell table:number-columns-repeated="16354"/>
        </table:table-row>
        <table:table-row table:style-name="ro3">
          <table:table-cell office:value-type="string" table:style-name="ce59">
            <text:p>Biomass allocation and equations for silver birch ( Betula pendula ) and downy birch ( Betula pubescens ) in Estonia</text:p>
          </table:table-cell>
          <table:table-cell office:value-type="string" table:style-name="ce45">
            <text:p>Buht Mikko, Padari Allar, <text:s/>Aosaar J, Varik Mats,Aun Kristiina ,Uri Marek , Becker Hardo ,Kukumägi Mai, Sepaste Agnes, Uri Veiko</text:p>
          </table:table-cell>
          <table:table-cell office:value-type="float" office:value="2023" table:style-name="ce45">
            <text:p>2023</text:p>
          </table:table-cell>
          <table:table-cell office:value-type="string" table:style-name="ce45">
            <text:p>Estonia</text:p>
          </table:table-cell>
          <table:table-cell office:value-type="string" table:style-name="ce45">
            <text:p>Betula pubescens</text:p>
          </table:table-cell>
          <table:table-cell office:value-type="string" table:style-name="ce60">
            <text:p><text:a xlink:href="https://doi.org/10.1080/02827581.2023.2273250">https://doi.org/10.1080/02827581.2023.2273250</text:a></text:p>
          </table:table-cell>
          <table:table-cell office:value-type="string" table:style-name="ce45">
            <text:p>a, DBH_cm, b</text:p>
          </table:table-cell>
          <table:table-cell office:value-type="string" table:style-name="ce45">
            <text:p>DBH_cm</text:p>
          </table:table-cell>
          <table:table-cell office:value-type="string" table:style-name="ce45">
            <text:p>ndl</text:p>
          </table:table-cell>
          <table:table-cell office:value-type="string" table:style-name="ce45">
            <text:p>kg</text:p>
          </table:table-cell>
          <table:table-cell table:style-name="ce45"/>
          <table:table-cell office:value-type="string" table:style-name="ce45">
            <text:p>B_kg = a*DBH_cm^b</text:p>
          </table:table-cell>
          <table:table-cell office:value-type="float" office:value="6.9000000000000006E-2" table:style-name="ce47">
            <text:p>0,069</text:p>
          </table:table-cell>
          <table:table-cell office:value-type="float" office:value="2.6221999999999999" table:style-name="ce47">
            <text:p>2,6222</text:p>
          </table:table-cell>
          <table:table-cell table:number-columns-repeated="2" table:style-name="ce47"/>
          <table:table-cell table:number-columns-repeated="6" table:style-name="ce48"/>
          <table:table-cell table:number-columns-repeated="5" table:style-name="ce47"/>
          <table:table-cell office:value-type="float" office:value="0.93" table:style-name="ce47">
            <text:p>0,93</text:p>
          </table:table-cell>
          <table:table-cell office:value-type="string" table:style-name="ce48">
            <text:p>(3) where y is the absolute value (kg) or relative share of different biomass fractions, x is D1.3 (cm) or age (yr) of tree, a and b are the parameters of the equation.</text:p>
          </table:table-cell>
          <table:table-cell office:value-type="string" table:style-name="ce48">
            <text:p>possible</text:p>
          </table:table-cell>
          <table:table-cell table:number-columns-repeated="16354" table:style-name="ce48"/>
        </table:table-row>
        <table:table-row table:style-name="ro6">
          <table:table-cell office:value-type="string" table:style-name="ce70">
            <text:p>Functions for estimating aboveground biomass of birch in Norway</text:p>
          </table:table-cell>
          <table:table-cell office:value-type="string" table:style-name="ce41">
            <text:p>Smith Aaron, Granhus Aksel, Astrup Rasmus, Bollandsås Ole Martin, Petersson Hans</text:p>
          </table:table-cell>
          <table:table-cell office:value-type="float" office:value="2014" table:style-name="ce41">
            <text:p>2014</text:p>
          </table:table-cell>
          <table:table-cell office:value-type="string" table:style-name="ce41">
            <text:p>Norway</text:p>
          </table:table-cell>
          <table:table-cell office:value-type="string" table:style-name="ce41">
            <text:p>Betula pubescens, Betula pendula</text:p>
          </table:table-cell>
          <table:table-cell office:value-type="string" table:style-name="ce41">
            <text:p><text:a xlink:href="https://doi.org/10.1080/02827581.2014.951389">https://doi.org/10.1080/02827581.2014.951389</text:a></text:p>
          </table:table-cell>
          <table:table-cell office:value-type="string" table:style-name="ce41">
            <text:p>DBH_cm, a, b</text:p>
          </table:table-cell>
          <table:table-cell office:value-type="string" table:style-name="ce41">
            <text:p>DBH_c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a*DBH_cm^b</text:p>
          </table:table-cell>
          <table:table-cell office:value-type="float" office:value="9.8199999999999996E-2" table:style-name="ce40">
            <text:p>0,0982</text:p>
          </table:table-cell>
          <table:table-cell office:value-type="float" office:value="2.41" table:style-name="ce40">
            <text:p>2,41</text:p>
          </table:table-cell>
          <table:table-cell table:number-columns-repeated="13" table:style-name="ce43"/>
          <table:table-cell office:value-type="float" office:value="483.54629999999997" table:style-name="ce40">
            <text:p>483,5463</text:p>
          </table:table-cell>
          <table:table-cell office:value-type="string" table:style-name="ce41">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43">
            <text:p>possible</text:p>
          </table:table-cell>
          <table:table-cell table:number-columns-repeated="16354" table:style-name="ce43"/>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a, b</text:p>
          </table:table-cell>
          <table:table-cell office:value-type="string" table:style-name="ce57">
            <text:p>DBH_cm</text:p>
          </table:table-cell>
          <table:table-cell office:value-type="string" table:style-name="ce57">
            <text:p>sw</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7.2099999999999997E-2" table:style-name="ce90">
            <text:p>0,0721</text:p>
          </table:table-cell>
          <table:table-cell office:value-type="float" office:value="2.3380000000000001" table:style-name="ce90">
            <text:p>2,338</text:p>
          </table:table-cell>
          <table:table-cell table:number-columns-repeated="13" table:style-name="ce58"/>
          <table:table-cell office:value-type="float" office:value="440.32870000000003" table:style-name="ce90">
            <text:p>440,3287</text:p>
          </table:table-cell>
          <table:table-cell office:value-type="string" table:style-name="ce57">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58">
            <text:p>possible</text:p>
          </table:table-cell>
          <table:table-cell table:number-columns-repeated="16354" table:style-name="ce58"/>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a, b</text:p>
          </table:table-cell>
          <table:table-cell office:value-type="string" table:style-name="ce57">
            <text:p>DBH_cm</text:p>
          </table:table-cell>
          <table:table-cell office:value-type="string" table:style-name="ce57">
            <text:p>sw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37E-2" table:style-name="ce90">
            <text:p>0,0137</text:p>
          </table:table-cell>
          <table:table-cell office:value-type="float" office:value="2.3109000000000002" table:style-name="ce90">
            <text:p>2,3109</text:p>
          </table:table-cell>
          <table:table-cell table:number-columns-repeated="13" table:style-name="ce58"/>
          <table:table-cell office:value-type="float" office:value="257.98559999999998" table:style-name="ce90">
            <text:p>257,9856</text:p>
          </table:table-cell>
          <table:table-cell office:value-type="string" table:style-name="ce57">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58">
            <text:p>possible</text:p>
          </table:table-cell>
          <table:table-cell table:number-columns-repeated="16354" table:style-name="ce58"/>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a, b</text:p>
          </table:table-cell>
          <table:table-cell office:value-type="string" table:style-name="ce57">
            <text:p>DBH_cm</text:p>
          </table:table-cell>
          <table:table-cell office:value-type="string" table:style-name="ce57">
            <text:p>fw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18E-2" table:style-name="ce90">
            <text:p>0,0118</text:p>
          </table:table-cell>
          <table:table-cell office:value-type="float" office:value="2.6132" table:style-name="ce90">
            <text:p>2,6132</text:p>
          </table:table-cell>
          <table:table-cell table:number-columns-repeated="13" table:style-name="ce58"/>
          <table:table-cell office:value-type="float" office:value="379.02420000000001" table:style-name="ce90">
            <text:p>379,0242</text:p>
          </table:table-cell>
          <table:table-cell office:value-type="string" table:style-name="ce57">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58">
            <text:p>possible</text:p>
          </table:table-cell>
          <table:table-cell table:number-columns-repeated="16354" table:style-name="ce58"/>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a, b</text:p>
          </table:table-cell>
          <table:table-cell office:value-type="string" table:style-name="ce57">
            <text:p>DBH_cm</text:p>
          </table:table-cell>
          <table:table-cell office:value-type="string" table:style-name="ce57">
            <text:p>ndl</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7.7999999999999996E-3" table:style-name="ce90">
            <text:p>0,0078</text:p>
          </table:table-cell>
          <table:table-cell office:value-type="float" office:value="2.1953" table:style-name="ce90">
            <text:p>2,1953</text:p>
          </table:table-cell>
          <table:table-cell table:number-columns-repeated="13" table:style-name="ce58"/>
          <table:table-cell office:value-type="float" office:value="193.82210000000001" table:style-name="ce90">
            <text:p>193,8221</text:p>
          </table:table-cell>
          <table:table-cell office:value-type="string" table:style-name="ce57">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58">
            <text:p>possible</text:p>
          </table:table-cell>
          <table:table-cell table:number-columns-repeated="16354" table:style-name="ce58"/>
        </table:table-row>
        <table:table-row table:style-name="ro6">
          <table:table-cell office:value-type="string" table:style-name="ce70">
            <text:p>Functions for estimating aboveground biomass of birch in Norway</text:p>
          </table:table-cell>
          <table:table-cell office:value-type="string" table:style-name="ce41">
            <text:p>Smith Aaron, Granhus Aksel, Astrup Rasmus, Bollandsås Ole Martin, Petersson Hans</text:p>
          </table:table-cell>
          <table:table-cell office:value-type="float" office:value="2014" table:style-name="ce41">
            <text:p>2014</text:p>
          </table:table-cell>
          <table:table-cell office:value-type="string" table:style-name="ce41">
            <text:p>Norway</text:p>
          </table:table-cell>
          <table:table-cell office:value-type="string" table:style-name="ce41">
            <text:p>Betula pubescens, Betula pendula</text:p>
          </table:table-cell>
          <table:table-cell office:value-type="string" table:style-name="ce41">
            <text:p><text:a xlink:href="https://doi.org/10.1080/02827581.2014.951389">https://doi.org/10.1080/02827581.2014.951389</text:a></text:p>
          </table:table-cell>
          <table:table-cell office:value-type="string" table:style-name="ce41">
            <text:p>DBH_cm, H_m, a, b, c</text:p>
          </table:table-cell>
          <table:table-cell office:value-type="string" table:style-name="ce41">
            <text:p>DBH_cm, H_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a*(DBH_cm^b)*(H_m^c)</text:p>
          </table:table-cell>
          <table:table-cell office:value-type="float" office:value="5.21E-2" table:style-name="ce40">
            <text:p>0,0521</text:p>
          </table:table-cell>
          <table:table-cell office:value-type="float" office:value="2.1372" table:style-name="ce40">
            <text:p>2,1372</text:p>
          </table:table-cell>
          <table:table-cell office:value-type="float" office:value="0.55700000000000005" table:style-name="ce40">
            <text:p>0,557</text:p>
          </table:table-cell>
          <table:table-cell table:number-columns-repeated="12" table:style-name="ce43"/>
          <table:table-cell office:value-type="float" office:value="468.73860000000002" table:style-name="ce40">
            <text:p>468,7386</text:p>
          </table:table-cell>
          <table:table-cell office:value-type="string" table:style-name="ce41">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43">
            <text:p>possible</text:p>
          </table:table-cell>
          <table:table-cell table:number-columns-repeated="16354" table:style-name="ce43"/>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H_m, a, b, c</text:p>
          </table:table-cell>
          <table:table-cell office:value-type="string" table:style-name="ce57">
            <text:p>DBH_cm, H_m</text:p>
          </table:table-cell>
          <table:table-cell office:value-type="string" table:style-name="ce57">
            <text:p>sw</text:p>
          </table:table-cell>
          <table:table-cell office:value-type="string" table:style-name="ce57">
            <text:p>kg</text:p>
          </table:table-cell>
          <table:table-cell table:style-name="ce57"/>
          <table:table-cell office:value-type="string" table:style-name="ce57">
            <text:p>Bs_kg = a*(DBH_cm^b)*(H_m^c)</text:p>
          </table:table-cell>
          <table:table-cell office:value-type="float" office:value="1.8200000000000001E-2" table:style-name="ce90">
            <text:p>0,0182</text:p>
          </table:table-cell>
          <table:table-cell office:value-type="float" office:value="1.9083000000000001" table:style-name="ce90">
            <text:p>1,9083</text:p>
          </table:table-cell>
          <table:table-cell office:value-type="float" office:value="1.0394000000000001" table:style-name="ce90">
            <text:p>1,0394</text:p>
          </table:table-cell>
          <table:table-cell table:number-columns-repeated="12" table:style-name="ce58"/>
          <table:table-cell office:value-type="float" office:value="382.25650000000002" table:style-name="ce90">
            <text:p>382,2565</text:p>
          </table:table-cell>
          <table:table-cell office:value-type="string" table:style-name="ce57">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58">
            <text:p>possible</text:p>
          </table:table-cell>
          <table:table-cell table:number-columns-repeated="16354" table:style-name="ce58"/>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H_m, a, b, c</text:p>
          </table:table-cell>
          <table:table-cell office:value-type="string" table:style-name="ce57">
            <text:p>DBH_cm, H_m</text:p>
          </table:table-cell>
          <table:table-cell office:value-type="string" table:style-name="ce57">
            <text:p>swb</text:p>
          </table:table-cell>
          <table:table-cell office:value-type="string" table:style-name="ce57">
            <text:p>kg</text:p>
          </table:table-cell>
          <table:table-cell table:style-name="ce57"/>
          <table:table-cell office:value-type="string" table:style-name="ce57">
            <text:p>Bsb_kg = a*(DBH_cm^b)*(H_m^c)</text:p>
          </table:table-cell>
          <table:table-cell office:value-type="float" office:value="5.3E-3" table:style-name="ce90">
            <text:p>0,0053</text:p>
          </table:table-cell>
          <table:table-cell office:value-type="float" office:value="1.9215" table:style-name="ce90">
            <text:p>1,9215</text:p>
          </table:table-cell>
          <table:table-cell office:value-type="float" office:value="0.80700000000000005" table:style-name="ce90">
            <text:p>0,807</text:p>
          </table:table-cell>
          <table:table-cell table:number-columns-repeated="12" table:style-name="ce58"/>
          <table:table-cell office:value-type="float" office:value="237" table:style-name="ce83">
            <text:p>237</text:p>
          </table:table-cell>
          <table:table-cell office:value-type="string" table:style-name="ce57">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58">
            <text:p>possible</text:p>
          </table:table-cell>
          <table:table-cell table:number-columns-repeated="16354" table:style-name="ce58"/>
        </table:table-row>
        <table:table-row table:style-name="ro6">
          <table:table-cell office:value-type="string" table:style-name="ce55">
            <text:p>Functions for estimating aboveground biomass of birch in Norway</text:p>
          </table:table-cell>
          <table:table-cell office:value-type="string" table:style-name="ce57">
            <text:p>Smith Aaron, Granhus Aksel, Astrup Rasmus, Bollandsås Ole Martin, Petersson Hans</text:p>
          </table:table-cell>
          <table:table-cell office:value-type="float" office:value="2014" table:style-name="ce57">
            <text:p>2014</text:p>
          </table:table-cell>
          <table:table-cell office:value-type="string" table:style-name="ce57">
            <text:p>Norway</text:p>
          </table:table-cell>
          <table:table-cell office:value-type="string" table:style-name="ce57">
            <text:p>Betula pubescens, Betula pendula</text:p>
          </table:table-cell>
          <table:table-cell office:value-type="string" table:style-name="ce57">
            <text:p><text:a xlink:href="https://doi.org/10.1080/02827581.2014.951389">https://doi.org/10.1080/02827581.2014.951389</text:a></text:p>
          </table:table-cell>
          <table:table-cell office:value-type="string" table:style-name="ce57">
            <text:p>DBH_cm, H_m, a, b, c</text:p>
          </table:table-cell>
          <table:table-cell office:value-type="string" table:style-name="ce57">
            <text:p>DBH_cm, H_m</text:p>
          </table:table-cell>
          <table:table-cell office:value-type="string" table:style-name="ce57">
            <text:p>fwb</text:p>
          </table:table-cell>
          <table:table-cell office:value-type="string" table:style-name="ce57">
            <text:p>kg</text:p>
          </table:table-cell>
          <table:table-cell table:style-name="ce57"/>
          <table:table-cell office:value-type="string" table:style-name="ce57">
            <text:p>Bb_kg = a*(DBH_cm^b)*(H_m^c)</text:p>
          </table:table-cell>
          <table:table-cell office:value-type="float" office:value="2.76E-2" table:style-name="ce90">
            <text:p>0,0276</text:p>
          </table:table-cell>
          <table:table-cell office:value-type="float" office:value="3.0047000000000001" table:style-name="ce90">
            <text:p>3,0047</text:p>
          </table:table-cell>
          <table:table-cell office:value-type="float" office:value="-0.77310000000000001" table:style-name="ce83">
            <text:p>-0,7731</text:p>
          </table:table-cell>
          <table:table-cell table:number-columns-repeated="12" table:style-name="ce58"/>
          <table:table-cell office:value-type="float" office:value="374.35509999999999" table:style-name="ce90">
            <text:p>374,3551</text:p>
          </table:table-cell>
          <table:table-cell office:value-type="string" table:style-name="ce57">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58">
            <text:p>possible</text:p>
          </table:table-cell>
          <table:table-cell table:number-columns-repeated="16354" table:style-name="ce58"/>
        </table:table-row>
        <table:table-row table:style-name="ro6">
          <table:table-cell office:value-type="string" table:style-name="ce59">
            <text:p>Functions for estimating aboveground biomass of birch in Norway</text:p>
          </table:table-cell>
          <table:table-cell office:value-type="string" table:style-name="ce45">
            <text:p>Smith Aaron, Granhus Aksel, Astrup Rasmus, Bollandsås Ole Martin, Petersson Hans</text:p>
          </table:table-cell>
          <table:table-cell office:value-type="float" office:value="2014" table:style-name="ce45">
            <text:p>2014</text:p>
          </table:table-cell>
          <table:table-cell office:value-type="string" table:style-name="ce45">
            <text:p>Norway</text:p>
          </table:table-cell>
          <table:table-cell office:value-type="string" table:style-name="ce45">
            <text:p>Betula pubescens, Betula pendula</text:p>
          </table:table-cell>
          <table:table-cell office:value-type="string" table:style-name="ce45">
            <text:p><text:a xlink:href="https://doi.org/10.1080/02827581.2014.951389">https://doi.org/10.1080/02827581.2014.951389</text:a></text:p>
          </table:table-cell>
          <table:table-cell office:value-type="string" table:style-name="ce45">
            <text:p>DBH_cm, H_m, a, b, c</text:p>
          </table:table-cell>
          <table:table-cell office:value-type="string" table:style-name="ce45">
            <text:p>DBH_cm, H_m</text:p>
          </table:table-cell>
          <table:table-cell office:value-type="string" table:style-name="ce45">
            <text:p>ndl</text:p>
          </table:table-cell>
          <table:table-cell office:value-type="string" table:style-name="ce45">
            <text:p>kg</text:p>
          </table:table-cell>
          <table:table-cell table:style-name="ce45"/>
          <table:table-cell office:value-type="string" table:style-name="ce45">
            <text:p>Bf_kg = a*(DBH_cm^b)*(H_m^c)</text:p>
          </table:table-cell>
          <table:table-cell office:value-type="float" office:value="374.35509999999999" table:style-name="ce92">
            <text:p>374,3551</text:p>
          </table:table-cell>
          <table:table-cell office:value-type="float" office:value="2.8534000000000002" table:style-name="ce92">
            <text:p>2,8534</text:p>
          </table:table-cell>
          <table:table-cell office:value-type="float" office:value="-0.78839999999999999" table:style-name="ce44">
            <text:p>-0,7884</text:p>
          </table:table-cell>
          <table:table-cell table:number-columns-repeated="12" table:style-name="ce47"/>
          <table:table-cell office:value-type="float" office:value="403.55410000000001" table:style-name="ce92">
            <text:p>403,5541</text:p>
          </table:table-cell>
          <table:table-cell office:value-type="string" table:style-name="ce45">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47">
            <text:p>possible</text:p>
          </table:table-cell>
          <table:table-cell table:number-columns-repeated="16354" table:style-name="ce47"/>
        </table:table-row>
        <table:table-row table:style-name="ro4">
          <table:table-cell office:value-type="string" table:style-name="ce93">
            <text:p>Above-ground biomass equations for birch (Betula pubescens Ehrh.) and pedunculate oak (Quercus robur L.) in north western Spain</text:p>
          </table:table-cell>
          <table:table-cell office:value-type="string" table:style-name="ce94">
            <text:p>GOMEZ-GARCIA, Esteban; CRECENTE-CAMPO, Felipe  and  DIEGUEZ-ARANDA, Ulises</text:p>
          </table:table-cell>
          <table:table-cell office:value-type="float" office:value="2013" table:style-name="ce94">
            <text:p>2013</text:p>
          </table:table-cell>
          <table:table-cell office:value-type="string" table:style-name="ce94">
            <text:p>Spain, Gallicia</text:p>
          </table:table-cell>
          <table:table-cell office:value-type="string" table:style-name="ce94">
            <text:p>Betula pubescens, Quercus robur</text:p>
          </table:table-cell>
          <table:table-cell office:value-type="string" table:style-name="ce95">
            <text:p>https://www.scielo.org.mx/pdf/mb/v19n1/v19n1a6.pdf</text:p>
          </table:table-cell>
          <table:table-cell office:value-type="string" table:style-name="ce94">
            <text:p>a, b, c, d, e, f,g, h,i, j, k, DBH_cm, H_m</text:p>
          </table:table-cell>
          <table:table-cell office:value-type="string" table:style-name="ce94">
            <text:p>DBH_cm, H_m</text:p>
          </table:table-cell>
          <table:table-cell office:value-type="string" table:style-name="ce94">
            <text:p>agb</text:p>
          </table:table-cell>
          <table:table-cell office:value-type="string" table:style-name="ce94">
            <text:p>kg</text:p>
          </table:table-cell>
          <table:table-cell table:style-name="ce94"/>
          <table:table-cell office:value-type="string" table:style-name="ce94">
            <text:p>B_kg = a+b*(DBH_cm^2)*H_m+c*(DBH_cm^d)*(H_m^e)+f*(DBH_cm^g)+h*(DBH_cm^i)+j*DBH_cm^2 + k*(DBH_cm^2)*H_m</text:p>
          </table:table-cell>
          <table:table-cell office:value-type="float" office:value="-3.8239999999999998" table:style-name="ce96">
            <text:p>-3,824</text:p>
          </table:table-cell>
          <table:table-cell office:value-type="float" office:value="1.7090000000000001E-2" table:style-name="ce96">
            <text:p>0,01709</text:p>
          </table:table-cell>
          <table:table-cell office:value-type="float" office:value="1.65E-3" table:style-name="ce96">
            <text:p>0,00165</text:p>
          </table:table-cell>
          <table:table-cell office:value-type="float" office:value="2.3919999999999999" table:style-name="ce96">
            <text:p>2,392</text:p>
          </table:table-cell>
          <table:table-cell office:value-type="float" office:value="0.76100000000000001" table:style-name="ce96">
            <text:p>0,761</text:p>
          </table:table-cell>
          <table:table-cell office:value-type="float" office:value="4.6489999999999997E-2" table:style-name="ce96">
            <text:p>0,04649</text:p>
          </table:table-cell>
          <table:table-cell office:value-type="float" office:value="2.1829999999999998" table:style-name="ce96">
            <text:p>2,183</text:p>
          </table:table-cell>
          <table:table-cell office:value-type="float" office:value="1.2460000000000001E-2" table:style-name="ce96">
            <text:p>0,01246</text:p>
          </table:table-cell>
          <table:table-cell office:value-type="float" office:value="2.44" table:style-name="ce96">
            <text:p>2,44</text:p>
          </table:table-cell>
          <table:table-cell office:value-type="float" office:value="1.908E-2" table:style-name="ce96">
            <text:p>0,01908</text:p>
          </table:table-cell>
          <table:table-cell office:value-type="float" office:value="1.016E-3" table:style-name="ce96">
            <text:p>0,001016</text:p>
          </table:table-cell>
          <table:table-cell table:number-columns-repeated="4" table:style-name="ce96"/>
          <table:table-cell office:value-type="float" office:value="0.97750000000000004" table:style-name="ce96">
            <text:p>0,9775</text:p>
          </table:table-cell>
          <table:table-cell office:value-type="string" table:style-name="ce94">
            <text:p>wk = peso seco de las distintas fracciones o total de biomasa arbórea (kg) βij = parámetro j de la fracción arbórea i d = diámetro normal del árbol (cm) h = altura total del árbol (m</text:p>
          </table:table-cell>
          <table:table-cell office:value-type="string" table:style-name="ce96">
            <text:p>possible</text:p>
          </table:table-cell>
          <table:table-cell table:number-columns-repeated="16354" table:style-name="ce96"/>
        </table:table-row>
        <table:table-row table:style-name="ro4">
          <table:table-cell office:value-type="string" table:style-name="ce93">
            <text:p>Above-ground biomass equations for birch (Betula pubescens Ehrh.) and pedunculate oak (Quercus robur L.) in north western Spain</text:p>
          </table:table-cell>
          <table:table-cell office:value-type="string" table:style-name="ce94">
            <text:p>GOMEZ-GARCIA, Esteban; CRECENTE-CAMPO, Felipe  and  DIEGUEZ-ARANDA, Ulises</text:p>
          </table:table-cell>
          <table:table-cell office:value-type="float" office:value="2013" table:style-name="ce94">
            <text:p>2013</text:p>
          </table:table-cell>
          <table:table-cell office:value-type="string" table:style-name="ce94">
            <text:p>Spain, Gallicia</text:p>
          </table:table-cell>
          <table:table-cell office:value-type="string" table:style-name="ce94">
            <text:p>Betula pubescens, Quercus robur</text:p>
          </table:table-cell>
          <table:table-cell office:value-type="string" table:style-name="ce95">
            <text:p>https://www.scielo.org.mx/pdf/mb/v19n1/v19n1a6.pdf</text:p>
          </table:table-cell>
          <table:table-cell office:value-type="string" table:style-name="ce94">
            <text:p>a, b, DBH_cm, H_m</text:p>
          </table:table-cell>
          <table:table-cell office:value-type="string" table:style-name="ce94">
            <text:p>DBH_cm, H_m</text:p>
          </table:table-cell>
          <table:table-cell office:value-type="string" table:style-name="ce94">
            <text:p>sw</text:p>
          </table:table-cell>
          <table:table-cell office:value-type="string" table:style-name="ce94">
            <text:p>kg</text:p>
          </table:table-cell>
          <table:table-cell table:style-name="ce94"/>
          <table:table-cell office:value-type="string" table:style-name="ce94">
            <text:p>Bs_kg = a+b*(DBH_cm^2)*H_m + c*DBH_cm^d</text:p>
          </table:table-cell>
          <table:table-cell office:value-type="float" office:value="-3.8239999999999998" table:style-name="ce96">
            <text:p>-3,824</text:p>
          </table:table-cell>
          <table:table-cell office:value-type="float" office:value="1.7090000000000001E-2" table:style-name="ce96">
            <text:p>0,01709</text:p>
          </table:table-cell>
          <table:table-cell office:value-type="float" office:value="4.6489999999999997E-2" table:style-name="ce96">
            <text:p>0,04649</text:p>
          </table:table-cell>
          <table:table-cell office:value-type="float" office:value="2.1829999999999998" table:style-name="ce96">
            <text:p>2,183</text:p>
          </table:table-cell>
          <table:table-cell table:number-columns-repeated="11" table:style-name="ce96"/>
          <table:table-cell office:value-type="float" office:value="0.94589999999999996" table:style-name="ce96">
            <text:p>0,9459</text:p>
          </table:table-cell>
          <table:table-cell office:value-type="string" table:style-name="ce94">
            <text:p>Stemwood, strong branches, wk = peso seco de las distintas fracciones o total de biomasa arbórea (kg) βij = parámetro j de la fracción arbórea i d = diámetro normal del árbol (cm) h = altura total del árbol (m</text:p>
          </table:table-cell>
          <table:table-cell office:value-type="string" table:style-name="ce96">
            <text:p>possible</text:p>
          </table:table-cell>
          <table:table-cell table:number-columns-repeated="16354" table:style-name="ce96"/>
        </table:table-row>
        <table:table-row table:style-name="ro4">
          <table:table-cell office:value-type="string" table:style-name="ce93">
            <text:p>Above-ground biomass equations for birch (Betula pubescens Ehrh.) and pedunculate oak (Quercus robur L.) in north western Spain</text:p>
          </table:table-cell>
          <table:table-cell office:value-type="string" table:style-name="ce94">
            <text:p>GOMEZ-GARCIA, Esteban; CRECENTE-CAMPO, Felipe  and  DIEGUEZ-ARANDA, Ulises</text:p>
          </table:table-cell>
          <table:table-cell office:value-type="float" office:value="2013" table:style-name="ce94">
            <text:p>2013</text:p>
          </table:table-cell>
          <table:table-cell office:value-type="string" table:style-name="ce94">
            <text:p>Spain, Gallicia</text:p>
          </table:table-cell>
          <table:table-cell office:value-type="string" table:style-name="ce94">
            <text:p>Betula pubescens, Quercus robur</text:p>
          </table:table-cell>
          <table:table-cell office:value-type="string" table:style-name="ce95">
            <text:p>https://www.scielo.org.mx/pdf/mb/v19n1/v19n1a6.pdf</text:p>
          </table:table-cell>
          <table:table-cell office:value-type="string" table:style-name="ce94">
            <text:p>a, b, c, d, e, f,g, h,i, j, k, DBH_cm, H_m</text:p>
          </table:table-cell>
          <table:table-cell office:value-type="string" table:style-name="ce94">
            <text:p>DBH_cm, H_m</text:p>
          </table:table-cell>
          <table:table-cell office:value-type="string" table:style-name="ce94">
            <text:p>swb</text:p>
          </table:table-cell>
          <table:table-cell office:value-type="string" table:style-name="ce94">
            <text:p>kg</text:p>
          </table:table-cell>
          <table:table-cell table:style-name="ce94"/>
          <table:table-cell office:value-type="string" table:style-name="ce94">
            <text:p>Bsb_kg = a*(DBH_cm^b)*(H_m^c)</text:p>
          </table:table-cell>
          <table:table-cell office:value-type="float" office:value="1.65E-3" table:style-name="ce96">
            <text:p>0,00165</text:p>
          </table:table-cell>
          <table:table-cell office:value-type="float" office:value="2.3919999999999999" table:style-name="ce96">
            <text:p>2,392</text:p>
          </table:table-cell>
          <table:table-cell office:value-type="float" office:value="0.76100000000000001" table:style-name="ce96">
            <text:p>0,761</text:p>
          </table:table-cell>
          <table:table-cell table:number-columns-repeated="2" table:style-name="ce58"/>
          <table:table-cell table:number-columns-repeated="10" table:style-name="ce96"/>
          <table:table-cell office:value-type="float" office:value="0.92420000000000002" table:style-name="ce96">
            <text:p>0,9242</text:p>
          </table:table-cell>
          <table:table-cell office:value-type="string" table:style-name="ce94">
            <text:p>Stem bark, wk = peso seco de las distintas fracciones o total de biomasa arbórea (kg) βij = parámetro j de la fracción arbórea i d = diámetro normal del árbol (cm) h = altura total del árbol (m</text:p>
          </table:table-cell>
          <table:table-cell office:value-type="string" table:style-name="ce96">
            <text:p>possible</text:p>
          </table:table-cell>
          <table:table-cell table:number-columns-repeated="16354" table:style-name="ce96"/>
        </table:table-row>
        <table:table-row table:style-name="ro4">
          <table:table-cell office:value-type="string" table:style-name="ce93">
            <text:p>Above-ground biomass equations for birch (Betula pubescens Ehrh.) and pedunculate oak (Quercus robur L.) in north western Spain</text:p>
          </table:table-cell>
          <table:table-cell office:value-type="string" table:style-name="ce94">
            <text:p>GOMEZ-GARCIA, Esteban; CRECENTE-CAMPO, Felipe  and  DIEGUEZ-ARANDA, Ulises</text:p>
          </table:table-cell>
          <table:table-cell office:value-type="float" office:value="2013" table:style-name="ce94">
            <text:p>2013</text:p>
          </table:table-cell>
          <table:table-cell office:value-type="string" table:style-name="ce94">
            <text:p>Spain, Gallicia</text:p>
          </table:table-cell>
          <table:table-cell office:value-type="string" table:style-name="ce94">
            <text:p>Betula pubescens, Quercus robur</text:p>
          </table:table-cell>
          <table:table-cell office:value-type="string" table:style-name="ce95">
            <text:p>https://www.scielo.org.mx/pdf/mb/v19n1/v19n1a6.pdf</text:p>
          </table:table-cell>
          <table:table-cell office:value-type="string" table:style-name="ce94">
            <text:p>a, b, c, d, e, f,g, h,i, j, k, DBH_cm, H_m</text:p>
          </table:table-cell>
          <table:table-cell office:value-type="string" table:style-name="ce94">
            <text:p>DBH_cm, H_m</text:p>
          </table:table-cell>
          <table:table-cell office:value-type="string" table:style-name="ce94">
            <text:p>fwb</text:p>
          </table:table-cell>
          <table:table-cell office:value-type="string" table:style-name="ce94">
            <text:p>kg</text:p>
          </table:table-cell>
          <table:table-cell table:style-name="ce94"/>
          <table:table-cell office:value-type="string" table:style-name="ce94">
            <text:p>Bb_kg = a*DBH_cm^b + c*DBH_cm^2</text:p>
          </table:table-cell>
          <table:table-cell office:value-type="float" office:value="1.2460000000000001E-2" table:style-name="ce58">
            <text:p>0,01246</text:p>
          </table:table-cell>
          <table:table-cell office:value-type="float" office:value="2.44" table:style-name="ce96">
            <text:p>2,44</text:p>
          </table:table-cell>
          <table:table-cell office:value-type="float" office:value="1.908E-2" table:style-name="ce96">
            <text:p>0,01908</text:p>
          </table:table-cell>
          <table:table-cell table:number-columns-repeated="12" table:style-name="ce96"/>
          <table:table-cell office:value-type="float" office:value="0.91449999999999998" table:style-name="ce96">
            <text:p>0,9145</text:p>
          </table:table-cell>
          <table:table-cell office:value-type="string" table:style-name="ce94">
            <text:p>Fine wood, small branches, wk = peso seco de las distintas fracciones o total de biomasa arbórea (kg) βij = parámetro j de la fracción arbórea i d = diámetro normal del árbol (cm) h = altura total del árbol (m</text:p>
          </table:table-cell>
          <table:table-cell office:value-type="string" table:style-name="ce96">
            <text:p>possible</text:p>
          </table:table-cell>
          <table:table-cell table:number-columns-repeated="16354" table:style-name="ce96"/>
        </table:table-row>
        <table:table-row table:style-name="ro4">
          <table:table-cell office:value-type="string" table:style-name="ce59">
            <text:p>Above-ground biomass equations for birch (Betula pubescens Ehrh.) and pedunculate oak (Quercus robur L.) in north western Spain</text:p>
          </table:table-cell>
          <table:table-cell office:value-type="string" table:style-name="ce45">
            <text:p>GOMEZ-GARCIA, Esteban; CRECENTE-CAMPO, Felipe  and  DIEGUEZ-ARANDA, Ulises</text:p>
          </table:table-cell>
          <table:table-cell office:value-type="float" office:value="2013" table:style-name="ce45">
            <text:p>2013</text:p>
          </table:table-cell>
          <table:table-cell office:value-type="string" table:style-name="ce45">
            <text:p>Spain, Gallicia</text:p>
          </table:table-cell>
          <table:table-cell office:value-type="string" table:style-name="ce45">
            <text:p>Betula pubescens, Quercus robur</text:p>
          </table:table-cell>
          <table:table-cell office:value-type="string" table:style-name="ce60">
            <text:p>https://www.scielo.org.mx/pdf/mb/v19n1/v19n1a6.pdf</text:p>
          </table:table-cell>
          <table:table-cell office:value-type="string" table:style-name="ce45">
            <text:p>a, b, c, d, e, f,g, h,i, j, k, DBH_cm, H_m</text:p>
          </table:table-cell>
          <table:table-cell office:value-type="string" table:style-name="ce45">
            <text:p>DBH_cm, H_m</text:p>
          </table:table-cell>
          <table:table-cell office:value-type="string" table:style-name="ce45">
            <text:p>ndl</text:p>
          </table:table-cell>
          <table:table-cell office:value-type="string" table:style-name="ce45">
            <text:p>kg</text:p>
          </table:table-cell>
          <table:table-cell table:style-name="ce45"/>
          <table:table-cell office:value-type="string" table:style-name="ce45">
            <text:p>Bf_kg = a*(DBH_cm^2)*H_m</text:p>
          </table:table-cell>
          <table:table-cell office:value-type="float" office:value="1.016E-3" table:style-name="ce47">
            <text:p>0,001016</text:p>
          </table:table-cell>
          <table:table-cell table:number-columns-repeated="14" table:style-name="ce47"/>
          <table:table-cell office:value-type="float" office:value="0.90469999999999995" table:style-name="ce47">
            <text:p>0,9047</text:p>
          </table:table-cell>
          <table:table-cell office:value-type="string" table:style-name="ce45">
            <text:p>Foliage, wk = peso seco de las distintas fracciones o total de biomasa arbórea (kg) βij = parámetro j de la fracción arbórea i d = diámetro normal del árbol (cm) h = altura total del árbol (m</text:p>
          </table:table-cell>
          <table:table-cell office:value-type="string" table:style-name="ce47">
            <text:p>possible</text:p>
          </table:table-cell>
          <table:table-cell table:number-columns-repeated="16354" table:style-name="ce47"/>
        </table:table-row>
        <table:table-row table:style-name="ro5">
          <table:table-cell office:value-type="string" table:style-name="ce40">
            <text:p>National scale biomass estimators for United States tree species</text:p>
          </table:table-cell>
          <table:table-cell office:value-type="string" table:style-name="ce40">
            <text:p>Jennifer C. Jenkins, David C. Chojnacky, Linda S. Heath, Richard A. Birdsey</text:p>
          </table:table-cell>
          <table:table-cell office:value-type="string" table:style-name="ce41">
            <text:p>2003</text:p>
          </table:table-cell>
          <table:table-cell office:value-type="string" table:style-name="ce41">
            <text:p>USA</text:p>
          </table:table-cell>
          <table:table-cell office:value-type="string" table:style-name="ce41">
            <text:p>Betula spp.</text:p>
          </table:table-cell>
          <table:table-cell office:value-type="string" table:style-name="ce54">
            <text:p>https://research.fs.usda.gov/treesearch/6996</text:p>
          </table:table-cell>
          <table:table-cell office:value-type="string" table:style-name="ce41">
            <text:p><text:s/>a, b, DBH_cm</text:p>
          </table:table-cell>
          <table:table-cell office:value-type="string" table:style-name="ce41">
            <text:p><text:s/>DBH_cm</text:p>
          </table:table-cell>
          <table:table-cell office:value-type="string" table:style-name="ce41">
            <text:p>agb</text:p>
          </table:table-cell>
          <table:table-cell office:value-type="string" table:style-name="ce41">
            <text:p>kg</text:p>
          </table:table-cell>
          <table:table-cell table:style-name="ce41"/>
          <table:table-cell office:value-type="string" table:style-name="ce41">
            <text:p>B_kg = exp(a+b*ln(DBH_cm))</text:p>
          </table:table-cell>
          <table:table-cell office:value-type="float" office:value="-1.9123000000000001" table:style-name="ce43">
            <text:p>-1,9123</text:p>
          </table:table-cell>
          <table:table-cell office:value-type="float" office:value="2.3651" table:style-name="ce43">
            <text:p>2,3651</text:p>
          </table:table-cell>
          <table:table-cell table:number-columns-repeated="2" table:style-name="ce43"/>
          <table:table-cell table:number-columns-repeated="6" table:style-name="ce28"/>
          <table:table-cell table:number-columns-repeated="5" table:style-name="ce43"/>
          <table:table-cell office:value-type="float" office:value="0.95799999999999996" table:style-name="ce43">
            <text:p>0,958</text:p>
          </table:table-cell>
          <table:table-cell office:value-type="string" table:style-name="ce41">
            <text:p>Biomass equation: bm = Exp(a+ b* In( dbh)) where bm = total aboveground biomass (kg) for trees 2.5cm dbh and larger dbh = diameter at breast height (cm) Exp = exponential function In = natural log base "e" (2.718282)</text:p>
          </table:table-cell>
          <table:table-cell office:value-type="string" table:style-name="ce28">
            <text:p>possible</text:p>
          </table:table-cell>
          <table:table-cell table:number-columns-repeated="16354" table:style-name="ce28"/>
        </table:table-row>
        <table:table-row table:style-name="ro5">
          <table:table-cell office:value-type="string" table:style-name="ce83">
            <text:p>National scale biomass estimators for United States tree species</text:p>
          </table:table-cell>
          <table:table-cell office:value-type="string" table:style-name="ce83">
            <text:p>Jennifer C. Jenkins, David C. Chojnacky, Linda S. Heath, Richard A. Birdsey</text:p>
          </table:table-cell>
          <table:table-cell office:value-type="string" table:style-name="ce57">
            <text:p>2003</text:p>
          </table:table-cell>
          <table:table-cell office:value-type="string" table:style-name="ce57">
            <text:p>USA</text:p>
          </table:table-cell>
          <table:table-cell office:value-type="string" table:style-name="ce57">
            <text:p>Betula spp.</text:p>
          </table:table-cell>
          <table:table-cell office:value-type="string" table:style-name="ce56">
            <text:p>https://research.fs.usda.gov/treesearch/6996</text:p>
          </table:table-cell>
          <table:table-cell office:value-type="string" table:style-name="ce57">
            <text:p><text:s/>a, b, DBH_cm</text:p>
          </table:table-cell>
          <table:table-cell office:value-type="string" table:style-name="ce57">
            <text:p><text:s/>DBH_cm</text:p>
          </table:table-cell>
          <table:table-cell office:value-type="string" table:style-name="ce57">
            <text:p>sw</text:p>
          </table:table-cell>
          <table:table-cell office:value-type="string" table:style-name="ce57">
            <text:p>kg</text:p>
          </table:table-cell>
          <table:table-cell table:style-name="ce57"/>
          <table:table-cell office:value-type="string" table:style-name="ce57">
            <text:p>Bs_kg = exp(a+b*ln(DBH_cm)) * ( exp(c+(d/DBH_cm) ) )</text:p>
          </table:table-cell>
          <table:table-cell office:value-type="float" office:value="-1.9123000000000001" table:style-name="ce58">
            <text:p>-1,9123</text:p>
          </table:table-cell>
          <table:table-cell office:value-type="float" office:value="2.3651" table:style-name="ce58">
            <text:p>2,3651</text:p>
          </table:table-cell>
          <table:table-cell office:value-type="float" office:value="-0.30649999999999999" table:style-name="ce58">
            <text:p>-0,3065</text:p>
          </table:table-cell>
          <table:table-cell office:value-type="float" office:value="-5.4240000000000004" table:style-name="ce58">
            <text:p>-5,424</text:p>
          </table:table-cell>
          <table:table-cell table:number-columns-repeated="6" table:style-name="ce4"/>
          <table:table-cell table:number-columns-repeated="5" table:style-name="ce58"/>
          <table:table-cell office:value-type="float" office:value="0.247" table:style-name="ce58">
            <text:p>0,247</text:p>
          </table:table-cell>
          <table:table-cell office:value-type="string" table:style-name="ce57">
            <text:p>Biomass equation: bm = Exp(a+ b* In( dbh)) where bm = total aboveground biomass (kg) for trees 2.5cm dbh and larger dbh = diameter at breast height (cm) Exp = exponential function In = natural log base "e" (2.718282)</text:p>
          </table:table-cell>
          <table:table-cell office:value-type="string" table:style-name="ce4">
            <text:p>possible</text:p>
          </table:table-cell>
          <table:table-cell table:number-columns-repeated="16354"/>
        </table:table-row>
        <table:table-row table:style-name="ro5">
          <table:table-cell office:value-type="string" table:style-name="ce83">
            <text:p>National scale biomass estimators for United States tree species</text:p>
          </table:table-cell>
          <table:table-cell office:value-type="string" table:style-name="ce83">
            <text:p>Jennifer C. Jenkins, David C. Chojnacky, Linda S. Heath, Richard A. Birdsey</text:p>
          </table:table-cell>
          <table:table-cell office:value-type="string" table:style-name="ce57">
            <text:p>2003</text:p>
          </table:table-cell>
          <table:table-cell office:value-type="string" table:style-name="ce57">
            <text:p>USA</text:p>
          </table:table-cell>
          <table:table-cell office:value-type="string" table:style-name="ce57">
            <text:p>Betula spp.</text:p>
          </table:table-cell>
          <table:table-cell office:value-type="string" table:style-name="ce56">
            <text:p>https://research.fs.usda.gov/treesearch/6996</text:p>
          </table:table-cell>
          <table:table-cell office:value-type="string" table:style-name="ce57">
            <text:p><text:s/>a, b, DBH_cm</text:p>
          </table:table-cell>
          <table:table-cell office:value-type="string" table:style-name="ce57">
            <text:p><text:s/>DBH_cm</text:p>
          </table:table-cell>
          <table:table-cell office:value-type="string" table:style-name="ce57">
            <text:p>swb</text:p>
          </table:table-cell>
          <table:table-cell office:value-type="string" table:style-name="ce57">
            <text:p>kg</text:p>
          </table:table-cell>
          <table:table-cell table:style-name="ce57"/>
          <table:table-cell office:value-type="string" table:style-name="ce57">
            <text:p>Bsb_kg = exp(a+b*ln(DBH_cm)) * ( exp(c+(d/DBH_cm) ) )</text:p>
          </table:table-cell>
          <table:table-cell office:value-type="float" office:value="-1.9123000000000001" table:style-name="ce58">
            <text:p>-1,9123</text:p>
          </table:table-cell>
          <table:table-cell office:value-type="float" office:value="2.3651" table:style-name="ce58">
            <text:p>2,3651</text:p>
          </table:table-cell>
          <table:table-cell office:value-type="float" office:value="-2.0129000000000001" table:style-name="ce58">
            <text:p>-2,0129</text:p>
          </table:table-cell>
          <table:table-cell office:value-type="float" office:value="-1.6805000000000001" table:style-name="ce58">
            <text:p>-1,6805</text:p>
          </table:table-cell>
          <table:table-cell table:number-columns-repeated="6" table:style-name="ce4"/>
          <table:table-cell table:number-columns-repeated="5" table:style-name="ce58"/>
          <table:table-cell office:value-type="float" office:value="1.7000000000000001E-2" table:style-name="ce58">
            <text:p>0,017</text:p>
          </table:table-cell>
          <table:table-cell office:value-type="string" table:style-name="ce57">
            <text:p>Biomass equation: bm = Exp(a+ b* In( dbh)) where bm = total aboveground biomass (kg) for trees 2.5cm dbh and larger dbh = diameter at breast height (cm) Exp = exponential function In = natural log base "e" (2.718282)</text:p>
          </table:table-cell>
          <table:table-cell office:value-type="string" table:style-name="ce4">
            <text:p>possible</text:p>
          </table:table-cell>
          <table:table-cell table:number-columns-repeated="16354"/>
        </table:table-row>
        <table:table-row table:style-name="ro5">
          <table:table-cell office:value-type="string" table:style-name="ce44">
            <text:p>National scale biomass estimators for United States tree species</text:p>
          </table:table-cell>
          <table:table-cell office:value-type="string" table:style-name="ce44">
            <text:p>Jennifer C. Jenkins, David C. Chojnacky, Linda S. Heath, Richard A. Birdsey</text:p>
          </table:table-cell>
          <table:table-cell office:value-type="string" table:style-name="ce45">
            <text:p>2003</text:p>
          </table:table-cell>
          <table:table-cell office:value-type="string" table:style-name="ce45">
            <text:p>USA</text:p>
          </table:table-cell>
          <table:table-cell office:value-type="string" table:style-name="ce45">
            <text:p>Betula spp.</text:p>
          </table:table-cell>
          <table:table-cell office:value-type="string" table:style-name="ce60">
            <text:p>https://research.fs.usda.gov/treesearch/6996</text:p>
          </table:table-cell>
          <table:table-cell office:value-type="string" table:style-name="ce45">
            <text:p><text:s/>a, b, DBH_cm</text:p>
          </table:table-cell>
          <table:table-cell office:value-type="string" table:style-name="ce45">
            <text:p><text:s/>DBH_cm</text:p>
          </table:table-cell>
          <table:table-cell office:value-type="string" table:style-name="ce45">
            <text:p>ndl</text:p>
          </table:table-cell>
          <table:table-cell office:value-type="string" table:style-name="ce45">
            <text:p>kg</text:p>
          </table:table-cell>
          <table:table-cell table:style-name="ce45"/>
          <table:table-cell office:value-type="string" table:style-name="ce45">
            <text:p>Bf_kg = exp(a+b*ln(DBH_cm)) * ( exp(c+(d/DBH_cm) ) )</text:p>
          </table:table-cell>
          <table:table-cell office:value-type="float" office:value="-1.9123000000000001" table:style-name="ce47">
            <text:p>-1,9123</text:p>
          </table:table-cell>
          <table:table-cell office:value-type="float" office:value="2.3651" table:style-name="ce47">
            <text:p>2,3651</text:p>
          </table:table-cell>
          <table:table-cell office:value-type="float" office:value="-4.0812999999999997" table:style-name="ce47">
            <text:p>-4,0813</text:p>
          </table:table-cell>
          <table:table-cell office:value-type="float" office:value="5.8815999999999997" table:style-name="ce47">
            <text:p>5,8816</text:p>
          </table:table-cell>
          <table:table-cell table:number-columns-repeated="6" table:style-name="ce48"/>
          <table:table-cell table:number-columns-repeated="5" table:style-name="ce47"/>
          <table:table-cell office:value-type="float" office:value="2.9000000000000001E-2" table:style-name="ce47">
            <text:p>0,029</text:p>
          </table:table-cell>
          <table:table-cell office:value-type="string" table:style-name="ce45">
            <text:p>Biomass equation: bm = Exp(a+ b* In( dbh)) where bm = total aboveground biomass (kg) for trees 2.5cm dbh and larger dbh = diameter at breast height (cm) Exp = exponential function In = natural log base "e" (2.718282)</text:p>
          </table:table-cell>
          <table:table-cell office:value-type="string" table:style-name="ce48">
            <text:p>possible</text:p>
          </table:table-cell>
          <table:table-cell table:number-columns-repeated="16354" table:style-name="ce48"/>
        </table:table-row>
        <table:table-row table:style-name="ro4">
          <table:table-cell office:value-type="string" table:style-name="ce55">
            <text:p>Above-ground biomass production and nutrient accumulation in young stands of silver birch on abandoned agricultural land</text:p>
          </table:table-cell>
          <table:table-cell office:value-type="string" table:style-name="ce57">
            <text:p>Veiko Uri, Aivo Vares, Hardi Tullus, Arno Kanal</text:p>
          </table:table-cell>
          <table:table-cell office:value-type="float" office:value="2007" table:style-name="ce57">
            <text:p>2007</text:p>
          </table:table-cell>
          <table:table-cell office:value-type="string" table:style-name="ce57">
            <text:p>Estonia</text:p>
          </table:table-cell>
          <table:table-cell office:value-type="string" table:style-name="ce57">
            <text:p>Betula pendula</text:p>
          </table:table-cell>
          <table:table-cell office:value-type="string" table:style-name="ce56">
            <text:p>10.1016/j.biombioe.2006.08.003</text:p>
          </table:table-cell>
          <table:table-cell office:value-type="string" table:style-name="ce57">
            <text:p>a, b, DBH_cm</text:p>
          </table:table-cell>
          <table:table-cell office:value-type="string" table:style-name="ce57">
            <text:p>DBH_cm</text:p>
          </table:table-cell>
          <table:table-cell office:value-type="string" table:style-name="ce57">
            <text:p>ag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60.61000000000001" table:style-name="ce83">
            <text:p>160,61</text:p>
          </table:table-cell>
          <table:table-cell office:value-type="float" office:value="2.0459999999999998" table:style-name="ce83">
            <text:p>2,046</text:p>
          </table:table-cell>
          <table:table-cell table:number-columns-repeated="13" table:style-name="ce58"/>
          <table:table-cell office:value-type="float" office:value="0.99299999999999999" table:style-name="ce83">
            <text:p>0,993</text:p>
          </table:table-cell>
          <table:table-cell office:value-type="string" table:style-name="ce57">
            <text:p>Stand: Haaslava, where y is the above-ground biomass of the model tree, DBH the stem diameter at breast height (cm), a and b the parameter estimates. The parameters of regression Eq. (1) are presented in Table 2.</text:p>
          </table:table-cell>
          <table:table-cell office:value-type="string" table:style-name="ce58">
            <text:p>included</text:p>
          </table:table-cell>
          <table:table-cell table:number-columns-repeated="16354" table:style-name="ce58"/>
        </table:table-row>
        <table:table-row table:style-name="ro4">
          <table:table-cell office:value-type="string" table:style-name="ce55">
            <text:p>Above-ground biomass production and nutrient accumulation in young stands of silver birch on abandoned agricultural land</text:p>
          </table:table-cell>
          <table:table-cell office:value-type="string" table:style-name="ce57">
            <text:p>Veiko Uri, Aivo Vares, Hardi Tullus, Arno Kanal</text:p>
          </table:table-cell>
          <table:table-cell office:value-type="float" office:value="2007" table:style-name="ce57">
            <text:p>2007</text:p>
          </table:table-cell>
          <table:table-cell office:value-type="string" table:style-name="ce57">
            <text:p>Estonia</text:p>
          </table:table-cell>
          <table:table-cell office:value-type="string" table:style-name="ce57">
            <text:p>Betula pendula</text:p>
          </table:table-cell>
          <table:table-cell office:value-type="string" table:style-name="ce56">
            <text:p>10.1016/j.biombioe.2006.08.003</text:p>
          </table:table-cell>
          <table:table-cell office:value-type="string" table:style-name="ce57">
            <text:p>a, b, DBH_cm</text:p>
          </table:table-cell>
          <table:table-cell office:value-type="string" table:style-name="ce57">
            <text:p>DBH_cm</text:p>
          </table:table-cell>
          <table:table-cell office:value-type="string" table:style-name="ce57">
            <text:p>ag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52.32" table:style-name="ce83">
            <text:p>152,32</text:p>
          </table:table-cell>
          <table:table-cell office:value-type="float" office:value="2.246" table:style-name="ce83">
            <text:p>2,246</text:p>
          </table:table-cell>
          <table:table-cell table:number-columns-repeated="13" table:style-name="ce58"/>
          <table:table-cell office:value-type="float" office:value="0.98699999999999999" table:style-name="ce83">
            <text:p>0,987</text:p>
          </table:table-cell>
          <table:table-cell office:value-type="string" table:style-name="ce57">
            <text:p>Stand: Väljaküla</text:p>
          </table:table-cell>
          <table:table-cell office:value-type="string" table:style-name="ce58">
            <text:p>included</text:p>
          </table:table-cell>
          <table:table-cell table:number-columns-repeated="16354" table:style-name="ce58"/>
        </table:table-row>
        <table:table-row table:style-name="ro4">
          <table:table-cell office:value-type="string" table:style-name="ce55">
            <text:p>Above-ground biomass production and nutrient accumulation in young stands of silver birch on abandoned agricultural land</text:p>
          </table:table-cell>
          <table:table-cell office:value-type="string" table:style-name="ce57">
            <text:p>Veiko Uri, Aivo Vares, Hardi Tullus, Arno Kanal</text:p>
          </table:table-cell>
          <table:table-cell office:value-type="float" office:value="2007" table:style-name="ce57">
            <text:p>2007</text:p>
          </table:table-cell>
          <table:table-cell office:value-type="string" table:style-name="ce57">
            <text:p>Estonia</text:p>
          </table:table-cell>
          <table:table-cell office:value-type="string" table:style-name="ce57">
            <text:p>Betula pendula</text:p>
          </table:table-cell>
          <table:table-cell office:value-type="string" table:style-name="ce56">
            <text:p>10.1016/j.biombioe.2006.08.003</text:p>
          </table:table-cell>
          <table:table-cell office:value-type="string" table:style-name="ce57">
            <text:p>a, b, DBH_cm</text:p>
          </table:table-cell>
          <table:table-cell office:value-type="string" table:style-name="ce57">
            <text:p>DBH_cm</text:p>
          </table:table-cell>
          <table:table-cell office:value-type="string" table:style-name="ce57">
            <text:p>ag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60.93" table:style-name="ce83">
            <text:p>160,93</text:p>
          </table:table-cell>
          <table:table-cell office:value-type="float" office:value="2.0459999999999998" table:style-name="ce83">
            <text:p>2,046</text:p>
          </table:table-cell>
          <table:table-cell table:number-columns-repeated="13" table:style-name="ce58"/>
          <table:table-cell office:value-type="float" office:value="0.99199999999999999" table:style-name="ce58">
            <text:p>0,992</text:p>
          </table:table-cell>
          <table:table-cell office:value-type="string" table:style-name="ce57">
            <text:p>Stand: Lutsu, where y is the above-ground biomass of the model tree, DBH the stem diameter at breast height (cm), a and b the parameter estimates. The parameters of regression Eq. (1) are presented in Table 2.</text:p>
          </table:table-cell>
          <table:table-cell office:value-type="string" table:style-name="ce58">
            <text:p>included</text:p>
          </table:table-cell>
          <table:table-cell table:number-columns-repeated="16354" table:style-name="ce58"/>
        </table:table-row>
        <table:table-row table:style-name="ro4">
          <table:table-cell office:value-type="string" table:style-name="ce55">
            <text:p>Above-ground biomass production and nutrient accumulation in young stands of silver birch on abandoned agricultural land</text:p>
          </table:table-cell>
          <table:table-cell office:value-type="string" table:style-name="ce57">
            <text:p>Veiko Uri, Aivo Vares, Hardi Tullus, Arno Kanal</text:p>
          </table:table-cell>
          <table:table-cell office:value-type="float" office:value="2007" table:style-name="ce57">
            <text:p>2007</text:p>
          </table:table-cell>
          <table:table-cell office:value-type="string" table:style-name="ce57">
            <text:p>Estonia</text:p>
          </table:table-cell>
          <table:table-cell office:value-type="string" table:style-name="ce57">
            <text:p>Betula pendula</text:p>
          </table:table-cell>
          <table:table-cell office:value-type="string" table:style-name="ce56">
            <text:p>10.1016/j.biombioe.2006.08.003</text:p>
          </table:table-cell>
          <table:table-cell office:value-type="string" table:style-name="ce57">
            <text:p>a, b, DBH_cm</text:p>
          </table:table-cell>
          <table:table-cell office:value-type="string" table:style-name="ce57">
            <text:p>DBH_cm</text:p>
          </table:table-cell>
          <table:table-cell office:value-type="string" table:style-name="ce57">
            <text:p>ag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80.19" table:style-name="ce83">
            <text:p>180,19</text:p>
          </table:table-cell>
          <table:table-cell office:value-type="float" office:value="2.0790000000000002" table:style-name="ce83">
            <text:p>2,079</text:p>
          </table:table-cell>
          <table:table-cell table:number-columns-repeated="13" table:style-name="ce58"/>
          <table:table-cell office:value-type="float" office:value="0.98299999999999998" table:style-name="ce58">
            <text:p>0,983</text:p>
          </table:table-cell>
          <table:table-cell office:value-type="string" table:style-name="ce57">
            <text:p>stand: Pühatü, where y is the above-ground biomass of the model tree, DBH the stem diameter at breast height (cm), a and b the parameter estimates. The parameters of regression Eq. (1) are presented in Table 2.</text:p>
          </table:table-cell>
          <table:table-cell office:value-type="string" table:style-name="ce58">
            <text:p>included</text:p>
          </table:table-cell>
          <table:table-cell table:number-columns-repeated="16354" table:style-name="ce58"/>
        </table:table-row>
        <table:table-row table:style-name="ro4">
          <table:table-cell office:value-type="string" table:style-name="ce55">
            <text:p>Above-ground biomass production and nutrient accumulation in young stands of silver birch on abandoned agricultural land</text:p>
          </table:table-cell>
          <table:table-cell office:value-type="string" table:style-name="ce57">
            <text:p>Veiko Uri, Aivo Vares, Hardi Tullus, Arno Kanal</text:p>
          </table:table-cell>
          <table:table-cell office:value-type="float" office:value="2007" table:style-name="ce57">
            <text:p>2007</text:p>
          </table:table-cell>
          <table:table-cell office:value-type="string" table:style-name="ce57">
            <text:p>Estonia</text:p>
          </table:table-cell>
          <table:table-cell office:value-type="string" table:style-name="ce57">
            <text:p>Betula pendula</text:p>
          </table:table-cell>
          <table:table-cell office:value-type="string" table:style-name="ce56">
            <text:p>10.1016/j.biombioe.2006.08.003</text:p>
          </table:table-cell>
          <table:table-cell office:value-type="string" table:style-name="ce57">
            <text:p>a, b, DBH_cm</text:p>
          </table:table-cell>
          <table:table-cell office:value-type="string" table:style-name="ce57">
            <text:p>DBH_cm</text:p>
          </table:table-cell>
          <table:table-cell office:value-type="string" table:style-name="ce57">
            <text:p>agb</text:p>
          </table:table-cell>
          <table:table-cell office:value-type="string" table:style-name="ce57">
            <text:p>kg</text:p>
          </table:table-cell>
          <table:table-cell table:style-name="ce57"/>
          <table:table-cell office:value-type="string" table:style-name="ce57">
            <text:p>B_kg = a*DBH_cm^b</text:p>
          </table:table-cell>
          <table:table-cell office:value-type="float" office:value="163.86" table:style-name="ce83">
            <text:p>163,86</text:p>
          </table:table-cell>
          <table:table-cell office:value-type="float" office:value="2.0190000000000001" table:style-name="ce83">
            <text:p>2,019</text:p>
          </table:table-cell>
          <table:table-cell table:number-columns-repeated="13" table:style-name="ce58"/>
          <table:table-cell office:value-type="float" office:value="0.99199999999999999" table:style-name="ce83">
            <text:p>0,992</text:p>
          </table:table-cell>
          <table:table-cell office:value-type="string" table:style-name="ce57">
            <text:p>Stand: Kambja, where y is the above-ground biomass of the model tree, DBH the stem diameter at breast height (cm), a and b the parameter estimates. The parameters of regression Eq. (1) are presented in Table 2.</text:p>
          </table:table-cell>
          <table:table-cell office:value-type="string" table:style-name="ce58">
            <text:p>included</text:p>
          </table:table-cell>
          <table:table-cell table:number-columns-repeated="16354" table:style-name="ce58"/>
        </table:table-row>
        <table:table-row table:number-rows-repeated="1048459" table:style-name="ro14">
          <table:table-cell table:number-columns-repeated="16384"/>
        </table:table-row>
      </table:table>
      <table:table table:name="site" table:style-name="ta2">
        <table:table-column table:style-name="co3" table:number-columns-repeated="20" table:default-cell-style-name="ce1"/>
        <table:table-column table:style-name="co6" table:number-columns-repeated="16364" table:default-cell-style-name="ce1"/>
        <table:table-row table:style-name="ro10">
          <table:table-cell office:value-type="string" table:style-name="ce97">
            <text:p>title</text:p>
          </table:table-cell>
          <table:table-cell office:value-type="string" table:style-name="ce98">
            <text:p>author</text:p>
          </table:table-cell>
          <table:table-cell office:value-type="string" table:style-name="ce98">
            <text:p>year</text:p>
          </table:table-cell>
          <table:table-cell office:value-type="string" table:style-name="ce98">
            <text:p>country</text:p>
          </table:table-cell>
          <table:table-cell office:value-type="string" table:style-name="ce98">
            <text:p>species</text:p>
          </table:table-cell>
          <table:table-cell office:value-type="string" table:style-name="ce98">
            <text:p>DOI</text:p>
          </table:table-cell>
          <table:table-cell office:value-type="string" table:style-name="ce98">
            <text:p>link</text:p>
          </table:table-cell>
          <table:table-cell office:value-type="string" table:style-name="ce98">
            <text:p>easting_long_x_1</text:p>
          </table:table-cell>
          <table:table-cell office:value-type="string" table:style-name="ce98">
            <text:p>easting_long_x_2</text:p>
          </table:table-cell>
          <table:table-cell office:value-type="string" table:style-name="ce98">
            <text:p>northing_lat_y_1</text:p>
          </table:table-cell>
          <table:table-cell office:value-type="string" table:style-name="ce98">
            <text:p>northing_lat_y_2</text:p>
          </table:table-cell>
          <table:table-cell office:value-type="string" table:style-name="ce98">
            <text:p>unit</text:p>
          </table:table-cell>
          <table:table-cell office:value-type="string" table:style-name="ce99">
            <text:p>avg_pp_a_mm_lower</text:p>
          </table:table-cell>
          <table:table-cell office:value-type="string" table:style-name="ce99">
            <text:p>avg_pp_a_mm_upper</text:p>
          </table:table-cell>
          <table:table-cell office:value-type="string" table:style-name="ce99">
            <text:p>avg_tmp_a_C_lower</text:p>
          </table:table-cell>
          <table:table-cell office:value-type="string" table:style-name="ce99">
            <text:p>avg_tmp_a_C_upper</text:p>
          </table:table-cell>
          <table:table-cell table:style-name="ce1"/>
          <table:table-cell office:value-type="string" table:style-name="ce99">
            <text:p>Location</text:p>
          </table:table-cell>
          <table:table-cell office:value-type="string" table:style-name="ce99">
            <text:p>Anmerkungen E.W.</text:p>
          </table:table-cell>
          <table:table-cell table:number-columns-repeated="16365" table:style-name="ce1"/>
        </table:table-row>
        <table:table-row table:style-name="ro15">
          <table:table-cell office:value-type="string" table:style-name="ce97">
            <text:p><text:s/>Above-ground biomass equations for birch (Betula pubescens Ehrh.) and pedunculate oak (Quercus robur L.) in north western Spain</text:p>
          </table:table-cell>
          <table:table-cell office:value-type="string" table:style-name="ce98">
            <text:p>GOMEZ-GARCIA, Esteban; CRECENTE-CAMPO, Felipe  and  DIEGUEZ-ARANDA, Ulises</text:p>
          </table:table-cell>
          <table:table-cell office:value-type="float" office:value="2013" table:style-name="ce98">
            <text:p>2013</text:p>
          </table:table-cell>
          <table:table-cell office:value-type="string" table:style-name="ce98">
            <text:p>Spain, Gallicia</text:p>
          </table:table-cell>
          <table:table-cell office:value-type="string" table:style-name="ce98">
            <text:p>Betula pubescens, Quercus robur</text:p>
          </table:table-cell>
          <table:table-cell table:style-name="ce100"/>
          <table:table-cell office:value-type="string" table:style-name="ce101">
            <text:p>https://www.scielo.org.mx/scielo.php?script=sci_arttext&amp;pid=S1405-04712013000100006, https://www.scielo.org.mx/pdf/mb/v19n1/v19n1a6.pdf</text:p>
          </table:table-cell>
          <table:table-cell table:number-columns-repeated="4" table:style-name="ce98"/>
          <table:table-cell table:number-columns-repeated="16373" table:style-name="ce1"/>
        </table:table-row>
        <table:table-row table:style-name="ro16">
          <table:table-cell office:value-type="string" table:style-name="ce97">
            <text:p>A study on above- and belowground biomass and carbon stocks as well as sequestration of mountain birch (Betula pubescens Ehrh.) along achronosequence in southern Iceland</text:p>
          </table:table-cell>
          <table:table-cell office:value-type="string" table:style-name="ce98">
            <text:p>Hunziker Matthias</text:p>
          </table:table-cell>
          <table:table-cell office:value-type="float" office:value="2011" table:style-name="ce98">
            <text:p>2011</text:p>
          </table:table-cell>
          <table:table-cell office:value-type="string" table:style-name="ce98">
            <text:p>Southern Iceland</text:p>
          </table:table-cell>
          <table:table-cell office:value-type="string" table:style-name="ce98">
            <text:p>Betula pubescens</text:p>
          </table:table-cell>
          <table:table-cell table:style-name="ce98"/>
          <table:table-cell office:value-type="string" table:style-name="ce100">
            <text:p><text:a xlink:href="https://skemman.is/bitstream/1946/7560/1/13261%20MScThesis_Hunziker_final.pdf">https://skemman.is/bitstream/1946/7560/1/13261%20MScThesis_Hunziker_final.pdf</text:a></text:p>
          </table:table-cell>
          <table:table-cell table:number-columns-repeated="4" table:style-name="ce98"/>
          <table:table-cell table:number-columns-repeated="6" table:style-name="ce1"/>
          <table:table-cell office:value-type="string" table:style-name="ce1">
            <text:p>close to Gunnarsholt</text:p>
          </table:table-cell>
          <table:table-cell table:number-columns-repeated="16366" table:style-name="ce1"/>
        </table:table-row>
        <table:table-row table:style-name="ro17">
          <table:table-cell office:value-type="string" table:style-name="ce97">
            <text:p>Above-ground biomass allocation in boreal drained Downy birch (Betula pubescens Ehrh.) dominated peatland sites</text:p>
          </table:table-cell>
          <table:table-cell office:value-type="string" table:style-name="ce98">
            <text:p><text:s/>Karim Rezaul, <text:s/>Laiho Raija, <text:s/>Rinne-Garmston Katja, <text:s/>Sarkkola Sakari</text:p>
          </table:table-cell>
          <table:table-cell office:value-type="float" office:value="2023" table:style-name="ce98">
            <text:p>2023</text:p>
          </table:table-cell>
          <table:table-cell office:value-type="string" table:style-name="ce98">
            <text:p>Finnland</text:p>
          </table:table-cell>
          <table:table-cell office:value-type="string" table:style-name="ce98">
            <text:p>Betula pubescens</text:p>
          </table:table-cell>
          <table:table-cell table:style-name="ce102"/>
          <table:table-cell office:value-type="string" table:style-name="ce100">
            <text:p><text:a xlink:href="https://researchportal.helsinki.fi/en/publications/above-ground-biomass-allocation-in-boreal-drained-downy-birch-bet">https://researchportal.helsinki.fi/en/publications/above-ground-biomass-allocation-in-boreal-drained-downy-birch-bet</text:a></text:p>
          </table:table-cell>
          <table:table-cell table:number-columns-repeated="4" table:style-name="ce102"/>
          <table:table-cell table:number-columns-repeated="6" table:style-name="ce1"/>
          <table:table-cell office:value-type="string" table:style-name="ce1">
            <text:p>Central Finland</text:p>
          </table:table-cell>
          <table:table-cell office:value-type="string" table:style-name="ce1">
            <text:p>keinen Zugriff</text:p>
          </table:table-cell>
          <table:table-cell table:number-columns-repeated="16365" table:style-name="ce1"/>
        </table:table-row>
        <table:table-row table:style-name="ro18">
          <table:table-cell office:value-type="string" table:style-name="ce103">
            <text:p>Aboveground biomass and nitrogen allocation of ten deciduous southern Appalachian tree species</text:p>
          </table:table-cell>
          <table:table-cell office:value-type="string" table:style-name="ce104">
            <text:p>Jonathan G. Martin, Brian D. Kloeppel, Tara L. Schaefer, Darrin L. Kimbler, Steven G. McNulty</text:p>
          </table:table-cell>
          <table:table-cell office:value-type="string" table:style-name="ce104">
            <text:p>1998</text:p>
          </table:table-cell>
          <table:table-cell office:value-type="string" table:style-name="ce104">
            <text:p>USA</text:p>
          </table:table-cell>
          <table:table-cell office:value-type="string" table:style-name="ce104">
            <text:p>Betula lenta</text:p>
          </table:table-cell>
          <table:table-cell office:value-type="string" table:style-name="ce105">
            <text:p>https://www.srs.fs.usda.gov/pubs/ja/ja_martin003.pdf</text:p>
          </table:table-cell>
          <table:table-cell table:style-name="ce105"/>
          <table:table-cell table:number-columns-repeated="4" table:style-name="ce104"/>
          <table:table-cell table:number-columns-repeated="9" table:style-name="ce106"/>
          <table:table-cell table:number-columns-repeated="16364"/>
        </table:table-row>
        <table:table-row table:style-name="ro17">
          <table:table-cell office:value-type="string" table:style-name="ce97">
            <text:p>Above-ground biomass production and nutrient accumulation in young stands of silver birch on abandoned agricultural land</text:p>
          </table:table-cell>
          <table:table-cell office:value-type="string" table:style-name="ce98">
            <text:p>Veiko Uri, Aivo Vares, Hardi Tullus, Arno Kanal</text:p>
          </table:table-cell>
          <table:table-cell office:value-type="float" office:value="2007" table:style-name="ce98">
            <text:p>2007</text:p>
          </table:table-cell>
          <table:table-cell office:value-type="string" table:style-name="ce98">
            <text:p>estonia</text:p>
          </table:table-cell>
          <table:table-cell office:value-type="string" table:style-name="ce98">
            <text:p>silver birch</text:p>
          </table:table-cell>
          <table:table-cell office:value-type="string" table:style-name="ce101">
            <text:p>DOI:10.1016/j.biombioe.2006.08.003</text:p>
          </table:table-cell>
          <table:table-cell table:style-name="ce101"/>
          <table:table-cell office:value-type="string" table:style-name="ce98">
            <text:p>26°57`E</text:p>
          </table:table-cell>
          <table:table-cell table:style-name="ce98"/>
          <table:table-cell office:value-type="string" table:style-name="ce98">
            <text:p>58°16´N</text:p>
          </table:table-cell>
          <table:table-cell table:style-name="ce98"/>
          <table:table-cell office:value-type="string" table:style-name="ce1">
            <text:p>degrees</text:p>
          </table:table-cell>
          <table:table-cell table:number-columns-repeated="5" table:style-name="ce1"/>
          <table:table-cell office:value-type="string" table:style-name="ce1">
            <text:p>Haaslava</text:p>
          </table:table-cell>
          <table:table-cell table:number-columns-repeated="16366" table:style-name="ce1"/>
        </table:table-row>
        <table:table-row table:style-name="ro17">
          <table:table-cell office:value-type="string" table:style-name="ce97">
            <text:p>Above-ground biomass production and nutrient accumulation in young stands of silver birch on abandoned agricultural land</text:p>
          </table:table-cell>
          <table:table-cell office:value-type="string" table:style-name="ce98">
            <text:p>Veiko Uri, Aivo Vares, Hardi Tullus, Arno Kanal</text:p>
          </table:table-cell>
          <table:table-cell office:value-type="float" office:value="2007" table:style-name="ce98">
            <text:p>2007</text:p>
          </table:table-cell>
          <table:table-cell office:value-type="string" table:style-name="ce98">
            <text:p>estonia</text:p>
          </table:table-cell>
          <table:table-cell office:value-type="string" table:style-name="ce98">
            <text:p>silver birch</text:p>
          </table:table-cell>
          <table:table-cell office:value-type="string" table:style-name="ce107">
            <text:p>DOI:10.1016/j.biombioe.2006.08.003</text:p>
          </table:table-cell>
          <table:table-cell table:style-name="ce107"/>
          <table:table-cell office:value-type="string" table:style-name="ce98">
            <text:p>26°27´E</text:p>
          </table:table-cell>
          <table:table-cell table:style-name="ce98"/>
          <table:table-cell office:value-type="string" table:style-name="ce98">
            <text:p><text:s/>57°88´N</text:p>
          </table:table-cell>
          <table:table-cell table:style-name="ce98"/>
          <table:table-cell office:value-type="string" table:style-name="ce1">
            <text:p>degrees</text:p>
          </table:table-cell>
          <table:table-cell table:number-columns-repeated="5" table:style-name="ce1"/>
          <table:table-cell office:value-type="string" table:style-name="ce1">
            <text:p>Väljaküla</text:p>
          </table:table-cell>
          <table:table-cell table:number-columns-repeated="16366" table:style-name="ce1"/>
        </table:table-row>
        <table:table-row table:style-name="ro17">
          <table:table-cell office:value-type="string" table:style-name="ce108">
            <text:p>Above-ground biomass production and nutrient accumulation in young stands of silver birch on abandoned agricultural land</text:p>
          </table:table-cell>
          <table:table-cell office:value-type="string" table:style-name="ce109">
            <text:p>Veiko Uri, Aivo Vares, Hardi Tullus, Arno Kanal</text:p>
          </table:table-cell>
          <table:table-cell office:value-type="float" office:value="2007" table:style-name="ce109">
            <text:p>2007</text:p>
          </table:table-cell>
          <table:table-cell office:value-type="string" table:style-name="ce109">
            <text:p>estonia</text:p>
          </table:table-cell>
          <table:table-cell office:value-type="string" table:style-name="ce109">
            <text:p>silver birch</text:p>
          </table:table-cell>
          <table:table-cell office:value-type="string" table:style-name="ce110">
            <text:p>DOI:10.1016/j.biombioe.2006.08.003</text:p>
          </table:table-cell>
          <table:table-cell table:style-name="ce110"/>
          <table:table-cell office:value-type="string" table:style-name="ce109">
            <text:p>27°15´E</text:p>
          </table:table-cell>
          <table:table-cell table:style-name="ce109"/>
          <table:table-cell office:value-type="string" table:style-name="ce109">
            <text:p>58°03´N</text:p>
          </table:table-cell>
          <table:table-cell table:style-name="ce109"/>
          <table:table-cell office:value-type="string" table:style-name="ce111">
            <text:p>degrees</text:p>
          </table:table-cell>
          <table:table-cell table:number-columns-repeated="5" table:style-name="ce111"/>
          <table:table-cell office:value-type="string" table:style-name="ce111">
            <text:p>Lutsu</text:p>
          </table:table-cell>
          <table:table-cell table:number-columns-repeated="2" table:style-name="ce111"/>
          <table:table-cell table:number-columns-repeated="16364"/>
        </table:table-row>
        <table:table-row table:style-name="ro17">
          <table:table-cell office:value-type="string" table:style-name="ce97">
            <text:p>Above-ground biomass production and nutrient accumulation in young stands of silver birch on abandoned agricultural land</text:p>
          </table:table-cell>
          <table:table-cell office:value-type="string" table:style-name="ce98">
            <text:p>Veiko Uri, Aivo Vares, Hardi Tullus, Arno Kanal</text:p>
          </table:table-cell>
          <table:table-cell office:value-type="float" office:value="2007" table:style-name="ce98">
            <text:p>2007</text:p>
          </table:table-cell>
          <table:table-cell office:value-type="string" table:style-name="ce98">
            <text:p>estonia</text:p>
          </table:table-cell>
          <table:table-cell office:value-type="string" table:style-name="ce98">
            <text:p>silver birch</text:p>
          </table:table-cell>
          <table:table-cell office:value-type="string" table:style-name="ce107">
            <text:p>DOI:10.1016/j.biombioe.2006.08.003</text:p>
          </table:table-cell>
          <table:table-cell table:style-name="ce107"/>
          <table:table-cell office:value-type="string" table:style-name="ce98">
            <text:p>24°53´E</text:p>
          </table:table-cell>
          <table:table-cell table:style-name="ce98"/>
          <table:table-cell office:value-type="string" table:style-name="ce98">
            <text:p>58°93´N</text:p>
          </table:table-cell>
          <table:table-cell table:style-name="ce98"/>
          <table:table-cell office:value-type="string" table:style-name="ce1">
            <text:p>degrees</text:p>
          </table:table-cell>
          <table:table-cell table:number-columns-repeated="5" table:style-name="ce1"/>
          <table:table-cell office:value-type="string" table:style-name="ce1">
            <text:p>Pühatü</text:p>
          </table:table-cell>
          <table:table-cell table:number-columns-repeated="16366" table:style-name="ce1"/>
        </table:table-row>
        <table:table-row table:style-name="ro17">
          <table:table-cell office:value-type="string" table:style-name="ce97">
            <text:p>Above-ground biomass production and nutrient accumulation in young stands of silver birch on abandoned agricultural land</text:p>
          </table:table-cell>
          <table:table-cell office:value-type="string" table:style-name="ce98">
            <text:p>Veiko Uri, Aivo Vares, Hardi Tullus, Arno Kanal</text:p>
          </table:table-cell>
          <table:table-cell office:value-type="float" office:value="2007" table:style-name="ce98">
            <text:p>2007</text:p>
          </table:table-cell>
          <table:table-cell office:value-type="string" table:style-name="ce98">
            <text:p>estonia</text:p>
          </table:table-cell>
          <table:table-cell office:value-type="string" table:style-name="ce98">
            <text:p>silver birch</text:p>
          </table:table-cell>
          <table:table-cell office:value-type="string" table:style-name="ce107">
            <text:p>DOI:10.1016/j.biombioe.2006.08.003</text:p>
          </table:table-cell>
          <table:table-cell table:style-name="ce107"/>
          <table:table-cell office:value-type="string" table:style-name="ce98">
            <text:p>26°43´E</text:p>
          </table:table-cell>
          <table:table-cell table:style-name="ce98"/>
          <table:table-cell office:value-type="string" table:style-name="ce98">
            <text:p>58°14´N</text:p>
          </table:table-cell>
          <table:table-cell table:style-name="ce98"/>
          <table:table-cell office:value-type="string" table:style-name="ce1">
            <text:p>degrees</text:p>
          </table:table-cell>
          <table:table-cell table:number-columns-repeated="5" table:style-name="ce1"/>
          <table:table-cell office:value-type="string" table:style-name="ce1">
            <text:p>Kambja</text:p>
          </table:table-cell>
          <table:table-cell table:number-columns-repeated="16366" table:style-name="ce1"/>
        </table:table-row>
        <table:table-row table:style-name="ro19">
          <table:table-cell office:value-type="string" table:style-name="ce112">
            <text:p>Allometric Relationships of selected European tree species</text:p>
          </table:table-cell>
          <table:table-cell office:value-type="string" table:style-name="ce113">
            <text:p>Jean-Luc Widlowski, Michel Verstraete, Bernard Pinty, Nadine Gobron</text:p>
          </table:table-cell>
          <table:table-cell office:value-type="float" office:value="2003" table:style-name="ce113">
            <text:p>2003</text:p>
          </table:table-cell>
          <table:table-cell office:value-type="string" table:style-name="ce113">
            <text:p>Europe</text:p>
          </table:table-cell>
          <table:table-cell office:value-type="string" table:style-name="ce113">
            <text:p>Betula pubescens</text:p>
          </table:table-cell>
          <table:table-cell table:style-name="ce113"/>
          <table:table-cell office:value-type="string" table:style-name="ce114">
            <text:p><text:a xlink:href="https://publications.jrc.ec.europa.eu/repository/bitstream/JRC26286/EUR%2020855%20EN.pdf">https://publications.jrc.ec.europa.eu/repository/bitstream/JRC26286/EUR%2020855%20EN.pdf</text:a></text:p>
          </table:table-cell>
          <table:table-cell office:value-type="string" table:style-name="ce113">
            <text:p>10°24´49,96´´O</text:p>
          </table:table-cell>
          <table:table-cell table:style-name="ce113"/>
          <table:table-cell office:value-type="string" table:style-name="ce113">
            <text:p>51°59´30,78´´N</text:p>
          </table:table-cell>
          <table:table-cell table:style-name="ce113"/>
          <table:table-cell office:value-type="string" table:style-name="ce113">
            <text:p>degrees</text:p>
          </table:table-cell>
          <table:table-cell office:value-type="string" table:style-name="ce113">
            <text:p>750mm</text:p>
          </table:table-cell>
          <table:table-cell office:value-type="string" table:style-name="ce115">
            <text:p>810mm</text:p>
          </table:table-cell>
          <table:table-cell office:value-type="string" table:style-name="ce113">
            <text:p>8,5°C</text:p>
          </table:table-cell>
          <table:table-cell table:number-columns-repeated="2" table:style-name="ce115"/>
          <table:table-cell office:value-type="string" table:style-name="ce115">
            <text:p>Liebenburg</text:p>
          </table:table-cell>
          <table:table-cell table:number-columns-repeated="2" table:style-name="ce115"/>
          <table:table-cell table:number-columns-repeated="16364"/>
        </table:table-row>
        <table:table-row table:style-name="ro19">
          <table:table-cell office:value-type="string" table:style-name="ce108">
            <text:p>Allometric Relationships of selected European tree species</text:p>
          </table:table-cell>
          <table:table-cell office:value-type="string" table:style-name="ce109">
            <text:p>Jean-Luc Widlowski, Michel Verstraete, Bernard Pinty, Nadine Gobron</text:p>
          </table:table-cell>
          <table:table-cell office:value-type="float" office:value="2003" table:style-name="ce109">
            <text:p>2003</text:p>
          </table:table-cell>
          <table:table-cell office:value-type="string" table:style-name="ce109">
            <text:p>Europe</text:p>
          </table:table-cell>
          <table:table-cell office:value-type="string" table:style-name="ce109">
            <text:p>Betula pubescens</text:p>
          </table:table-cell>
          <table:table-cell table:style-name="ce109"/>
          <table:table-cell office:value-type="string" table:style-name="ce116">
            <text:p><text:a xlink:href="https://publications.jrc.ec.europa.eu/repository/bitstream/JRC26286/EUR%2020855%20EN.pdf">https://publications.jrc.ec.europa.eu/repository/bitstream/JRC26286/EUR%2020855%20EN.pdf</text:a></text:p>
          </table:table-cell>
          <table:table-cell office:value-type="string" table:style-name="ce109">
            <text:p>9°47´25,31´´O</text:p>
          </table:table-cell>
          <table:table-cell table:style-name="ce109"/>
          <table:table-cell office:value-type="string" table:style-name="ce109">
            <text:p>51°32´17,68´´N</text:p>
          </table:table-cell>
          <table:table-cell table:style-name="ce109"/>
          <table:table-cell office:value-type="string" table:style-name="ce109">
            <text:p>degrees</text:p>
          </table:table-cell>
          <table:table-cell office:value-type="string" table:style-name="ce109">
            <text:p>760mm</text:p>
          </table:table-cell>
          <table:table-cell office:value-type="string" table:style-name="ce109">
            <text:p>850mm</text:p>
          </table:table-cell>
          <table:table-cell office:value-type="string" table:style-name="ce109">
            <text:p>7,3°C</text:p>
          </table:table-cell>
          <table:table-cell table:number-columns-repeated="2" table:style-name="ce111"/>
          <table:table-cell office:value-type="string" table:style-name="ce109">
            <text:p>Münden</text:p>
          </table:table-cell>
          <table:table-cell table:number-columns-repeated="2" table:style-name="ce111"/>
          <table:table-cell table:number-columns-repeated="16364"/>
        </table:table-row>
        <table:table-row table:style-name="ro20">
          <table:table-cell office:value-type="string" table:style-name="ce97">
            <text:p>Biomass allocation and equations for silver birch ( Betula pendula ) and downy birch ( Betula pubescens ) in Estonia</text:p>
          </table:table-cell>
          <table:table-cell office:value-type="string" table:style-name="ce98">
            <text:p>Buht Mikko, Padari Allar, <text:s/>Aosaar J, Varik Mats,Aun Kristiina ,Uri Marek , Becker Hardo ,Kukumägi Mai, Sepaste Agnes, Uri Veiko</text:p>
          </table:table-cell>
          <table:table-cell office:value-type="float" office:value="2023" table:style-name="ce98">
            <text:p>2023</text:p>
          </table:table-cell>
          <table:table-cell office:value-type="string" table:style-name="ce98">
            <text:p>Estonia</text:p>
          </table:table-cell>
          <table:table-cell office:value-type="string" table:style-name="ce98">
            <text:p>Betula pubescens, Betula pendula</text:p>
          </table:table-cell>
          <table:table-cell office:value-type="string" table:style-name="ce100">
            <text:p><text:a xlink:href="https://doi.org/10.1080/02827581.2023.2273250">https://doi.org/10.1080/02827581.2023.2273250</text:a></text:p>
          </table:table-cell>
          <table:table-cell table:style-name="ce101"/>
          <table:table-cell table:number-columns-repeated="4" table:style-name="ce102"/>
          <table:table-cell table:number-columns-repeated="7" table:style-name="ce1"/>
          <table:table-cell office:value-type="string" table:style-name="ce1">
            <text:p>keinen Zugriff</text:p>
          </table:table-cell>
          <table:table-cell table:number-columns-repeated="16365" table:style-name="ce1"/>
        </table:table-row>
        <table:table-row table:style-name="ro15">
          <table:table-cell office:value-type="string" table:style-name="ce97">
            <text:p>Biomass Allocation, Foliar And Root Production in Boreal Drained Downy Birch (Betula pubescens Ehrh.) Dominated Peatland Sites</text:p>
          </table:table-cell>
          <table:table-cell office:value-type="string" table:style-name="ce98">
            <text:p><text:s/>Karim, M. R.; Rinne-Garmston, K. T.; Sarkkola, S.</text:p>
          </table:table-cell>
          <table:table-cell office:value-type="float" office:value="2023" table:style-name="ce98">
            <text:p>2023</text:p>
          </table:table-cell>
          <table:table-cell office:value-type="string" table:style-name="ce98">
            <text:p>Finnland</text:p>
          </table:table-cell>
          <table:table-cell office:value-type="string" table:style-name="ce98">
            <text:p>Betula pubescens</text:p>
          </table:table-cell>
          <table:table-cell office:value-type="string" table:style-name="ce100">
            <text:p><text:a xlink:href="https://www.preprints.org/manuscript/202307.1384/v1">https://doi.org/10.20944/preprints202307.1384.v1</text:a></text:p>
          </table:table-cell>
          <table:table-cell office:value-type="string" table:style-name="ce100">
            <text:p><text:s/>https://www.preprints.org/manuscript/202307.1384/v1</text:p>
          </table:table-cell>
          <table:table-cell office:value-type="string" table:style-name="ce98">
            <text:p>4° 17' 37.010"</text:p>
          </table:table-cell>
          <table:table-cell table:style-name="ce98"/>
          <table:table-cell office:value-type="string" table:style-name="ce98">
            <text:p>1° 50' 36.542"</text:p>
          </table:table-cell>
          <table:table-cell table:style-name="ce98"/>
          <table:table-cell office:value-type="string" table:style-name="ce1">
            <text:p>degrees</text:p>
          </table:table-cell>
          <table:table-cell office:value-type="float" office:value="50.4" table:style-name="ce99">
            <text:p>50,40</text:p>
          </table:table-cell>
          <table:table-cell office:value-type="float" office:value="59.2" table:style-name="ce99">
            <text:p>59,20</text:p>
          </table:table-cell>
          <table:table-cell office:value-type="float" office:value="2.8" table:style-name="ce99">
            <text:p>2,80</text:p>
          </table:table-cell>
          <table:table-cell office:value-type="float" office:value="5" table:style-name="ce99">
            <text:p>5,00</text:p>
          </table:table-cell>
          <table:table-cell table:number-columns-repeated="16368" table:style-name="ce1"/>
        </table:table-row>
        <table:table-row table:style-name="ro10">
          <table:table-cell office:value-type="string" table:style-name="ce98">
            <text:p>Biomass and Primary Productivity of Birch (Betula Pubescens S. Lat.) in South-West Greenland</text:p>
          </table:table-cell>
          <table:table-cell office:value-type="string" table:style-name="ce98">
            <text:p>T. T. Elkington, B. M. G. Jones</text:p>
          </table:table-cell>
          <table:table-cell office:value-type="float" office:value="1974" table:style-name="ce98">
            <text:p>1974</text:p>
          </table:table-cell>
          <table:table-cell office:value-type="string" table:style-name="ce98">
            <text:p>South-West Greenland</text:p>
          </table:table-cell>
          <table:table-cell office:value-type="string" table:style-name="ce98">
            <text:p>Betula pubescens</text:p>
          </table:table-cell>
          <table:table-cell office:value-type="string" table:style-name="ce100">
            <text:p><text:a xlink:href="https://doi.org/10.2307/2258957">https://doi.org/10.2307/2258957</text:a></text:p>
          </table:table-cell>
          <table:table-cell table:style-name="ce98"/>
          <table:table-cell office:value-type="string" table:style-name="ce98">
            <text:p>45°58</text:p>
          </table:table-cell>
          <table:table-cell table:style-name="ce98"/>
          <table:table-cell office:value-type="string" table:style-name="ce98">
            <text:p>61°06'</text:p>
          </table:table-cell>
          <table:table-cell table:style-name="ce98"/>
          <table:table-cell office:value-type="string" table:style-name="ce1">
            <text:p>degrees</text:p>
          </table:table-cell>
          <table:table-cell table:number-columns-repeated="7" table:style-name="ce1"/>
          <table:table-cell table:style-name="ce115"/>
          <table:table-cell table:number-columns-repeated="16364"/>
        </table:table-row>
        <table:table-row table:style-name="ro19">
          <table:table-cell office:value-type="string" table:style-name="ce112">
            <text:p>Biomass and stem volume equations for tree species in Europe</text:p>
          </table:table-cell>
          <table:table-cell office:value-type="string" table:style-name="ce113">
            <text:p>Zianis, D., Muukkonen, P., Mäkipää, R. &amp; Mencuccini, M.</text:p>
          </table:table-cell>
          <table:table-cell office:value-type="float" office:value="2005" table:style-name="ce113">
            <text:p>2005</text:p>
          </table:table-cell>
          <table:table-cell office:value-type="string" table:style-name="ce113">
            <text:p>Europe</text:p>
          </table:table-cell>
          <table:table-cell office:value-type="string" table:style-name="ce113">
            <text:p>Alnus glutinosa, Alnus incana, Betula spp, Betula pubescens, Betula pubescens ssp. czerepanovii</text:p>
          </table:table-cell>
          <table:table-cell office:value-type="string" table:style-name="ce114">
            <text:p><text:a xlink:href="https://www.researchgate.net/publication/232304857_Biomass_and_stem_volume_equations_of_tree_species_in_Europe">doi:10.14214/sf.sfm4</text:a></text:p>
          </table:table-cell>
          <table:table-cell office:value-type="string" table:style-name="ce114">
            <text:p><text:a xlink:href="https://www.researchgate.net/publication/232304857_Biomass_and_stem_volume_equations_of_tree_species_in_Europe">https://www.researchgate.net/publication/232304857_Biomass_and_stem_volume_equations_of_tree_species_in_Europe</text:a></text:p>
          </table:table-cell>
          <table:table-cell table:number-columns-repeated="4" table:style-name="ce113"/>
          <table:table-cell table:number-columns-repeated="6" table:style-name="ce115"/>
          <table:table-cell office:value-type="string" table:style-name="ce115">
            <text:p><text:span text:style-name="T9">Betula pubescens</text:span>: Finnland, Schweden;<text:s/><text:span text:style-name="T9">Alnus glutinosa:<text:s/></text:span>Schweden, Großbritannien</text:p>
          </table:table-cell>
          <table:table-cell table:number-columns-repeated="2" table:style-name="ce115"/>
          <table:table-cell table:number-columns-repeated="16364"/>
        </table:table-row>
        <table:table-row table:style-name="ro21">
          <table:table-cell office:value-type="string" table:style-name="ce117">
            <text:p>Biomass equations for birch in Finland</text:p>
          </table:table-cell>
          <table:table-cell office:value-type="string" table:style-name="ce102">
            <text:p>Repola, Jaakko</text:p>
          </table:table-cell>
          <table:table-cell office:value-type="float" office:value="2008" table:style-name="ce102">
            <text:p>2008</text:p>
          </table:table-cell>
          <table:table-cell office:value-type="string" table:style-name="ce102">
            <text:p>Finnland</text:p>
          </table:table-cell>
          <table:table-cell office:value-type="string" table:style-name="ce102">
            <text:p>Betula pubescens</text:p>
          </table:table-cell>
          <table:table-cell office:value-type="string" table:style-name="ce118">
            <text:p><text:a xlink:href="https://www.semanticscholar.org/paper/Biomass-equations-for-birch-in-Finland-Repola/40139e21ff7dc98caae1953cb5187df1e872a10e">https://doi.org/10.14214/sf.236</text:a></text:p>
          </table:table-cell>
          <table:table-cell office:value-type="string" table:style-name="ce102">
            <text:p><text:s/>https://www.semanticscholar.org/paper/Biomass-equations-for-birch-in-Finland-Repola/40139e21ff7dc98caae1953cb5187df1e872a10e</text:p>
          </table:table-cell>
          <table:table-cell table:number-columns-repeated="4" table:style-name="ce98"/>
          <table:table-cell table:number-columns-repeated="6" table:style-name="ce1"/>
          <table:table-cell office:value-type="string" table:style-name="ce1">
            <text:p>Finland</text:p>
          </table:table-cell>
          <table:table-cell table:number-columns-repeated="16366" table:style-name="ce1"/>
        </table:table-row>
        <table:table-row table:style-name="ro15">
          <table:table-cell office:value-type="string" table:style-name="ce97">
            <text:p>Biomass equations for determining fractions of common and grey alders growing on abandoned farmland and some practical implications</text:p>
          </table:table-cell>
          <table:table-cell office:value-type="string" table:style-name="ce101">
            <text:p>Tord Johansson</text:p>
          </table:table-cell>
          <table:table-cell office:value-type="float" office:value="2000" table:style-name="ce98">
            <text:p>2000</text:p>
          </table:table-cell>
          <table:table-cell office:value-type="string" table:style-name="ce98">
            <text:p>Sweden</text:p>
          </table:table-cell>
          <table:table-cell office:value-type="string" table:style-name="ce98">
            <text:p>Alnus glutinosa (L.) Gaertn.), grey alders (Alnus incana (L.) Moench.)</text:p>
          </table:table-cell>
          <table:table-cell office:value-type="string" table:style-name="ce101">
            <text:p>DOI:10.1016/S0961-9534(99)00078-1</text:p>
          </table:table-cell>
          <table:table-cell table:style-name="ce101"/>
          <table:table-cell table:number-columns-repeated="2" table:style-name="ce98"/>
          <table:table-cell office:value-type="string" table:style-name="ce98">
            <text:p>58° N</text:p>
          </table:table-cell>
          <table:table-cell office:value-type="string" table:style-name="ce98">
            <text:p>66° N</text:p>
          </table:table-cell>
          <table:table-cell office:value-type="string" table:style-name="ce1">
            <text:p>degrees</text:p>
          </table:table-cell>
          <table:table-cell table:number-columns-repeated="16372" table:style-name="ce1"/>
        </table:table-row>
        <table:table-row table:style-name="ro22">
          <table:table-cell office:value-type="string" table:style-name="ce97">
            <text:p>Biomass equations for determining fractions of pendula and pubescent birches growing on abandoned farmland and some practical implications</text:p>
          </table:table-cell>
          <table:table-cell office:value-type="string" table:style-name="ce98">
            <text:p>Johnasson T.</text:p>
          </table:table-cell>
          <table:table-cell office:value-type="float" office:value="1998" table:style-name="ce98">
            <text:p>1998</text:p>
          </table:table-cell>
          <table:table-cell office:value-type="string" table:style-name="ce98">
            <text:p>Sweden</text:p>
          </table:table-cell>
          <table:table-cell office:value-type="string" table:style-name="ce98">
            <text:p>Betula pubescens</text:p>
          </table:table-cell>
          <table:table-cell office:value-type="string" table:style-name="ce100">
            <text:p><text:a xlink:href="https://doi.org/10.1016/S0961-9534(98)00075-0">https://doi.org/10.1016/S0961-9534(98)00075-0</text:a></text:p>
          </table:table-cell>
          <table:table-cell table:style-name="ce101"/>
          <table:table-cell office:value-type="string" table:style-name="ce98">
            <text:p>12° E</text:p>
          </table:table-cell>
          <table:table-cell office:value-type="string" table:style-name="ce98">
            <text:p>22° E</text:p>
          </table:table-cell>
          <table:table-cell office:value-type="string" table:style-name="ce98">
            <text:p>58° N</text:p>
          </table:table-cell>
          <table:table-cell office:value-type="string" table:style-name="ce98">
            <text:p>66° N</text:p>
          </table:table-cell>
          <table:table-cell office:value-type="string" table:style-name="ce1">
            <text:p>degrees</text:p>
          </table:table-cell>
          <table:table-cell table:number-columns-repeated="16372" table:style-name="ce1"/>
        </table:table-row>
        <table:table-row table:style-name="ro10">
          <table:table-cell office:value-type="string" table:style-name="ce119">
            <text:p>Biomass equations for seven different tree species growing in coppice-with-standards forests in Central Germany</text:p>
          </table:table-cell>
          <table:table-cell office:value-type="string" table:style-name="ce120">
            <text:p>Albert, Katja, Peter Annighöfer, Jens Schumacher, <text:s text:c="2"/>Ammer, Christian</text:p>
          </table:table-cell>
          <table:table-cell office:value-type="float" office:value="2014" table:style-name="ce120">
            <text:p>2014</text:p>
          </table:table-cell>
          <table:table-cell office:value-type="string" table:style-name="ce120">
            <text:p>Germany</text:p>
          </table:table-cell>
          <table:table-cell office:value-type="string" table:style-name="ce120">
            <text:p>Betula pubescens</text:p>
          </table:table-cell>
          <table:table-cell office:value-type="string" table:style-name="ce121">
            <text:p><text:a xlink:href="https://doi.org/10.1080/02827581.2014.910267">https://doi.org/10.1080/02827581.2014.910267</text:a></text:p>
          </table:table-cell>
          <table:table-cell office:value-type="string" table:style-name="ce120">
            <text:p><text:s text:c="3"/>https://publications.goettingen-research-online.de/handle/2/4499</text:p>
          </table:table-cell>
          <table:table-cell office:value-type="string" table:style-name="ce120">
            <text:p>10°24´49,96´´O</text:p>
          </table:table-cell>
          <table:table-cell table:style-name="ce120"/>
          <table:table-cell office:value-type="string" table:style-name="ce120">
            <text:p>51°59´30,78´´N</text:p>
          </table:table-cell>
          <table:table-cell table:style-name="ce120"/>
          <table:table-cell office:value-type="string" table:style-name="ce120">
            <text:p>degrees</text:p>
          </table:table-cell>
          <table:table-cell office:value-type="string" table:style-name="ce120">
            <text:p>750mm</text:p>
          </table:table-cell>
          <table:table-cell office:value-type="string" table:style-name="ce120">
            <text:p>810mm</text:p>
          </table:table-cell>
          <table:table-cell office:value-type="string" table:style-name="ce120">
            <text:p>8,5°C</text:p>
          </table:table-cell>
          <table:table-cell table:number-columns-repeated="2" table:style-name="ce111"/>
          <table:table-cell office:value-type="string" table:style-name="ce111">
            <text:p>Liebenburg</text:p>
          </table:table-cell>
          <table:table-cell table:number-columns-repeated="2" table:style-name="ce111"/>
          <table:table-cell table:number-columns-repeated="16364"/>
        </table:table-row>
        <table:table-row table:style-name="ro10">
          <table:table-cell office:value-type="string" table:style-name="ce122">
            <text:p>Biomass equations for seven different tree species growing in coppice-with-standards forests in Central Germany</text:p>
          </table:table-cell>
          <table:table-cell office:value-type="string" table:style-name="ce102">
            <text:p>Albert, Katja, Peter Annighöfer, Jens Schumacher, <text:s text:c="2"/>Ammer, Christian</text:p>
          </table:table-cell>
          <table:table-cell office:value-type="float" office:value="2014" table:style-name="ce102">
            <text:p>2014</text:p>
          </table:table-cell>
          <table:table-cell office:value-type="string" table:style-name="ce102">
            <text:p>Germany</text:p>
          </table:table-cell>
          <table:table-cell office:value-type="string" table:style-name="ce102">
            <text:p>Betula pubescens</text:p>
          </table:table-cell>
          <table:table-cell office:value-type="string" table:style-name="ce118">
            <text:p><text:a xlink:href="https://doi.org/10.1080/02827581.2014.910267">https://doi.org/10.1080/02827581.2014.910267</text:a></text:p>
          </table:table-cell>
          <table:table-cell office:value-type="string" table:style-name="ce102">
            <text:p><text:s text:c="3"/>https://publications.goettingen-research-online.de/handle/2/4499</text:p>
          </table:table-cell>
          <table:table-cell office:value-type="string" table:style-name="ce102">
            <text:p>9°47´25,31´´O</text:p>
          </table:table-cell>
          <table:table-cell table:style-name="ce102"/>
          <table:table-cell office:value-type="string" table:style-name="ce102">
            <text:p>51°32´17,68´´N</text:p>
          </table:table-cell>
          <table:table-cell table:style-name="ce102"/>
          <table:table-cell office:value-type="string" table:style-name="ce102">
            <text:p>degrees</text:p>
          </table:table-cell>
          <table:table-cell office:value-type="string" table:style-name="ce102">
            <text:p>760mm</text:p>
          </table:table-cell>
          <table:table-cell office:value-type="string" table:style-name="ce102">
            <text:p>850mm</text:p>
          </table:table-cell>
          <table:table-cell office:value-type="string" table:style-name="ce102">
            <text:p>7,3°C</text:p>
          </table:table-cell>
          <table:table-cell table:number-columns-repeated="2" table:style-name="ce1"/>
          <table:table-cell office:value-type="string" table:style-name="ce1">
            <text:p>Münden</text:p>
          </table:table-cell>
          <table:table-cell table:number-columns-repeated="16366" table:style-name="ce1"/>
        </table:table-row>
        <table:table-row table:style-name="ro23">
          <table:table-cell office:value-type="string" table:style-name="ce112">
            <text:p>Biomass models to estimate carbon stocks for hardwood tree species</text:p>
          </table:table-cell>
          <table:table-cell office:value-type="string" table:style-name="ce113">
            <text:p>Ruiz-Peinado Gertrudix, R., Montero, G., &amp; del Rio, M</text:p>
          </table:table-cell>
          <table:table-cell office:value-type="float" office:value="2012" table:style-name="ce113">
            <text:p>2012</text:p>
          </table:table-cell>
          <table:table-cell office:value-type="string" table:style-name="ce113">
            <text:p>Spain</text:p>
          </table:table-cell>
          <table:table-cell office:value-type="string" table:style-name="ce113">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14">
            <text:p><text:a xlink:href="http://dx.doi.org/10.5424/fs/2112211-02193">http://dx.doi.org/10.5424/fs/2112211-02193</text:a></text:p>
          </table:table-cell>
          <table:table-cell table:style-name="ce123"/>
          <table:table-cell table:number-columns-repeated="4" table:style-name="ce113"/>
          <table:table-cell table:number-columns-repeated="6" table:style-name="ce115"/>
          <table:table-cell office:value-type="string" table:style-name="ce115">
            <text:p>Pyrenean Mountain Range</text:p>
          </table:table-cell>
          <table:table-cell table:number-columns-repeated="2" table:style-name="ce115"/>
          <table:table-cell table:number-columns-repeated="16364"/>
        </table:table-row>
        <table:table-row table:style-name="ro10">
          <table:table-cell office:value-type="string" table:style-name="ce109">
            <text:p>Biomass production and carbon sequestration in a fertile silver birch (<text:span text:style-name="T7">Betula pendula</text:span><text:s/>Roth) forest chronosequence</text:p>
          </table:table-cell>
          <table:table-cell office:value-type="string" table:style-name="ce109">
            <text:p>V. Uri, M. Varik, J. Aosaar, A. Kanal, M. Kukumägi, K. Lõhmus</text:p>
          </table:table-cell>
          <table:table-cell office:value-type="float" office:value="2011" table:style-name="ce109">
            <text:p>2011</text:p>
          </table:table-cell>
          <table:table-cell office:value-type="string" table:style-name="ce109">
            <text:p>Estonia</text:p>
          </table:table-cell>
          <table:table-cell office:value-type="string" table:style-name="ce109">
            <text:p>Betula pendula</text:p>
          </table:table-cell>
          <table:table-cell office:value-type="string" table:style-name="ce116">
            <text:p><text:a xlink:href="https://doi.org/10.1016/j.foreco.2011.11.033">https://doi.org/10.1016/j.foreco.2011.11.033</text:a></text:p>
          </table:table-cell>
          <table:table-cell office:value-type="string" table:style-name="ce124">
            <text:p><text:s/>https://www.sciencedirect.com/science/article/pii/S0378112711007183?via%3Dihub</text:p>
          </table:table-cell>
          <table:table-cell table:number-columns-repeated="4" table:style-name="ce109"/>
          <table:table-cell table:style-name="ce111"/>
          <table:table-cell office:value-type="float" office:value="550" table:style-name="ce125">
            <text:p>550,00</text:p>
          </table:table-cell>
          <table:table-cell office:value-type="float" office:value="880" table:style-name="ce125">
            <text:p>880,00</text:p>
          </table:table-cell>
          <table:table-cell office:value-type="float" office:value="4.3" table:style-name="ce125">
            <text:p>4,30</text:p>
          </table:table-cell>
          <table:table-cell office:value-type="float" office:value="6.5" table:style-name="ce125">
            <text:p>6,50</text:p>
          </table:table-cell>
          <table:table-cell table:style-name="ce111"/>
          <table:table-cell office:value-type="string" table:style-name="ce111">
            <text:p>Estonia</text:p>
          </table:table-cell>
          <table:table-cell table:number-columns-repeated="2" table:style-name="ce111"/>
          <table:table-cell table:number-columns-repeated="16364"/>
        </table:table-row>
        <table:table-row table:style-name="ro24">
          <table:table-cell office:value-type="string" table:style-name="ce97">
            <text:p>Biomass Production of Common Alder (Alnus glutinosa /L./ Gaertn.) in PurePlantations and Mixed Plantations with Plantations and Mixed Plantations with Willow Clones (Salix sp.) in Croatia</text:p>
          </table:table-cell>
          <table:table-cell office:value-type="string" table:style-name="ce98">
            <text:p>Bogdan Sasa, Sporcic Mario, <text:s/>Seletkovic Ante, <text:s/>Ivankovic Mladen</text:p>
          </table:table-cell>
          <table:table-cell office:value-type="float" office:value="2009" table:style-name="ce98">
            <text:p>2009</text:p>
          </table:table-cell>
          <table:table-cell office:value-type="string" table:style-name="ce98">
            <text:p>Croatia</text:p>
          </table:table-cell>
          <table:table-cell office:value-type="string" table:style-name="ce98">
            <text:p>Alnus glutinosa</text:p>
          </table:table-cell>
          <table:table-cell table:style-name="ce98"/>
          <table:table-cell office:value-type="string" table:style-name="ce98">
            <text:p>https://crojfe.com/archive/volume-30-no-2/biomass-production-of-common-alder-alnus-glutinosa-l-gaertn-in-pure-plantations-and-mixed-plantations-with-willow-clones/, <text:s/>https://crojfe.com/site/assets/files/3852/02bogdan.pdf</text:p>
          </table:table-cell>
          <table:table-cell office:value-type="string" table:style-name="ce98">
            <text:p>17.1705 E</text:p>
          </table:table-cell>
          <table:table-cell table:style-name="ce98"/>
          <table:table-cell office:value-type="string" table:style-name="ce98">
            <text:p>46.0100 N</text:p>
          </table:table-cell>
          <table:table-cell table:style-name="ce98"/>
          <table:table-cell table:number-columns-repeated="6" table:style-name="ce1"/>
          <table:table-cell office:value-type="string" table:style-name="ce1">
            <text:p>Crni Jarci</text:p>
          </table:table-cell>
          <table:table-cell table:number-columns-repeated="16366" table:style-name="ce1"/>
        </table:table-row>
        <table:table-row table:style-name="ro24">
          <table:table-cell office:value-type="string" table:style-name="ce97">
            <text:p>Biomass Production of Common Alder (Alnus glutinosa /L./ Gaertn.) in PurePlantations and Mixed Plantations with Plantations and Mixed Plantations with Willow Clones (Salix sp.) in Croatia</text:p>
          </table:table-cell>
          <table:table-cell office:value-type="string" table:style-name="ce98">
            <text:p>Bogdan Sasa, Sporcic Mario, <text:s/>Seletkovic Ante, <text:s/>Ivankovic Mladen</text:p>
          </table:table-cell>
          <table:table-cell office:value-type="float" office:value="2009" table:style-name="ce98">
            <text:p>2009</text:p>
          </table:table-cell>
          <table:table-cell office:value-type="string" table:style-name="ce98">
            <text:p>Croatia</text:p>
          </table:table-cell>
          <table:table-cell office:value-type="string" table:style-name="ce98">
            <text:p>Alnus glutinosa</text:p>
          </table:table-cell>
          <table:table-cell table:style-name="ce98"/>
          <table:table-cell office:value-type="string" table:style-name="ce98">
            <text:p>https://crojfe.com/archive/volume-30-no-2/biomass-production-of-common-alder-alnus-glutinosa-l-gaertn-in-pure-plantations-and-mixed-plantations-with-willow-clones/, <text:s/>https://crojfe.com/site/assets/files/3852/02bogdan.pdf</text:p>
          </table:table-cell>
          <table:table-cell office:value-type="string" table:style-name="ce98">
            <text:p>17.5072 E</text:p>
          </table:table-cell>
          <table:table-cell table:style-name="ce98"/>
          <table:table-cell office:value-type="string" table:style-name="ce98">
            <text:p>45.6615 N</text:p>
          </table:table-cell>
          <table:table-cell table:number-columns-repeated="7" table:style-name="ce98"/>
          <table:table-cell office:value-type="string" table:style-name="ce1">
            <text:p>Lisicine</text:p>
          </table:table-cell>
          <table:table-cell table:number-columns-repeated="16366" table:style-name="ce1"/>
        </table:table-row>
        <table:table-row table:style-name="ro18">
          <table:table-cell office:value-type="string" table:style-name="ce97">
            <text:p>Biomass production potential of grey alder (Alnus incana (L.) Moench.) in Scandinavia and Eastern Europe: A review</text:p>
          </table:table-cell>
          <table:table-cell office:value-type="string" table:style-name="ce98">
            <text:p><text:s/>Aosaar Jürgen, <text:s/>Varik Mats, <text:s/>Uri Veiko</text:p>
          </table:table-cell>
          <table:table-cell office:value-type="float" office:value="2012" table:style-name="ce98">
            <text:p>2012</text:p>
          </table:table-cell>
          <table:table-cell office:value-type="string" table:style-name="ce98">
            <text:p>Scandinavia, Eastern Europe</text:p>
          </table:table-cell>
          <table:table-cell office:value-type="string" table:style-name="ce98">
            <text:p>Alnus incana (L.) Moench</text:p>
          </table:table-cell>
          <table:table-cell office:value-type="string" table:style-name="ce100">
            <text:p><text:a xlink:href="https://doi.org/10.1016/j.biombioe.2012.05.013">https://doi.org/10.1016/j.biombioe.2012.05.013</text:a></text:p>
          </table:table-cell>
          <table:table-cell table:style-name="ce98"/>
          <table:table-cell office:value-type="string" table:style-name="ce98">
            <text:p>11° E</text:p>
          </table:table-cell>
          <table:table-cell office:value-type="string" table:style-name="ce98">
            <text:p>74° E</text:p>
          </table:table-cell>
          <table:table-cell office:value-type="string" table:style-name="ce98">
            <text:p>57° N</text:p>
          </table:table-cell>
          <table:table-cell office:value-type="string" table:style-name="ce98">
            <text:p>69° N</text:p>
          </table:table-cell>
          <table:table-cell office:value-type="string" table:style-name="ce98">
            <text:p>degrees</text:p>
          </table:table-cell>
          <table:table-cell table:number-columns-repeated="5" table:style-name="ce1"/>
          <table:table-cell office:value-type="string" table:style-name="ce1">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6366" table:style-name="ce1"/>
        </table:table-row>
        <table:table-row table:style-name="ro25">
          <table:table-cell office:value-type="string" table:style-name="ce97">
            <text:p>Biomass Tables of Black Alder ( Alnus glutinosaGaertn. subsp. barbata(C.A. Mey.) Yalt.)</text:p>
          </table:table-cell>
          <table:table-cell office:value-type="string" table:style-name="ce98">
            <text:p>SARAÇOĞLU, NEDİM</text:p>
          </table:table-cell>
          <table:table-cell office:value-type="float" office:value="2000" table:style-name="ce98">
            <text:p>2000</text:p>
          </table:table-cell>
          <table:table-cell office:value-type="string" table:style-name="ce98">
            <text:p>Turkya</text:p>
          </table:table-cell>
          <table:table-cell office:value-type="string" table:style-name="ce98">
            <text:p>Alnus glutinosaGaertn. subsp. barbata</text:p>
          </table:table-cell>
          <table:table-cell table:style-name="ce98"/>
          <table:table-cell office:value-type="string" table:style-name="ce100">
            <text:p><text:a xlink:href="https://journals.tubitak.gov.tr/agriculture/vol24/iss2/3/">https://journals.tubitak.gov.tr/agriculture/vol24/iss2/3/</text:a></text:p>
          </table:table-cell>
          <table:table-cell table:number-columns-repeated="4" table:style-name="ce98"/>
          <table:table-cell table:number-columns-repeated="6" table:style-name="ce1"/>
          <table:table-cell office:value-type="string" table:style-name="ce1">
            <text:p><text:s/>Black Sea region between Persembe and Kemalpasa</text:p>
          </table:table-cell>
          <table:table-cell table:number-columns-repeated="16366" table:style-name="ce1"/>
        </table:table-row>
        <table:table-row table:style-name="ro10">
          <table:table-cell office:value-type="string" table:style-name="ce98">
            <text:p>Carbon concentration of living tree biomass of<text:s/><text:span text:style-name="T7">Pinus sylvestris</text:span>,<text:s/><text:span text:style-name="T7">Picea abies</text:span>,<text:s/><text:span text:style-name="T7">Betula pendula</text:span><text:s/>and<text:s/><text:span text:style-name="T7">Betula pubescens</text:span><text:s/>in Sweden</text:p>
          </table:table-cell>
          <table:table-cell office:value-type="string" table:style-name="ce101">
            <text:p><text:a xlink:href="https://www.tandfonline.com/author/Mensah%2C+Alex+Appiah">Alex Appiah Mensah, Hans Petersson</text:a></text:p>
          </table:table-cell>
          <table:table-cell office:value-type="float" office:value="2024" table:style-name="ce98">
            <text:p>2024</text:p>
          </table:table-cell>
          <table:table-cell office:value-type="string" table:style-name="ce98">
            <text:p>Sweden</text:p>
          </table:table-cell>
          <table:table-cell office:value-type="string" table:style-name="ce98">
            <text:p>Betula pubescens</text:p>
          </table:table-cell>
          <table:table-cell office:value-type="string" table:style-name="ce101">
            <text:p><text:a xlink:href="https://doi.org/10.1080/02827581.2024.2332439">https://doi.org/10.1080/02827581.2024.2332439</text:a></text:p>
          </table:table-cell>
          <table:table-cell table:style-name="ce101"/>
          <table:table-cell office:value-type="float" office:value="14" table:style-name="ce98">
            <text:p>14</text:p>
          </table:table-cell>
          <table:table-cell table:style-name="ce98"/>
          <table:table-cell office:value-type="float" office:value="57" table:style-name="ce98">
            <text:p>57</text:p>
          </table:table-cell>
          <table:table-cell table:style-name="ce98"/>
          <table:table-cell office:value-type="string" table:style-name="ce1">
            <text:p>degrees</text:p>
          </table:table-cell>
          <table:table-cell table:number-columns-repeated="16372" table:style-name="ce1"/>
        </table:table-row>
        <table:table-row table:style-name="ro10">
          <table:table-cell office:value-type="string" table:style-name="ce98">
            <text:p>Carbon concentration of living tree biomass of<text:s/><text:span text:style-name="T7">Pinus sylvestris</text:span>,<text:s/><text:span text:style-name="T7">Picea abies</text:span>,<text:s/><text:span text:style-name="T7">Betula pendula</text:span><text:s/>and<text:s/><text:span text:style-name="T7">Betula pubescens</text:span><text:s/>in Sweden</text:p>
          </table:table-cell>
          <table:table-cell office:value-type="string" table:style-name="ce101">
            <text:p><text:a xlink:href="https://www.tandfonline.com/author/Mensah%2C+Alex+Appiah">Alex Appiah Mensah, Hans Petersson</text:a></text:p>
          </table:table-cell>
          <table:table-cell office:value-type="float" office:value="2024" table:style-name="ce98">
            <text:p>2024</text:p>
          </table:table-cell>
          <table:table-cell office:value-type="string" table:style-name="ce98">
            <text:p>Sweden</text:p>
          </table:table-cell>
          <table:table-cell office:value-type="string" table:style-name="ce98">
            <text:p>Betula pubescens</text:p>
          </table:table-cell>
          <table:table-cell office:value-type="string" table:style-name="ce101">
            <text:p>https://doi.org/10.1080/02827581.2024.2332440</text:p>
          </table:table-cell>
          <table:table-cell table:style-name="ce101"/>
          <table:table-cell office:value-type="float" office:value="16" table:style-name="ce98">
            <text:p>16</text:p>
          </table:table-cell>
          <table:table-cell table:style-name="ce98"/>
          <table:table-cell office:value-type="float" office:value="60" table:style-name="ce98">
            <text:p>60</text:p>
          </table:table-cell>
          <table:table-cell table:style-name="ce98"/>
          <table:table-cell office:value-type="string" table:style-name="ce1">
            <text:p>degrees</text:p>
          </table:table-cell>
          <table:table-cell table:number-columns-repeated="16372" table:style-name="ce1"/>
        </table:table-row>
        <table:table-row table:style-name="ro10">
          <table:table-cell office:value-type="string" table:style-name="ce98">
            <text:p>Carbon concentration of living tree biomass of<text:s/><text:span text:style-name="T7">Pinus sylvestris</text:span>,<text:s/><text:span text:style-name="T7">Picea abies</text:span>,<text:s/><text:span text:style-name="T7">Betula pendula</text:span><text:s/>and<text:s/><text:span text:style-name="T7">Betula pubescens</text:span><text:s/>in Sweden</text:p>
          </table:table-cell>
          <table:table-cell office:value-type="string" table:style-name="ce101">
            <text:p><text:a xlink:href="https://www.tandfonline.com/author/Mensah%2C+Alex+Appiah">Alex Appiah Mensah, Hans Petersson</text:a></text:p>
          </table:table-cell>
          <table:table-cell office:value-type="float" office:value="2024" table:style-name="ce98">
            <text:p>2024</text:p>
          </table:table-cell>
          <table:table-cell office:value-type="string" table:style-name="ce98">
            <text:p>Sweden</text:p>
          </table:table-cell>
          <table:table-cell office:value-type="string" table:style-name="ce98">
            <text:p>Betula pubescens</text:p>
          </table:table-cell>
          <table:table-cell office:value-type="string" table:style-name="ce101">
            <text:p>https://doi.org/10.1080/02827581.2024.2332441</text:p>
          </table:table-cell>
          <table:table-cell table:style-name="ce101"/>
          <table:table-cell office:value-type="string" table:style-name="ce98">
            <text:p>19°</text:p>
          </table:table-cell>
          <table:table-cell table:style-name="ce98"/>
          <table:table-cell office:value-type="string" table:style-name="ce98">
            <text:p>64°</text:p>
          </table:table-cell>
          <table:table-cell table:style-name="ce98"/>
          <table:table-cell office:value-type="string" table:style-name="ce1">
            <text:p>degrees</text:p>
          </table:table-cell>
          <table:table-cell table:number-columns-repeated="16372" table:style-name="ce1"/>
        </table:table-row>
        <table:table-row table:style-name="ro10">
          <table:table-cell office:value-type="string" table:style-name="ce126">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office:value-type="string" table:style-name="ce127">
            <text:p>Joosten and Lehtonen</text:p>
          </table:table-cell>
          <table:table-cell office:value-type="string" table:style-name="ce126">
            <text:p>2002</text:p>
          </table:table-cell>
          <table:table-cell office:value-type="string" table:style-name="ce126">
            <text:p>Finland</text:p>
          </table:table-cell>
          <table:table-cell office:value-type="string" table:style-name="ce126">
            <text:p>Betula pubescens</text:p>
          </table:table-cell>
          <table:table-cell office:value-type="string" table:style-name="ce127">
            <text:p>from: Allometric Relationships of selected European tree species, Widlowski, https://publications.jrc.ec.europa.eu/repository/bitstream/JRC26286/EUR%2020855%20EN.pdf</text:p>
          </table:table-cell>
          <table:table-cell table:style-name="ce127"/>
          <table:table-cell table:number-columns-repeated="4" table:style-name="ce126"/>
          <table:table-cell table:number-columns-repeated="9" table:style-name="ce128"/>
          <table:table-cell table:number-columns-repeated="16364"/>
        </table:table-row>
        <table:table-row table:style-name="ro10">
          <table:table-cell office:value-type="string" table:style-name="ce126">
            <text:p>Coppicing ability and biomass production of downy birch (Betula pubescens Ehrh.) – 4-year results</text:p>
          </table:table-cell>
          <table:table-cell office:value-type="string" table:style-name="ce127">
            <text:p>Jyrki Hytönen</text:p>
          </table:table-cell>
          <table:table-cell office:value-type="float" office:value="2015" table:style-name="ce126">
            <text:p>2015</text:p>
          </table:table-cell>
          <table:table-cell office:value-type="string" table:style-name="ce126">
            <text:p>Finnland</text:p>
          </table:table-cell>
          <table:table-cell office:value-type="string" table:style-name="ce126">
            <text:p>Betula pubescens</text:p>
          </table:table-cell>
          <table:table-cell office:value-type="string" table:style-name="ce127">
            <text:p>https://www.eurocoppice.uni-freiburg.de/intern/pdf/conf-coppice-brno/coppice-conf-brno-pres-hytonen</text:p>
          </table:table-cell>
          <table:table-cell table:style-name="ce127"/>
          <table:table-cell table:number-columns-repeated="4" table:style-name="ce126"/>
          <table:table-cell table:number-columns-repeated="9" table:style-name="ce128"/>
          <table:table-cell table:number-columns-repeated="16364"/>
        </table:table-row>
        <table:table-row table:style-name="ro17">
          <table:table-cell office:value-type="string" table:style-name="ce97">
            <text:p>Dry matter amounts and increment in 21- to</text:p>
            <text:p>91-year-old common alder and grey alder and</text:p>
            <text:p>some practical implications</text:p>
          </table:table-cell>
          <table:table-cell office:value-type="string" table:style-name="ce98">
            <text:p>Tord Johansson</text:p>
          </table:table-cell>
          <table:table-cell office:value-type="float" office:value="1999" table:style-name="ce98">
            <text:p>1999</text:p>
          </table:table-cell>
          <table:table-cell office:value-type="string" table:style-name="ce98">
            <text:p>Sweden</text:p>
          </table:table-cell>
          <table:table-cell office:value-type="string" table:style-name="ce98">
            <text:p>Alnus glutinosa, grey alder</text:p>
          </table:table-cell>
          <table:table-cell office:value-type="string" table:style-name="ce98">
            <text:p>DOI: 10.1139/x99-126</text:p>
          </table:table-cell>
          <table:table-cell office:value-type="string" table:style-name="ce98">
            <text:p>https://www.researchgate.net/publication/237870983_Dry_matter_amounts_and_increment_in_21-_to_91-year-old_common_alder_and_grey_alder_and_some_practical_implications</text:p>
          </table:table-cell>
          <table:table-cell table:number-columns-repeated="2" table:style-name="ce98"/>
          <table:table-cell office:value-type="string" table:style-name="ce98">
            <text:p>56° N</text:p>
          </table:table-cell>
          <table:table-cell office:value-type="string" table:style-name="ce98">
            <text:p>60° <text:s/>N</text:p>
          </table:table-cell>
          <table:table-cell office:value-type="string" table:style-name="ce1">
            <text:p>degrees</text:p>
          </table:table-cell>
          <table:table-cell table:number-columns-repeated="16372" table:style-name="ce1"/>
        </table:table-row>
        <table:table-row table:style-name="ro17">
          <table:table-cell office:value-type="string" table:style-name="ce97">
            <text:p>Dry matter amounts and increment in 21- to</text:p>
            <text:p>91-year-old common alder and grey alder and</text:p>
            <text:p>some practical implications</text:p>
          </table:table-cell>
          <table:table-cell office:value-type="string" table:style-name="ce98">
            <text:p>Tord Johansson</text:p>
          </table:table-cell>
          <table:table-cell office:value-type="float" office:value="1999" table:style-name="ce98">
            <text:p>1999</text:p>
          </table:table-cell>
          <table:table-cell office:value-type="string" table:style-name="ce98">
            <text:p>Sweden</text:p>
          </table:table-cell>
          <table:table-cell office:value-type="string" table:style-name="ce98">
            <text:p>Alnus glutinosa, grey alder</text:p>
          </table:table-cell>
          <table:table-cell office:value-type="string" table:style-name="ce98">
            <text:p>DOI: 10.1139/x99-126</text:p>
          </table:table-cell>
          <table:table-cell office:value-type="string" table:style-name="ce98">
            <text:p>https://www.researchgate.net/publication/237870983_Dry_matter_amounts_and_increment_in_21-_to_91-year-old_common_alder_and_grey_alder_and_some_practical_implications</text:p>
          </table:table-cell>
          <table:table-cell table:number-columns-repeated="2" table:style-name="ce98"/>
          <table:table-cell office:value-type="string" table:style-name="ce98">
            <text:p>58° N</text:p>
          </table:table-cell>
          <table:table-cell office:value-type="string" table:style-name="ce98">
            <text:p>63° N</text:p>
          </table:table-cell>
          <table:table-cell office:value-type="string" table:style-name="ce1">
            <text:p>degrees</text:p>
          </table:table-cell>
          <table:table-cell table:number-columns-repeated="16372" table:style-name="ce1"/>
        </table:table-row>
        <table:table-row table:style-name="ro10">
          <table:table-cell office:value-type="string" table:style-name="ce98">
            <text:p>Effect of fertilization on the biomass production of coppiced mixed birch and willow stands on a cut-away peatland</text:p>
          </table:table-cell>
          <table:table-cell office:value-type="string" table:style-name="ce98">
            <text:p>Jyrki Hytönen, Seppo Kaunisto</text:p>
          </table:table-cell>
          <table:table-cell office:value-type="float" office:value="1999" table:style-name="ce98">
            <text:p>1999</text:p>
          </table:table-cell>
          <table:table-cell office:value-type="string" table:style-name="ce98">
            <text:p>Finnland</text:p>
          </table:table-cell>
          <table:table-cell office:value-type="string" table:style-name="ce98">
            <text:p>Betula pubescens</text:p>
          </table:table-cell>
          <table:table-cell office:value-type="string" table:style-name="ce100">
            <text:p><text:a xlink:href="https://doi.org/10.1016/S0961-9534(99)00061-6">https://doi.org/10.1016/S0961-9534(99)00061-6</text:a></text:p>
          </table:table-cell>
          <table:table-cell table:style-name="ce101"/>
          <table:table-cell office:value-type="string" table:style-name="ce98">
            <text:p><text:s/>23°18′</text:p>
          </table:table-cell>
          <table:table-cell table:style-name="ce98"/>
          <table:table-cell office:value-type="string" table:style-name="ce98">
            <text:p>62°12′</text:p>
          </table:table-cell>
          <table:table-cell table:style-name="ce98"/>
          <table:table-cell office:value-type="string" table:style-name="ce98">
            <text:p>degrees</text:p>
          </table:table-cell>
          <table:table-cell table:number-columns-repeated="16372" table:style-name="ce1"/>
        </table:table-row>
        <table:table-row table:style-name="ro22">
          <table:table-cell office:value-type="string" table:style-name="ce97">
            <text:p>Equations for estimating the above- and belowground biomass of grey alder (Alnus incana (L.) Moench.) and common alder (Alnus glutinosa L.) in Latvia</text:p>
          </table:table-cell>
          <table:table-cell office:value-type="string" table:style-name="ce98">
            <text:p>Liepiņš, J., Liepiņš, K., &amp; Lazdiņš, A</text:p>
          </table:table-cell>
          <table:table-cell office:value-type="float" office:value="2021" table:style-name="ce98">
            <text:p>2021</text:p>
          </table:table-cell>
          <table:table-cell office:value-type="string" table:style-name="ce98">
            <text:p>Latvia</text:p>
          </table:table-cell>
          <table:table-cell office:value-type="string" table:style-name="ce98">
            <text:p>Alnus incana, Alnus glutinosa</text:p>
          </table:table-cell>
          <table:table-cell office:value-type="string" table:style-name="ce100">
            <text:p><text:a xlink:href="https://doi.org/10.1080/02827581.2021.1937696">https://doi.org/10.1080/02827581.2021.1937696</text:a></text:p>
          </table:table-cell>
          <table:table-cell table:style-name="ce101"/>
          <table:table-cell office:value-type="string" table:style-name="ce102">
            <text:p>22° E</text:p>
          </table:table-cell>
          <table:table-cell office:value-type="string" table:style-name="ce102">
            <text:p>28° E</text:p>
          </table:table-cell>
          <table:table-cell office:value-type="string" table:style-name="ce102">
            <text:p>56° N</text:p>
          </table:table-cell>
          <table:table-cell office:value-type="string" table:style-name="ce102">
            <text:p>58° N</text:p>
          </table:table-cell>
          <table:table-cell table:number-columns-repeated="6" table:style-name="ce1"/>
          <table:table-cell office:value-type="string" table:style-name="ce1">
            <text:p>Latvia</text:p>
          </table:table-cell>
          <table:table-cell table:number-columns-repeated="16366" table:style-name="ce1"/>
        </table:table-row>
        <table:table-row table:style-name="ro12">
          <table:table-cell office:value-type="string" table:style-name="ce129">
            <text:p>Functions for below-ground biomass of<text:s/><text:span text:style-name="T8">Pinus sylvestris</text:span>,<text:s/><text:span text:style-name="T8">Picea abies</text:span>,<text:s/><text:span text:style-name="T8">Betula pendula</text:span><text:s/>and<text:s/><text:span text:style-name="T8">Betula pubescens</text:span><text:s/>in Sweden</text:p>
          </table:table-cell>
          <table:table-cell office:value-type="string" table:style-name="ce130">
            <text:p>Petersson, Hans, <text:s/>Ståhl, Göran</text:p>
          </table:table-cell>
          <table:table-cell office:value-type="float" office:value="2006" table:style-name="ce102">
            <text:p>2006</text:p>
          </table:table-cell>
          <table:table-cell office:value-type="string" table:style-name="ce102">
            <text:p>Sweden</text:p>
          </table:table-cell>
          <table:table-cell office:value-type="string" table:style-name="ce102">
            <text:p>Betula pubescens</text:p>
          </table:table-cell>
          <table:table-cell office:value-type="string" table:style-name="ce118">
            <text:p><text:a xlink:href="https://doi.org/10.1080/14004080500486864">https://doi.org/10.1080/14004080500486864</text:a></text:p>
          </table:table-cell>
          <table:table-cell office:value-type="string" table:style-name="ce102">
            <text:p><text:s/>https://www.semanticscholar.org/paper/Functions-for-below-ground-biomass-of-Pinus-Picea-Petersson-St%C3%A5hl/0acdc8d03f1e1b8c84e2fd653a7eb6704439a7d6</text:p>
          </table:table-cell>
          <table:table-cell table:number-columns-repeated="4" table:style-name="ce98"/>
          <table:table-cell table:number-columns-repeated="6" table:style-name="ce1"/>
          <table:table-cell office:value-type="string" table:style-name="ce1">
            <text:p>Sweden</text:p>
          </table:table-cell>
          <table:table-cell table:number-columns-repeated="16366" table:style-name="ce1"/>
        </table:table-row>
        <table:table-row table:style-name="ro26">
          <table:table-cell office:value-type="string" table:style-name="ce97">
            <text:p>Functions for estimating aboveground biomass of birch in Norway</text:p>
          </table:table-cell>
          <table:table-cell office:value-type="string" table:style-name="ce98">
            <text:p>Smith Aaron, Granhus Aksel, Astrup Rasmus, Bollandsås Ole Martin, Petersson Hans</text:p>
          </table:table-cell>
          <table:table-cell office:value-type="float" office:value="2014" table:style-name="ce98">
            <text:p>2014</text:p>
          </table:table-cell>
          <table:table-cell office:value-type="string" table:style-name="ce98">
            <text:p>Norway</text:p>
          </table:table-cell>
          <table:table-cell office:value-type="string" table:style-name="ce98">
            <text:p>Betula pubescens, Betula pendula</text:p>
          </table:table-cell>
          <table:table-cell office:value-type="string" table:style-name="ce100">
            <text:p><text:a xlink:href="https://doi.org/10.1080/02827581.2014.951389">https://doi.org/10.1080/02827581.2014.951389</text:a></text:p>
          </table:table-cell>
          <table:table-cell table:style-name="ce98"/>
          <table:table-cell table:number-columns-repeated="4" table:style-name="ce102"/>
          <table:table-cell table:number-columns-repeated="6" table:style-name="ce1"/>
          <table:table-cell office:value-type="string" table:style-name="ce131">
            <text:p>"Seventeen total sites were selected with five located in the southeast, four in the</text:p>
            <text:p>west, four in central, and four in northern Norway"</text:p>
          </table:table-cell>
          <table:table-cell table:number-columns-repeated="16366" table:style-name="ce1"/>
        </table:table-row>
        <table:table-row table:style-name="ro27">
          <table:table-cell office:value-type="string" table:style-name="ce132">
            <text:p>Growth, stem quality and nutritional status of Betula pendula and Betula pubescens in pure stands and mixtures</text:p>
          </table:table-cell>
          <table:table-cell office:value-type="string" table:style-name="ce133">
            <text:p>Hytönen, Jyrki &amp; Saramäki, Jussi &amp; N Iemistö, Pentt</text:p>
          </table:table-cell>
          <table:table-cell office:value-type="float" office:value="2014" table:style-name="ce133">
            <text:p>2014</text:p>
          </table:table-cell>
          <table:table-cell office:value-type="string" table:style-name="ce133">
            <text:p>Finnland</text:p>
          </table:table-cell>
          <table:table-cell office:value-type="string" table:style-name="ce133">
            <text:p>Betula pubescens, , Betula pendula</text:p>
          </table:table-cell>
          <table:table-cell office:value-type="string" table:style-name="ce134">
            <text:p><text:a xlink:href="http://dx.doi.org/10.1080/02827581.2013.838300">10.1080/02827581.2013.838300</text:a></text:p>
          </table:table-cell>
          <table:table-cell office:value-type="string" table:style-name="ce135">
            <text:p><text:a xlink:href="https://www.eurocoppice.uni-freiburg.de/intern/pdf/conf-coppice-brno/coppice-conf-brno-pres-hytonen">https://www.researchgate.net/publication/259900123_Growth_stem_quality_and_nutritional_status_of_Betula_pendula_and_Betula_pubescens_in_pure_stands_and_mixtures, https://www.eurocoppice.uni-freiburg.de/intern/pdf/conf-coppice-brno/coppice-conf-brno-pres-h</text:a></text:p>
          </table:table-cell>
          <table:table-cell table:number-columns-repeated="3" table:style-name="ce101"/>
          <table:table-cell table:style-name="ce98"/>
          <table:table-cell table:number-columns-repeated="16373" table:style-name="ce1"/>
        </table:table-row>
        <table:table-row table:style-name="ro15">
          <table:table-cell office:value-type="string" table:style-name="ce97">
            <text:p>Long-term biomass production and nutrient uptake of birch, alder and willow plantations on cut-away peatland, Biomass and Bioenergy</text:p>
          </table:table-cell>
          <table:table-cell office:value-type="string" table:style-name="ce101">
            <text:p><text:s/>Hytönen Jyrki, <text:s/>Saarsalmi Anna</text:p>
          </table:table-cell>
          <table:table-cell office:value-type="float" office:value="2009" table:style-name="ce98">
            <text:p>2009</text:p>
          </table:table-cell>
          <table:table-cell office:value-type="string" table:style-name="ce98">
            <text:p>Finnland</text:p>
          </table:table-cell>
          <table:table-cell office:value-type="string" table:style-name="ce98">
            <text:p>silver birch (Betula pendula), downy birch (Betula pubescens), grey alder (Alnus incana), indigenous willows (Salix triandra and Salix phylicifolia) and an alder-willow mixture</text:p>
          </table:table-cell>
          <table:table-cell office:value-type="string" table:style-name="ce101">
            <text:p>10.1016/j.biombioe.2009.05.014</text:p>
          </table:table-cell>
          <table:table-cell table:style-name="ce101"/>
          <table:table-cell office:value-type="string" table:style-name="ce98">
            <text:p>25° 36´E</text:p>
          </table:table-cell>
          <table:table-cell table:style-name="ce98"/>
          <table:table-cell office:value-type="string" table:style-name="ce98">
            <text:p>64° 06´ N</text:p>
          </table:table-cell>
          <table:table-cell table:style-name="ce98"/>
          <table:table-cell office:value-type="string" table:style-name="ce1">
            <text:p>degrees</text:p>
          </table:table-cell>
          <table:table-cell table:number-columns-repeated="5" table:style-name="ce1"/>
          <table:table-cell office:value-type="string" table:style-name="ce1">
            <text:p>Piipsanneva, Haapavesi</text:p>
          </table:table-cell>
          <table:table-cell table:number-columns-repeated="16366" table:style-name="ce1"/>
        </table:table-row>
        <table:table-row table:style-name="ro28">
          <table:table-cell office:value-type="string" table:style-name="ce97">
            <text:p>Long-term study of above- and below-ground biomass production in relation to nitrogen and carbon accumulation dynamics in a grey alder (Alnus incana (L.) Moench) plantation on former agricultural land</text:p>
          </table:table-cell>
          <table:table-cell office:value-type="string" table:style-name="ce98">
            <text:p>Aosaar, J., Varik, M., Lõhmus, K. et al.</text:p>
          </table:table-cell>
          <table:table-cell office:value-type="float" office:value="2013" table:style-name="ce98">
            <text:p>2013</text:p>
          </table:table-cell>
          <table:table-cell office:value-type="string" table:style-name="ce98">
            <text:p>Estonia</text:p>
          </table:table-cell>
          <table:table-cell office:value-type="string" table:style-name="ce98">
            <text:p>Alnus incana</text:p>
          </table:table-cell>
          <table:table-cell office:value-type="string" table:style-name="ce136">
            <text:p><text:a xlink:href="https://doi.org/10.1007/s10342-013-0706-1">https://doi.org/10.1007/s10342-013-0706-1</text:a></text:p>
          </table:table-cell>
          <table:table-cell office:value-type="string" table:style-name="ce100">
            <text:p><text:a xlink:href="https://link.springer.com/article/10.1007/s10342-013-0706-1">https://link.springer.com/article/10.1007/s10342-013-0706-1</text:a></text:p>
          </table:table-cell>
          <table:table-cell office:value-type="string" table:style-name="ce98">
            <text:p>27°12´E</text:p>
          </table:table-cell>
          <table:table-cell table:style-name="ce98"/>
          <table:table-cell office:value-type="string" table:style-name="ce98">
            <text:p>58° 3´N</text:p>
          </table:table-cell>
          <table:table-cell table:style-name="ce98"/>
          <table:table-cell office:value-type="string" table:style-name="ce98">
            <text:p>degrees</text:p>
          </table:table-cell>
          <table:table-cell office:value-type="string" table:style-name="ce98">
            <text:p>653mm</text:p>
          </table:table-cell>
          <table:table-cell table:style-name="ce1"/>
          <table:table-cell office:value-type="string" table:style-name="ce98">
            <text:p>6°C</text:p>
          </table:table-cell>
          <table:table-cell table:number-columns-repeated="16369" table:style-name="ce1"/>
        </table:table-row>
        <table:table-row table:style-name="ro29">
          <table:table-cell office:value-type="string" table:style-name="ce137">
            <text:p>Models for predicting above-ground biomass of Betula pubescens spp. czerepan??vii in mountain areas of southern Norway. Scandinavian Journal of Forest Research. 24. 318-332. 10.1080/02827580903117412.</text:p>
          </table:table-cell>
          <table:table-cell office:value-type="string" table:style-name="ce126">
            <text:p>Bollandsås, Ole &amp; Rekstad, Ingvild &amp; Næsset, Erik &amp; Røsberg, Ingvald</text:p>
          </table:table-cell>
          <table:table-cell office:value-type="float" office:value="2009" table:style-name="ce126">
            <text:p>2009</text:p>
          </table:table-cell>
          <table:table-cell office:value-type="string" table:style-name="ce126">
            <text:p>Norway</text:p>
          </table:table-cell>
          <table:table-cell office:value-type="string" table:style-name="ce126">
            <text:p>Betula pubescens spp. czerepan??vii</text:p>
          </table:table-cell>
          <table:table-cell office:value-type="string" table:style-name="ce138">
            <text:p>10.1080/02827580903117412</text:p>
          </table:table-cell>
          <table:table-cell table:style-name="ce139"/>
          <table:table-cell table:number-columns-repeated="6" table:style-name="ce126"/>
          <table:table-cell table:style-name="ce128"/>
          <table:table-cell table:style-name="ce126"/>
          <table:table-cell table:number-columns-repeated="5" table:style-name="ce128"/>
          <table:table-cell table:number-columns-repeated="16364"/>
        </table:table-row>
        <table:table-row table:style-name="ro19">
          <table:table-cell office:value-type="string" table:style-name="ce137">
            <text:p>National scale biomass estimators for United States tree species</text:p>
          </table:table-cell>
          <table:table-cell office:value-type="string" table:style-name="ce126">
            <text:p>Jennifer C. Jenkins, David C. Chojnacky, Linda S. Heath, Richard A. Birdsey</text:p>
          </table:table-cell>
          <table:table-cell office:value-type="string" table:style-name="ce126">
            <text:p>2003</text:p>
          </table:table-cell>
          <table:table-cell office:value-type="string" table:style-name="ce126">
            <text:p>USA</text:p>
          </table:table-cell>
          <table:table-cell office:value-type="string" table:style-name="ce126">
            <text:p>Betula spp.</text:p>
          </table:table-cell>
          <table:table-cell office:value-type="string" table:style-name="ce138">
            <text:p>https://research.fs.usda.gov/treesearch/6996</text:p>
          </table:table-cell>
          <table:table-cell table:style-name="ce139"/>
          <table:table-cell table:number-columns-repeated="6" table:style-name="ce126"/>
          <table:table-cell table:style-name="ce128"/>
          <table:table-cell table:style-name="ce126"/>
          <table:table-cell table:number-columns-repeated="5" table:style-name="ce128"/>
          <table:table-cell table:number-columns-repeated="16364"/>
        </table:table-row>
        <table:table-row table:style-name="ro18">
          <table:table-cell office:value-type="string" table:style-name="ce137">
            <text:p>Nutrient Allocation, Accumulation and Above-Ground Biomass in Grey Alder and Hybrid Alder Plantations</text:p>
          </table:table-cell>
          <table:table-cell office:value-type="string" table:style-name="ce126">
            <text:p>Veiko Uri, Hardi Tullus, Krista Lõhmus</text:p>
          </table:table-cell>
          <table:table-cell office:value-type="string" table:style-name="ce126">
            <text:p>2003</text:p>
          </table:table-cell>
          <table:table-cell office:value-type="string" table:style-name="ce126">
            <text:p>Estonia</text:p>
          </table:table-cell>
          <table:table-cell office:value-type="string" table:style-name="ce126">
            <text:p>Alnus incana</text:p>
          </table:table-cell>
          <table:table-cell office:value-type="string" table:style-name="ce138">
            <text:p>DOI:10.14214/sf.490</text:p>
          </table:table-cell>
          <table:table-cell table:style-name="ce139"/>
          <table:table-cell table:number-columns-repeated="6" table:style-name="ce126"/>
          <table:table-cell table:style-name="ce128"/>
          <table:table-cell table:style-name="ce126"/>
          <table:table-cell table:number-columns-repeated="5" table:style-name="ce128"/>
          <table:table-cell table:number-columns-repeated="16364"/>
        </table:table-row>
        <table:table-row table:style-name="ro25">
          <table:table-cell office:value-type="string" table:style-name="ce97">
            <text:p>The above-ground biomass of trees in young black alder (Alnus glutinosa (L.) Gaertn.) stands</text:p>
          </table:table-cell>
          <table:table-cell office:value-type="string" table:style-name="ce101">
            <text:p>Wojciech Ochał</text:p>
          </table:table-cell>
          <table:table-cell office:value-type="float" office:value="2013" table:style-name="ce98">
            <text:p>2013</text:p>
          </table:table-cell>
          <table:table-cell office:value-type="string" table:style-name="ce98">
            <text:p>Poland</text:p>
          </table:table-cell>
          <table:table-cell office:value-type="string" table:style-name="ce98">
            <text:p>Alnus Glutinosa (l.) Geartn.</text:p>
          </table:table-cell>
          <table:table-cell table:style-name="ce98"/>
          <table:table-cell office:value-type="string" table:style-name="ce100">
            <text:p><text:a xlink:href="https://www.researchgate.net/publication/261362534_The_above-ground_biomass_of_trees_in_young_black_alder_Alnus_glutinosa_L_Gaertn_stands">https://www.researchgate.net/publication/261362534_The_above-ground_biomass_of_trees_in_young_black_alder_Alnus_glutinosa_L_Gaertn_stands</text:a></text:p>
          </table:table-cell>
          <table:table-cell table:number-columns-repeated="4" table:style-name="ce98"/>
          <table:table-cell table:number-columns-repeated="7" table:style-name="ce1"/>
          <table:table-cell office:value-type="string" table:style-name="ce1">
            <text:p>Paper auf polnisch</text:p>
          </table:table-cell>
          <table:table-cell table:number-columns-repeated="16365" table:style-name="ce1"/>
        </table:table-row>
        <table:table-row table:style-name="ro30">
          <table:table-cell office:value-type="string" table:style-name="ce97">
            <text:p>The dynamics of biomass production in relation to foliar and root traits in a grey alder (Alnus incana (L.) Moench) plantation on abandoned agricultural land</text:p>
          </table:table-cell>
          <table:table-cell office:value-type="string" table:style-name="ce98">
            <text:p>Veiko Uri, Krista Lõhmus, Andres Kiviste, Jürgen Aosaar</text:p>
          </table:table-cell>
          <table:table-cell office:value-type="float" office:value="2009" table:style-name="ce98">
            <text:p>2009</text:p>
          </table:table-cell>
          <table:table-cell office:value-type="string" table:style-name="ce98">
            <text:p>estonia</text:p>
          </table:table-cell>
          <table:table-cell office:value-type="string" table:style-name="ce98">
            <text:p>Alnus incana (L.) Moench</text:p>
          </table:table-cell>
          <table:table-cell office:value-type="string" table:style-name="ce100">
            <text:p><text:a xlink:href="https://doi.org/10.1093/forestry/cpn040">https://doi.org/10.1093/forestry/cpn040</text:a></text:p>
          </table:table-cell>
          <table:table-cell table:style-name="ce101"/>
          <table:table-cell office:value-type="string" table:style-name="ce98">
            <text:p>27°12´E</text:p>
          </table:table-cell>
          <table:table-cell table:style-name="ce98"/>
          <table:table-cell office:value-type="string" table:style-name="ce98">
            <text:p>58°3´N</text:p>
          </table:table-cell>
          <table:table-cell table:style-name="ce98"/>
          <table:table-cell office:value-type="string" table:style-name="ce1">
            <text:p>degrees</text:p>
          </table:table-cell>
          <table:table-cell table:number-columns-repeated="5" table:style-name="ce1"/>
          <table:table-cell office:value-type="string" table:style-name="ce1">
            <text:p>south-eastern part of Estonia, Polva county</text:p>
          </table:table-cell>
          <table:table-cell table:number-columns-repeated="16366" table:style-name="ce1"/>
        </table:table-row>
        <table:table-row table:style-name="ro17">
          <table:table-cell office:value-type="string" table:style-name="ce97">
            <text:p>The dynamics of biomass production, carbon and nitrogen accumulation in grey alder (Alnus incana (L.) Moench) chronosequence stands in Estonia</text:p>
          </table:table-cell>
          <table:table-cell office:value-type="string" table:style-name="ce98">
            <text:p>Veiko Uri, Jürgen Aosaar, Mats Varik, Hardo Becker, Karli Ligi, Allar Padari, Arno Kanal, Krista Lõhmus</text:p>
          </table:table-cell>
          <table:table-cell office:value-type="float" office:value="2014" table:style-name="ce98">
            <text:p>2014</text:p>
          </table:table-cell>
          <table:table-cell office:value-type="string" table:style-name="ce98">
            <text:p>Estonia</text:p>
          </table:table-cell>
          <table:table-cell office:value-type="string" table:style-name="ce98">
            <text:p>Alnus glutinosa</text:p>
          </table:table-cell>
          <table:table-cell office:value-type="string" table:style-name="ce100">
            <text:p><text:a xlink:href="https://doi.org/10.1016/j.foreco.2014.04.040">https://doi.org/10.1016/j.foreco.2014.04.040</text:a></text:p>
          </table:table-cell>
          <table:table-cell table:style-name="ce98"/>
          <table:table-cell table:number-columns-repeated="4" table:style-name="ce102"/>
          <table:table-cell table:number-columns-repeated="6" table:style-name="ce1"/>
          <table:table-cell office:value-type="string" table:style-name="ce1">
            <text:p>East Estonia</text:p>
          </table:table-cell>
          <table:table-cell table:number-columns-repeated="16366" table:style-name="ce1"/>
        </table:table-row>
        <table:table-row table:style-name="ro10">
          <table:table-cell table:style-name="ce97"/>
          <table:table-cell table:number-columns-repeated="10" table:style-name="ce98"/>
          <table:table-cell table:number-columns-repeated="16373" table:style-name="ce1"/>
        </table:table-row>
        <table:table-row table:style-name="ro23">
          <table:table-cell office:value-type="string" table:style-name="ce97">
            <text:p>Tree Biocontent, Net Production and Litter Fall in a Deciduous Woodland</text:p>
          </table:table-cell>
          <table:table-cell office:value-type="string" table:style-name="ce98">
            <text:p>Malcolm K. Hughes</text:p>
          </table:table-cell>
          <table:table-cell office:value-type="float" office:value="1971" table:style-name="ce98">
            <text:p>1971</text:p>
          </table:table-cell>
          <table:table-cell office:value-type="string" table:style-name="ce98">
            <text:p>UK</text:p>
          </table:table-cell>
          <table:table-cell office:value-type="string" table:style-name="ce98">
            <text:p>Alnus gutinosa</text:p>
          </table:table-cell>
          <table:table-cell office:value-type="string" table:style-name="ce100">
            <text:p><text:a xlink:href="https://doi.org/10.2307/3543363">https://doi.org/10.2307/3543363</text:a></text:p>
          </table:table-cell>
          <table:table-cell table:number-columns-repeated="5" table:style-name="ce98"/>
          <table:table-cell table:number-columns-repeated="6" table:style-name="ce1"/>
          <table:table-cell office:value-type="string" table:style-name="ce1">
            <text:p>19 km southeast of Durham City</text:p>
          </table:table-cell>
          <table:table-cell table:number-columns-repeated="16366" table:style-name="ce1"/>
        </table:table-row>
        <table:table-row table:style-name="ro27">
          <table:table-cell office:value-type="string" table:style-name="ce97">
            <text:p>Weight equations for determining biomass fractions of young hardwoods from natural regenerated stands</text:p>
          </table:table-cell>
          <table:table-cell office:value-type="string" table:style-name="ce98">
            <text:p>Harald Korsmo</text:p>
          </table:table-cell>
          <table:table-cell office:value-type="float" office:value="1994" table:style-name="ce98">
            <text:p>1994</text:p>
          </table:table-cell>
          <table:table-cell office:value-type="string" table:style-name="ce98">
            <text:p>Norway</text:p>
          </table:table-cell>
          <table:table-cell office:value-type="string" table:style-name="ce98">
            <text:p>Alnus glutinosa</text:p>
          </table:table-cell>
          <table:table-cell office:value-type="string" table:style-name="ce98">
            <text:p>https://doi.org/10.1080/02827589509382900</text:p>
          </table:table-cell>
          <table:table-cell table:number-columns-repeated="5" table:style-name="ce98"/>
          <table:table-cell table:number-columns-repeated="16373" table:style-name="ce1"/>
        </table:table-row>
        <table:table-row table:style-name="ro27">
          <table:table-cell office:value-type="string" table:style-name="ce97">
            <text:p>Weight equations for determining biomass fractions of young hardwoods from natural regenerated stands</text:p>
          </table:table-cell>
          <table:table-cell office:value-type="string" table:style-name="ce101">
            <text:p>Harald Korsmo</text:p>
          </table:table-cell>
          <table:table-cell office:value-type="float" office:value="1994" table:style-name="ce98">
            <text:p>1994</text:p>
          </table:table-cell>
          <table:table-cell office:value-type="string" table:style-name="ce98">
            <text:p>Norway</text:p>
          </table:table-cell>
          <table:table-cell office:value-type="string" table:style-name="ce9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100">
            <text:p><text:a xlink:href="https://doi.org/10.1080/02827589509382900">https://doi.org/10.1080/02827589509382900</text:a></text:p>
          </table:table-cell>
          <table:table-cell table:style-name="ce101"/>
          <table:table-cell office:value-type="string" table:style-name="ce98">
            <text:p>10°35' E</text:p>
          </table:table-cell>
          <table:table-cell table:style-name="ce98"/>
          <table:table-cell office:value-type="string" table:style-name="ce98">
            <text:p>59°45' N</text:p>
          </table:table-cell>
          <table:table-cell table:style-name="ce9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style-name="ro27">
          <table:table-cell office:value-type="string" table:style-name="ce97">
            <text:p>Weight equations for determining biomass fractions of young hardwoods from natural regenerated stands</text:p>
          </table:table-cell>
          <table:table-cell office:value-type="string" table:style-name="ce107">
            <text:p>Harald Korsmo</text:p>
          </table:table-cell>
          <table:table-cell office:value-type="float" office:value="1994" table:style-name="ce98">
            <text:p>1994</text:p>
          </table:table-cell>
          <table:table-cell office:value-type="string" table:style-name="ce98">
            <text:p>Norway</text:p>
          </table:table-cell>
          <table:table-cell office:value-type="string" table:style-name="ce9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100">
            <text:p><text:a xlink:href="https://doi.org/10.1080/02827589509382900">https://doi.org/10.1080/02827589509382900</text:a></text:p>
          </table:table-cell>
          <table:table-cell table:style-name="ce107"/>
          <table:table-cell office:value-type="string" table:style-name="ce98">
            <text:p>11°18' E</text:p>
          </table:table-cell>
          <table:table-cell table:style-name="ce98"/>
          <table:table-cell office:value-type="string" table:style-name="ce98">
            <text:p>59°39' N</text:p>
          </table:table-cell>
          <table:table-cell table:style-name="ce9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style-name="ro27">
          <table:table-cell office:value-type="string" table:style-name="ce97">
            <text:p>Weight equations for determining biomass fractions of young hardwoods from natural regenerated stands</text:p>
          </table:table-cell>
          <table:table-cell office:value-type="string" table:style-name="ce107">
            <text:p>Harald Korsmo</text:p>
          </table:table-cell>
          <table:table-cell office:value-type="float" office:value="1994" table:style-name="ce98">
            <text:p>1994</text:p>
          </table:table-cell>
          <table:table-cell office:value-type="string" table:style-name="ce98">
            <text:p>Norway</text:p>
          </table:table-cell>
          <table:table-cell office:value-type="string" table:style-name="ce9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100">
            <text:p><text:a xlink:href="https://doi.org/10.1080/02827589509382900">https://doi.org/10.1080/02827589509382900</text:a></text:p>
          </table:table-cell>
          <table:table-cell table:style-name="ce107"/>
          <table:table-cell office:value-type="string" table:style-name="ce98">
            <text:p>10°27' E</text:p>
          </table:table-cell>
          <table:table-cell table:style-name="ce98"/>
          <table:table-cell office:value-type="string" table:style-name="ce98">
            <text:p>59°20' N</text:p>
          </table:table-cell>
          <table:table-cell table:style-name="ce9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3" table:style-name="ce1"/>
          <table:table-cell table:style-name="ce140"/>
          <table:table-cell table:number-columns-repeated="16364"/>
        </table:table-row>
        <table:table-row table:style-name="ro27">
          <table:table-cell office:value-type="string" table:style-name="ce97">
            <text:p>Weight equations for determining biomass fractions of young hardwoods from natural regenerated stands</text:p>
          </table:table-cell>
          <table:table-cell office:value-type="string" table:style-name="ce107">
            <text:p>Harald Korsmo</text:p>
          </table:table-cell>
          <table:table-cell office:value-type="float" office:value="1994" table:style-name="ce98">
            <text:p>1994</text:p>
          </table:table-cell>
          <table:table-cell office:value-type="string" table:style-name="ce98">
            <text:p>Norway</text:p>
          </table:table-cell>
          <table:table-cell office:value-type="string" table:style-name="ce9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100">
            <text:p><text:a xlink:href="https://doi.org/10.1080/02827589509382900">https://doi.org/10.1080/02827589509382900</text:a></text:p>
          </table:table-cell>
          <table:table-cell table:style-name="ce107"/>
          <table:table-cell office:value-type="string" table:style-name="ce98">
            <text:p>10°15' E</text:p>
          </table:table-cell>
          <table:table-cell table:style-name="ce98"/>
          <table:table-cell office:value-type="string" table:style-name="ce98">
            <text:p>59°18' N</text:p>
          </table:table-cell>
          <table:table-cell table:style-name="ce9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number-rows-repeated="1048522" table:style-name="ro14">
          <table:table-cell table:number-columns-repeated="16384"/>
        </table:table-row>
      </table:table>
      <table:table table:name="general_info" table:style-name="ta2">
        <table:table-column table:style-name="co3" table:default-cell-style-name="ce1"/>
        <table:table-column table:style-name="co7" table:default-cell-style-name="ce1"/>
        <table:table-column table:style-name="co3" table:number-columns-repeated="12" table:default-cell-style-name="ce1"/>
        <table:table-column table:style-name="co6" table:number-columns-repeated="16370" table:default-cell-style-name="ce1"/>
        <table:table-row table:style-name="ro10">
          <table:table-cell office:value-type="string" table:style-name="ce97">
            <text:p>title</text:p>
          </table:table-cell>
          <table:table-cell office:value-type="string" table:style-name="ce98">
            <text:p>author</text:p>
          </table:table-cell>
          <table:table-cell office:value-type="string" table:style-name="ce98">
            <text:p>year</text:p>
          </table:table-cell>
          <table:table-cell office:value-type="string" table:style-name="ce98">
            <text:p>country</text:p>
          </table:table-cell>
          <table:table-cell office:value-type="string" table:style-name="ce98">
            <text:p>species</text:p>
          </table:table-cell>
          <table:table-cell office:value-type="string" table:style-name="ce98">
            <text:p>DOI</text:p>
          </table:table-cell>
          <table:table-cell office:value-type="string" table:style-name="ce98">
            <text:p>link</text:p>
          </table:table-cell>
          <table:table-cell office:value-type="string" table:style-name="ce98">
            <text:p>EISSN</text:p>
          </table:table-cell>
          <table:table-cell office:value-type="string" table:style-name="ce98">
            <text:p>ISBN (Electronic)</text:p>
          </table:table-cell>
          <table:table-cell office:value-type="string" table:style-name="ce98">
            <text:p>ISSN</text:p>
          </table:table-cell>
          <table:table-cell office:value-type="string" table:style-name="ce98">
            <text:p>compartiments_paper</text:p>
          </table:table-cell>
          <table:table-cell office:value-type="string" table:style-name="ce98">
            <text:p>compartiments_tapes</text:p>
          </table:table-cell>
          <table:table-cell office:value-type="string" table:style-name="ce98">
            <text:p>unit</text:p>
          </table:table-cell>
          <table:table-cell office:value-type="string" table:style-name="ce97">
            <text:p>content</text:p>
          </table:table-cell>
          <table:table-cell table:number-columns-repeated="16370"/>
        </table:table-row>
        <table:table-row table:style-name="ro31">
          <table:table-cell office:value-type="string" table:style-name="ce97">
            <text:p>Tree Biocontent, Net Production and Litter Fall in a Deciduous Woodland</text:p>
          </table:table-cell>
          <table:table-cell office:value-type="string" table:style-name="ce98">
            <text:p>Malcolm K. Hughes</text:p>
          </table:table-cell>
          <table:table-cell office:value-type="float" office:value="1971" table:style-name="ce98">
            <text:p>1971</text:p>
          </table:table-cell>
          <table:table-cell office:value-type="string" table:style-name="ce98">
            <text:p>UK</text:p>
          </table:table-cell>
          <table:table-cell office:value-type="string" table:style-name="ce98">
            <text:p>Alnus gutinosa</text:p>
          </table:table-cell>
          <table:table-cell office:value-type="string" table:style-name="ce101">
            <text:p><text:a xlink:href="https://doi.org/10.2307/3543363">https://doi.org/10.2307/3543363</text:a></text:p>
          </table:table-cell>
          <table:table-cell table:number-columns-repeated="4" table:style-name="ce98"/>
          <table:table-cell office:value-type="string" table:style-name="ce98">
            <text:p>WB= branch dryweight, ws = bole dryweight, WT= wholeshoot dryweight, litterfall; Each individual tree stem and the branches and other structures it carries above the soil surface is here called a 'shoot'</text:p>
          </table:table-cell>
          <table:table-cell office:value-type="string" table:style-name="ce98">
            <text:p>fwb, ag, sw+sb, stw+stb</text:p>
          </table:table-cell>
          <table:table-cell table:style-name="ce98"/>
          <table:table-cell office:value-type="string" table:style-name="ce97">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6370"/>
        </table:table-row>
        <table:table-row table:style-name="ro31">
          <table:table-cell office:value-type="string" table:style-name="ce97">
            <text:p>Weight equations for determining biomass fractions of young hardwoods from natural regenerated stands</text:p>
          </table:table-cell>
          <table:table-cell office:value-type="string" table:style-name="ce101">
            <text:p>Harald Korsmo</text:p>
          </table:table-cell>
          <table:table-cell office:value-type="float" office:value="1994" table:style-name="ce98">
            <text:p>1994</text:p>
          </table:table-cell>
          <table:table-cell office:value-type="string" table:style-name="ce98">
            <text:p>Norway</text:p>
          </table:table-cell>
          <table:table-cell office:value-type="string" table:style-name="ce9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101">
            <text:p><text:a xlink:href="https://doi.org/10.1080/02827589509382900">https://doi.org/10.1080/02827589509382900</text:a></text:p>
          </table:table-cell>
          <table:table-cell table:number-columns-repeated="4" table:style-name="ce101"/>
          <table:table-cell office:value-type="string" table:style-name="ce98">
            <text:p>dry weight of stemwood including bark, branchwood including bark, <text:s/>foliage</text:p>
          </table:table-cell>
          <table:table-cell office:value-type="string" table:style-name="ce98">
            <text:p>ag, sw+sb, fwb, ndl</text:p>
          </table:table-cell>
          <table:table-cell office:value-type="string" table:style-name="ce98">
            <text:p>mass</text:p>
          </table:table-cell>
          <table:table-cell office:value-type="string" table:style-name="ce97">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6370"/>
        </table:table-row>
        <table:table-row table:style-name="ro22">
          <table:table-cell office:value-type="string" table:style-name="ce97">
            <text:p>Biomass equations for determining fractions of pendula and pubescent birches growing on abandoned farmland and some practical implications</text:p>
          </table:table-cell>
          <table:table-cell office:value-type="string" table:style-name="ce98">
            <text:p>Johnasson T.</text:p>
          </table:table-cell>
          <table:table-cell office:value-type="float" office:value="1998" table:style-name="ce98">
            <text:p>1998</text:p>
          </table:table-cell>
          <table:table-cell office:value-type="string" table:style-name="ce98">
            <text:p>Sweden</text:p>
          </table:table-cell>
          <table:table-cell office:value-type="string" table:style-name="ce98">
            <text:p>Betula pubescens</text:p>
          </table:table-cell>
          <table:table-cell office:value-type="string" table:style-name="ce101">
            <text:p><text:a xlink:href="https://doi.org/10.1016/S0961-9534(98)00075-0">https://doi.org/10.1016/S0961-9534(98)00075-0</text:a></text:p>
          </table:table-cell>
          <table:table-cell table:number-columns-repeated="4" table:style-name="ce101"/>
          <table:table-cell office:value-type="string" table:style-name="ce98">
            <text:p>Total, Stem, Twigs, Leaves</text:p>
          </table:table-cell>
          <table:table-cell office:value-type="string" table:style-name="ce98">
            <text:p>ag, sw+sb, fwb, ndl</text:p>
          </table:table-cell>
          <table:table-cell office:value-type="string" table:style-name="ce98">
            <text:p>mass</text:p>
          </table:table-cell>
          <table:table-cell office:value-type="string" table:style-name="ce97">
            <text:p>trees were cut and weighed fresh in the field, model: bio = a*DBH^b0 (power function)</text:p>
          </table:table-cell>
          <table:table-cell table:number-columns-repeated="16370"/>
        </table:table-row>
        <table:table-row table:style-name="ro31">
          <table:table-cell office:value-type="string" table:style-name="ce97">
            <text:p>Dry matter amounts and increment in 21- to</text:p>
            <text:p>91-year-old common alder and grey alder and</text:p>
            <text:p>some practical implications</text:p>
          </table:table-cell>
          <table:table-cell office:value-type="string" table:style-name="ce98">
            <text:p>Tord Johansson</text:p>
          </table:table-cell>
          <table:table-cell office:value-type="float" office:value="1999" table:style-name="ce98">
            <text:p>1999</text:p>
          </table:table-cell>
          <table:table-cell office:value-type="string" table:style-name="ce98">
            <text:p>Sweden</text:p>
          </table:table-cell>
          <table:table-cell office:value-type="string" table:style-name="ce98">
            <text:p>Alnus glutinosa, grey alder</text:p>
          </table:table-cell>
          <table:table-cell office:value-type="string" table:style-name="ce98">
            <text:p>DOI: 10.1139/x99-126</text:p>
          </table:table-cell>
          <table:table-cell office:value-type="string" table:style-name="ce98">
            <text:p>https://www.researchgate.net/publication/237870983_Dry_matter_amounts_and_increment_in_21-_to_91-year-old_common_alder_and_grey_alder_and_some_practical_implications</text:p>
          </table:table-cell>
          <table:table-cell table:number-columns-repeated="3" table:style-name="ce98"/>
          <table:table-cell office:value-type="string" table:style-name="ce141">
            <text:p>Total dry mass aboveground, stem dry mass, twig dry mass, leaf dry mass</text:p>
          </table:table-cell>
          <table:table-cell office:value-type="string" table:style-name="ce141">
            <text:p>ag, sw+sb, fwb, ndl</text:p>
          </table:table-cell>
          <table:table-cell office:value-type="string" table:style-name="ce141">
            <text:p>mass</text:p>
          </table:table-cell>
          <table:table-cell office:value-type="string" table:style-name="ce142">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6370"/>
        </table:table-row>
        <table:table-row table:style-name="ro30">
          <table:table-cell office:value-type="string" table:style-name="ce97">
            <text:p>Biomass equations for determining fractions of common and grey alders growing on abandoned farmland and some practical implications</text:p>
          </table:table-cell>
          <table:table-cell office:value-type="string" table:style-name="ce101">
            <text:p>Tord Johansson</text:p>
          </table:table-cell>
          <table:table-cell office:value-type="float" office:value="2000" table:style-name="ce98">
            <text:p>2000</text:p>
          </table:table-cell>
          <table:table-cell office:value-type="string" table:style-name="ce98">
            <text:p>Sweden</text:p>
          </table:table-cell>
          <table:table-cell office:value-type="string" table:style-name="ce98">
            <text:p>Alnus glutinosa (L.) Gaertn.), grey alders (Alnus incana (L.) Moench.)</text:p>
          </table:table-cell>
          <table:table-cell office:value-type="string" table:style-name="ce101">
            <text:p>DOI:10.1016/S0961-9534(99)00078-1</text:p>
          </table:table-cell>
          <table:table-cell table:number-columns-repeated="4" table:style-name="ce101"/>
          <table:table-cell office:value-type="string" table:style-name="ce98">
            <text:p>total dry weight above the stump level, <text:s/>Stem, Twigs, Leaves</text:p>
          </table:table-cell>
          <table:table-cell office:value-type="string" table:style-name="ce98">
            <text:p><text:s/>ag, sw+sb, fwb, ndl</text:p>
          </table:table-cell>
          <table:table-cell office:value-type="string" table:style-name="ce98">
            <text:p>mass</text:p>
          </table:table-cell>
          <table:table-cell office:value-type="string" table:style-name="ce97">
            <text:p>deatiled functions for above-ground biomass of fractions of young common alders (Alnus glutinosa (L.) Gaertn.) and grey alders (Alnus incana (L.) Moench.);</text:p>
          </table:table-cell>
          <table:table-cell table:number-columns-repeated="16370"/>
        </table:table-row>
        <table:table-row table:style-name="ro31">
          <table:table-cell office:value-type="string" table:style-name="ce97">
            <text:p>Biomass Tables of Black Alder ( Alnus glutinosaGaertn. subsp. barbata(C.A. Mey.) Yalt.)</text:p>
          </table:table-cell>
          <table:table-cell office:value-type="string" table:style-name="ce98">
            <text:p>SARAÇOĞLU, NEDİM</text:p>
          </table:table-cell>
          <table:table-cell office:value-type="float" office:value="2000" table:style-name="ce98">
            <text:p>2000</text:p>
          </table:table-cell>
          <table:table-cell office:value-type="string" table:style-name="ce98">
            <text:p>Turkya</text:p>
          </table:table-cell>
          <table:table-cell office:value-type="string" table:style-name="ce98">
            <text:p>Alnus glutinosaGaertn. subsp. barbata</text:p>
          </table:table-cell>
          <table:table-cell table:style-name="ce98"/>
          <table:table-cell office:value-type="string" table:style-name="ce101">
            <text:p><text:a xlink:href="https://journals.tubitak.gov.tr/agriculture/vol24/iss2/3/">https://journals.tubitak.gov.tr/agriculture/vol24/iss2/3/</text:a></text:p>
          </table:table-cell>
          <table:table-cell office:value-type="string" table:style-name="ce98">
            <text:p>1303-6173</text:p>
          </table:table-cell>
          <table:table-cell table:style-name="ce98"/>
          <table:table-cell office:value-type="string" table:style-name="ce98">
            <text:p>1300-011X</text:p>
          </table:table-cell>
          <table:table-cell office:value-type="string" table:style-name="ce98">
            <text:p>branches, small living branches, stem, cones</text:p>
          </table:table-cell>
          <table:table-cell office:value-type="string" table:style-name="ce98">
            <text:p>fwb, sw+sb, ndl</text:p>
          </table:table-cell>
          <table:table-cell office:value-type="string" table:style-name="ce98">
            <text:p>mass</text:p>
          </table:table-cell>
          <table:table-cell office:value-type="string" table:style-name="ce97">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6370"/>
        </table:table-row>
        <table:table-row table:style-name="ro31">
          <table:table-cell office:value-type="string" table:style-name="ce97">
            <text:p>Biomass and stem volume equations for tree species in Europe</text:p>
          </table:table-cell>
          <table:table-cell office:value-type="string" table:style-name="ce98">
            <text:p>Zianis, D., Muukkonen, P., Mäkipää, R. &amp; Mencuccini, M.</text:p>
          </table:table-cell>
          <table:table-cell office:value-type="float" office:value="2005" table:style-name="ce98">
            <text:p>2005</text:p>
          </table:table-cell>
          <table:table-cell office:value-type="string" table:style-name="ce98">
            <text:p>Europe</text:p>
          </table:table-cell>
          <table:table-cell office:value-type="string" table:style-name="ce98">
            <text:p>Alnus glutinosa, Alnus incana, Betula spp, Betula pubescens, Betula pubescens ssp. czerepanovii</text:p>
          </table:table-cell>
          <table:table-cell office:value-type="string" table:style-name="ce101">
            <text:p><text:a xlink:href="https://www.researchgate.net/publication/232304857_Biomass_and_stem_volume_equations_of_tree_species_in_Europe">doi:10.14214/sf.sfm4</text:a></text:p>
          </table:table-cell>
          <table:table-cell office:value-type="string" table:style-name="ce101">
            <text:p>https://www.researchgate.net/publication/232304857_Biomass_and_stem_volume_equations_of_tree_species_in_Europe</text:p>
          </table:table-cell>
          <table:table-cell table:number-columns-repeated="3" table:style-name="ce101"/>
          <table:table-cell office:value-type="string" table:style-name="ce98">
            <text:p>AB=Aboveground, ABW=Aboveground woody, BR=Branches, CO=Cones, CR=Crown (BR+FL), DB=Dead branches, FL=Foliage,</text:p>
            <text:p>FL(i)=i-year old needles, RC=Coarse roots, RF=Fine roots, RS=Small roots, RT=All roots, SB=Stem bark, SR=Stump-root system,</text:p>
            <text:p>ST=Stem (SW+SB), SU=S</text:p>
          </table:table-cell>
          <table:table-cell office:value-type="string" table:style-name="ce98">
            <text:p>ag, bg, fbg, stw, sw, sb, fwb, ndl</text:p>
          </table:table-cell>
          <table:table-cell office:value-type="string" table:style-name="ce98">
            <text:p>mass</text:p>
          </table:table-cell>
          <table:table-cell office:value-type="string" table:style-name="ce97">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6370"/>
        </table:table-row>
        <table:table-row table:style-name="ro31">
          <table:table-cell office:value-type="string" table:style-name="ce97">
            <text:p>Above-ground biomass production and nutrient accumulation in young stands of silver birch on abandoned agricultural land</text:p>
          </table:table-cell>
          <table:table-cell office:value-type="string" table:style-name="ce98">
            <text:p>Veiko Uri, Aivo Vares, Hardi Tullus, Arno Kanal</text:p>
          </table:table-cell>
          <table:table-cell office:value-type="float" office:value="2007" table:style-name="ce98">
            <text:p>2007</text:p>
          </table:table-cell>
          <table:table-cell office:value-type="string" table:style-name="ce98">
            <text:p>estonia</text:p>
          </table:table-cell>
          <table:table-cell office:value-type="string" table:style-name="ce98">
            <text:p>silver birch</text:p>
          </table:table-cell>
          <table:table-cell office:value-type="string" table:style-name="ce101">
            <text:p>DOI:10.1016/j.biombioe.2006.08.003</text:p>
          </table:table-cell>
          <table:table-cell table:number-columns-repeated="4" table:style-name="ce101"/>
          <table:table-cell office:value-type="string" table:style-name="ce141">
            <text:p>stem, stembark, stemwood, branches, primary growth, secondary growth, leaves, total</text:p>
          </table:table-cell>
          <table:table-cell office:value-type="string" table:style-name="ce141">
            <text:p>sw, sb, fwb, ndl, ag</text:p>
          </table:table-cell>
          <table:table-cell office:value-type="string" table:style-name="ce141">
            <text:p>mass</text:p>
          </table:table-cell>
          <table:table-cell office:value-type="string" table:style-name="ce142">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6370"/>
        </table:table-row>
        <table:table-row table:style-name="ro31">
          <table:table-cell office:value-type="string" table:style-name="ce97">
            <text:p>The dynamics of biomass production in relation to foliar and root traits in a grey alder (Alnus incana (L.) Moench) plantation on abandoned agricultural land</text:p>
          </table:table-cell>
          <table:table-cell office:value-type="string" table:style-name="ce98">
            <text:p>Veiko Uri, Krista Lõhmus, Andres Kiviste, Jürgen Aosaar</text:p>
          </table:table-cell>
          <table:table-cell office:value-type="float" office:value="2009" table:style-name="ce98">
            <text:p>2009</text:p>
          </table:table-cell>
          <table:table-cell office:value-type="string" table:style-name="ce98">
            <text:p>estonia</text:p>
          </table:table-cell>
          <table:table-cell office:value-type="string" table:style-name="ce98">
            <text:p>Alnus incana (L.) Moench</text:p>
          </table:table-cell>
          <table:table-cell office:value-type="string" table:style-name="ce101">
            <text:p><text:a xlink:href="https://doi.org/10.1093/forestry/cpn040">https://doi.org/10.1093/forestry/cpn040</text:a></text:p>
          </table:table-cell>
          <table:table-cell table:number-columns-repeated="4" table:style-name="ce101"/>
          <table:table-cell office:value-type="string" table:style-name="ce98">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office:value-type="string" table:style-name="ce98">
            <text:p>ag, bg, fbg, stw+stb, sw+sb, fwb, ndl</text:p>
          </table:table-cell>
          <table:table-cell office:value-type="string" table:style-name="ce98">
            <text:p>mass</text:p>
          </table:table-cell>
          <table:table-cell office:value-type="string" table:style-name="ce97">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6370"/>
        </table:table-row>
        <table:table-row table:style-name="ro31">
          <table:table-cell office:value-type="string" table:style-name="ce97">
            <text:p>Biomass Production of Common Alder (Alnus glutinosa /L./ Gaertn.) in PurePlantations and Mixed Plantations with Plantations and Mixed Plantations with Willow Clones (Salix sp.) in Croatia</text:p>
          </table:table-cell>
          <table:table-cell office:value-type="string" table:style-name="ce98">
            <text:p>Bogdan Sasa, Sporcic Mario, <text:s/>Seletkovic Ante, <text:s/>Ivankovic Mladen</text:p>
          </table:table-cell>
          <table:table-cell office:value-type="float" office:value="2009" table:style-name="ce98">
            <text:p>2009</text:p>
          </table:table-cell>
          <table:table-cell office:value-type="string" table:style-name="ce98">
            <text:p>Croatia</text:p>
          </table:table-cell>
          <table:table-cell office:value-type="string" table:style-name="ce98">
            <text:p>Alnus glutinosa</text:p>
          </table:table-cell>
          <table:table-cell table:style-name="ce98"/>
          <table:table-cell office:value-type="string" table:style-name="ce98">
            <text:p>https://crojfe.com/archive/volume-30-no-2/biomass-production-of-common-alder-alnus-glutinosa-l-gaertn-in-pure-plantations-and-mixed-plantations-with-willow-clones/, <text:s/>https://crojfe.com/site/assets/files/3852/02bogdan.pdf</text:p>
          </table:table-cell>
          <table:table-cell table:number-columns-repeated="3" table:style-name="ce98"/>
          <table:table-cell office:value-type="string" table:style-name="ce98">
            <text:p>aboveground biomass, no compartments?</text:p>
          </table:table-cell>
          <table:table-cell office:value-type="string" table:style-name="ce98">
            <text:p>ag, sw, sb, fwb</text:p>
          </table:table-cell>
          <table:table-cell office:value-type="string" table:style-name="ce98">
            <text:p>mass</text:p>
          </table:table-cell>
          <table:table-cell office:value-type="string" table:style-name="ce97">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6370"/>
        </table:table-row>
        <table:table-row table:style-name="ro31">
          <table:table-cell office:value-type="string" table:style-name="ce97">
            <text:p>Long-term biomass production and nutrient uptake of birch, alder and willow plantations on cut-away peatland, Biomass and Bioenergy</text:p>
          </table:table-cell>
          <table:table-cell office:value-type="string" table:style-name="ce101">
            <text:p><text:s/>Hytönen Jyrki, <text:s/>Saarsalmi Anna</text:p>
          </table:table-cell>
          <table:table-cell office:value-type="float" office:value="2009" table:style-name="ce98">
            <text:p>2009</text:p>
          </table:table-cell>
          <table:table-cell office:value-type="string" table:style-name="ce98">
            <text:p>Finnland</text:p>
          </table:table-cell>
          <table:table-cell office:value-type="string" table:style-name="ce98">
            <text:p>silver birch (Betula pendula), downy birch (Betula pubescens), grey alder (Alnus incana), indigenous willows (Salix triandra and Salix phylicifolia) and an alder-willow mixture</text:p>
          </table:table-cell>
          <table:table-cell office:value-type="string" table:style-name="ce101">
            <text:p>10.1016/j.biombioe.2009.05.014</text:p>
          </table:table-cell>
          <table:table-cell table:number-columns-repeated="4" table:style-name="ce101"/>
          <table:table-cell office:value-type="string" table:style-name="ce98">
            <text:p>total leafless above-ground biomass production</text:p>
          </table:table-cell>
          <table:table-cell office:value-type="string" table:style-name="ce98">
            <text:p>ag</text:p>
          </table:table-cell>
          <table:table-cell office:value-type="string" table:style-name="ce98">
            <text:p>mass</text:p>
          </table:table-cell>
          <table:table-cell office:value-type="string" table:style-name="ce97">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6370"/>
        </table:table-row>
        <table:table-row table:style-name="ro31">
          <table:table-cell office:value-type="string" table:style-name="ce97">
            <text:p>A study on above- and belowground biomass and carbon stocks as well as sequestration of mountain birch (Betula pubescens Ehrh.) along achronosequence in southern Iceland</text:p>
          </table:table-cell>
          <table:table-cell office:value-type="string" table:style-name="ce98">
            <text:p>Hunziker Matthias</text:p>
          </table:table-cell>
          <table:table-cell office:value-type="float" office:value="2011" table:style-name="ce98">
            <text:p>2011</text:p>
          </table:table-cell>
          <table:table-cell office:value-type="string" table:style-name="ce98">
            <text:p>Southern Iceland</text:p>
          </table:table-cell>
          <table:table-cell office:value-type="string" table:style-name="ce98">
            <text:p>Betula pubescens</text:p>
          </table:table-cell>
          <table:table-cell table:style-name="ce98"/>
          <table:table-cell office:value-type="string" table:style-name="ce101">
            <text:p><text:a xlink:href="https://skemman.is/bitstream/1946/7560/1/13261%20MScThesis_Hunziker_final.pdf">https://skemman.is/bitstream/1946/7560/1/13261%20MScThesis_Hunziker_final.pdf</text:a></text:p>
          </table:table-cell>
          <table:table-cell table:number-columns-repeated="3" table:style-name="ce98"/>
          <table:table-cell office:value-type="string" table:style-name="ce98">
            <text:p>Total biomass, Aboveground, Stem, Branches, Leaves, Belowground, Root stock, Roots (&gt; 2 mm)</text:p>
          </table:table-cell>
          <table:table-cell office:value-type="string" table:style-name="ce98">
            <text:p>ag, bg, sw+sb, fwb, ndl, bg, fbg</text:p>
          </table:table-cell>
          <table:table-cell table:style-name="ce98"/>
          <table:table-cell office:value-type="string" table:style-name="ce97">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6370"/>
        </table:table-row>
        <table:table-row table:style-name="ro31">
          <table:table-cell office:value-type="string" table:style-name="ce97">
            <text:p>Biomass models to estimate carbon stocks for hardwood tree species</text:p>
          </table:table-cell>
          <table:table-cell office:value-type="string" table:style-name="ce98">
            <text:p>Ruiz-Peinado Gertrudix, R., Montero, G., &amp; del Rio, M</text:p>
          </table:table-cell>
          <table:table-cell office:value-type="float" office:value="2012" table:style-name="ce98">
            <text:p>2012</text:p>
          </table:table-cell>
          <table:table-cell office:value-type="string" table:style-name="ce98">
            <text:p>Spain</text:p>
          </table:table-cell>
          <table:table-cell office:value-type="string" table:style-name="ce9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01">
            <text:p><text:a xlink:href="http://dx.doi.org/10.5424/fs/2112211-02193">http://dx.doi.org/10.5424/fs/2112211-02193</text:a></text:p>
          </table:table-cell>
          <table:table-cell table:number-columns-repeated="4" table:style-name="ce101"/>
          <table:table-cell office:value-type="string" table:style-name="ce98">
            <text:p>stem with bark (commercial volume, up to a top diameter of 7 cm), thick branches (diameter greater than 7 cm), medium branches (diameter between 2 and 7 cm), thin branches (diameter smaller than 2 cm) and leaves.</text:p>
          </table:table-cell>
          <table:table-cell office:value-type="string" table:style-name="ce98">
            <text:p>ag, sw+sb, fwb, ndl</text:p>
          </table:table-cell>
          <table:table-cell office:value-type="string" table:style-name="ce98">
            <text:p>mass</text:p>
          </table:table-cell>
          <table:table-cell office:value-type="string" table:style-name="ce97">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6370"/>
        </table:table-row>
        <table:table-row table:style-name="ro20">
          <table:table-cell office:value-type="string" table:style-name="ce97">
            <text:p>Biomass production potential of grey alder (Alnus incana (L.) Moench.) in Scandinavia and Eastern Europe: A review</text:p>
          </table:table-cell>
          <table:table-cell office:value-type="string" table:style-name="ce98">
            <text:p><text:s/>Aosaar Jürgen, <text:s/>Varik Mats, <text:s/>Uri Veiko</text:p>
          </table:table-cell>
          <table:table-cell office:value-type="float" office:value="2012" table:style-name="ce98">
            <text:p>2012</text:p>
          </table:table-cell>
          <table:table-cell office:value-type="string" table:style-name="ce98">
            <text:p>Scandinavia, Eastern Europe</text:p>
          </table:table-cell>
          <table:table-cell office:value-type="string" table:style-name="ce98">
            <text:p>Alnus incana (L.) Moench</text:p>
          </table:table-cell>
          <table:table-cell office:value-type="string" table:style-name="ce101">
            <text:p><text:a xlink:href="https://doi.org/10.1016/j.biombioe.2012.05.013">https://doi.org/10.1016/j.biombioe.2012.05.013</text:a></text:p>
          </table:table-cell>
          <table:table-cell table:number-columns-repeated="4" table:style-name="ce98"/>
          <table:table-cell office:value-type="string" table:style-name="ce98">
            <text:p>stem volume</text:p>
          </table:table-cell>
          <table:table-cell office:value-type="string" table:style-name="ce98">
            <text:p>sw</text:p>
          </table:table-cell>
          <table:table-cell office:value-type="string" table:style-name="ce98">
            <text:p>volume</text:p>
          </table:table-cell>
          <table:table-cell office:value-type="string" table:style-name="ce97">
            <text:p>yield tables, review: Seven yield-tables from six countries and several published studies have been included in this review.</text:p>
          </table:table-cell>
          <table:table-cell table:number-columns-repeated="16370"/>
        </table:table-row>
        <table:table-row table:style-name="ro31">
          <table:table-cell office:value-type="string" table:style-name="ce97">
            <text:p>Long-term study of above- and below-ground biomass production in relation to nitrogen and carbon accumulation dynamics in a grey alder (Alnus incana (L.) Moench) plantation on former agricultural land</text:p>
          </table:table-cell>
          <table:table-cell office:value-type="string" table:style-name="ce98">
            <text:p>Aosaar, J., Varik, M., Lõhmus, K. et al.</text:p>
          </table:table-cell>
          <table:table-cell office:value-type="float" office:value="2013" table:style-name="ce98">
            <text:p>2013</text:p>
          </table:table-cell>
          <table:table-cell office:value-type="string" table:style-name="ce98">
            <text:p>Estonia</text:p>
          </table:table-cell>
          <table:table-cell office:value-type="string" table:style-name="ce98">
            <text:p>Alnus incana</text:p>
          </table:table-cell>
          <table:table-cell office:value-type="string" table:style-name="ce101">
            <text:p><text:a xlink:href="https://doi.org/10.1007/s10342-013-0706-1">https://doi.org/10.1007/s10342-013-0706-1</text:a></text:p>
          </table:table-cell>
          <table:table-cell office:value-type="string" table:style-name="ce101">
            <text:p><text:a xlink:href="https://link.springer.com/article/10.1007/s10342-013-0706-1">https://link.springer.com/article/10.1007/s10342-013-0706-1</text:a></text:p>
          </table:table-cell>
          <table:table-cell table:number-columns-repeated="3" table:style-name="ce101"/>
          <table:table-cell office:value-type="string" table:style-name="ce141">
            <text:p>(1) above-ground biomass (AGB) and production; (2) below-ground biomass: coarse root biomass (CRB), fine root biomass (FRB) and fine root production (FRP); (3) carbon (C) and nitrogen (N) accumulation</text:p>
          </table:table-cell>
          <table:table-cell office:value-type="string" table:style-name="ce141">
            <text:p>ag, bg, fbg</text:p>
          </table:table-cell>
          <table:table-cell office:value-type="string" table:style-name="ce141">
            <text:p>mass, C, N</text:p>
          </table:table-cell>
          <table:table-cell office:value-type="string" table:style-name="ce142">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6370"/>
        </table:table-row>
        <table:table-row table:style-name="ro31">
          <table:table-cell office:value-type="string" table:style-name="ce97">
            <text:p><text:s/>Above-ground biomass equations for birch (Betula pubescens Ehrh.) and pedunculate oak (Quercus robur L.) in north western Spain</text:p>
          </table:table-cell>
          <table:table-cell office:value-type="string" table:style-name="ce98">
            <text:p>GOMEZ-GARCIA, Esteban; CRECENTE-CAMPO, Felipe  and  DIEGUEZ-ARANDA, Ulises</text:p>
          </table:table-cell>
          <table:table-cell office:value-type="float" office:value="2013" table:style-name="ce98">
            <text:p>2013</text:p>
          </table:table-cell>
          <table:table-cell office:value-type="string" table:style-name="ce98">
            <text:p>Spain, Gallicia</text:p>
          </table:table-cell>
          <table:table-cell office:value-type="string" table:style-name="ce98">
            <text:p>Betula pubescens, Quercus robur</text:p>
          </table:table-cell>
          <table:table-cell table:style-name="ce101"/>
          <table:table-cell office:value-type="string" table:style-name="ce101">
            <text:p>https://www.scielo.org.mx/scielo.php?script=sci_arttext&amp;pid=S1405-04712013000100006, https://www.scielo.org.mx/pdf/mb/v19n1/v19n1a6.pdf</text:p>
          </table:table-cell>
          <table:table-cell table:number-columns-repeated="3" table:style-name="ce101"/>
          <table:table-cell office:value-type="string" table:style-name="ce98">
            <text:p>stem, stembark, stemwood, coarse branches (&gt;7cm diameter), fine branches (2-7cm diameter), <text:s/>finer branches (0.5-2cm diameter), finest branches (&lt;0.5cm diameter), <text:s/>leaves, total</text:p>
          </table:table-cell>
          <table:table-cell office:value-type="string" table:style-name="ce98">
            <text:p>sw, sb, fwb, ag, ndl</text:p>
          </table:table-cell>
          <table:table-cell office:value-type="string" table:style-name="ce98">
            <text:p>mass</text:p>
          </table:table-cell>
          <table:table-cell office:value-type="string" table:style-name="ce97">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6370"/>
        </table:table-row>
        <table:table-row table:style-name="ro31">
          <table:table-cell office:value-type="string" table:style-name="ce97">
            <text:p>The above-ground biomass of trees in young black alder (Alnus glutinosa (L.) Gaertn.) stands</text:p>
          </table:table-cell>
          <table:table-cell office:value-type="string" table:style-name="ce101">
            <text:p>Wojciech Ochał</text:p>
          </table:table-cell>
          <table:table-cell office:value-type="float" office:value="2013" table:style-name="ce98">
            <text:p>2013</text:p>
          </table:table-cell>
          <table:table-cell office:value-type="string" table:style-name="ce98">
            <text:p>Poland</text:p>
          </table:table-cell>
          <table:table-cell office:value-type="string" table:style-name="ce98">
            <text:p>Alnus Glutinosa (l.) Geartn.</text:p>
          </table:table-cell>
          <table:table-cell table:style-name="ce98"/>
          <table:table-cell office:value-type="string" table:style-name="ce98">
            <text:p>https://www.researchgate.net/publication/261362534_The_above-ground_biomass_of_trees_in_young_black_alder_Alnus_glutinosa_L_Gaertn_stands</text:p>
          </table:table-cell>
          <table:table-cell table:number-columns-repeated="3" table:style-name="ce98"/>
          <table:table-cell office:value-type="string" table:style-name="ce98">
            <text:p>stem wood, stem bark, branches, leaves</text:p>
          </table:table-cell>
          <table:table-cell office:value-type="string" table:style-name="ce98">
            <text:p>sw, sb, fwb, ndl, ag</text:p>
          </table:table-cell>
          <table:table-cell table:style-name="ce98"/>
          <table:table-cell office:value-type="string" table:style-name="ce97">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6370"/>
        </table:table-row>
        <table:table-row table:style-name="ro31">
          <table:table-cell office:value-type="string" table:style-name="ce97">
            <text:p>The dynamics of biomass production, carbon and nitrogen accumulation in grey alder (Alnus incana (L.) Moench) chronosequence stands in Estonia</text:p>
          </table:table-cell>
          <table:table-cell office:value-type="string" table:style-name="ce98">
            <text:p>Veiko Uri, Jürgen Aosaar, Mats Varik, Hardo Becker, Karli Ligi, Allar Padari, Arno Kanal, Krista Lõhmus</text:p>
          </table:table-cell>
          <table:table-cell office:value-type="float" office:value="2014" table:style-name="ce98">
            <text:p>2014</text:p>
          </table:table-cell>
          <table:table-cell office:value-type="string" table:style-name="ce98">
            <text:p>Estonia</text:p>
          </table:table-cell>
          <table:table-cell office:value-type="string" table:style-name="ce98">
            <text:p>Alnus glutinosa</text:p>
          </table:table-cell>
          <table:table-cell office:value-type="string" table:style-name="ce101">
            <text:p><text:a xlink:href="https://doi.org/10.1016/j.foreco.2014.04.040">https://doi.org/10.1016/j.foreco.2014.04.040</text:a></text:p>
          </table:table-cell>
          <table:table-cell table:number-columns-repeated="4" table:style-name="ce98"/>
          <table:table-cell office:value-type="string" table:style-name="ce98">
            <text:p>stem volume</text:p>
          </table:table-cell>
          <table:table-cell office:value-type="string" table:style-name="ce98">
            <text:p>sw</text:p>
          </table:table-cell>
          <table:table-cell office:value-type="string" table:style-name="ce98">
            <text:p>volume</text:p>
          </table:table-cell>
          <table:table-cell office:value-type="string" table:style-name="ce97">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6370"/>
        </table:table-row>
        <table:table-row table:style-name="ro31">
          <table:table-cell office:value-type="string" table:style-name="ce97">
            <text:p>Functions for estimating aboveground biomass of birch in Norway</text:p>
          </table:table-cell>
          <table:table-cell office:value-type="string" table:style-name="ce98">
            <text:p>Smith Aaron, Granhus Aksel, Astrup Rasmus, Bollandsås Ole Martin, Petersson Hans</text:p>
          </table:table-cell>
          <table:table-cell office:value-type="float" office:value="2014" table:style-name="ce98">
            <text:p>2014</text:p>
          </table:table-cell>
          <table:table-cell office:value-type="string" table:style-name="ce98">
            <text:p>Norway</text:p>
          </table:table-cell>
          <table:table-cell office:value-type="string" table:style-name="ce98">
            <text:p>Betula pubescens, Betula pendula</text:p>
          </table:table-cell>
          <table:table-cell office:value-type="string" table:style-name="ce101">
            <text:p><text:a xlink:href="https://doi.org/10.1080/02827581.2014.951389">https://doi.org/10.1080/02827581.2014.951389</text:a></text:p>
          </table:table-cell>
          <table:table-cell table:number-columns-repeated="4" table:style-name="ce98"/>
          <table:table-cell office:value-type="string" table:style-name="ce98">
            <text:p>total aboveground, total stem, stemwood, stem bark, live crown, live branch, leaf, and dead branch</text:p>
          </table:table-cell>
          <table:table-cell office:value-type="string" table:style-name="ce98">
            <text:p>ag, sw, sb, sw+sb, fwb, ndl</text:p>
          </table:table-cell>
          <table:table-cell office:value-type="string" table:style-name="ce98">
            <text:p>mass</text:p>
          </table:table-cell>
          <table:table-cell office:value-type="string" table:style-name="ce97">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6370"/>
        </table:table-row>
        <table:table-row table:style-name="ro31">
          <table:table-cell office:value-type="string" table:style-name="ce97">
            <text:p>Equations for estimating the above- and belowground biomass of grey alder (Alnus incana (L.) Moench.) and common alder (Alnus glutinosa L.) in Latvia</text:p>
          </table:table-cell>
          <table:table-cell office:value-type="string" table:style-name="ce98">
            <text:p>Liepiņš, J., Liepiņš, K., &amp; Lazdiņš, A</text:p>
          </table:table-cell>
          <table:table-cell office:value-type="float" office:value="2021" table:style-name="ce98">
            <text:p>2021</text:p>
          </table:table-cell>
          <table:table-cell office:value-type="string" table:style-name="ce98">
            <text:p>Latvia</text:p>
          </table:table-cell>
          <table:table-cell office:value-type="string" table:style-name="ce98">
            <text:p>Alnus incana, Alnus glutinosa</text:p>
          </table:table-cell>
          <table:table-cell office:value-type="string" table:style-name="ce101">
            <text:p><text:a xlink:href="https://doi.org/10.1080/02827581.2021.1937696">https://doi.org/10.1080/02827581.2021.1937696</text:a></text:p>
          </table:table-cell>
          <table:table-cell table:number-columns-repeated="4" table:style-name="ce101"/>
          <table:table-cell office:value-type="string" table:style-name="ce98">
            <text:p>total aboveground <text:s/>(without leaves), stem, branch, total belowground and small root biomass</text:p>
          </table:table-cell>
          <table:table-cell office:value-type="string" table:style-name="ce98">
            <text:p>ag, sw+sb, fwb, bg, fbg</text:p>
          </table:table-cell>
          <table:table-cell office:value-type="string" table:style-name="ce98">
            <text:p>mass</text:p>
          </table:table-cell>
          <table:table-cell office:value-type="string" table:style-name="ce97">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6370"/>
        </table:table-row>
        <table:table-row table:style-name="ro31">
          <table:table-cell office:value-type="string" table:style-name="ce97">
            <text:p>Biomass allocation and equations for silver birch ( Betula pendula ) and downy birch ( Betula pubescens ) in Estonia</text:p>
          </table:table-cell>
          <table:table-cell office:value-type="string" table:style-name="ce98">
            <text:p>Buht Mikko, Padari Allar, <text:s/>Aosaar J, Varik Mats,Aun Kristiina ,Uri Marek , Becker Hardo ,Kukumägi Mai, Sepaste Agnes, Uri Veiko</text:p>
          </table:table-cell>
          <table:table-cell office:value-type="float" office:value="2023" table:style-name="ce98">
            <text:p>2023</text:p>
          </table:table-cell>
          <table:table-cell office:value-type="string" table:style-name="ce98">
            <text:p>Estonia</text:p>
          </table:table-cell>
          <table:table-cell office:value-type="string" table:style-name="ce98">
            <text:p>Betula pubescens, Betula pendula</text:p>
          </table:table-cell>
          <table:table-cell office:value-type="string" table:style-name="ce101">
            <text:p><text:a xlink:href="https://doi.org/10.1080/02827581.2023.2273250">https://doi.org/10.1080/02827581.2023.2273250</text:a></text:p>
          </table:table-cell>
          <table:table-cell table:number-columns-repeated="4" table:style-name="ce101"/>
          <table:table-cell office:value-type="string" table:style-name="ce98">
            <text:p>boveground (AGB) and belowground biomass (BGB), root/shoot ratios (R/S) , stemwood density</text:p>
          </table:table-cell>
          <table:table-cell office:value-type="string" table:style-name="ce98">
            <text:p>ab, bg, sb+sw, fwb, ndl, stw+stb, fbg</text:p>
          </table:table-cell>
          <table:table-cell office:value-type="string" table:style-name="ce98">
            <text:p>mass, density</text:p>
          </table:table-cell>
          <table:table-cell office:value-type="string" table:style-name="ce97">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6370"/>
        </table:table-row>
        <table:table-row table:style-name="ro31">
          <table:table-cell office:value-type="string" table:style-name="ce142">
            <text:p>Above-ground biomass allocation in boreal drained Downy birch (Betula pubescens Ehrh.) dominated peatland sites</text:p>
          </table:table-cell>
          <table:table-cell office:value-type="string" table:style-name="ce141">
            <text:p><text:s/>Karim Rezaul, <text:s/>Laiho Raija, <text:s/>Rinne-Garmston Katja, <text:s/>Sarkkola Sakari</text:p>
          </table:table-cell>
          <table:table-cell office:value-type="float" office:value="2023" table:style-name="ce141">
            <text:p>2023</text:p>
          </table:table-cell>
          <table:table-cell office:value-type="string" table:style-name="ce141">
            <text:p>Finnland</text:p>
          </table:table-cell>
          <table:table-cell office:value-type="string" table:style-name="ce141">
            <text:p>Betula pubescens</text:p>
          </table:table-cell>
          <table:table-cell table:style-name="ce143"/>
          <table:table-cell office:value-type="string" table:style-name="ce101">
            <text:p><text:a xlink:href="https://researchportal.helsinki.fi/en/publications/above-ground-biomass-allocation-in-boreal-drained-downy-birch-bet">https://researchportal.helsinki.fi/en/publications/above-ground-biomass-allocation-in-boreal-drained-downy-birch-bet</text:a></text:p>
          </table:table-cell>
          <table:table-cell table:style-name="ce141"/>
          <table:table-cell office:value-type="string" table:style-name="ce97">
            <text:p>978-952-380-760-0</text:p>
          </table:table-cell>
          <table:table-cell table:style-name="ce143"/>
          <table:table-cell office:value-type="string" table:style-name="ce141">
            <text:p>aboveground, <text:s/>stem wood, stem bark, living branches, leaves, and dead branches</text:p>
          </table:table-cell>
          <table:table-cell office:value-type="string" table:style-name="ce141">
            <text:p>ag, sw, sb, fwb, ndl</text:p>
          </table:table-cell>
          <table:table-cell office:value-type="string" table:style-name="ce141">
            <text:p>mass</text:p>
          </table:table-cell>
          <table:table-cell office:value-type="string" table:style-name="ce142">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6370"/>
        </table:table-row>
        <table:table-row table:style-name="ro31">
          <table:table-cell office:value-type="string" table:style-name="ce141">
            <text:p>Effect of fertilization on the biomass production of coppiced mixed birch and willow stands on a cut-away peatland</text:p>
          </table:table-cell>
          <table:table-cell office:value-type="string" table:style-name="ce141">
            <text:p>Jyrki Hytönen, Seppo Kaunisto</text:p>
          </table:table-cell>
          <table:table-cell office:value-type="float" office:value="1999" table:style-name="ce141">
            <text:p>1999</text:p>
          </table:table-cell>
          <table:table-cell office:value-type="string" table:style-name="ce141">
            <text:p>Finnland</text:p>
          </table:table-cell>
          <table:table-cell office:value-type="string" table:style-name="ce141">
            <text:p>Betula pubescens</text:p>
          </table:table-cell>
          <table:table-cell office:value-type="string" table:style-name="ce101">
            <text:p><text:a xlink:href="https://doi.org/10.1016/S0961-9534(99)00061-6">https://doi.org/10.1016/S0961-9534(99)00061-6</text:a></text:p>
          </table:table-cell>
          <table:table-cell table:number-columns-repeated="4" table:style-name="ce101"/>
          <table:table-cell office:value-type="string" table:style-name="ce141">
            <text:p>stem, bark, branches</text:p>
          </table:table-cell>
          <table:table-cell office:value-type="string" table:style-name="ce141">
            <text:p>ag, fwb, sw, sb</text:p>
          </table:table-cell>
          <table:table-cell office:value-type="string" table:style-name="ce141">
            <text:p>mass</text:p>
          </table:table-cell>
          <table:table-cell office:value-type="string" table:style-name="ce142">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6370"/>
        </table:table-row>
        <table:table-row table:style-name="ro31">
          <table:table-cell office:value-type="string" table:style-name="ce141">
            <text:p>Biomass and Primary Productivity of Birch (Betula Pubescens S. Lat.) in South-West Greenland</text:p>
          </table:table-cell>
          <table:table-cell office:value-type="string" table:style-name="ce141">
            <text:p>T. T. Elkington, B. M. G. Jones</text:p>
          </table:table-cell>
          <table:table-cell office:value-type="float" office:value="1974" table:style-name="ce141">
            <text:p>1974</text:p>
          </table:table-cell>
          <table:table-cell office:value-type="string" table:style-name="ce141">
            <text:p>South-West Greenland</text:p>
          </table:table-cell>
          <table:table-cell office:value-type="string" table:style-name="ce141">
            <text:p>Betula pubescens</text:p>
          </table:table-cell>
          <table:table-cell office:value-type="string" table:style-name="ce101">
            <text:p><text:a xlink:href="https://doi.org/10.2307/2258957">https://doi.org/10.2307/2258957</text:a></text:p>
          </table:table-cell>
          <table:table-cell table:number-columns-repeated="4" table:style-name="ce141"/>
          <table:table-cell office:value-type="string" table:style-name="ce141">
            <text:p>leafes, caudex, branch, root</text:p>
          </table:table-cell>
          <table:table-cell office:value-type="string" table:style-name="ce141">
            <text:p>sw, fbw, bg, ndl</text:p>
          </table:table-cell>
          <table:table-cell office:value-type="string" table:style-name="ce141">
            <text:p>mass</text:p>
          </table:table-cell>
          <table:table-cell office:value-type="string" table:style-name="ce142">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6370"/>
        </table:table-row>
        <table:table-row table:style-name="ro31">
          <table:table-cell office:value-type="string" table:style-name="ce144">
            <text:p>Growth, stem quality and nutritional status of Betula pendula and Betula pubescens in pure stands and mixtures</text:p>
          </table:table-cell>
          <table:table-cell office:value-type="string" table:style-name="ce143">
            <text:p>Hytönen, Jyrki &amp; Saramäki, Jussi &amp; N Iemistö, Pentt</text:p>
          </table:table-cell>
          <table:table-cell office:value-type="float" office:value="2014" table:style-name="ce143">
            <text:p>2014</text:p>
          </table:table-cell>
          <table:table-cell office:value-type="string" table:style-name="ce143">
            <text:p>Finnland</text:p>
          </table:table-cell>
          <table:table-cell office:value-type="string" table:style-name="ce143">
            <text:p>Betula pubescens, , Betula pendula</text:p>
          </table:table-cell>
          <table:table-cell office:value-type="string" table:style-name="ce145">
            <text:p><text:a xlink:href="http://dx.doi.org/10.1080/02827581.2013.838300">10.1080/02827581.2013.838300</text:a></text:p>
          </table:table-cell>
          <table:table-cell office:value-type="string" table:style-name="ce145">
            <text:p><text:a xlink:href="https://www.eurocoppice.uni-freiburg.de/intern/pdf/conf-coppice-brno/coppice-conf-brno-pres-hytonen">https://www.researchgate.net/publication/259900123_Growth_stem_quality_and_nutritional_status_of_Betula_pendula_and_Betula_pubescens_in_pure_stands_and_mixtures, https://www.eurocoppice.uni-freiburg.de/intern/pdf/conf-coppice-brno/coppice-conf-brno-pres-h</text:a></text:p>
          </table:table-cell>
          <table:table-cell table:number-columns-repeated="3" table:style-name="ce145"/>
          <table:table-cell office:value-type="string" table:style-name="ce143">
            <text:p>leafless dry mass</text:p>
          </table:table-cell>
          <table:table-cell office:value-type="string" table:style-name="ce143">
            <text:p>ag, sw+sb+fwb+stw+stb</text:p>
          </table:table-cell>
          <table:table-cell office:value-type="string" table:style-name="ce143">
            <text:p>mass</text:p>
          </table:table-cell>
          <table:table-cell office:value-type="string" table:style-name="ce144">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6370"/>
        </table:table-row>
        <table:table-row table:style-name="ro31">
          <table:table-cell office:value-type="string" table:style-name="ce141">
            <text:p>Carbon concentration of living tree biomass of<text:s/><text:span text:style-name="T7">Pinus sylvestris</text:span>,<text:s/><text:span text:style-name="T7">Picea abies</text:span>,<text:s/><text:span text:style-name="T7">Betula pendula</text:span><text:s/>and<text:s/><text:span text:style-name="T7">Betula pubescens</text:span><text:s/>in Sweden</text:p>
          </table:table-cell>
          <table:table-cell office:value-type="string" table:style-name="ce101">
            <text:p><text:a xlink:href="https://www.tandfonline.com/author/Mensah%2C+Alex+Appiah">Alex Appiah Mensah, Hans Petersson</text:a></text:p>
          </table:table-cell>
          <table:table-cell office:value-type="float" office:value="2024" table:style-name="ce141">
            <text:p>2024</text:p>
          </table:table-cell>
          <table:table-cell office:value-type="string" table:style-name="ce141">
            <text:p>Sweden</text:p>
          </table:table-cell>
          <table:table-cell office:value-type="string" table:style-name="ce141">
            <text:p>Betula pubescens</text:p>
          </table:table-cell>
          <table:table-cell office:value-type="string" table:style-name="ce101">
            <text:p><text:a xlink:href="https://doi.org/10.1080/02827581.2024.2332439">https://doi.org/10.1080/02827581.2024.2332439</text:a></text:p>
          </table:table-cell>
          <table:table-cell table:number-columns-repeated="4" table:style-name="ce101"/>
          <table:table-cell office:value-type="string" table:style-name="ce141">
            <text:p>stem including bark, living branches including bark and needles/ leaves, dead branches with bark if bark existed, roots &lt;0.5 cm (in “diameter”), roots 0.5–2 cm, roots &gt;2 cm, and stump</text:p>
          </table:table-cell>
          <table:table-cell office:value-type="string" table:style-name="ce141">
            <text:p>sw+sb, fwb+ndl, bg, stw+stb</text:p>
          </table:table-cell>
          <table:table-cell office:value-type="string" table:style-name="ce141">
            <text:p>concentration</text:p>
          </table:table-cell>
          <table:table-cell office:value-type="string" table:style-name="ce142">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6370"/>
        </table:table-row>
        <table:table-row table:style-name="ro31">
          <table:table-cell office:value-type="string" table:style-name="ce142">
            <text:p>Biomass Allocation, Foliar And Root Production in Boreal Drained Downy Birch (Betula pubescens Ehrh.) Dominated Peatland Sites</text:p>
          </table:table-cell>
          <table:table-cell office:value-type="string" table:style-name="ce141">
            <text:p><text:s/>Karim, M. R.; Rinne-Garmston, K. T.; Sarkkola, S.</text:p>
          </table:table-cell>
          <table:table-cell office:value-type="float" office:value="2023" table:style-name="ce141">
            <text:p>2023</text:p>
          </table:table-cell>
          <table:table-cell office:value-type="string" table:style-name="ce141">
            <text:p>Finnland</text:p>
          </table:table-cell>
          <table:table-cell office:value-type="string" table:style-name="ce141">
            <text:p>Betula pubescens</text:p>
          </table:table-cell>
          <table:table-cell office:value-type="string" table:style-name="ce101">
            <text:p><text:a xlink:href="https://www.preprints.org/manuscript/202307.1384/v1">https://doi.org/10.20944/preprints202307.1384.v1</text:a></text:p>
          </table:table-cell>
          <table:table-cell office:value-type="string" table:style-name="ce101">
            <text:p><text:s/>https://www.preprints.org/manuscript/202307.1384/v1</text:p>
          </table:table-cell>
          <table:table-cell table:number-columns-repeated="3" table:style-name="ce101"/>
          <table:table-cell office:value-type="string" table:style-name="ce141">
            <text:p>aboveground, <text:s/>stem wood, stem bark, living branches, leaves, and dead branches</text:p>
          </table:table-cell>
          <table:table-cell office:value-type="string" table:style-name="ce141">
            <text:p>ag, sw, sb, ndl, fwb</text:p>
          </table:table-cell>
          <table:table-cell office:value-type="string" table:style-name="ce141">
            <text:p>mass</text:p>
          </table:table-cell>
          <table:table-cell office:value-type="string" table:style-name="ce142">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6370"/>
        </table:table-row>
        <table:table-row table:style-name="ro27">
          <table:table-cell office:value-type="string" table:style-name="ce142">
            <text:p>Allometric Relationships of selected European tree species</text:p>
          </table:table-cell>
          <table:table-cell office:value-type="string" table:style-name="ce141">
            <text:p>Jean-Luc Widlowski, Michel Verstraete, Bernard Pinty, Nadine Gobron</text:p>
          </table:table-cell>
          <table:table-cell office:value-type="float" office:value="2003" table:style-name="ce141">
            <text:p>2003</text:p>
          </table:table-cell>
          <table:table-cell office:value-type="string" table:style-name="ce141">
            <text:p>Europe</text:p>
          </table:table-cell>
          <table:table-cell office:value-type="string" table:style-name="ce141">
            <text:p>Betula pubescens</text:p>
          </table:table-cell>
          <table:table-cell table:style-name="ce141"/>
          <table:table-cell office:value-type="string" table:style-name="ce101">
            <text:p><text:a xlink:href="https://publications.jrc.ec.europa.eu/repository/bitstream/JRC26286/EUR%2020855%20EN.pdf">https://publications.jrc.ec.europa.eu/repository/bitstream/JRC26286/EUR%2020855%20EN.pdf</text:a></text:p>
          </table:table-cell>
          <table:table-cell table:number-columns-repeated="3" table:style-name="ce101"/>
          <table:table-cell office:value-type="string" table:style-name="ce141">
            <text:p>total dry biomass, foliage mass</text:p>
          </table:table-cell>
          <table:table-cell office:value-type="string" table:style-name="ce141">
            <text:p>agb, ndl</text:p>
          </table:table-cell>
          <table:table-cell office:value-type="string" table:style-name="ce141">
            <text:p>mass</text:p>
          </table:table-cell>
          <table:table-cell office:value-type="string" table:style-name="ce142">
            <text:p>metastudies of different modelsfrom all over the world to calculate height, max height, biomass, LAI , foliage mass</text:p>
          </table:table-cell>
          <table:table-cell table:number-columns-repeated="16370"/>
        </table:table-row>
        <table:table-row table:style-name="ro32">
          <table:table-cell office:value-type="string" table:style-name="ce133">
            <text:p>Biomass equations for seven different tree species growing in coppice-with-standards forests in Central Germany</text:p>
          </table:table-cell>
          <table:table-cell office:value-type="string" table:style-name="ce102">
            <text:p>Albert, Katja, Peter Annighöfer, Jens Schumacher, <text:s text:c="2"/>Ammer, Christian</text:p>
          </table:table-cell>
          <table:table-cell office:value-type="float" office:value="2014" table:style-name="ce102">
            <text:p>2014</text:p>
          </table:table-cell>
          <table:table-cell office:value-type="string" table:style-name="ce102">
            <text:p>Germany</text:p>
          </table:table-cell>
          <table:table-cell office:value-type="string" table:style-name="ce102">
            <text:p>Betula pubescens</text:p>
          </table:table-cell>
          <table:table-cell office:value-type="string" table:style-name="ce130">
            <text:p><text:a xlink:href="https://doi.org/10.1080/02827581.2014.910267">https://doi.org/10.1080/02827581.2014.910267</text:a></text:p>
          </table:table-cell>
          <table:table-cell office:value-type="string" table:style-name="ce102">
            <text:p><text:s text:c="3"/>https://publications.goettingen-research-online.de/handle/2/4499</text:p>
          </table:table-cell>
          <table:table-cell table:number-columns-repeated="6" table:style-name="ce102"/>
          <table:table-cell office:value-type="string" table:style-name="ce117">
            <text:p>Short rotation coppice</text:p>
          </table:table-cell>
          <table:table-cell table:number-columns-repeated="16370"/>
        </table:table-row>
        <table:table-row table:style-name="ro21">
          <table:table-cell office:value-type="string" table:style-name="ce117">
            <text:p>Biomass equations for birch in Finland</text:p>
          </table:table-cell>
          <table:table-cell office:value-type="string" table:style-name="ce102">
            <text:p>Repola, Jaakko</text:p>
          </table:table-cell>
          <table:table-cell office:value-type="float" office:value="2008" table:style-name="ce102">
            <text:p>2008</text:p>
          </table:table-cell>
          <table:table-cell office:value-type="string" table:style-name="ce102">
            <text:p>Finnland</text:p>
          </table:table-cell>
          <table:table-cell office:value-type="string" table:style-name="ce102">
            <text:p>Betula pubescens</text:p>
          </table:table-cell>
          <table:table-cell office:value-type="string" table:style-name="ce130">
            <text:p><text:a xlink:href="https://www.semanticscholar.org/paper/Biomass-equations-for-birch-in-Finland-Repola/40139e21ff7dc98caae1953cb5187df1e872a10e">https://doi.org/10.14214/sf.236</text:a></text:p>
          </table:table-cell>
          <table:table-cell office:value-type="string" table:style-name="ce102">
            <text:p><text:s/>https://www.semanticscholar.org/paper/Biomass-equations-for-birch-in-Finland-Repola/40139e21ff7dc98caae1953cb5187df1e872a10e</text:p>
          </table:table-cell>
          <table:table-cell table:number-columns-repeated="6" table:style-name="ce102"/>
          <table:table-cell table:style-name="ce117"/>
          <table:table-cell table:number-columns-repeated="16370"/>
        </table:table-row>
        <table:table-row table:style-name="ro10">
          <table:table-cell office:value-type="string" table:style-name="ce133">
            <text:p>Functions for below-ground biomass of<text:s/><text:span text:style-name="T7">Pinus sylvestris</text:span>,<text:s/><text:span text:style-name="T7">Picea abies</text:span>,<text:s/><text:span text:style-name="T7">Betula pendula</text:span><text:s/>and<text:s/><text:span text:style-name="T7">Betula pubescens</text:span><text:s/>in Sweden</text:p>
          </table:table-cell>
          <table:table-cell office:value-type="string" table:style-name="ce130">
            <text:p>Petersson, Hans, <text:s/>Ståhl, Göran</text:p>
          </table:table-cell>
          <table:table-cell office:value-type="float" office:value="2006" table:style-name="ce102">
            <text:p>2006</text:p>
          </table:table-cell>
          <table:table-cell office:value-type="string" table:style-name="ce102">
            <text:p>Sweden</text:p>
          </table:table-cell>
          <table:table-cell office:value-type="string" table:style-name="ce102">
            <text:p>Betula pubescens</text:p>
          </table:table-cell>
          <table:table-cell office:value-type="string" table:style-name="ce130">
            <text:p><text:a xlink:href="https://doi.org/10.1080/14004080500486864">https://doi.org/10.1080/14004080500486864</text:a></text:p>
          </table:table-cell>
          <table:table-cell office:value-type="string" table:style-name="ce102">
            <text:p><text:s/>https://www.semanticscholar.org/paper/Functions-for-below-ground-biomass-of-Pinus-Picea-Petersson-St%C3%A5hl/0acdc8d03f1e1b8c84e2fd653a7eb6704439a7d6</text:p>
          </table:table-cell>
          <table:table-cell table:number-columns-repeated="6" table:style-name="ce102"/>
          <table:table-cell table:style-name="ce117"/>
          <table:table-cell table:number-columns-repeated="16370"/>
        </table:table-row>
        <table:table-row table:style-name="ro31">
          <table:table-cell office:value-type="string" table:style-name="ce98">
            <text:p>Biomass production and carbon sequestration in a fertile silver birch (<text:span text:style-name="T7">Betula pendula</text:span><text:s/>Roth) forest chronosequence</text:p>
          </table:table-cell>
          <table:table-cell office:value-type="string" table:style-name="ce98">
            <text:p>V. Uri, M. Varik, J. Aosaar, A. Kanal, M. Kukumägi, K. Lõhmus</text:p>
          </table:table-cell>
          <table:table-cell office:value-type="float" office:value="2011" table:style-name="ce98">
            <text:p>2011</text:p>
          </table:table-cell>
          <table:table-cell office:value-type="string" table:style-name="ce98">
            <text:p>Estonia</text:p>
          </table:table-cell>
          <table:table-cell office:value-type="string" table:style-name="ce98">
            <text:p>Betula pendula</text:p>
          </table:table-cell>
          <table:table-cell office:value-type="string" table:style-name="ce101">
            <text:p><text:a xlink:href="https://doi.org/10.1016/j.foreco.2011.11.033">https://doi.org/10.1016/j.foreco.2011.11.033</text:a></text:p>
          </table:table-cell>
          <table:table-cell office:value-type="string" table:style-name="ce101">
            <text:p><text:s/>https://www.sciencedirect.com/science/article/pii/S0378112711007183?via%3Dihub</text:p>
          </table:table-cell>
          <table:table-cell table:number-columns-repeated="3" table:style-name="ce101"/>
          <table:table-cell office:value-type="string" table:style-name="ce98">
            <text:p>current-year shoots, old branches, leaves, aboveground, belowground</text:p>
          </table:table-cell>
          <table:table-cell office:value-type="string" table:style-name="ce98">
            <text:p>ag, bg, fwb, ndl</text:p>
          </table:table-cell>
          <table:table-cell office:value-type="string" table:style-name="ce98">
            <text:p>mass, ratios</text:p>
          </table:table-cell>
          <table:table-cell office:value-type="string" table:style-name="ce97">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6370"/>
        </table:table-row>
        <table:table-row table:number-rows-repeated="1048543"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Textkörper)" svg:font-family="&quot;Calibri (Textkörper)&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creator>Henriette Gercken</dc:creator>
    <meta:creation-date>2024-11-06T10:53:52Z</meta:creation-date>
    <dc:date>2024-12-02T13:46:08Z</dc:date>
    <meta:editing-cycles>189</meta:editing-cycles>
    <meta:editing-duration>PT0S</meta:editing-duration>
  </office:meta>
</office:document-meta>
</file>